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425in"/>
    </style:style>
    <style:style style:name="co2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839in"/>
    </style:style>
    <style:style style:name="co4" style:family="table-column">
      <style:table-column-properties fo:break-before="auto" style:column-width="4.2508in"/>
    </style:style>
    <style:style style:name="co5" style:family="table-column">
      <style:table-column-properties fo:break-before="auto" style:column-width="2.8299in"/>
    </style:style>
    <style:style style:name="co6" style:family="table-column">
      <style:table-column-properties fo:break-before="auto" style:column-width="4.566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6"/>
    <style:style style:name="ce3" style:family="table-cell" style:parent-style-name="Default" style:data-style-name="N116">
      <style:table-cell-properties fo:background-color="#ff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#ff00ff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Relative Time</text:p>
          </table:table-cell>
          <table:table-cell table:style-name="ce1" office:value-type="string">
            <text:p>Delta</text:p>
          </table:table-cell>
          <table:table-cell table:style-name="ce4" office:value-type="string">
            <text:p>Task 1</text:p>
          </table:table-cell>
          <table:table-cell table:style-name="ce4" office:value-type="string">
            <text:p>Task 2</text:p>
          </table:table-cell>
          <table:table-cell table:style-name="ce4" office:value-type="string">
            <text:p>Task 3</text:p>
          </table:table-cell>
        </table:table-row>
        <table:table-row table:style-name="ro1">
          <table:table-cell office:value-type="float" office:value="180.882899">
            <text:p>180.882899</text:p>
          </table:table-cell>
          <table:table-cell table:number-columns-repeated="4"/>
          <table:table-cell office:value-type="string">
            <text:p>set_curr_task_dl</text:p>
          </table:table-cell>
        </table:table-row>
        <table:table-row table:style-name="ro1">
          <table:table-cell office:value-type="float" office:value="180.882903">
            <text:p>180.882903</text:p>
          </table:table-cell>
          <table:table-cell table:number-columns-repeated="4"/>
          <table:table-cell office:value-type="string">
            <text:p>is enqueued</text:p>
          </table:table-cell>
        </table:table-row>
        <table:table-row table:style-name="ro1">
          <table:table-cell office:value-type="float" office:value="180.882906">
            <text:p>180.882906</text:p>
          </table:table-cell>
          <table:table-cell table:number-columns-repeated="4"/>
          <table:table-cell office:value-type="string">
            <text:p>gets new BW pair; d_s at 180889.902759</text:p>
          </table:table-cell>
        </table:table-row>
        <table:table-row table:style-name="ro1">
          <table:table-cell office:value-type="float" office:value="180.882908">
            <text:p>180.882908</text:p>
          </table:table-cell>
          <table:table-cell table:number-columns-repeated="4"/>
          <table:table-cell office:value-type="string">
            <text:p>switched_to_dl</text:p>
          </table:table-cell>
        </table:table-row>
        <table:table-row table:style-name="ro1">
          <table:table-cell office:value-type="float" office:value="180.882915">
            <text:p>180.882915</text:p>
          </table:table-cell>
          <table:table-cell table:number-columns-repeated="4"/>
          <table:table-cell office:value-type="string">
            <text:p>is dequeued</text:p>
          </table:table-cell>
        </table:table-row>
        <table:table-row table:style-name="ro1">
          <table:table-cell office:value-type="float" office:value="180.882916">
            <text:p>180.882916</text:p>
          </table:table-cell>
          <table:table-cell table:number-columns-repeated="4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0.882921">
            <text:p>180.882921</text:p>
          </table:table-cell>
          <table:table-cell table:number-columns-repeated="3"/>
          <table:table-cell office:value-type="string">
            <text:p>set_curr_task_dl</text:p>
          </table:table-cell>
          <table:table-cell/>
        </table:table-row>
        <table:table-row table:style-name="ro1">
          <table:table-cell office:value-type="float" office:value="180.882923">
            <text:p>180.882923</text:p>
          </table:table-cell>
          <table:table-cell table:number-columns-repeated="3"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0.882925">
            <text:p>180.882925</text:p>
          </table:table-cell>
          <table:table-cell table:number-columns-repeated="3"/>
          <table:table-cell office:value-type="string">
            <text:p>gets new BW pair; d_s at 180887.923025</text:p>
          </table:table-cell>
          <table:table-cell/>
        </table:table-row>
        <table:table-row table:style-name="ro1">
          <table:table-cell office:value-type="float" office:value="180.882927">
            <text:p>180.882927</text:p>
          </table:table-cell>
          <table:table-cell table:number-columns-repeated="3"/>
          <table:table-cell office:value-type="string">
            <text:p>switched_to_dl</text:p>
          </table:table-cell>
          <table:table-cell/>
        </table:table-row>
        <table:table-row table:style-name="ro1">
          <table:table-cell office:value-type="float" office:value="180.88293">
            <text:p>180.882930</text:p>
          </table:table-cell>
          <table:table-cell table:number-columns-repeated="3"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0.882932">
            <text:p>180.882932</text:p>
          </table:table-cell>
          <table:table-cell table:number-columns-repeated="3"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0.882935">
            <text:p>180.882935</text:p>
          </table:table-cell>
          <table:table-cell table:number-columns-repeated="2"/>
          <table:table-cell office:value-type="string">
            <text:p>set_curr_task_dl</text:p>
          </table:table-cell>
          <table:table-cell table:number-columns-repeated="2"/>
        </table:table-row>
        <table:table-row table:style-name="ro1">
          <table:table-cell office:value-type="float" office:value="180.882937">
            <text:p>180.882937</text:p>
          </table:table-cell>
          <table:table-cell table:number-columns-repeated="2"/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0.882939">
            <text:p>180.882939</text:p>
          </table:table-cell>
          <table:table-cell table:number-columns-repeated="2"/>
          <table:table-cell office:value-type="string">
            <text:p>gets new BW pair; d_s at 180884.937035</text:p>
          </table:table-cell>
          <table:table-cell table:number-columns-repeated="2"/>
        </table:table-row>
        <table:table-row table:style-name="ro1">
          <table:table-cell office:value-type="float" office:value="180.882941">
            <text:p>180.882941</text:p>
          </table:table-cell>
          <table:table-cell table:number-columns-repeated="2"/>
          <table:table-cell office:value-type="string">
            <text:p>switched_to_dl</text:p>
          </table:table-cell>
          <table:table-cell table:number-columns-repeated="2"/>
        </table:table-row>
        <table:table-row table:style-name="ro1">
          <table:table-cell office:value-type="float" office:value="180.882944">
            <text:p>180.882944</text:p>
          </table:table-cell>
          <table:table-cell table:number-columns-repeated="2"/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0.882946">
            <text:p>180.882946</text:p>
          </table:table-cell>
          <table:table-cell table:number-columns-repeated="2"/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882734">
            <text:p>183.882734</text:p>
          </table:table-cell>
          <table:table-cell office:value-type="float" office:value="0">
            <text:p>0.000000</text:p>
          </table:table-cell>
          <table:table-cell table:number-columns-repeated="3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.882737">
            <text:p>183.882737</text:p>
          </table:table-cell>
          <table:table-cell table:formula="of:=[.A21]-[.A$20]" office:value-type="float" office:value="0.00000299999999242573">
            <text:p>0.000003</text:p>
          </table:table-cell>
          <table:table-cell table:formula="of:=[.B21]-[.B20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.882741">
            <text:p>183.882741</text:p>
          </table:table-cell>
          <table:table-cell table:formula="of:=[.A22]-[.A$20]" office:value-type="float" office:value="0.00000700000001074841">
            <text:p>0.000007</text:p>
          </table:table-cell>
          <table:table-cell table:formula="of:=[.B22]-[.B21]" office:value-type="float" office:value="0.00000400000001832268">
            <text:p>0.000004</text:p>
          </table:table-cell>
          <table:table-cell table:number-columns-repeated="2"/>
          <table:table-cell office:value-type="string">
            <text:p>d_s is renewed (r + D) to 183889.737087; c_s is fully topped up</text:p>
          </table:table-cell>
        </table:table-row>
        <table:table-row table:style-name="ro1">
          <table:table-cell office:value-type="float" office:value="183.882744">
            <text:p>183.882744</text:p>
          </table:table-cell>
          <table:table-cell table:formula="of:=[.A23]-[.A$20]" office:value-type="float" office:value="0.0000100000000031741">
            <text:p>0.000010</text:p>
          </table:table-cell>
          <table:table-cell table:formula="of:=[.B23]-[.B22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882745">
            <text:p>183.882745</text:p>
          </table:table-cell>
          <table:table-cell table:formula="of:=[.A24]-[.A$20]" office:value-type="float" office:value="0.0000110000000006494">
            <text:p>0.000011</text:p>
          </table:table-cell>
          <table:table-cell table:formula="of:=[.B24]-[.B23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882748">
            <text:p>183.882748</text:p>
          </table:table-cell>
          <table:table-cell table:formula="of:=[.A25]-[.A$20]" office:value-type="float" office:value="0.0000139999999930751">
            <text:p>0.000014</text:p>
          </table:table-cell>
          <table:table-cell table:formula="of:=[.B25]-[.B24]" office:value-type="float" office:value="0.00000299999999242573">
            <text:p>0.000003</text:p>
          </table:table-cell>
          <table:table-cell/>
          <table:table-cell office:value-type="string">
            <text:p>d_s is renewed (r + D) to 183887.745451; c_s is fully topped up</text:p>
          </table:table-cell>
          <table:table-cell/>
        </table:table-row>
        <table:table-row table:style-name="ro1">
          <table:table-cell office:value-type="float" office:value="183.88275">
            <text:p>183.882750</text:p>
          </table:table-cell>
          <table:table-cell table:formula="of:=[.A26]-[.A$20]" office:value-type="float" office:value="0.0000159999999880256">
            <text:p>0.000016</text:p>
          </table:table-cell>
          <table:table-cell table:formula="of:=[.B26]-[.B25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882752">
            <text:p>183.882752</text:p>
          </table:table-cell>
          <table:table-cell table:formula="of:=[.A27]-[.A$20]" office:value-type="float" office:value="0.0000180000000113978">
            <text:p>0.000018</text:p>
          </table:table-cell>
          <table:table-cell table:formula="of:=[.B27]-[.B26]" office:value-type="float" office:value="0.0000020000000233721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882754">
            <text:p>183.882754</text:p>
          </table:table-cell>
          <table:table-cell table:formula="of:=[.A28]-[.A$20]" office:value-type="float" office:value="0.0000200000000063483">
            <text:p>0.000020</text:p>
          </table:table-cell>
          <table:table-cell table:formula="of:=[.B28]-[.B27]" office:value-type="float" office:value="0.00000199999999495049">
            <text:p>0.000002</text:p>
          </table:table-cell>
          <table:table-cell office:value-type="string">
            <text:p>d_s is renewed (r + D) to 183884.752039; c_s is fully topped up</text:p>
          </table:table-cell>
          <table:table-cell table:number-columns-repeated="2"/>
        </table:table-row>
        <table:table-row table:style-name="ro1">
          <table:table-cell office:value-type="float" office:value="183.882771">
            <text:p>183.882771</text:p>
          </table:table-cell>
          <table:table-cell table:formula="of:=[.A29]-[.A$20]" office:value-type="float" office:value="0.0000369999999918491">
            <text:p>0.000037</text:p>
          </table:table-cell>
          <table:table-cell table:formula="of:=[.B29]-[.B28]" office:value-type="float" office:value="0.0000169999999855008">
            <text:p>0.000017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83.883684">
            <text:p>183.883684</text:p>
          </table:table-cell>
          <table:table-cell table:formula="of:=[.A30]-[.A$20]" office:value-type="float" office:value="0.000949999999988904">
            <text:p>0.000950</text:p>
          </table:table-cell>
          <table:table-cell table:formula="of:=[.B30]-[.B29]" office:value-type="float" office:value="0.000912999999997055">
            <text:p>0.00091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883686">
            <text:p>183.883686</text:p>
          </table:table-cell>
          <table:table-cell table:formula="of:=[.A31]-[.A$20]" office:value-type="float" office:value="0.000952000000012276">
            <text:p>0.000952</text:p>
          </table:table-cell>
          <table:table-cell table:formula="of:=[.B31]-[.B30]" office:value-type="float" office:value="0.0000020000000233721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88369">
            <text:p>183.883690</text:p>
          </table:table-cell>
          <table:table-cell table:formula="of:=[.A32]-[.A$20]" office:value-type="float" office:value="0.000956000000002177">
            <text:p>0.000956</text:p>
          </table:table-cell>
          <table:table-cell table:formula="of:=[.B32]-[.B31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.885623">
            <text:p>183.885623</text:p>
          </table:table-cell>
          <table:table-cell table:formula="of:=[.A33]-[.A$20]" office:value-type="float" office:value="0.00288900000001036">
            <text:p>0.002889</text:p>
          </table:table-cell>
          <table:table-cell table:formula="of:=[.B33]-[.B32]" office:value-type="float" office:value="0.00193300000000818">
            <text:p>0.00193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885625">
            <text:p>183.885625</text:p>
          </table:table-cell>
          <table:table-cell table:formula="of:=[.A34]-[.A$20]" office:value-type="float" office:value="0.00289100000000531">
            <text:p>0.002891</text:p>
          </table:table-cell>
          <table:table-cell table:formula="of:=[.B34]-[.B3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885628">
            <text:p>183.885628</text:p>
          </table:table-cell>
          <table:table-cell table:formula="of:=[.A35]-[.A$20]" office:value-type="float" office:value="0.00289399999999773">
            <text:p>0.002894</text:p>
          </table:table-cell>
          <table:table-cell table:formula="of:=[.B35]-[.B34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.886675">
            <text:p>183.886675</text:p>
          </table:table-cell>
          <table:table-cell table:formula="of:=[.A36]-[.A$20]" office:value-type="float" office:value="0.00394099999999753">
            <text:p>0.003941</text:p>
          </table:table-cell>
          <table:table-cell table:formula="of:=[.B36]-[.B35]" office:value-type="float" office:value="0.0010469999999998">
            <text:p>0.00104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886677">
            <text:p>183.886677</text:p>
          </table:table-cell>
          <table:table-cell table:formula="of:=[.A37]-[.A$20]" office:value-type="float" office:value="0.00394299999999248">
            <text:p>0.003943</text:p>
          </table:table-cell>
          <table:table-cell table:formula="of:=[.B37]-[.B3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886679">
            <text:p>183.886679</text:p>
          </table:table-cell>
          <table:table-cell table:formula="of:=[.A38]-[.A$20]" office:value-type="float" office:value="0.00394499999998743">
            <text:p>0.003945</text:p>
          </table:table-cell>
          <table:table-cell table:formula="of:=[.B38]-[.B37]" office:value-type="float" office:value="0.00000199999999495049">
            <text:p>0.000002</text:p>
          </table:table-cell>
          <table:table-cell office:value-type="string">
            <text:p>d_s is renewed (r + D) to 183888.676582; c_s is fully topped up</text:p>
          </table:table-cell>
          <table:table-cell table:number-columns-repeated="2"/>
        </table:table-row>
        <table:table-row table:style-name="ro1">
          <table:table-cell office:value-type="float" office:value="183.886681">
            <text:p>183.886681</text:p>
          </table:table-cell>
          <table:table-cell table:formula="of:=[.A39]-[.A$20]" office:value-type="float" office:value="0.0039470000000108">
            <text:p>0.003947</text:p>
          </table:table-cell>
          <table:table-cell table:formula="of:=[.B39]-[.B38]" office:value-type="float" office:value="0.0000020000000233721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.886684">
            <text:p>183.886684</text:p>
          </table:table-cell>
          <table:table-cell table:formula="of:=[.A40]-[.A$20]" office:value-type="float" office:value="0.00395000000000323">
            <text:p>0.003950</text:p>
          </table:table-cell>
          <table:table-cell table:formula="of:=[.B40]-[.B39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886688">
            <text:p>183.886688</text:p>
          </table:table-cell>
          <table:table-cell table:formula="of:=[.A41]-[.A$20]" office:value-type="float" office:value="0.00395399999999313">
            <text:p>0.003954</text:p>
          </table:table-cell>
          <table:table-cell table:formula="of:=[.B41]-[.B40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.887595">
            <text:p>183.887595</text:p>
          </table:table-cell>
          <table:table-cell table:formula="of:=[.A42]-[.A$20]" office:value-type="float" office:value="0.00486100000000533">
            <text:p>0.004861</text:p>
          </table:table-cell>
          <table:table-cell table:formula="of:=[.B42]-[.B41]" office:value-type="float" office:value="0.000907000000012204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887596">
            <text:p>183.887596</text:p>
          </table:table-cell>
          <table:table-cell table:formula="of:=[.A43]-[.A$20]" office:value-type="float" office:value="0.00486200000000281">
            <text:p>0.004862</text:p>
          </table:table-cell>
          <table:table-cell table:formula="of:=[.B43]-[.B42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8876">
            <text:p>183.887600</text:p>
          </table:table-cell>
          <table:table-cell table:formula="of:=[.A44]-[.A$20]" office:value-type="float" office:value="0.00486599999999271">
            <text:p>0.004866</text:p>
          </table:table-cell>
          <table:table-cell table:formula="of:=[.B44]-[.B43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.887673">
            <text:p>183.887673</text:p>
          </table:table-cell>
          <table:table-cell table:formula="of:=[.A45]-[.A$20]" office:value-type="float" office:value="0.00493900000000735">
            <text:p>0.004939</text:p>
          </table:table-cell>
          <table:table-cell table:formula="of:=[.B45]-[.B44]" office:value-type="float" office:value="0.0000730000000146447">
            <text:p>0.00007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887675">
            <text:p>183.887675</text:p>
          </table:table-cell>
          <table:table-cell table:formula="of:=[.A46]-[.A$20]" office:value-type="float" office:value="0.0049410000000023">
            <text:p>0.004941</text:p>
          </table:table-cell>
          <table:table-cell table:formula="of:=[.B46]-[.B4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887678">
            <text:p>183.887678</text:p>
          </table:table-cell>
          <table:table-cell table:formula="of:=[.A47]-[.A$20]" office:value-type="float" office:value="0.00494399999999473">
            <text:p>0.004944</text:p>
          </table:table-cell>
          <table:table-cell table:formula="of:=[.B47]-[.B46]" office:value-type="float" office:value="0.00000299999999242573">
            <text:p>0.000003</text:p>
          </table:table-cell>
          <table:table-cell/>
          <table:table-cell office:value-type="string">
            <text:p>0.065283 / 0.070623 &gt; 2.000000 / 5.000000</text:p>
          </table:table-cell>
          <table:table-cell/>
        </table:table-row>
        <table:table-row table:style-name="ro1">
          <table:table-cell office:value-type="float" office:value="183.887681">
            <text:p>183.887681</text:p>
          </table:table-cell>
          <table:table-cell table:formula="of:=[.A48]-[.A$20]" office:value-type="float" office:value="0.00494699999998716">
            <text:p>0.004947</text:p>
          </table:table-cell>
          <table:table-cell table:formula="of:=[.B48]-[.B47]" office:value-type="float" office:value="0.00000299999999242573">
            <text:p>0.000003</text:p>
          </table:table-cell>
          <table:table-cell/>
          <table:table-cell office:value-type="string">
            <text:p>d_s is renewed (r + D) to 183892.674828; c_s is fully topped up</text:p>
          </table:table-cell>
          <table:table-cell/>
        </table:table-row>
        <table:table-row table:style-name="ro1">
          <table:table-cell office:value-type="float" office:value="183.889508">
            <text:p>183.889508</text:p>
          </table:table-cell>
          <table:table-cell table:formula="of:=[.A49]-[.A$20]" office:value-type="float" office:value="0.00677400000000716">
            <text:p>0.006774</text:p>
          </table:table-cell>
          <table:table-cell table:formula="of:=[.B49]-[.B48]" office:value-type="float" office:value="0.00182700000002001">
            <text:p>0.00182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.889511">
            <text:p>183.889511</text:p>
          </table:table-cell>
          <table:table-cell table:formula="of:=[.A50]-[.A$20]" office:value-type="float" office:value="0.00677699999999959">
            <text:p>0.006777</text:p>
          </table:table-cell>
          <table:table-cell table:formula="of:=[.B50]-[.B49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889514">
            <text:p>183.889514</text:p>
          </table:table-cell>
          <table:table-cell table:formula="of:=[.A51]-[.A$20]" office:value-type="float" office:value="0.00677999999999201">
            <text:p>0.006780</text:p>
          </table:table-cell>
          <table:table-cell table:formula="of:=[.B51]-[.B50]" office:value-type="float" office:value="0.00000299999999242573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.890676">
            <text:p>183.890676</text:p>
          </table:table-cell>
          <table:table-cell table:formula="of:=[.A52]-[.A$20]" office:value-type="float" office:value="0.0079420000000141">
            <text:p>0.007942</text:p>
          </table:table-cell>
          <table:table-cell table:formula="of:=[.B52]-[.B51]" office:value-type="float" office:value="0.00116200000002209">
            <text:p>0.00116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890679">
            <text:p>183.890679</text:p>
          </table:table-cell>
          <table:table-cell table:formula="of:=[.A53]-[.A$20]" office:value-type="float" office:value="0.00794500000000653">
            <text:p>0.007945</text:p>
          </table:table-cell>
          <table:table-cell table:formula="of:=[.B53]-[.B52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890681">
            <text:p>183.890681</text:p>
          </table:table-cell>
          <table:table-cell table:formula="of:=[.A54]-[.A$20]" office:value-type="float" office:value="0.00794700000000148">
            <text:p>0.007947</text:p>
          </table:table-cell>
          <table:table-cell table:formula="of:=[.B54]-[.B53]" office:value-type="float" office:value="0.00000199999999495049">
            <text:p>0.000002</text:p>
          </table:table-cell>
          <table:table-cell office:value-type="string">
            <text:p>d_s is renewed (r + D) to 183892.678631; c_s is fully topped up</text:p>
          </table:table-cell>
          <table:table-cell table:number-columns-repeated="2"/>
        </table:table-row>
        <table:table-row table:style-name="ro1">
          <table:table-cell office:value-type="float" office:value="183.891446">
            <text:p>183.891446</text:p>
          </table:table-cell>
          <table:table-cell table:formula="of:=[.A55]-[.A$20]" office:value-type="float" office:value="0.00871200000000272">
            <text:p>0.008712</text:p>
          </table:table-cell>
          <table:table-cell table:formula="of:=[.B55]-[.B54]" office:value-type="float" office:value="0.000765000000001237">
            <text:p>0.00076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891448">
            <text:p>183.891448</text:p>
          </table:table-cell>
          <table:table-cell table:formula="of:=[.A56]-[.A$20]" office:value-type="float" office:value="0.00871399999999767">
            <text:p>0.008714</text:p>
          </table:table-cell>
          <table:table-cell table:formula="of:=[.B56]-[.B5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891452">
            <text:p>183.891452</text:p>
          </table:table-cell>
          <table:table-cell table:formula="of:=[.A57]-[.A$20]" office:value-type="float" office:value="0.00871799999998757">
            <text:p>0.008718</text:p>
          </table:table-cell>
          <table:table-cell table:formula="of:=[.B57]-[.B56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.892383">
            <text:p>183.892383</text:p>
          </table:table-cell>
          <table:table-cell table:formula="of:=[.A58]-[.A$20]" office:value-type="float" office:value="0.00964899999999602">
            <text:p>0.009649</text:p>
          </table:table-cell>
          <table:table-cell table:formula="of:=[.B58]-[.B57]" office:value-type="float" office:value="0.000931000000008453">
            <text:p>0.00093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892385">
            <text:p>183.892385</text:p>
          </table:table-cell>
          <table:table-cell table:formula="of:=[.A59]-[.A$20]" office:value-type="float" office:value="0.00965099999999097">
            <text:p>0.009651</text:p>
          </table:table-cell>
          <table:table-cell table:formula="of:=[.B59]-[.B58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892692">
            <text:p>183.892692</text:p>
          </table:table-cell>
          <table:table-cell table:formula="of:=[.A60]-[.A$20]" office:value-type="float" office:value="0.00995800000001168">
            <text:p>0.009958</text:p>
          </table:table-cell>
          <table:table-cell table:formula="of:=[.B60]-[.B59]" office:value-type="float" office:value="0.000307000000020707">
            <text:p>0.000307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.892694">
            <text:p>183.892694</text:p>
          </table:table-cell>
          <table:table-cell table:formula="of:=[.A61]-[.A$20]" office:value-type="float" office:value="0.00996000000000663">
            <text:p>0.009960</text:p>
          </table:table-cell>
          <table:table-cell table:formula="of:=[.B61]-[.B6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.892697">
            <text:p>183.892697</text:p>
          </table:table-cell>
          <table:table-cell table:formula="of:=[.A62]-[.A$20]" office:value-type="float" office:value="0.00996299999999906">
            <text:p>0.009963</text:p>
          </table:table-cell>
          <table:table-cell table:formula="of:=[.B62]-[.B61]" office:value-type="float" office:value="0.00000299999999242573">
            <text:p>0.000003</text:p>
          </table:table-cell>
          <table:table-cell table:number-columns-repeated="2"/>
          <table:table-cell office:value-type="string">
            <text:p>d_s is renewed (r + D) to 183899.694026; c_s is fully topped up</text:p>
          </table:table-cell>
        </table:table-row>
        <table:table-row table:style-name="ro1">
          <table:table-cell office:value-type="float" office:value="183.892699">
            <text:p>183.892699</text:p>
          </table:table-cell>
          <table:table-cell table:formula="of:=[.A63]-[.A$20]" office:value-type="float" office:value="0.00996499999999401">
            <text:p>0.009965</text:p>
          </table:table-cell>
          <table:table-cell table:formula="of:=[.B63]-[.B62]" office:value-type="float" office:value="0.00000199999999495049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892701">
            <text:p>183.892701</text:p>
          </table:table-cell>
          <table:table-cell table:formula="of:=[.A64]-[.A$20]" office:value-type="float" office:value="0.00996699999998896">
            <text:p>0.009967</text:p>
          </table:table-cell>
          <table:table-cell table:formula="of:=[.B64]-[.B6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892703">
            <text:p>183.892703</text:p>
          </table:table-cell>
          <table:table-cell table:formula="of:=[.A65]-[.A$20]" office:value-type="float" office:value="0.00996900000001233">
            <text:p>0.009969</text:p>
          </table:table-cell>
          <table:table-cell table:formula="of:=[.B65]-[.B64]" office:value-type="float" office:value="0.00000200000002337219">
            <text:p>0.000002</text:p>
          </table:table-cell>
          <table:table-cell/>
          <table:table-cell office:value-type="string">
            <text:p>d_s is renewed (r + D) to 183897.701304; c_s is fully topped up</text:p>
          </table:table-cell>
          <table:table-cell/>
        </table:table-row>
        <table:table-row table:style-name="ro1">
          <table:table-cell office:value-type="float" office:value="183.892716">
            <text:p>183.892716</text:p>
          </table:table-cell>
          <table:table-cell table:formula="of:=[.A66]-[.A$20]" office:value-type="float" office:value="0.00998200000000793">
            <text:p>0.009982</text:p>
          </table:table-cell>
          <table:table-cell table:formula="of:=[.B66]-[.B65]" office:value-type="float" office:value="0.0000129999999955999">
            <text:p>0.000013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3.894625">
            <text:p>183.894625</text:p>
          </table:table-cell>
          <table:table-cell table:formula="of:=[.A67]-[.A$20]" office:value-type="float" office:value="0.0118909999999914">
            <text:p>0.011891</text:p>
          </table:table-cell>
          <table:table-cell table:formula="of:=[.B67]-[.B66]" office:value-type="float" office:value="0.00190899999998351">
            <text:p>0.00190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894627">
            <text:p>183.894627</text:p>
          </table:table-cell>
          <table:table-cell table:formula="of:=[.A68]-[.A$20]" office:value-type="float" office:value="0.0118930000000148">
            <text:p>0.011893</text:p>
          </table:table-cell>
          <table:table-cell table:formula="of:=[.B68]-[.B67]" office:value-type="float" office:value="0.0000020000000233721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89463">
            <text:p>183.894630</text:p>
          </table:table-cell>
          <table:table-cell table:formula="of:=[.A69]-[.A$20]" office:value-type="float" office:value="0.0118960000000072">
            <text:p>0.011896</text:p>
          </table:table-cell>
          <table:table-cell table:formula="of:=[.B69]-[.B68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.894676">
            <text:p>183.894676</text:p>
          </table:table-cell>
          <table:table-cell table:formula="of:=[.A70]-[.A$20]" office:value-type="float" office:value="0.0119420000000048">
            <text:p>0.011942</text:p>
          </table:table-cell>
          <table:table-cell table:formula="of:=[.B70]-[.B69]" office:value-type="float" office:value="0.000045999999997548">
            <text:p>0.00004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894678">
            <text:p>183.894678</text:p>
          </table:table-cell>
          <table:table-cell table:formula="of:=[.A71]-[.A$20]" office:value-type="float" office:value="0.0119439999999997">
            <text:p>0.011944</text:p>
          </table:table-cell>
          <table:table-cell table:formula="of:=[.B71]-[.B7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89468">
            <text:p>183.894680</text:p>
          </table:table-cell>
          <table:table-cell table:formula="of:=[.A72]-[.A$20]" office:value-type="float" office:value="0.0119459999999947">
            <text:p>0.011946</text:p>
          </table:table-cell>
          <table:table-cell table:formula="of:=[.B72]-[.B71]" office:value-type="float" office:value="0.00000199999999495049">
            <text:p>0.000002</text:p>
          </table:table-cell>
          <table:table-cell office:value-type="string">
            <text:p>d_s is renewed (r + D) to 183896.677974; c_s is fully topped up</text:p>
          </table:table-cell>
          <table:table-cell table:number-columns-repeated="2"/>
        </table:table-row>
        <table:table-row table:style-name="ro1">
          <table:table-cell office:value-type="float" office:value="183.894683">
            <text:p>183.894683</text:p>
          </table:table-cell>
          <table:table-cell table:formula="of:=[.A73]-[.A$20]" office:value-type="float" office:value="0.0119489999999871">
            <text:p>0.011949</text:p>
          </table:table-cell>
          <table:table-cell table:formula="of:=[.B73]-[.B72]" office:value-type="float" office:value="0.00000299999999242573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.894686">
            <text:p>183.894686</text:p>
          </table:table-cell>
          <table:table-cell table:formula="of:=[.A74]-[.A$20]" office:value-type="float" office:value="0.011952000000008">
            <text:p>0.011952</text:p>
          </table:table-cell>
          <table:table-cell table:formula="of:=[.B74]-[.B73]" office:value-type="float" office:value="0.00000300000002084744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89469">
            <text:p>183.894690</text:p>
          </table:table-cell>
          <table:table-cell table:formula="of:=[.A75]-[.A$20]" office:value-type="float" office:value="0.0119559999999979">
            <text:p>0.011956</text:p>
          </table:table-cell>
          <table:table-cell table:formula="of:=[.B75]-[.B74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.895598">
            <text:p>183.895598</text:p>
          </table:table-cell>
          <table:table-cell table:formula="of:=[.A76]-[.A$20]" office:value-type="float" office:value="0.0128640000000075">
            <text:p>0.012864</text:p>
          </table:table-cell>
          <table:table-cell table:formula="of:=[.B76]-[.B75]" office:value-type="float" office:value="0.000908000000009679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8956">
            <text:p>183.895600</text:p>
          </table:table-cell>
          <table:table-cell table:formula="of:=[.A77]-[.A$20]" office:value-type="float" office:value="0.0128660000000025">
            <text:p>0.012866</text:p>
          </table:table-cell>
          <table:table-cell table:formula="of:=[.B77]-[.B7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895603">
            <text:p>183.895603</text:p>
          </table:table-cell>
          <table:table-cell table:formula="of:=[.A78]-[.A$20]" office:value-type="float" office:value="0.0128689999999949">
            <text:p>0.012869</text:p>
          </table:table-cell>
          <table:table-cell table:formula="of:=[.B78]-[.B77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.897677">
            <text:p>183.897677</text:p>
          </table:table-cell>
          <table:table-cell table:formula="of:=[.A79]-[.A$20]" office:value-type="float" office:value="0.0149429999999882">
            <text:p>0.014943</text:p>
          </table:table-cell>
          <table:table-cell table:formula="of:=[.B79]-[.B78]" office:value-type="float" office:value="0.00207399999999325">
            <text:p>0.00207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897678">
            <text:p>183.897678</text:p>
          </table:table-cell>
          <table:table-cell table:formula="of:=[.A80]-[.A$20]" office:value-type="float" office:value="0.0149440000000141">
            <text:p>0.014944</text:p>
          </table:table-cell>
          <table:table-cell table:formula="of:=[.B80]-[.B79]" office:value-type="float" office:value="0.0000010000000258969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897681">
            <text:p>183.897681</text:p>
          </table:table-cell>
          <table:table-cell table:formula="of:=[.A81]-[.A$20]" office:value-type="float" office:value="0.0149470000000065">
            <text:p>0.014947</text:p>
          </table:table-cell>
          <table:table-cell table:formula="of:=[.B81]-[.B80]" office:value-type="float" office:value="0.00000299999999242573">
            <text:p>0.000003</text:p>
          </table:table-cell>
          <table:table-cell/>
          <table:table-cell office:value-type="string">
            <text:p>0.088928 / 0.022756 &gt; 2.000000 / 5.000000</text:p>
          </table:table-cell>
          <table:table-cell/>
        </table:table-row>
        <table:table-row table:style-name="ro1">
          <table:table-cell office:value-type="float" office:value="183.897684">
            <text:p>183.897684</text:p>
          </table:table-cell>
          <table:table-cell table:formula="of:=[.A82]-[.A$20]" office:value-type="float" office:value="0.0149499999999989">
            <text:p>0.014950</text:p>
          </table:table-cell>
          <table:table-cell table:formula="of:=[.B82]-[.B81]" office:value-type="float" office:value="0.00000299999999242573">
            <text:p>0.000003</text:p>
          </table:table-cell>
          <table:table-cell/>
          <table:table-cell office:value-type="string">
            <text:p>d_s is renewed (r + D) to 183902.678548; c_s is fully topped up</text:p>
          </table:table-cell>
          <table:table-cell/>
        </table:table-row>
        <table:table-row table:style-name="ro1">
          <table:table-cell office:value-type="float" office:value="183.898504">
            <text:p>183.898504</text:p>
          </table:table-cell>
          <table:table-cell table:formula="of:=[.A83]-[.A$20]" office:value-type="float" office:value="0.0157700000000034">
            <text:p>0.015770</text:p>
          </table:table-cell>
          <table:table-cell table:formula="of:=[.B83]-[.B82]" office:value-type="float" office:value="0.000820000000004484">
            <text:p>0.00082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.898505">
            <text:p>183.898505</text:p>
          </table:table-cell>
          <table:table-cell table:formula="of:=[.A84]-[.A$20]" office:value-type="float" office:value="0.0157710000000009">
            <text:p>0.015771</text:p>
          </table:table-cell>
          <table:table-cell table:formula="of:=[.B84]-[.B83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898509">
            <text:p>183.898509</text:p>
          </table:table-cell>
          <table:table-cell table:formula="of:=[.A85]-[.A$20]" office:value-type="float" office:value="0.0157749999999908">
            <text:p>0.015775</text:p>
          </table:table-cell>
          <table:table-cell table:formula="of:=[.B85]-[.B84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.898675">
            <text:p>183.898675</text:p>
          </table:table-cell>
          <table:table-cell table:formula="of:=[.A86]-[.A$20]" office:value-type="float" office:value="0.015940999999998">
            <text:p>0.015941</text:p>
          </table:table-cell>
          <table:table-cell table:formula="of:=[.B86]-[.B85]" office:value-type="float" office:value="0.000166000000007216">
            <text:p>0.00016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898676">
            <text:p>183.898676</text:p>
          </table:table-cell>
          <table:table-cell table:formula="of:=[.A87]-[.A$20]" office:value-type="float" office:value="0.0159419999999955">
            <text:p>0.015942</text:p>
          </table:table-cell>
          <table:table-cell table:formula="of:=[.B87]-[.B86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898678">
            <text:p>183.898678</text:p>
          </table:table-cell>
          <table:table-cell table:formula="of:=[.A88]-[.A$20]" office:value-type="float" office:value="0.0159439999999904">
            <text:p>0.015944</text:p>
          </table:table-cell>
          <table:table-cell table:formula="of:=[.B88]-[.B87]" office:value-type="float" office:value="0.00000199999999495049">
            <text:p>0.000002</text:p>
          </table:table-cell>
          <table:table-cell office:value-type="string">
            <text:p>d_s is renewed (r + D) to 183900.676535; c_s is fully topped up</text:p>
          </table:table-cell>
          <table:table-cell table:number-columns-repeated="2"/>
        </table:table-row>
        <table:table-row table:style-name="ro1">
          <table:table-cell office:value-type="float" office:value="183.898681">
            <text:p>183.898681</text:p>
          </table:table-cell>
          <table:table-cell table:formula="of:=[.A89]-[.A$20]" office:value-type="float" office:value="0.0159470000000113">
            <text:p>0.015947</text:p>
          </table:table-cell>
          <table:table-cell table:formula="of:=[.B89]-[.B88]" office:value-type="float" office:value="0.00000300000002084744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.898684">
            <text:p>183.898684</text:p>
          </table:table-cell>
          <table:table-cell table:formula="of:=[.A90]-[.A$20]" office:value-type="float" office:value="0.0159500000000037">
            <text:p>0.015950</text:p>
          </table:table-cell>
          <table:table-cell table:formula="of:=[.B90]-[.B89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898688">
            <text:p>183.898688</text:p>
          </table:table-cell>
          <table:table-cell table:formula="of:=[.A91]-[.A$20]" office:value-type="float" office:value="0.0159539999999936">
            <text:p>0.015954</text:p>
          </table:table-cell>
          <table:table-cell table:formula="of:=[.B91]-[.B90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.899596">
            <text:p>183.899596</text:p>
          </table:table-cell>
          <table:table-cell table:formula="of:=[.A92]-[.A$20]" office:value-type="float" office:value="0.0168620000000033">
            <text:p>0.016862</text:p>
          </table:table-cell>
          <table:table-cell table:formula="of:=[.B92]-[.B91]" office:value-type="float" office:value="0.000908000000009679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899598">
            <text:p>183.899598</text:p>
          </table:table-cell>
          <table:table-cell table:formula="of:=[.A93]-[.A$20]" office:value-type="float" office:value="0.0168639999999982">
            <text:p>0.016864</text:p>
          </table:table-cell>
          <table:table-cell table:formula="of:=[.B93]-[.B92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899601">
            <text:p>183.899601</text:p>
          </table:table-cell>
          <table:table-cell table:formula="of:=[.A94]-[.A$20]" office:value-type="float" office:value="0.0168669999999906">
            <text:p>0.016867</text:p>
          </table:table-cell>
          <table:table-cell table:formula="of:=[.B94]-[.B93]" office:value-type="float" office:value="0.00000299999999242573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.901364">
            <text:p>183.901364</text:p>
          </table:table-cell>
          <table:table-cell table:formula="of:=[.A95]-[.A$20]" office:value-type="float" office:value="0.0186300000000017">
            <text:p>0.018630</text:p>
          </table:table-cell>
          <table:table-cell table:formula="of:=[.B95]-[.B94]" office:value-type="float" office:value="0.00176300000001106">
            <text:p>0.00176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901367">
            <text:p>183.901367</text:p>
          </table:table-cell>
          <table:table-cell table:formula="of:=[.A96]-[.A$20]" office:value-type="float" office:value="0.0186329999999941">
            <text:p>0.018633</text:p>
          </table:table-cell>
          <table:table-cell table:formula="of:=[.B96]-[.B95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02731">
            <text:p>183.902731</text:p>
          </table:table-cell>
          <table:table-cell table:formula="of:=[.A97]-[.A$20]" office:value-type="float" office:value="0.0199969999999894">
            <text:p>0.019997</text:p>
          </table:table-cell>
          <table:table-cell table:formula="of:=[.B97]-[.B96]" office:value-type="float" office:value="0.00136399999999526">
            <text:p>0.00136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.902734">
            <text:p>183.902734</text:p>
          </table:table-cell>
          <table:table-cell table:formula="of:=[.A98]-[.A$20]" office:value-type="float" office:value="0.0200000000000102">
            <text:p>0.020000</text:p>
          </table:table-cell>
          <table:table-cell table:formula="of:=[.B98]-[.B97]" office:value-type="float" office:value="0.00000300000002084744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.902736">
            <text:p>183.902736</text:p>
          </table:table-cell>
          <table:table-cell table:formula="of:=[.A99]-[.A$20]" office:value-type="float" office:value="0.0200020000000052">
            <text:p>0.020002</text:p>
          </table:table-cell>
          <table:table-cell table:formula="of:=[.B99]-[.B98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83909.733414; c_s is fully topped up</text:p>
          </table:table-cell>
        </table:table-row>
        <table:table-row table:style-name="ro1">
          <table:table-cell office:value-type="float" office:value="183.902738">
            <text:p>183.902738</text:p>
          </table:table-cell>
          <table:table-cell table:formula="of:=[.A100]-[.A$20]" office:value-type="float" office:value="0.0200040000000001">
            <text:p>0.020004</text:p>
          </table:table-cell>
          <table:table-cell table:formula="of:=[.B100]-[.B99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0274">
            <text:p>183.902740</text:p>
          </table:table-cell>
          <table:table-cell table:formula="of:=[.A101]-[.A$20]" office:value-type="float" office:value="0.0200059999999951">
            <text:p>0.020006</text:p>
          </table:table-cell>
          <table:table-cell table:formula="of:=[.B101]-[.B10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02742">
            <text:p>183.902742</text:p>
          </table:table-cell>
          <table:table-cell table:formula="of:=[.A102]-[.A$20]" office:value-type="float" office:value="0.02000799999999">
            <text:p>0.020008</text:p>
          </table:table-cell>
          <table:table-cell table:formula="of:=[.B102]-[.B101]" office:value-type="float" office:value="0.00000199999999495049">
            <text:p>0.000002</text:p>
          </table:table-cell>
          <table:table-cell office:value-type="string">
            <text:p>d_s is renewed (r + D) to 183904.740206; c_s is fully topped up</text:p>
          </table:table-cell>
          <table:table-cell table:number-columns-repeated="2"/>
        </table:table-row>
        <table:table-row table:style-name="ro1">
          <table:table-cell office:value-type="float" office:value="183.902745">
            <text:p>183.902745</text:p>
          </table:table-cell>
          <table:table-cell table:formula="of:=[.A103]-[.A$20]" office:value-type="float" office:value="0.0200110000000109">
            <text:p>0.020011</text:p>
          </table:table-cell>
          <table:table-cell table:formula="of:=[.B103]-[.B102]" office:value-type="float" office:value="0.00000300000002084744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902746">
            <text:p>183.902746</text:p>
          </table:table-cell>
          <table:table-cell table:formula="of:=[.A104]-[.A$20]" office:value-type="float" office:value="0.0200120000000084">
            <text:p>0.020012</text:p>
          </table:table-cell>
          <table:table-cell table:formula="of:=[.B104]-[.B103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02748">
            <text:p>183.902748</text:p>
          </table:table-cell>
          <table:table-cell table:formula="of:=[.A105]-[.A$20]" office:value-type="float" office:value="0.0200140000000033">
            <text:p>0.020014</text:p>
          </table:table-cell>
          <table:table-cell table:formula="of:=[.B105]-[.B104]" office:value-type="float" office:value="0.00000199999999495049">
            <text:p>0.000002</text:p>
          </table:table-cell>
          <table:table-cell/>
          <table:table-cell office:value-type="string">
            <text:p>d_s is renewed (r + D) to 183907.746409; c_s is fully topped up</text:p>
          </table:table-cell>
          <table:table-cell/>
        </table:table-row>
        <table:table-row table:style-name="ro1">
          <table:table-cell office:value-type="float" office:value="183.902761">
            <text:p>183.902761</text:p>
          </table:table-cell>
          <table:table-cell table:formula="of:=[.A106]-[.A$20]" office:value-type="float" office:value="0.0200269999999989">
            <text:p>0.020027</text:p>
          </table:table-cell>
          <table:table-cell table:formula="of:=[.B106]-[.B105]" office:value-type="float" office:value="0.0000129999999955999">
            <text:p>0.000013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83.903672">
            <text:p>183.903672</text:p>
          </table:table-cell>
          <table:table-cell table:formula="of:=[.A107]-[.A$20]" office:value-type="float" office:value="0.020938000000001">
            <text:p>0.020938</text:p>
          </table:table-cell>
          <table:table-cell table:formula="of:=[.B107]-[.B106]" office:value-type="float" office:value="0.000911000000002105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03675">
            <text:p>183.903675</text:p>
          </table:table-cell>
          <table:table-cell table:formula="of:=[.A108]-[.A$20]" office:value-type="float" office:value="0.0209409999999934">
            <text:p>0.020941</text:p>
          </table:table-cell>
          <table:table-cell table:formula="of:=[.B108]-[.B107]" office:value-type="float" office:value="0.00000299999999242573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03678">
            <text:p>183.903678</text:p>
          </table:table-cell>
          <table:table-cell table:formula="of:=[.A109]-[.A$20]" office:value-type="float" office:value="0.0209440000000143">
            <text:p>0.020944</text:p>
          </table:table-cell>
          <table:table-cell table:formula="of:=[.B109]-[.B108]" office:value-type="float" office:value="0.00000300000002084744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.905607">
            <text:p>183.905607</text:p>
          </table:table-cell>
          <table:table-cell table:formula="of:=[.A110]-[.A$20]" office:value-type="float" office:value="0.0228730000000041">
            <text:p>0.022873</text:p>
          </table:table-cell>
          <table:table-cell table:formula="of:=[.B110]-[.B109]" office:value-type="float" office:value="0.00192899999998986">
            <text:p>0.00192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905609">
            <text:p>183.905609</text:p>
          </table:table-cell>
          <table:table-cell table:formula="of:=[.A111]-[.A$20]" office:value-type="float" office:value="0.0228749999999991">
            <text:p>0.022875</text:p>
          </table:table-cell>
          <table:table-cell table:formula="of:=[.B111]-[.B110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05613">
            <text:p>183.905613</text:p>
          </table:table-cell>
          <table:table-cell table:formula="of:=[.A112]-[.A$20]" office:value-type="float" office:value="0.022878999999989">
            <text:p>0.022879</text:p>
          </table:table-cell>
          <table:table-cell table:formula="of:=[.B112]-[.B111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.906675">
            <text:p>183.906675</text:p>
          </table:table-cell>
          <table:table-cell table:formula="of:=[.A113]-[.A$20]" office:value-type="float" office:value="0.0239410000000078">
            <text:p>0.023941</text:p>
          </table:table-cell>
          <table:table-cell table:formula="of:=[.B113]-[.B112]" office:value-type="float" office:value="0.00106200000001877">
            <text:p>0.00106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06677">
            <text:p>183.906677</text:p>
          </table:table-cell>
          <table:table-cell table:formula="of:=[.A114]-[.A$20]" office:value-type="float" office:value="0.0239430000000027">
            <text:p>0.023943</text:p>
          </table:table-cell>
          <table:table-cell table:formula="of:=[.B114]-[.B11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06679">
            <text:p>183.906679</text:p>
          </table:table-cell>
          <table:table-cell table:formula="of:=[.A115]-[.A$20]" office:value-type="float" office:value="0.0239449999999977">
            <text:p>0.023945</text:p>
          </table:table-cell>
          <table:table-cell table:formula="of:=[.B115]-[.B114]" office:value-type="float" office:value="0.00000199999999495049">
            <text:p>0.000002</text:p>
          </table:table-cell>
          <table:table-cell office:value-type="string">
            <text:p>d_s is renewed (r + D) to 183908.676956; c_s is fully topped up</text:p>
          </table:table-cell>
          <table:table-cell table:number-columns-repeated="2"/>
        </table:table-row>
        <table:table-row table:style-name="ro1">
          <table:table-cell office:value-type="float" office:value="183.906682">
            <text:p>183.906682</text:p>
          </table:table-cell>
          <table:table-cell table:formula="of:=[.A116]-[.A$20]" office:value-type="float" office:value="0.0239479999999901">
            <text:p>0.023948</text:p>
          </table:table-cell>
          <table:table-cell table:formula="of:=[.B116]-[.B115]" office:value-type="float" office:value="0.00000299999999242573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.906685">
            <text:p>183.906685</text:p>
          </table:table-cell>
          <table:table-cell table:formula="of:=[.A117]-[.A$20]" office:value-type="float" office:value="0.0239510000000109">
            <text:p>0.023951</text:p>
          </table:table-cell>
          <table:table-cell table:formula="of:=[.B117]-[.B116]" office:value-type="float" office:value="0.00000300000002084744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06688">
            <text:p>183.906688</text:p>
          </table:table-cell>
          <table:table-cell table:formula="of:=[.A118]-[.A$20]" office:value-type="float" office:value="0.0239540000000034">
            <text:p>0.023954</text:p>
          </table:table-cell>
          <table:table-cell table:formula="of:=[.B118]-[.B117]" office:value-type="float" office:value="0.00000299999999242573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.907596">
            <text:p>183.907596</text:p>
          </table:table-cell>
          <table:table-cell table:formula="of:=[.A119]-[.A$20]" office:value-type="float" office:value="0.024862000000013">
            <text:p>0.024862</text:p>
          </table:table-cell>
          <table:table-cell table:formula="of:=[.B119]-[.B118]" office:value-type="float" office:value="0.000908000000009679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07597">
            <text:p>183.907597</text:p>
          </table:table-cell>
          <table:table-cell table:formula="of:=[.A120]-[.A$20]" office:value-type="float" office:value="0.0248630000000105">
            <text:p>0.024863</text:p>
          </table:table-cell>
          <table:table-cell table:formula="of:=[.B120]-[.B119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07601">
            <text:p>183.907601</text:p>
          </table:table-cell>
          <table:table-cell table:formula="of:=[.A121]-[.A$20]" office:value-type="float" office:value="0.0248670000000004">
            <text:p>0.024867</text:p>
          </table:table-cell>
          <table:table-cell table:formula="of:=[.B121]-[.B120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.907673">
            <text:p>183.907673</text:p>
          </table:table-cell>
          <table:table-cell table:formula="of:=[.A122]-[.A$20]" office:value-type="float" office:value="0.0249389999999892">
            <text:p>0.024939</text:p>
          </table:table-cell>
          <table:table-cell table:formula="of:=[.B122]-[.B121]" office:value-type="float" office:value="0.0000719999999887477">
            <text:p>0.00007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907675">
            <text:p>183.907675</text:p>
          </table:table-cell>
          <table:table-cell table:formula="of:=[.A123]-[.A$20]" office:value-type="float" office:value="0.0249410000000125">
            <text:p>0.024941</text:p>
          </table:table-cell>
          <table:table-cell table:formula="of:=[.B123]-[.B122]" office:value-type="float" office:value="0.0000020000000233721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07678">
            <text:p>183.907678</text:p>
          </table:table-cell>
          <table:table-cell table:formula="of:=[.A124]-[.A$20]" office:value-type="float" office:value="0.024944000000005">
            <text:p>0.024944</text:p>
          </table:table-cell>
          <table:table-cell table:formula="of:=[.B124]-[.B123]" office:value-type="float" office:value="0.00000299999999242573">
            <text:p>0.000003</text:p>
          </table:table-cell>
          <table:table-cell/>
          <table:table-cell office:value-type="string">
            <text:p>0.070406 / 0.071351 &gt; 2.000000 / 5.000000</text:p>
          </table:table-cell>
          <table:table-cell/>
        </table:table-row>
        <table:table-row table:style-name="ro1">
          <table:table-cell office:value-type="float" office:value="183.907681">
            <text:p>183.907681</text:p>
          </table:table-cell>
          <table:table-cell table:formula="of:=[.A125]-[.A$20]" office:value-type="float" office:value="0.0249469999999974">
            <text:p>0.024947</text:p>
          </table:table-cell>
          <table:table-cell table:formula="of:=[.B125]-[.B124]" office:value-type="float" office:value="0.00000299999999242573">
            <text:p>0.000003</text:p>
          </table:table-cell>
          <table:table-cell/>
          <table:table-cell office:value-type="string">
            <text:p>d_s is renewed (r + D) to 183912.675058; c_s is fully topped up</text:p>
          </table:table-cell>
          <table:table-cell/>
        </table:table-row>
        <table:table-row table:style-name="ro1">
          <table:table-cell office:value-type="float" office:value="183.909488">
            <text:p>183.909488</text:p>
          </table:table-cell>
          <table:table-cell table:formula="of:=[.A126]-[.A$20]" office:value-type="float" office:value="0.026754000000011">
            <text:p>0.026754</text:p>
          </table:table-cell>
          <table:table-cell table:formula="of:=[.B126]-[.B125]" office:value-type="float" office:value="0.00180700000001366">
            <text:p>0.00180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.90949">
            <text:p>183.909490</text:p>
          </table:table-cell>
          <table:table-cell table:formula="of:=[.A127]-[.A$20]" office:value-type="float" office:value="0.026756000000006">
            <text:p>0.026756</text:p>
          </table:table-cell>
          <table:table-cell table:formula="of:=[.B127]-[.B126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09493">
            <text:p>183.909493</text:p>
          </table:table-cell>
          <table:table-cell table:formula="of:=[.A128]-[.A$20]" office:value-type="float" office:value="0.0267589999999984">
            <text:p>0.026759</text:p>
          </table:table-cell>
          <table:table-cell table:formula="of:=[.B128]-[.B127]" office:value-type="float" office:value="0.00000299999999242573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.910675">
            <text:p>183.910675</text:p>
          </table:table-cell>
          <table:table-cell table:formula="of:=[.A129]-[.A$20]" office:value-type="float" office:value="0.0279409999999984">
            <text:p>0.027941</text:p>
          </table:table-cell>
          <table:table-cell table:formula="of:=[.B129]-[.B128]" office:value-type="float" office:value="0.00118200000000002">
            <text:p>0.00118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10677">
            <text:p>183.910677</text:p>
          </table:table-cell>
          <table:table-cell table:formula="of:=[.A130]-[.A$20]" office:value-type="float" office:value="0.0279429999999934">
            <text:p>0.027943</text:p>
          </table:table-cell>
          <table:table-cell table:formula="of:=[.B130]-[.B12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10679">
            <text:p>183.910679</text:p>
          </table:table-cell>
          <table:table-cell table:formula="of:=[.A131]-[.A$20]" office:value-type="float" office:value="0.0279449999999883">
            <text:p>0.027945</text:p>
          </table:table-cell>
          <table:table-cell table:formula="of:=[.B131]-[.B130]" office:value-type="float" office:value="0.00000199999999495049">
            <text:p>0.000002</text:p>
          </table:table-cell>
          <table:table-cell office:value-type="string">
            <text:p>d_s is renewed (r + D) to 183912.676619; c_s is fully topped up</text:p>
          </table:table-cell>
          <table:table-cell table:number-columns-repeated="2"/>
        </table:table-row>
        <table:table-row table:style-name="ro1">
          <table:table-cell office:value-type="float" office:value="183.911411">
            <text:p>183.911411</text:p>
          </table:table-cell>
          <table:table-cell table:formula="of:=[.A132]-[.A$20]" office:value-type="float" office:value="0.0286769999999876">
            <text:p>0.028677</text:p>
          </table:table-cell>
          <table:table-cell table:formula="of:=[.B132]-[.B131]" office:value-type="float" office:value="0.000731999999999289">
            <text:p>0.00073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911413">
            <text:p>183.911413</text:p>
          </table:table-cell>
          <table:table-cell table:formula="of:=[.A133]-[.A$20]" office:value-type="float" office:value="0.028679000000011">
            <text:p>0.028679</text:p>
          </table:table-cell>
          <table:table-cell table:formula="of:=[.B133]-[.B132]" office:value-type="float" office:value="0.0000020000000233721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11416">
            <text:p>183.911416</text:p>
          </table:table-cell>
          <table:table-cell table:formula="of:=[.A134]-[.A$20]" office:value-type="float" office:value="0.0286820000000034">
            <text:p>0.028682</text:p>
          </table:table-cell>
          <table:table-cell table:formula="of:=[.B134]-[.B133]" office:value-type="float" office:value="0.00000299999999242573">
            <text:p>0.00000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.91234">
            <text:p>183.912340</text:p>
          </table:table-cell>
          <table:table-cell table:formula="of:=[.A135]-[.A$20]" office:value-type="float" office:value="0.0296060000000011">
            <text:p>0.029606</text:p>
          </table:table-cell>
          <table:table-cell table:formula="of:=[.B135]-[.B134]" office:value-type="float" office:value="0.000923999999997704">
            <text:p>0.00092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12342">
            <text:p>183.912342</text:p>
          </table:table-cell>
          <table:table-cell table:formula="of:=[.A136]-[.A$20]" office:value-type="float" office:value="0.0296079999999961">
            <text:p>0.029608</text:p>
          </table:table-cell>
          <table:table-cell table:formula="of:=[.B136]-[.B135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12732">
            <text:p>183.912732</text:p>
          </table:table-cell>
          <table:table-cell table:formula="of:=[.A137]-[.A$20]" office:value-type="float" office:value="0.0299980000000062">
            <text:p>0.029998</text:p>
          </table:table-cell>
          <table:table-cell table:formula="of:=[.B137]-[.B136]" office:value-type="float" office:value="0.000390000000010104">
            <text:p>0.00039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.912734">
            <text:p>183.912734</text:p>
          </table:table-cell>
          <table:table-cell table:formula="of:=[.A138]-[.A$20]" office:value-type="float" office:value="0.0300000000000011">
            <text:p>0.030000</text:p>
          </table:table-cell>
          <table:table-cell table:formula="of:=[.B138]-[.B13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.912736">
            <text:p>183.912736</text:p>
          </table:table-cell>
          <table:table-cell table:formula="of:=[.A139]-[.A$20]" office:value-type="float" office:value="0.0300019999999961">
            <text:p>0.030002</text:p>
          </table:table-cell>
          <table:table-cell table:formula="of:=[.B139]-[.B138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83919.734214; c_s is fully topped up</text:p>
          </table:table-cell>
        </table:table-row>
        <table:table-row table:style-name="ro1">
          <table:table-cell office:value-type="float" office:value="183.912739">
            <text:p>183.912739</text:p>
          </table:table-cell>
          <table:table-cell table:formula="of:=[.A140]-[.A$20]" office:value-type="float" office:value="0.0300049999999885">
            <text:p>0.030005</text:p>
          </table:table-cell>
          <table:table-cell table:formula="of:=[.B140]-[.B139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912741">
            <text:p>183.912741</text:p>
          </table:table-cell>
          <table:table-cell table:formula="of:=[.A141]-[.A$20]" office:value-type="float" office:value="0.0300070000000119">
            <text:p>0.030007</text:p>
          </table:table-cell>
          <table:table-cell table:formula="of:=[.B141]-[.B140]" office:value-type="float" office:value="0.0000020000000233721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12743">
            <text:p>183.912743</text:p>
          </table:table-cell>
          <table:table-cell table:formula="of:=[.A142]-[.A$20]" office:value-type="float" office:value="0.0300090000000068">
            <text:p>0.030009</text:p>
          </table:table-cell>
          <table:table-cell table:formula="of:=[.B142]-[.B141]" office:value-type="float" office:value="0.00000199999999495049">
            <text:p>0.000002</text:p>
          </table:table-cell>
          <table:table-cell/>
          <table:table-cell office:value-type="string">
            <text:p>d_s is renewed (r + D) to 183917.740634; c_s is fully topped up</text:p>
          </table:table-cell>
          <table:table-cell/>
        </table:table-row>
        <table:table-row table:style-name="ro1">
          <table:table-cell office:value-type="float" office:value="183.912755">
            <text:p>183.912755</text:p>
          </table:table-cell>
          <table:table-cell table:formula="of:=[.A143]-[.A$20]" office:value-type="float" office:value="0.030021000000005">
            <text:p>0.030021</text:p>
          </table:table-cell>
          <table:table-cell table:formula="of:=[.B143]-[.B142]" office:value-type="float" office:value="0.0000119999999981246">
            <text:p>0.000012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3.914665">
            <text:p>183.914665</text:p>
          </table:table-cell>
          <table:table-cell table:formula="of:=[.A144]-[.A$20]" office:value-type="float" office:value="0.0319310000000144">
            <text:p>0.031931</text:p>
          </table:table-cell>
          <table:table-cell table:formula="of:=[.B144]-[.B143]" office:value-type="float" office:value="0.0019100000000094">
            <text:p>0.00191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914667">
            <text:p>183.914667</text:p>
          </table:table-cell>
          <table:table-cell table:formula="of:=[.A145]-[.A$20]" office:value-type="float" office:value="0.0319330000000093">
            <text:p>0.031933</text:p>
          </table:table-cell>
          <table:table-cell table:formula="of:=[.B145]-[.B144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14671">
            <text:p>183.914671</text:p>
          </table:table-cell>
          <table:table-cell table:formula="of:=[.A146]-[.A$20]" office:value-type="float" office:value="0.0319369999999992">
            <text:p>0.031937</text:p>
          </table:table-cell>
          <table:table-cell table:formula="of:=[.B146]-[.B145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.914676">
            <text:p>183.914676</text:p>
          </table:table-cell>
          <table:table-cell table:formula="of:=[.A147]-[.A$20]" office:value-type="float" office:value="0.0319419999999866">
            <text:p>0.031942</text:p>
          </table:table-cell>
          <table:table-cell table:formula="of:=[.B147]-[.B146]" office:value-type="float" office:value="0.00000499999998737621">
            <text:p>0.00000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14678">
            <text:p>183.914678</text:p>
          </table:table-cell>
          <table:table-cell table:formula="of:=[.A148]-[.A$20]" office:value-type="float" office:value="0.03194400000001">
            <text:p>0.031944</text:p>
          </table:table-cell>
          <table:table-cell table:formula="of:=[.B148]-[.B147]" office:value-type="float" office:value="0.0000020000000233721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1468">
            <text:p>183.914680</text:p>
          </table:table-cell>
          <table:table-cell table:formula="of:=[.A149]-[.A$20]" office:value-type="float" office:value="0.0319460000000049">
            <text:p>0.031946</text:p>
          </table:table-cell>
          <table:table-cell table:formula="of:=[.B149]-[.B148]" office:value-type="float" office:value="0.00000199999999495049">
            <text:p>0.000002</text:p>
          </table:table-cell>
          <table:table-cell office:value-type="string">
            <text:p>d_s is renewed (r + D) to 183916.677947; c_s is fully topped up</text:p>
          </table:table-cell>
          <table:table-cell table:number-columns-repeated="2"/>
        </table:table-row>
        <table:table-row table:style-name="ro1">
          <table:table-cell office:value-type="float" office:value="183.914682">
            <text:p>183.914682</text:p>
          </table:table-cell>
          <table:table-cell table:formula="of:=[.A150]-[.A$20]" office:value-type="float" office:value="0.0319479999999999">
            <text:p>0.031948</text:p>
          </table:table-cell>
          <table:table-cell table:formula="of:=[.B150]-[.B149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.914686">
            <text:p>183.914686</text:p>
          </table:table-cell>
          <table:table-cell table:formula="of:=[.A151]-[.A$20]" office:value-type="float" office:value="0.0319519999999898">
            <text:p>0.031952</text:p>
          </table:table-cell>
          <table:table-cell table:formula="of:=[.B151]-[.B150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1469">
            <text:p>183.914690</text:p>
          </table:table-cell>
          <table:table-cell table:formula="of:=[.A152]-[.A$20]" office:value-type="float" office:value="0.0319560000000081">
            <text:p>0.031956</text:p>
          </table:table-cell>
          <table:table-cell table:formula="of:=[.B152]-[.B151]" office:value-type="float" office:value="0.00000400000001832268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.915599">
            <text:p>183.915599</text:p>
          </table:table-cell>
          <table:table-cell table:formula="of:=[.A153]-[.A$20]" office:value-type="float" office:value="0.0328649999999868">
            <text:p>0.032865</text:p>
          </table:table-cell>
          <table:table-cell table:formula="of:=[.B153]-[.B152]" office:value-type="float" office:value="0.000908999999978732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156">
            <text:p>183.915600</text:p>
          </table:table-cell>
          <table:table-cell table:formula="of:=[.A154]-[.A$20]" office:value-type="float" office:value="0.0328660000000127">
            <text:p>0.032866</text:p>
          </table:table-cell>
          <table:table-cell table:formula="of:=[.B154]-[.B153]" office:value-type="float" office:value="0.0000010000000258969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15604">
            <text:p>183.915604</text:p>
          </table:table-cell>
          <table:table-cell table:formula="of:=[.A155]-[.A$20]" office:value-type="float" office:value="0.0328700000000026">
            <text:p>0.032870</text:p>
          </table:table-cell>
          <table:table-cell table:formula="of:=[.B155]-[.B154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.917676">
            <text:p>183.917676</text:p>
          </table:table-cell>
          <table:table-cell table:formula="of:=[.A156]-[.A$20]" office:value-type="float" office:value="0.0349420000000009">
            <text:p>0.034942</text:p>
          </table:table-cell>
          <table:table-cell table:formula="of:=[.B156]-[.B155]" office:value-type="float" office:value="0.0020719999999983">
            <text:p>0.00207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917678">
            <text:p>183.917678</text:p>
          </table:table-cell>
          <table:table-cell table:formula="of:=[.A157]-[.A$20]" office:value-type="float" office:value="0.0349439999999959">
            <text:p>0.034944</text:p>
          </table:table-cell>
          <table:table-cell table:formula="of:=[.B157]-[.B15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17681">
            <text:p>183.917681</text:p>
          </table:table-cell>
          <table:table-cell table:formula="of:=[.A158]-[.A$20]" office:value-type="float" office:value="0.0349469999999883">
            <text:p>0.034947</text:p>
          </table:table-cell>
          <table:table-cell table:formula="of:=[.B158]-[.B157]" office:value-type="float" office:value="0.00000299999999242573">
            <text:p>0.000003</text:p>
          </table:table-cell>
          <table:table-cell/>
          <table:table-cell office:value-type="string">
            <text:p>0.087288 / 0.062668 &gt; 2.000000 / 5.000000</text:p>
          </table:table-cell>
          <table:table-cell/>
        </table:table-row>
        <table:table-row table:style-name="ro1">
          <table:table-cell office:value-type="float" office:value="183.917683">
            <text:p>183.917683</text:p>
          </table:table-cell>
          <table:table-cell table:formula="of:=[.A159]-[.A$20]" office:value-type="float" office:value="0.0349490000000117">
            <text:p>0.034949</text:p>
          </table:table-cell>
          <table:table-cell table:formula="of:=[.B159]-[.B158]" office:value-type="float" office:value="0.00000200000002337219">
            <text:p>0.000002</text:p>
          </table:table-cell>
          <table:table-cell/>
          <table:table-cell office:value-type="string">
            <text:p>d_s is renewed (r + D) to 183922.677966; c_s is fully topped up</text:p>
          </table:table-cell>
          <table:table-cell/>
        </table:table-row>
        <table:table-row table:style-name="ro1">
          <table:table-cell office:value-type="float" office:value="183.918542">
            <text:p>183.918542</text:p>
          </table:table-cell>
          <table:table-cell table:formula="of:=[.A160]-[.A$20]" office:value-type="float" office:value="0.0358080000000029">
            <text:p>0.035808</text:p>
          </table:table-cell>
          <table:table-cell table:formula="of:=[.B160]-[.B159]" office:value-type="float" office:value="0.000858999999991283">
            <text:p>0.00085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.918544">
            <text:p>183.918544</text:p>
          </table:table-cell>
          <table:table-cell table:formula="of:=[.A161]-[.A$20]" office:value-type="float" office:value="0.0358099999999979">
            <text:p>0.035810</text:p>
          </table:table-cell>
          <table:table-cell table:formula="of:=[.B161]-[.B160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18547">
            <text:p>183.918547</text:p>
          </table:table-cell>
          <table:table-cell table:formula="of:=[.A162]-[.A$20]" office:value-type="float" office:value="0.0358129999999903">
            <text:p>0.035813</text:p>
          </table:table-cell>
          <table:table-cell table:formula="of:=[.B162]-[.B161]" office:value-type="float" office:value="0.00000299999999242573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.918675">
            <text:p>183.918675</text:p>
          </table:table-cell>
          <table:table-cell table:formula="of:=[.A163]-[.A$20]" office:value-type="float" office:value="0.0359410000000082">
            <text:p>0.035941</text:p>
          </table:table-cell>
          <table:table-cell table:formula="of:=[.B163]-[.B162]" office:value-type="float" office:value="0.000128000000017892">
            <text:p>0.00012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18676">
            <text:p>183.918676</text:p>
          </table:table-cell>
          <table:table-cell table:formula="of:=[.A164]-[.A$20]" office:value-type="float" office:value="0.0359420000000057">
            <text:p>0.035942</text:p>
          </table:table-cell>
          <table:table-cell table:formula="of:=[.B164]-[.B163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18678">
            <text:p>183.918678</text:p>
          </table:table-cell>
          <table:table-cell table:formula="of:=[.A165]-[.A$20]" office:value-type="float" office:value="0.0359440000000006">
            <text:p>0.035944</text:p>
          </table:table-cell>
          <table:table-cell table:formula="of:=[.B165]-[.B164]" office:value-type="float" office:value="0.00000199999999495049">
            <text:p>0.000002</text:p>
          </table:table-cell>
          <table:table-cell office:value-type="string">
            <text:p>d_s is renewed (r + D) to 183920.676578; c_s is fully topped up</text:p>
          </table:table-cell>
          <table:table-cell table:number-columns-repeated="2"/>
        </table:table-row>
        <table:table-row table:style-name="ro1">
          <table:table-cell office:value-type="float" office:value="183.918681">
            <text:p>183.918681</text:p>
          </table:table-cell>
          <table:table-cell table:formula="of:=[.A166]-[.A$20]" office:value-type="float" office:value="0.0359469999999931">
            <text:p>0.035947</text:p>
          </table:table-cell>
          <table:table-cell table:formula="of:=[.B166]-[.B165]" office:value-type="float" office:value="0.00000299999999242573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.918684">
            <text:p>183.918684</text:p>
          </table:table-cell>
          <table:table-cell table:formula="of:=[.A167]-[.A$20]" office:value-type="float" office:value="0.0359500000000139">
            <text:p>0.035950</text:p>
          </table:table-cell>
          <table:table-cell table:formula="of:=[.B167]-[.B166]" office:value-type="float" office:value="0.00000300000002084744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18689">
            <text:p>183.918689</text:p>
          </table:table-cell>
          <table:table-cell table:formula="of:=[.A168]-[.A$20]" office:value-type="float" office:value="0.0359550000000013">
            <text:p>0.035955</text:p>
          </table:table-cell>
          <table:table-cell table:formula="of:=[.B168]-[.B167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.919599">
            <text:p>183.919599</text:p>
          </table:table-cell>
          <table:table-cell table:formula="of:=[.A169]-[.A$20]" office:value-type="float" office:value="0.0368650000000059">
            <text:p>0.036865</text:p>
          </table:table-cell>
          <table:table-cell table:formula="of:=[.B169]-[.B168]" office:value-type="float" office:value="0.000910000000004629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19601">
            <text:p>183.919601</text:p>
          </table:table-cell>
          <table:table-cell table:formula="of:=[.A170]-[.A$20]" office:value-type="float" office:value="0.0368670000000009">
            <text:p>0.036867</text:p>
          </table:table-cell>
          <table:table-cell table:formula="of:=[.B170]-[.B16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19604">
            <text:p>183.919604</text:p>
          </table:table-cell>
          <table:table-cell table:formula="of:=[.A171]-[.A$20]" office:value-type="float" office:value="0.0368699999999933">
            <text:p>0.036870</text:p>
          </table:table-cell>
          <table:table-cell table:formula="of:=[.B171]-[.B170]" office:value-type="float" office:value="0.00000299999999242573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.921426">
            <text:p>183.921426</text:p>
          </table:table-cell>
          <table:table-cell table:formula="of:=[.A172]-[.A$20]" office:value-type="float" office:value="0.0386919999999975">
            <text:p>0.038692</text:p>
          </table:table-cell>
          <table:table-cell table:formula="of:=[.B172]-[.B171]" office:value-type="float" office:value="0.00182200000000421">
            <text:p>0.00182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921428">
            <text:p>183.921428</text:p>
          </table:table-cell>
          <table:table-cell table:formula="of:=[.A173]-[.A$20]" office:value-type="float" office:value="0.0386939999999925">
            <text:p>0.038694</text:p>
          </table:table-cell>
          <table:table-cell table:formula="of:=[.B173]-[.B172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22736">
            <text:p>183.922736</text:p>
          </table:table-cell>
          <table:table-cell table:formula="of:=[.A174]-[.A$20]" office:value-type="float" office:value="0.040001999999987">
            <text:p>0.040002</text:p>
          </table:table-cell>
          <table:table-cell table:formula="of:=[.B174]-[.B173]" office:value-type="float" office:value="0.00130799999999454">
            <text:p>0.00130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.922739">
            <text:p>183.922739</text:p>
          </table:table-cell>
          <table:table-cell table:formula="of:=[.A175]-[.A$20]" office:value-type="float" office:value="0.0400050000000078">
            <text:p>0.040005</text:p>
          </table:table-cell>
          <table:table-cell table:formula="of:=[.B175]-[.B174]" office:value-type="float" office:value="0.00000300000002084744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.922741">
            <text:p>183.922741</text:p>
          </table:table-cell>
          <table:table-cell table:formula="of:=[.A176]-[.A$20]" office:value-type="float" office:value="0.0400070000000028">
            <text:p>0.040007</text:p>
          </table:table-cell>
          <table:table-cell table:formula="of:=[.B176]-[.B175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83929.738567; c_s is fully topped up</text:p>
          </table:table-cell>
        </table:table-row>
        <table:table-row table:style-name="ro1">
          <table:table-cell office:value-type="float" office:value="183.922744">
            <text:p>183.922744</text:p>
          </table:table-cell>
          <table:table-cell table:formula="of:=[.A177]-[.A$20]" office:value-type="float" office:value="0.0400099999999952">
            <text:p>0.040010</text:p>
          </table:table-cell>
          <table:table-cell table:formula="of:=[.B177]-[.B176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22746">
            <text:p>183.922746</text:p>
          </table:table-cell>
          <table:table-cell table:formula="of:=[.A178]-[.A$20]" office:value-type="float" office:value="0.0400119999999902">
            <text:p>0.040012</text:p>
          </table:table-cell>
          <table:table-cell table:formula="of:=[.B178]-[.B17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22748">
            <text:p>183.922748</text:p>
          </table:table-cell>
          <table:table-cell table:formula="of:=[.A179]-[.A$20]" office:value-type="float" office:value="0.0400140000000135">
            <text:p>0.040014</text:p>
          </table:table-cell>
          <table:table-cell table:formula="of:=[.B179]-[.B178]" office:value-type="float" office:value="0.00000200000002337219">
            <text:p>0.000002</text:p>
          </table:table-cell>
          <table:table-cell office:value-type="string">
            <text:p>d_s is renewed (r + D) to 183924.745617; c_s is fully topped up</text:p>
          </table:table-cell>
          <table:table-cell table:number-columns-repeated="2"/>
        </table:table-row>
        <table:table-row table:style-name="ro1">
          <table:table-cell office:value-type="float" office:value="183.92275">
            <text:p>183.922750</text:p>
          </table:table-cell>
          <table:table-cell table:formula="of:=[.A180]-[.A$20]" office:value-type="float" office:value="0.0400160000000085">
            <text:p>0.040016</text:p>
          </table:table-cell>
          <table:table-cell table:formula="of:=[.B180]-[.B179]" office:value-type="float" office:value="0.00000199999999495049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922752">
            <text:p>183.922752</text:p>
          </table:table-cell>
          <table:table-cell table:formula="of:=[.A181]-[.A$20]" office:value-type="float" office:value="0.0400180000000034">
            <text:p>0.040018</text:p>
          </table:table-cell>
          <table:table-cell table:formula="of:=[.B181]-[.B18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22754">
            <text:p>183.922754</text:p>
          </table:table-cell>
          <table:table-cell table:formula="of:=[.A182]-[.A$20]" office:value-type="float" office:value="0.0400199999999984">
            <text:p>0.040020</text:p>
          </table:table-cell>
          <table:table-cell table:formula="of:=[.B182]-[.B181]" office:value-type="float" office:value="0.00000199999999495049">
            <text:p>0.000002</text:p>
          </table:table-cell>
          <table:table-cell/>
          <table:table-cell office:value-type="string">
            <text:p>d_s is renewed (r + D) to 183927.752216; c_s is fully topped up</text:p>
          </table:table-cell>
          <table:table-cell/>
        </table:table-row>
        <table:table-row table:style-name="ro1">
          <table:table-cell office:value-type="float" office:value="183.92277">
            <text:p>183.922770</text:p>
          </table:table-cell>
          <table:table-cell table:formula="of:=[.A183]-[.A$20]" office:value-type="float" office:value="0.0400360000000148">
            <text:p>0.040036</text:p>
          </table:table-cell>
          <table:table-cell table:formula="of:=[.B183]-[.B182]" office:value-type="float" office:value="0.0000160000000164473">
            <text:p>0.000016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83.92368">
            <text:p>183.923680</text:p>
          </table:table-cell>
          <table:table-cell table:formula="of:=[.A184]-[.A$20]" office:value-type="float" office:value="0.040945999999991">
            <text:p>0.040946</text:p>
          </table:table-cell>
          <table:table-cell table:formula="of:=[.B184]-[.B183]" office:value-type="float" office:value="0.000909999999976208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23682">
            <text:p>183.923682</text:p>
          </table:table-cell>
          <table:table-cell table:formula="of:=[.A185]-[.A$20]" office:value-type="float" office:value="0.0409480000000144">
            <text:p>0.040948</text:p>
          </table:table-cell>
          <table:table-cell table:formula="of:=[.B185]-[.B184]" office:value-type="float" office:value="0.0000020000000233721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23686">
            <text:p>183.923686</text:p>
          </table:table-cell>
          <table:table-cell table:formula="of:=[.A186]-[.A$20]" office:value-type="float" office:value="0.0409520000000043">
            <text:p>0.040952</text:p>
          </table:table-cell>
          <table:table-cell table:formula="of:=[.B186]-[.B185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.92561">
            <text:p>183.925610</text:p>
          </table:table-cell>
          <table:table-cell table:formula="of:=[.A187]-[.A$20]" office:value-type="float" office:value="0.0428760000000068">
            <text:p>0.042876</text:p>
          </table:table-cell>
          <table:table-cell table:formula="of:=[.B187]-[.B186]" office:value-type="float" office:value="0.00192400000000248">
            <text:p>0.00192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925612">
            <text:p>183.925612</text:p>
          </table:table-cell>
          <table:table-cell table:formula="of:=[.A188]-[.A$20]" office:value-type="float" office:value="0.0428780000000018">
            <text:p>0.042878</text:p>
          </table:table-cell>
          <table:table-cell table:formula="of:=[.B188]-[.B187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25615">
            <text:p>183.925615</text:p>
          </table:table-cell>
          <table:table-cell table:formula="of:=[.A189]-[.A$20]" office:value-type="float" office:value="0.0428809999999942">
            <text:p>0.042881</text:p>
          </table:table-cell>
          <table:table-cell table:formula="of:=[.B189]-[.B188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.926675">
            <text:p>183.926675</text:p>
          </table:table-cell>
          <table:table-cell table:formula="of:=[.A190]-[.A$20]" office:value-type="float" office:value="0.0439409999999896">
            <text:p>0.043941</text:p>
          </table:table-cell>
          <table:table-cell table:formula="of:=[.B190]-[.B189]" office:value-type="float" office:value="0.0010599999999954">
            <text:p>0.00106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26677">
            <text:p>183.926677</text:p>
          </table:table-cell>
          <table:table-cell table:formula="of:=[.A191]-[.A$20]" office:value-type="float" office:value="0.0439430000000129">
            <text:p>0.043943</text:p>
          </table:table-cell>
          <table:table-cell table:formula="of:=[.B191]-[.B190]" office:value-type="float" office:value="0.0000020000000233721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26679">
            <text:p>183.926679</text:p>
          </table:table-cell>
          <table:table-cell table:formula="of:=[.A192]-[.A$20]" office:value-type="float" office:value="0.0439450000000079">
            <text:p>0.043945</text:p>
          </table:table-cell>
          <table:table-cell table:formula="of:=[.B192]-[.B191]" office:value-type="float" office:value="0.00000199999999495049">
            <text:p>0.000002</text:p>
          </table:table-cell>
          <table:table-cell office:value-type="string">
            <text:p>d_s is renewed (r + D) to 183928.676698; c_s is fully topped up</text:p>
          </table:table-cell>
          <table:table-cell table:number-columns-repeated="2"/>
        </table:table-row>
        <table:table-row table:style-name="ro1">
          <table:table-cell office:value-type="float" office:value="183.926681">
            <text:p>183.926681</text:p>
          </table:table-cell>
          <table:table-cell table:formula="of:=[.A193]-[.A$20]" office:value-type="float" office:value="0.0439470000000028">
            <text:p>0.043947</text:p>
          </table:table-cell>
          <table:table-cell table:formula="of:=[.B193]-[.B192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.926684">
            <text:p>183.926684</text:p>
          </table:table-cell>
          <table:table-cell table:formula="of:=[.A194]-[.A$20]" office:value-type="float" office:value="0.0439499999999953">
            <text:p>0.043950</text:p>
          </table:table-cell>
          <table:table-cell table:formula="of:=[.B194]-[.B193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26688">
            <text:p>183.926688</text:p>
          </table:table-cell>
          <table:table-cell table:formula="of:=[.A195]-[.A$20]" office:value-type="float" office:value="0.0439540000000136">
            <text:p>0.043954</text:p>
          </table:table-cell>
          <table:table-cell table:formula="of:=[.B195]-[.B194]" office:value-type="float" office:value="0.00000400000001832268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.927594">
            <text:p>183.927594</text:p>
          </table:table-cell>
          <table:table-cell table:formula="of:=[.A196]-[.A$20]" office:value-type="float" office:value="0.0448599999999999">
            <text:p>0.044860</text:p>
          </table:table-cell>
          <table:table-cell table:formula="of:=[.B196]-[.B195]" office:value-type="float" office:value="0.000905999999986307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27596">
            <text:p>183.927596</text:p>
          </table:table-cell>
          <table:table-cell table:formula="of:=[.A197]-[.A$20]" office:value-type="float" office:value="0.0448619999999949">
            <text:p>0.044862</text:p>
          </table:table-cell>
          <table:table-cell table:formula="of:=[.B197]-[.B19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27599">
            <text:p>183.927599</text:p>
          </table:table-cell>
          <table:table-cell table:formula="of:=[.A198]-[.A$20]" office:value-type="float" office:value="0.0448649999999873">
            <text:p>0.044865</text:p>
          </table:table-cell>
          <table:table-cell table:formula="of:=[.B198]-[.B197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.927673">
            <text:p>183.927673</text:p>
          </table:table-cell>
          <table:table-cell table:formula="of:=[.A199]-[.A$20]" office:value-type="float" office:value="0.0449389999999994">
            <text:p>0.044939</text:p>
          </table:table-cell>
          <table:table-cell table:formula="of:=[.B199]-[.B198]" office:value-type="float" office:value="0.0000740000000121199">
            <text:p>0.00007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927675">
            <text:p>183.927675</text:p>
          </table:table-cell>
          <table:table-cell table:formula="of:=[.A200]-[.A$20]" office:value-type="float" office:value="0.0449409999999943">
            <text:p>0.044941</text:p>
          </table:table-cell>
          <table:table-cell table:formula="of:=[.B200]-[.B19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27678">
            <text:p>183.927678</text:p>
          </table:table-cell>
          <table:table-cell table:formula="of:=[.A201]-[.A$20]" office:value-type="float" office:value="0.0449439999999868">
            <text:p>0.044944</text:p>
          </table:table-cell>
          <table:table-cell table:formula="of:=[.B201]-[.B200]" office:value-type="float" office:value="0.00000299999999242573">
            <text:p>0.000003</text:p>
          </table:table-cell>
          <table:table-cell/>
          <table:table-cell office:value-type="string">
            <text:p>0.073973 / 0.077296 &gt; 2.000000 / 5.000000</text:p>
          </table:table-cell>
          <table:table-cell/>
        </table:table-row>
        <table:table-row table:style-name="ro1">
          <table:table-cell office:value-type="float" office:value="183.92768">
            <text:p>183.927680</text:p>
          </table:table-cell>
          <table:table-cell table:formula="of:=[.A202]-[.A$20]" office:value-type="float" office:value="0.0449460000000101">
            <text:p>0.044946</text:p>
          </table:table-cell>
          <table:table-cell table:formula="of:=[.B202]-[.B201]" office:value-type="float" office:value="0.00000200000002337219">
            <text:p>0.000002</text:p>
          </table:table-cell>
          <table:table-cell/>
          <table:table-cell office:value-type="string">
            <text:p>d_s is renewed (r + D) to 183932.674920; c_s is fully topped up</text:p>
          </table:table-cell>
          <table:table-cell/>
        </table:table-row>
        <table:table-row table:style-name="ro1">
          <table:table-cell office:value-type="float" office:value="183.929486">
            <text:p>183.929486</text:p>
          </table:table-cell>
          <table:table-cell table:formula="of:=[.A203]-[.A$20]" office:value-type="float" office:value="0.0467519999999979">
            <text:p>0.046752</text:p>
          </table:table-cell>
          <table:table-cell table:formula="of:=[.B203]-[.B202]" office:value-type="float" office:value="0.00180599999998776">
            <text:p>0.00180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.929488">
            <text:p>183.929488</text:p>
          </table:table-cell>
          <table:table-cell table:formula="of:=[.A204]-[.A$20]" office:value-type="float" office:value="0.0467539999999929">
            <text:p>0.046754</text:p>
          </table:table-cell>
          <table:table-cell table:formula="of:=[.B204]-[.B203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29492">
            <text:p>183.929492</text:p>
          </table:table-cell>
          <table:table-cell table:formula="of:=[.A205]-[.A$20]" office:value-type="float" office:value="0.0467580000000112">
            <text:p>0.046758</text:p>
          </table:table-cell>
          <table:table-cell table:formula="of:=[.B205]-[.B204]" office:value-type="float" office:value="0.00000400000001832268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.930675">
            <text:p>183.930675</text:p>
          </table:table-cell>
          <table:table-cell table:formula="of:=[.A206]-[.A$20]" office:value-type="float" office:value="0.0479410000000087">
            <text:p>0.047941</text:p>
          </table:table-cell>
          <table:table-cell table:formula="of:=[.B206]-[.B205]" office:value-type="float" office:value="0.00118299999999749">
            <text:p>0.00118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30676">
            <text:p>183.930676</text:p>
          </table:table-cell>
          <table:table-cell table:formula="of:=[.A207]-[.A$20]" office:value-type="float" office:value="0.0479420000000061">
            <text:p>0.047942</text:p>
          </table:table-cell>
          <table:table-cell table:formula="of:=[.B207]-[.B206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30679">
            <text:p>183.930679</text:p>
          </table:table-cell>
          <table:table-cell table:formula="of:=[.A208]-[.A$20]" office:value-type="float" office:value="0.0479449999999986">
            <text:p>0.047945</text:p>
          </table:table-cell>
          <table:table-cell table:formula="of:=[.B208]-[.B207]" office:value-type="float" office:value="0.00000299999999242573">
            <text:p>0.000003</text:p>
          </table:table-cell>
          <table:table-cell office:value-type="string">
            <text:p>d_s is renewed (r + D) to 183932.676520; c_s is fully topped up</text:p>
          </table:table-cell>
          <table:table-cell table:number-columns-repeated="2"/>
        </table:table-row>
        <table:table-row table:style-name="ro1">
          <table:table-cell office:value-type="float" office:value="183.93141">
            <text:p>183.931410</text:p>
          </table:table-cell>
          <table:table-cell table:formula="of:=[.A209]-[.A$20]" office:value-type="float" office:value="0.0486760000000004">
            <text:p>0.048676</text:p>
          </table:table-cell>
          <table:table-cell table:formula="of:=[.B209]-[.B208]" office:value-type="float" office:value="0.000731000000001814">
            <text:p>0.00073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931411">
            <text:p>183.931411</text:p>
          </table:table-cell>
          <table:table-cell table:formula="of:=[.A210]-[.A$20]" office:value-type="float" office:value="0.0486769999999979">
            <text:p>0.048677</text:p>
          </table:table-cell>
          <table:table-cell table:formula="of:=[.B210]-[.B209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31415">
            <text:p>183.931415</text:p>
          </table:table-cell>
          <table:table-cell table:formula="of:=[.A211]-[.A$20]" office:value-type="float" office:value="0.0486809999999878">
            <text:p>0.048681</text:p>
          </table:table-cell>
          <table:table-cell table:formula="of:=[.B211]-[.B210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.932338">
            <text:p>183.932338</text:p>
          </table:table-cell>
          <table:table-cell table:formula="of:=[.A212]-[.A$20]" office:value-type="float" office:value="0.049603999999988">
            <text:p>0.049604</text:p>
          </table:table-cell>
          <table:table-cell table:formula="of:=[.B212]-[.B211]" office:value-type="float" office:value="0.000923000000000229">
            <text:p>0.00092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32341">
            <text:p>183.932341</text:p>
          </table:table-cell>
          <table:table-cell table:formula="of:=[.A213]-[.A$20]" office:value-type="float" office:value="0.0496070000000088">
            <text:p>0.049607</text:p>
          </table:table-cell>
          <table:table-cell table:formula="of:=[.B213]-[.B212]" office:value-type="float" office:value="0.00000300000002084744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32684">
            <text:p>183.932684</text:p>
          </table:table-cell>
          <table:table-cell table:formula="of:=[.A214]-[.A$20]" office:value-type="float" office:value="0.0499499999999955">
            <text:p>0.049950</text:p>
          </table:table-cell>
          <table:table-cell table:formula="of:=[.B214]-[.B213]" office:value-type="float" office:value="0.00034299999998666">
            <text:p>0.00034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.932687">
            <text:p>183.932687</text:p>
          </table:table-cell>
          <table:table-cell table:formula="of:=[.A215]-[.A$20]" office:value-type="float" office:value="0.0499529999999879">
            <text:p>0.049953</text:p>
          </table:table-cell>
          <table:table-cell table:formula="of:=[.B215]-[.B214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.932689">
            <text:p>183.932689</text:p>
          </table:table-cell>
          <table:table-cell table:formula="of:=[.A216]-[.A$20]" office:value-type="float" office:value="0.0499550000000113">
            <text:p>0.049955</text:p>
          </table:table-cell>
          <table:table-cell table:formula="of:=[.B216]-[.B215]" office:value-type="float" office:value="0.00000200000002337219">
            <text:p>0.000002</text:p>
          </table:table-cell>
          <table:table-cell table:number-columns-repeated="2"/>
          <table:table-cell office:value-type="string">
            <text:p>d_s is renewed (r + D) to 183939.686680; c_s is fully topped up</text:p>
          </table:table-cell>
        </table:table-row>
        <table:table-row table:style-name="ro1">
          <table:table-cell office:value-type="float" office:value="183.932693">
            <text:p>183.932693</text:p>
          </table:table-cell>
          <table:table-cell table:formula="of:=[.A217]-[.A$20]" office:value-type="float" office:value="0.0499590000000012">
            <text:p>0.049959</text:p>
          </table:table-cell>
          <table:table-cell table:formula="of:=[.B217]-[.B216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932695">
            <text:p>183.932695</text:p>
          </table:table-cell>
          <table:table-cell table:formula="of:=[.A218]-[.A$20]" office:value-type="float" office:value="0.0499609999999962">
            <text:p>0.049961</text:p>
          </table:table-cell>
          <table:table-cell table:formula="of:=[.B218]-[.B21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32697">
            <text:p>183.932697</text:p>
          </table:table-cell>
          <table:table-cell table:formula="of:=[.A219]-[.A$20]" office:value-type="float" office:value="0.0499629999999911">
            <text:p>0.049963</text:p>
          </table:table-cell>
          <table:table-cell table:formula="of:=[.B219]-[.B218]" office:value-type="float" office:value="0.00000199999999495049">
            <text:p>0.000002</text:p>
          </table:table-cell>
          <table:table-cell/>
          <table:table-cell office:value-type="string">
            <text:p>d_s is renewed (r + D) to 183937.694582; c_s is fully topped up</text:p>
          </table:table-cell>
          <table:table-cell/>
        </table:table-row>
        <table:table-row table:style-name="ro1">
          <table:table-cell office:value-type="float" office:value="183.932704">
            <text:p>183.932704</text:p>
          </table:table-cell>
          <table:table-cell table:formula="of:=[.A220]-[.A$20]" office:value-type="float" office:value="0.0499700000000018">
            <text:p>0.049970</text:p>
          </table:table-cell>
          <table:table-cell table:formula="of:=[.B220]-[.B219]" office:value-type="float" office:value="0.00000700000001074841">
            <text:p>0.000007</text:p>
          </table:table-cell>
          <table:table-cell/>
          <table:table-cell office:value-type="string">
            <text:p>is pick_next_task_dl-ed by gnome-terminal (1916)</text:p>
          </table:table-cell>
          <table:table-cell/>
        </table:table-row>
        <table:table-row table:style-name="ro1">
          <table:table-cell office:value-type="float" office:value="183.934616">
            <text:p>183.934616</text:p>
          </table:table-cell>
          <table:table-cell table:formula="of:=[.A221]-[.A$20]" office:value-type="float" office:value="0.0518820000000062">
            <text:p>0.051882</text:p>
          </table:table-cell>
          <table:table-cell table:formula="of:=[.B221]-[.B220]" office:value-type="float" office:value="0.00191200000000435">
            <text:p>0.00191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934618">
            <text:p>183.934618</text:p>
          </table:table-cell>
          <table:table-cell table:formula="of:=[.A222]-[.A$20]" office:value-type="float" office:value="0.0518840000000012">
            <text:p>0.051884</text:p>
          </table:table-cell>
          <table:table-cell table:formula="of:=[.B222]-[.B221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34621">
            <text:p>183.934621</text:p>
          </table:table-cell>
          <table:table-cell table:formula="of:=[.A223]-[.A$20]" office:value-type="float" office:value="0.0518869999999936">
            <text:p>0.051887</text:p>
          </table:table-cell>
          <table:table-cell table:formula="of:=[.B223]-[.B222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.934676">
            <text:p>183.934676</text:p>
          </table:table-cell>
          <table:table-cell table:formula="of:=[.A224]-[.A$20]" office:value-type="float" office:value="0.0519419999999968">
            <text:p>0.051942</text:p>
          </table:table-cell>
          <table:table-cell table:formula="of:=[.B224]-[.B223]" office:value-type="float" office:value="0.0000550000000032469">
            <text:p>0.00005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34678">
            <text:p>183.934678</text:p>
          </table:table-cell>
          <table:table-cell table:formula="of:=[.A225]-[.A$20]" office:value-type="float" office:value="0.0519439999999918">
            <text:p>0.051944</text:p>
          </table:table-cell>
          <table:table-cell table:formula="of:=[.B225]-[.B22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3468">
            <text:p>183.934680</text:p>
          </table:table-cell>
          <table:table-cell table:formula="of:=[.A226]-[.A$20]" office:value-type="float" office:value="0.0519459999999867">
            <text:p>0.051946</text:p>
          </table:table-cell>
          <table:table-cell table:formula="of:=[.B226]-[.B225]" office:value-type="float" office:value="0.00000199999999495049">
            <text:p>0.000002</text:p>
          </table:table-cell>
          <table:table-cell office:value-type="string">
            <text:p>d_s is renewed (r + D) to 183936.677941; c_s is fully topped up</text:p>
          </table:table-cell>
          <table:table-cell table:number-columns-repeated="2"/>
        </table:table-row>
        <table:table-row table:style-name="ro1">
          <table:table-cell office:value-type="float" office:value="183.934682">
            <text:p>183.934682</text:p>
          </table:table-cell>
          <table:table-cell table:formula="of:=[.A227]-[.A$20]" office:value-type="float" office:value="0.0519480000000101">
            <text:p>0.051948</text:p>
          </table:table-cell>
          <table:table-cell table:formula="of:=[.B227]-[.B226]" office:value-type="float" office:value="0.0000020000000233721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.934686">
            <text:p>183.934686</text:p>
          </table:table-cell>
          <table:table-cell table:formula="of:=[.A228]-[.A$20]" office:value-type="float" office:value="0.051952">
            <text:p>0.051952</text:p>
          </table:table-cell>
          <table:table-cell table:formula="of:=[.B228]-[.B227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3469">
            <text:p>183.934690</text:p>
          </table:table-cell>
          <table:table-cell table:formula="of:=[.A229]-[.A$20]" office:value-type="float" office:value="0.0519559999999899">
            <text:p>0.051956</text:p>
          </table:table-cell>
          <table:table-cell table:formula="of:=[.B229]-[.B228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.935599">
            <text:p>183.935599</text:p>
          </table:table-cell>
          <table:table-cell table:formula="of:=[.A230]-[.A$20]" office:value-type="float" office:value="0.0528649999999971">
            <text:p>0.052865</text:p>
          </table:table-cell>
          <table:table-cell table:formula="of:=[.B230]-[.B229]" office:value-type="float" office:value="0.000909000000007154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35601">
            <text:p>183.935601</text:p>
          </table:table-cell>
          <table:table-cell table:formula="of:=[.A231]-[.A$20]" office:value-type="float" office:value="0.052866999999992">
            <text:p>0.052867</text:p>
          </table:table-cell>
          <table:table-cell table:formula="of:=[.B231]-[.B230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35604">
            <text:p>183.935604</text:p>
          </table:table-cell>
          <table:table-cell table:formula="of:=[.A232]-[.A$20]" office:value-type="float" office:value="0.0528700000000129">
            <text:p>0.052870</text:p>
          </table:table-cell>
          <table:table-cell table:formula="of:=[.B232]-[.B231]" office:value-type="float" office:value="0.00000300000002084744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.937677">
            <text:p>183.937677</text:p>
          </table:table-cell>
          <table:table-cell table:formula="of:=[.A233]-[.A$20]" office:value-type="float" office:value="0.0549430000000086">
            <text:p>0.054943</text:p>
          </table:table-cell>
          <table:table-cell table:formula="of:=[.B233]-[.B232]" office:value-type="float" office:value="0.00207299999999577">
            <text:p>0.00207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937679">
            <text:p>183.937679</text:p>
          </table:table-cell>
          <table:table-cell table:formula="of:=[.A234]-[.A$20]" office:value-type="float" office:value="0.0549450000000036">
            <text:p>0.054945</text:p>
          </table:table-cell>
          <table:table-cell table:formula="of:=[.B234]-[.B23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37682">
            <text:p>183.937682</text:p>
          </table:table-cell>
          <table:table-cell table:formula="of:=[.A235]-[.A$20]" office:value-type="float" office:value="0.054947999999996">
            <text:p>0.054948</text:p>
          </table:table-cell>
          <table:table-cell table:formula="of:=[.B235]-[.B234]" office:value-type="float" office:value="0.00000299999999242573">
            <text:p>0.000003</text:p>
          </table:table-cell>
          <table:table-cell/>
          <table:table-cell office:value-type="string">
            <text:p>0.085968 / 0.015473 &gt; 2.000000 / 5.000000</text:p>
          </table:table-cell>
          <table:table-cell/>
        </table:table-row>
        <table:table-row table:style-name="ro1">
          <table:table-cell office:value-type="float" office:value="183.937685">
            <text:p>183.937685</text:p>
          </table:table-cell>
          <table:table-cell table:formula="of:=[.A236]-[.A$20]" office:value-type="float" office:value="0.0549509999999884">
            <text:p>0.054951</text:p>
          </table:table-cell>
          <table:table-cell table:formula="of:=[.B236]-[.B235]" office:value-type="float" office:value="0.00000299999999242573">
            <text:p>0.000003</text:p>
          </table:table-cell>
          <table:table-cell/>
          <table:table-cell office:value-type="string">
            <text:p>d_s is renewed (r + D) to 183942.679109; c_s is fully topped up</text:p>
          </table:table-cell>
          <table:table-cell/>
        </table:table-row>
        <table:table-row table:style-name="ro1">
          <table:table-cell office:value-type="float" office:value="183.938499">
            <text:p>183.938499</text:p>
          </table:table-cell>
          <table:table-cell table:formula="of:=[.A237]-[.A$20]" office:value-type="float" office:value="0.0557650000000081">
            <text:p>0.055765</text:p>
          </table:table-cell>
          <table:table-cell table:formula="of:=[.B237]-[.B236]" office:value-type="float" office:value="0.000814000000019632">
            <text:p>0.00081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.938501">
            <text:p>183.938501</text:p>
          </table:table-cell>
          <table:table-cell table:formula="of:=[.A238]-[.A$20]" office:value-type="float" office:value="0.055767000000003">
            <text:p>0.055767</text:p>
          </table:table-cell>
          <table:table-cell table:formula="of:=[.B238]-[.B237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38505">
            <text:p>183.938505</text:p>
          </table:table-cell>
          <table:table-cell table:formula="of:=[.A239]-[.A$20]" office:value-type="float" office:value="0.0557709999999929">
            <text:p>0.055771</text:p>
          </table:table-cell>
          <table:table-cell table:formula="of:=[.B239]-[.B238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.938675">
            <text:p>183.938675</text:p>
          </table:table-cell>
          <table:table-cell table:formula="of:=[.A240]-[.A$20]" office:value-type="float" office:value="0.05594099999999">
            <text:p>0.055941</text:p>
          </table:table-cell>
          <table:table-cell table:formula="of:=[.B240]-[.B239]" office:value-type="float" office:value="0.000169999999997117">
            <text:p>0.00017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38677">
            <text:p>183.938677</text:p>
          </table:table-cell>
          <table:table-cell table:formula="of:=[.A241]-[.A$20]" office:value-type="float" office:value="0.0559430000000134">
            <text:p>0.055943</text:p>
          </table:table-cell>
          <table:table-cell table:formula="of:=[.B241]-[.B240]" office:value-type="float" office:value="0.0000020000000233721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38679">
            <text:p>183.938679</text:p>
          </table:table-cell>
          <table:table-cell table:formula="of:=[.A242]-[.A$20]" office:value-type="float" office:value="0.0559450000000084">
            <text:p>0.055945</text:p>
          </table:table-cell>
          <table:table-cell table:formula="of:=[.B242]-[.B241]" office:value-type="float" office:value="0.00000199999999495049">
            <text:p>0.000002</text:p>
          </table:table-cell>
          <table:table-cell office:value-type="string">
            <text:p>d_s is renewed (r + D) to 183940.676635; c_s is fully topped up</text:p>
          </table:table-cell>
          <table:table-cell table:number-columns-repeated="2"/>
        </table:table-row>
        <table:table-row table:style-name="ro1">
          <table:table-cell office:value-type="float" office:value="183.938681">
            <text:p>183.938681</text:p>
          </table:table-cell>
          <table:table-cell table:formula="of:=[.A243]-[.A$20]" office:value-type="float" office:value="0.0559470000000033">
            <text:p>0.055947</text:p>
          </table:table-cell>
          <table:table-cell table:formula="of:=[.B243]-[.B242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.938684">
            <text:p>183.938684</text:p>
          </table:table-cell>
          <table:table-cell table:formula="of:=[.A244]-[.A$20]" office:value-type="float" office:value="0.0559499999999957">
            <text:p>0.055950</text:p>
          </table:table-cell>
          <table:table-cell table:formula="of:=[.B244]-[.B243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38689">
            <text:p>183.938689</text:p>
          </table:table-cell>
          <table:table-cell table:formula="of:=[.A245]-[.A$20]" office:value-type="float" office:value="0.0559550000000115">
            <text:p>0.055955</text:p>
          </table:table-cell>
          <table:table-cell table:formula="of:=[.B245]-[.B244]" office:value-type="float" office:value="0.00000500000001579792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.939597">
            <text:p>183.939597</text:p>
          </table:table-cell>
          <table:table-cell table:formula="of:=[.A246]-[.A$20]" office:value-type="float" office:value="0.0568629999999928">
            <text:p>0.056863</text:p>
          </table:table-cell>
          <table:table-cell table:formula="of:=[.B246]-[.B245]" office:value-type="float" office:value="0.000907999999981257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39598">
            <text:p>183.939598</text:p>
          </table:table-cell>
          <table:table-cell table:formula="of:=[.A247]-[.A$20]" office:value-type="float" office:value="0.0568639999999903">
            <text:p>0.056864</text:p>
          </table:table-cell>
          <table:table-cell table:formula="of:=[.B247]-[.B246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39602">
            <text:p>183.939602</text:p>
          </table:table-cell>
          <table:table-cell table:formula="of:=[.A248]-[.A$20]" office:value-type="float" office:value="0.0568680000000086">
            <text:p>0.056868</text:p>
          </table:table-cell>
          <table:table-cell table:formula="of:=[.B248]-[.B247]" office:value-type="float" office:value="0.00000400000001832268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.941361">
            <text:p>183.941361</text:p>
          </table:table-cell>
          <table:table-cell table:formula="of:=[.A249]-[.A$20]" office:value-type="float" office:value="0.0586270000000013">
            <text:p>0.058627</text:p>
          </table:table-cell>
          <table:table-cell table:formula="of:=[.B249]-[.B248]" office:value-type="float" office:value="0.00175899999999274">
            <text:p>0.00175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941362">
            <text:p>183.941362</text:p>
          </table:table-cell>
          <table:table-cell table:formula="of:=[.A250]-[.A$20]" office:value-type="float" office:value="0.0586279999999988">
            <text:p>0.058628</text:p>
          </table:table-cell>
          <table:table-cell table:formula="of:=[.B250]-[.B249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42733">
            <text:p>183.942733</text:p>
          </table:table-cell>
          <table:table-cell table:formula="of:=[.A251]-[.A$20]" office:value-type="float" office:value="0.0599990000000048">
            <text:p>0.059999</text:p>
          </table:table-cell>
          <table:table-cell table:formula="of:=[.B251]-[.B250]" office:value-type="float" office:value="0.00137100000000601">
            <text:p>0.00137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.942736">
            <text:p>183.942736</text:p>
          </table:table-cell>
          <table:table-cell table:formula="of:=[.A252]-[.A$20]" office:value-type="float" office:value="0.0600019999999972">
            <text:p>0.060002</text:p>
          </table:table-cell>
          <table:table-cell table:formula="of:=[.B252]-[.B251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.942739">
            <text:p>183.942739</text:p>
          </table:table-cell>
          <table:table-cell table:formula="of:=[.A253]-[.A$20]" office:value-type="float" office:value="0.0600049999999897">
            <text:p>0.060005</text:p>
          </table:table-cell>
          <table:table-cell table:formula="of:=[.B253]-[.B252]" office:value-type="float" office:value="0.00000299999999242573">
            <text:p>0.000003</text:p>
          </table:table-cell>
          <table:table-cell table:number-columns-repeated="2"/>
          <table:table-cell office:value-type="string">
            <text:p>d_s is renewed (r + D) to 183949.736054; c_s is fully topped up</text:p>
          </table:table-cell>
        </table:table-row>
        <table:table-row table:style-name="ro1">
          <table:table-cell office:value-type="float" office:value="183.942741">
            <text:p>183.942741</text:p>
          </table:table-cell>
          <table:table-cell table:formula="of:=[.A254]-[.A$20]" office:value-type="float" office:value="0.060007000000013">
            <text:p>0.060007</text:p>
          </table:table-cell>
          <table:table-cell table:formula="of:=[.B254]-[.B253]" office:value-type="float" office:value="0.0000020000000233721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42743">
            <text:p>183.942743</text:p>
          </table:table-cell>
          <table:table-cell table:formula="of:=[.A255]-[.A$20]" office:value-type="float" office:value="0.060009000000008">
            <text:p>0.060009</text:p>
          </table:table-cell>
          <table:table-cell table:formula="of:=[.B255]-[.B25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42745">
            <text:p>183.942745</text:p>
          </table:table-cell>
          <table:table-cell table:formula="of:=[.A256]-[.A$20]" office:value-type="float" office:value="0.0600110000000029">
            <text:p>0.060011</text:p>
          </table:table-cell>
          <table:table-cell table:formula="of:=[.B256]-[.B255]" office:value-type="float" office:value="0.00000199999999495049">
            <text:p>0.000002</text:p>
          </table:table-cell>
          <table:table-cell office:value-type="string">
            <text:p>d_s is renewed (r + D) to 183944.743254; c_s is fully topped up</text:p>
          </table:table-cell>
          <table:table-cell table:number-columns-repeated="2"/>
        </table:table-row>
        <table:table-row table:style-name="ro1">
          <table:table-cell office:value-type="float" office:value="183.942748">
            <text:p>183.942748</text:p>
          </table:table-cell>
          <table:table-cell table:formula="of:=[.A257]-[.A$20]" office:value-type="float" office:value="0.0600139999999954">
            <text:p>0.060014</text:p>
          </table:table-cell>
          <table:table-cell table:formula="of:=[.B257]-[.B256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94275">
            <text:p>183.942750</text:p>
          </table:table-cell>
          <table:table-cell table:formula="of:=[.A258]-[.A$20]" office:value-type="float" office:value="0.0600159999999903">
            <text:p>0.060016</text:p>
          </table:table-cell>
          <table:table-cell table:formula="of:=[.B258]-[.B25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42752">
            <text:p>183.942752</text:p>
          </table:table-cell>
          <table:table-cell table:formula="of:=[.A259]-[.A$20]" office:value-type="float" office:value="0.0600180000000137">
            <text:p>0.060018</text:p>
          </table:table-cell>
          <table:table-cell table:formula="of:=[.B259]-[.B258]" office:value-type="float" office:value="0.00000200000002337219">
            <text:p>0.000002</text:p>
          </table:table-cell>
          <table:table-cell/>
          <table:table-cell office:value-type="string">
            <text:p>d_s is renewed (r + D) to 183947.750021; c_s is fully topped up</text:p>
          </table:table-cell>
          <table:table-cell/>
        </table:table-row>
        <table:table-row table:style-name="ro1">
          <table:table-cell office:value-type="float" office:value="183.942765">
            <text:p>183.942765</text:p>
          </table:table-cell>
          <table:table-cell table:formula="of:=[.A260]-[.A$20]" office:value-type="float" office:value="0.0600310000000093">
            <text:p>0.060031</text:p>
          </table:table-cell>
          <table:table-cell table:formula="of:=[.B260]-[.B259]" office:value-type="float" office:value="0.0000129999999955999">
            <text:p>0.000013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83.943677">
            <text:p>183.943677</text:p>
          </table:table-cell>
          <table:table-cell table:formula="of:=[.A261]-[.A$20]" office:value-type="float" office:value="0.0609430000000089">
            <text:p>0.060943</text:p>
          </table:table-cell>
          <table:table-cell table:formula="of:=[.B261]-[.B260]" office:value-type="float" office:value="0.00091199999999958">
            <text:p>0.00091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43679">
            <text:p>183.943679</text:p>
          </table:table-cell>
          <table:table-cell table:formula="of:=[.A262]-[.A$20]" office:value-type="float" office:value="0.0609450000000038">
            <text:p>0.060945</text:p>
          </table:table-cell>
          <table:table-cell table:formula="of:=[.B262]-[.B261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43682">
            <text:p>183.943682</text:p>
          </table:table-cell>
          <table:table-cell table:formula="of:=[.A263]-[.A$20]" office:value-type="float" office:value="0.0609479999999962">
            <text:p>0.060948</text:p>
          </table:table-cell>
          <table:table-cell table:formula="of:=[.B263]-[.B262]" office:value-type="float" office:value="0.00000299999999242573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.945607">
            <text:p>183.945607</text:p>
          </table:table-cell>
          <table:table-cell table:formula="of:=[.A264]-[.A$20]" office:value-type="float" office:value="0.0628729999999962">
            <text:p>0.062873</text:p>
          </table:table-cell>
          <table:table-cell table:formula="of:=[.B264]-[.B263]" office:value-type="float" office:value="0.00192499999999995">
            <text:p>0.00192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945609">
            <text:p>183.945609</text:p>
          </table:table-cell>
          <table:table-cell table:formula="of:=[.A265]-[.A$20]" office:value-type="float" office:value="0.0628749999999911">
            <text:p>0.062875</text:p>
          </table:table-cell>
          <table:table-cell table:formula="of:=[.B265]-[.B264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45613">
            <text:p>183.945613</text:p>
          </table:table-cell>
          <table:table-cell table:formula="of:=[.A266]-[.A$20]" office:value-type="float" office:value="0.0628790000000095">
            <text:p>0.062879</text:p>
          </table:table-cell>
          <table:table-cell table:formula="of:=[.B266]-[.B265]" office:value-type="float" office:value="0.00000400000001832268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.946675">
            <text:p>183.946675</text:p>
          </table:table-cell>
          <table:table-cell table:formula="of:=[.A267]-[.A$20]" office:value-type="float" office:value="0.0639409999999998">
            <text:p>0.063941</text:p>
          </table:table-cell>
          <table:table-cell table:formula="of:=[.B267]-[.B266]" office:value-type="float" office:value="0.00106199999999035">
            <text:p>0.00106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46676">
            <text:p>183.946676</text:p>
          </table:table-cell>
          <table:table-cell table:formula="of:=[.A268]-[.A$20]" office:value-type="float" office:value="0.0639419999999973">
            <text:p>0.063942</text:p>
          </table:table-cell>
          <table:table-cell table:formula="of:=[.B268]-[.B267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46679">
            <text:p>183.946679</text:p>
          </table:table-cell>
          <table:table-cell table:formula="of:=[.A269]-[.A$20]" office:value-type="float" office:value="0.0639449999999897">
            <text:p>0.063945</text:p>
          </table:table-cell>
          <table:table-cell table:formula="of:=[.B269]-[.B268]" office:value-type="float" office:value="0.00000299999999242573">
            <text:p>0.000003</text:p>
          </table:table-cell>
          <table:table-cell office:value-type="string">
            <text:p>d_s is renewed (r + D) to 183948.676584; c_s is fully topped up</text:p>
          </table:table-cell>
          <table:table-cell table:number-columns-repeated="2"/>
        </table:table-row>
        <table:table-row table:style-name="ro1">
          <table:table-cell office:value-type="float" office:value="183.946681">
            <text:p>183.946681</text:p>
          </table:table-cell>
          <table:table-cell table:formula="of:=[.A270]-[.A$20]" office:value-type="float" office:value="0.0639470000000131">
            <text:p>0.063947</text:p>
          </table:table-cell>
          <table:table-cell table:formula="of:=[.B270]-[.B269]" office:value-type="float" office:value="0.0000020000000233721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.946684">
            <text:p>183.946684</text:p>
          </table:table-cell>
          <table:table-cell table:formula="of:=[.A271]-[.A$20]" office:value-type="float" office:value="0.0639500000000055">
            <text:p>0.063950</text:p>
          </table:table-cell>
          <table:table-cell table:formula="of:=[.B271]-[.B270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46688">
            <text:p>183.946688</text:p>
          </table:table-cell>
          <table:table-cell table:formula="of:=[.A272]-[.A$20]" office:value-type="float" office:value="0.0639539999999954">
            <text:p>0.063954</text:p>
          </table:table-cell>
          <table:table-cell table:formula="of:=[.B272]-[.B271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.947594">
            <text:p>183.947594</text:p>
          </table:table-cell>
          <table:table-cell table:formula="of:=[.A273]-[.A$20]" office:value-type="float" office:value="0.0648600000000101">
            <text:p>0.064860</text:p>
          </table:table-cell>
          <table:table-cell table:formula="of:=[.B273]-[.B272]" office:value-type="float" office:value="0.000906000000014728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47596">
            <text:p>183.947596</text:p>
          </table:table-cell>
          <table:table-cell table:formula="of:=[.A274]-[.A$20]" office:value-type="float" office:value="0.0648620000000051">
            <text:p>0.064862</text:p>
          </table:table-cell>
          <table:table-cell table:formula="of:=[.B274]-[.B273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47599">
            <text:p>183.947599</text:p>
          </table:table-cell>
          <table:table-cell table:formula="of:=[.A275]-[.A$20]" office:value-type="float" office:value="0.0648649999999975">
            <text:p>0.064865</text:p>
          </table:table-cell>
          <table:table-cell table:formula="of:=[.B275]-[.B274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.947673">
            <text:p>183.947673</text:p>
          </table:table-cell>
          <table:table-cell table:formula="of:=[.A276]-[.A$20]" office:value-type="float" office:value="0.0649390000000096">
            <text:p>0.064939</text:p>
          </table:table-cell>
          <table:table-cell table:formula="of:=[.B276]-[.B275]" office:value-type="float" office:value="0.0000740000000121199">
            <text:p>0.00007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947675">
            <text:p>183.947675</text:p>
          </table:table-cell>
          <table:table-cell table:formula="of:=[.A277]-[.A$20]" office:value-type="float" office:value="0.0649410000000046">
            <text:p>0.064941</text:p>
          </table:table-cell>
          <table:table-cell table:formula="of:=[.B277]-[.B27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47678">
            <text:p>183.947678</text:p>
          </table:table-cell>
          <table:table-cell table:formula="of:=[.A278]-[.A$20]" office:value-type="float" office:value="0.064943999999997">
            <text:p>0.064944</text:p>
          </table:table-cell>
          <table:table-cell table:formula="of:=[.B278]-[.B277]" office:value-type="float" office:value="0.00000299999999242573">
            <text:p>0.000003</text:p>
          </table:table-cell>
          <table:table-cell/>
          <table:table-cell office:value-type="string">
            <text:p>0.073531 / 0.075119 &gt; 2.000000 / 5.000000</text:p>
          </table:table-cell>
          <table:table-cell/>
        </table:table-row>
        <table:table-row table:style-name="ro1">
          <table:table-cell office:value-type="float" office:value="183.94768">
            <text:p>183.947680</text:p>
          </table:table-cell>
          <table:table-cell table:formula="of:=[.A279]-[.A$20]" office:value-type="float" office:value="0.064945999999992">
            <text:p>0.064946</text:p>
          </table:table-cell>
          <table:table-cell table:formula="of:=[.B279]-[.B278]" office:value-type="float" office:value="0.00000199999999495049">
            <text:p>0.000002</text:p>
          </table:table-cell>
          <table:table-cell/>
          <table:table-cell office:value-type="string">
            <text:p>d_s is renewed (r + D) to 183952.674902; c_s is fully topped up</text:p>
          </table:table-cell>
          <table:table-cell/>
        </table:table-row>
        <table:table-row table:style-name="ro1">
          <table:table-cell office:value-type="float" office:value="183.949491">
            <text:p>183.949491</text:p>
          </table:table-cell>
          <table:table-cell table:formula="of:=[.A280]-[.A$20]" office:value-type="float" office:value="0.0667569999999955">
            <text:p>0.066757</text:p>
          </table:table-cell>
          <table:table-cell table:formula="of:=[.B280]-[.B279]" office:value-type="float" office:value="0.00181100000000356">
            <text:p>0.00181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.949493">
            <text:p>183.949493</text:p>
          </table:table-cell>
          <table:table-cell table:formula="of:=[.A281]-[.A$20]" office:value-type="float" office:value="0.0667589999999905">
            <text:p>0.066759</text:p>
          </table:table-cell>
          <table:table-cell table:formula="of:=[.B281]-[.B280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49497">
            <text:p>183.949497</text:p>
          </table:table-cell>
          <table:table-cell table:formula="of:=[.A282]-[.A$20]" office:value-type="float" office:value="0.0667630000000088">
            <text:p>0.066763</text:p>
          </table:table-cell>
          <table:table-cell table:formula="of:=[.B282]-[.B281]" office:value-type="float" office:value="0.00000400000001832268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.950675">
            <text:p>183.950675</text:p>
          </table:table-cell>
          <table:table-cell table:formula="of:=[.A283]-[.A$20]" office:value-type="float" office:value="0.0679409999999905">
            <text:p>0.067941</text:p>
          </table:table-cell>
          <table:table-cell table:formula="of:=[.B283]-[.B282]" office:value-type="float" office:value="0.00117799999998169">
            <text:p>0.00117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50677">
            <text:p>183.950677</text:p>
          </table:table-cell>
          <table:table-cell table:formula="of:=[.A284]-[.A$20]" office:value-type="float" office:value="0.0679430000000139">
            <text:p>0.067943</text:p>
          </table:table-cell>
          <table:table-cell table:formula="of:=[.B284]-[.B283]" office:value-type="float" office:value="0.0000020000000233721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50679">
            <text:p>183.950679</text:p>
          </table:table-cell>
          <table:table-cell table:formula="of:=[.A285]-[.A$20]" office:value-type="float" office:value="0.0679450000000088">
            <text:p>0.067945</text:p>
          </table:table-cell>
          <table:table-cell table:formula="of:=[.B285]-[.B284]" office:value-type="float" office:value="0.00000199999999495049">
            <text:p>0.000002</text:p>
          </table:table-cell>
          <table:table-cell office:value-type="string">
            <text:p>d_s is renewed (r + D) to 183952.676801; c_s is fully topped up</text:p>
          </table:table-cell>
          <table:table-cell table:number-columns-repeated="2"/>
        </table:table-row>
        <table:table-row table:style-name="ro1">
          <table:table-cell office:value-type="float" office:value="183.951418">
            <text:p>183.951418</text:p>
          </table:table-cell>
          <table:table-cell table:formula="of:=[.A286]-[.A$20]" office:value-type="float" office:value="0.0686839999999904">
            <text:p>0.068684</text:p>
          </table:table-cell>
          <table:table-cell table:formula="of:=[.B286]-[.B285]" office:value-type="float" office:value="0.000738999999981616">
            <text:p>0.00073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95142">
            <text:p>183.951420</text:p>
          </table:table-cell>
          <table:table-cell table:formula="of:=[.A287]-[.A$20]" office:value-type="float" office:value="0.0686860000000138">
            <text:p>0.068686</text:p>
          </table:table-cell>
          <table:table-cell table:formula="of:=[.B287]-[.B286]" office:value-type="float" office:value="0.0000020000000233721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51424">
            <text:p>183.951424</text:p>
          </table:table-cell>
          <table:table-cell table:formula="of:=[.A288]-[.A$20]" office:value-type="float" office:value="0.0686900000000037">
            <text:p>0.068690</text:p>
          </table:table-cell>
          <table:table-cell table:formula="of:=[.B288]-[.B287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.952357">
            <text:p>183.952357</text:p>
          </table:table-cell>
          <table:table-cell table:formula="of:=[.A289]-[.A$20]" office:value-type="float" office:value="0.0696230000000071">
            <text:p>0.069623</text:p>
          </table:table-cell>
          <table:table-cell table:formula="of:=[.B289]-[.B288]" office:value-type="float" office:value="0.000933000000003403">
            <text:p>0.00093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52358">
            <text:p>183.952358</text:p>
          </table:table-cell>
          <table:table-cell table:formula="of:=[.A290]-[.A$20]" office:value-type="float" office:value="0.0696240000000046">
            <text:p>0.069624</text:p>
          </table:table-cell>
          <table:table-cell table:formula="of:=[.B290]-[.B289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52706">
            <text:p>183.952706</text:p>
          </table:table-cell>
          <table:table-cell table:formula="of:=[.A291]-[.A$20]" office:value-type="float" office:value="0.069972000000007">
            <text:p>0.069972</text:p>
          </table:table-cell>
          <table:table-cell table:formula="of:=[.B291]-[.B290]" office:value-type="float" office:value="0.000348000000002457">
            <text:p>0.00034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.95271">
            <text:p>183.952710</text:p>
          </table:table-cell>
          <table:table-cell table:formula="of:=[.A292]-[.A$20]" office:value-type="float" office:value="0.0699759999999969">
            <text:p>0.069976</text:p>
          </table:table-cell>
          <table:table-cell table:formula="of:=[.B292]-[.B291]" office:value-type="float" office:value="0.00000399999998990097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.952712">
            <text:p>183.952712</text:p>
          </table:table-cell>
          <table:table-cell table:formula="of:=[.A293]-[.A$20]" office:value-type="float" office:value="0.0699779999999919">
            <text:p>0.069978</text:p>
          </table:table-cell>
          <table:table-cell table:formula="of:=[.B293]-[.B292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83959.709648; c_s is fully topped up</text:p>
          </table:table-cell>
        </table:table-row>
        <table:table-row table:style-name="ro1">
          <table:table-cell office:value-type="float" office:value="183.952715">
            <text:p>183.952715</text:p>
          </table:table-cell>
          <table:table-cell table:formula="of:=[.A294]-[.A$20]" office:value-type="float" office:value="0.0699810000000127">
            <text:p>0.069981</text:p>
          </table:table-cell>
          <table:table-cell table:formula="of:=[.B294]-[.B293]" office:value-type="float" office:value="0.00000300000002084744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952717">
            <text:p>183.952717</text:p>
          </table:table-cell>
          <table:table-cell table:formula="of:=[.A295]-[.A$20]" office:value-type="float" office:value="0.0699830000000077">
            <text:p>0.069983</text:p>
          </table:table-cell>
          <table:table-cell table:formula="of:=[.B295]-[.B29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52719">
            <text:p>183.952719</text:p>
          </table:table-cell>
          <table:table-cell table:formula="of:=[.A296]-[.A$20]" office:value-type="float" office:value="0.0699850000000026">
            <text:p>0.069985</text:p>
          </table:table-cell>
          <table:table-cell table:formula="of:=[.B296]-[.B295]" office:value-type="float" office:value="0.00000199999999495049">
            <text:p>0.000002</text:p>
          </table:table-cell>
          <table:table-cell/>
          <table:table-cell office:value-type="string">
            <text:p>d_s is renewed (r + D) to 183957.716632; c_s is fully topped up</text:p>
          </table:table-cell>
          <table:table-cell/>
        </table:table-row>
        <table:table-row table:style-name="ro1">
          <table:table-cell office:value-type="float" office:value="183.952726">
            <text:p>183.952726</text:p>
          </table:table-cell>
          <table:table-cell table:formula="of:=[.A297]-[.A$20]" office:value-type="float" office:value="0.0699920000000134">
            <text:p>0.069992</text:p>
          </table:table-cell>
          <table:table-cell table:formula="of:=[.B297]-[.B296]" office:value-type="float" office:value="0.00000700000001074841">
            <text:p>0.000007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3.954638">
            <text:p>183.954638</text:p>
          </table:table-cell>
          <table:table-cell table:formula="of:=[.A298]-[.A$20]" office:value-type="float" office:value="0.0719039999999893">
            <text:p>0.071904</text:p>
          </table:table-cell>
          <table:table-cell table:formula="of:=[.B298]-[.B297]" office:value-type="float" office:value="0.00191199999997593">
            <text:p>0.00191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95464">
            <text:p>183.954640</text:p>
          </table:table-cell>
          <table:table-cell table:formula="of:=[.A299]-[.A$20]" office:value-type="float" office:value="0.0719060000000127">
            <text:p>0.071906</text:p>
          </table:table-cell>
          <table:table-cell table:formula="of:=[.B299]-[.B298]" office:value-type="float" office:value="0.0000020000000233721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54643">
            <text:p>183.954643</text:p>
          </table:table-cell>
          <table:table-cell table:formula="of:=[.A300]-[.A$20]" office:value-type="float" office:value="0.0719090000000051">
            <text:p>0.071909</text:p>
          </table:table-cell>
          <table:table-cell table:formula="of:=[.B300]-[.B299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.954676">
            <text:p>183.954676</text:p>
          </table:table-cell>
          <table:table-cell table:formula="of:=[.A301]-[.A$20]" office:value-type="float" office:value="0.0719420000000071">
            <text:p>0.071942</text:p>
          </table:table-cell>
          <table:table-cell table:formula="of:=[.B301]-[.B300]" office:value-type="float" office:value="0.0000330000000019481">
            <text:p>0.00003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54678">
            <text:p>183.954678</text:p>
          </table:table-cell>
          <table:table-cell table:formula="of:=[.A302]-[.A$20]" office:value-type="float" office:value="0.071944000000002">
            <text:p>0.071944</text:p>
          </table:table-cell>
          <table:table-cell table:formula="of:=[.B302]-[.B30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5468">
            <text:p>183.954680</text:p>
          </table:table-cell>
          <table:table-cell table:formula="of:=[.A303]-[.A$20]" office:value-type="float" office:value="0.071945999999997">
            <text:p>0.071946</text:p>
          </table:table-cell>
          <table:table-cell table:formula="of:=[.B303]-[.B302]" office:value-type="float" office:value="0.00000199999999495049">
            <text:p>0.000002</text:p>
          </table:table-cell>
          <table:table-cell office:value-type="string">
            <text:p>d_s is renewed (r + D) to 183956.678175; c_s is fully topped up</text:p>
          </table:table-cell>
          <table:table-cell table:number-columns-repeated="2"/>
        </table:table-row>
        <table:table-row table:style-name="ro1">
          <table:table-cell office:value-type="float" office:value="183.954682">
            <text:p>183.954682</text:p>
          </table:table-cell>
          <table:table-cell table:formula="of:=[.A304]-[.A$20]" office:value-type="float" office:value="0.0719479999999919">
            <text:p>0.071948</text:p>
          </table:table-cell>
          <table:table-cell table:formula="of:=[.B304]-[.B303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.954686">
            <text:p>183.954686</text:p>
          </table:table-cell>
          <table:table-cell table:formula="of:=[.A305]-[.A$20]" office:value-type="float" office:value="0.0719520000000102">
            <text:p>0.071952</text:p>
          </table:table-cell>
          <table:table-cell table:formula="of:=[.B305]-[.B304]" office:value-type="float" office:value="0.00000400000001832268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5469">
            <text:p>183.954690</text:p>
          </table:table-cell>
          <table:table-cell table:formula="of:=[.A306]-[.A$20]" office:value-type="float" office:value="0.0719560000000001">
            <text:p>0.071956</text:p>
          </table:table-cell>
          <table:table-cell table:formula="of:=[.B306]-[.B305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.955599">
            <text:p>183.955599</text:p>
          </table:table-cell>
          <table:table-cell table:formula="of:=[.A307]-[.A$20]" office:value-type="float" office:value="0.0728650000000073">
            <text:p>0.072865</text:p>
          </table:table-cell>
          <table:table-cell table:formula="of:=[.B307]-[.B306]" office:value-type="float" office:value="0.000909000000007154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556">
            <text:p>183.955600</text:p>
          </table:table-cell>
          <table:table-cell table:formula="of:=[.A308]-[.A$20]" office:value-type="float" office:value="0.0728660000000048">
            <text:p>0.072866</text:p>
          </table:table-cell>
          <table:table-cell table:formula="of:=[.B308]-[.B307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55604">
            <text:p>183.955604</text:p>
          </table:table-cell>
          <table:table-cell table:formula="of:=[.A309]-[.A$20]" office:value-type="float" office:value="0.0728699999999947">
            <text:p>0.072870</text:p>
          </table:table-cell>
          <table:table-cell table:formula="of:=[.B309]-[.B308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.957677">
            <text:p>183.957677</text:p>
          </table:table-cell>
          <table:table-cell table:formula="of:=[.A310]-[.A$20]" office:value-type="float" office:value="0.0749429999999904">
            <text:p>0.074943</text:p>
          </table:table-cell>
          <table:table-cell table:formula="of:=[.B310]-[.B309]" office:value-type="float" office:value="0.00207299999999577">
            <text:p>0.00207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957679">
            <text:p>183.957679</text:p>
          </table:table-cell>
          <table:table-cell table:formula="of:=[.A311]-[.A$20]" office:value-type="float" office:value="0.0749450000000138">
            <text:p>0.074945</text:p>
          </table:table-cell>
          <table:table-cell table:formula="of:=[.B311]-[.B310]" office:value-type="float" office:value="0.0000020000000233721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57682">
            <text:p>183.957682</text:p>
          </table:table-cell>
          <table:table-cell table:formula="of:=[.A312]-[.A$20]" office:value-type="float" office:value="0.0749480000000062">
            <text:p>0.074948</text:p>
          </table:table-cell>
          <table:table-cell table:formula="of:=[.B312]-[.B311]" office:value-type="float" office:value="0.00000299999999242573">
            <text:p>0.000003</text:p>
          </table:table-cell>
          <table:table-cell/>
          <table:table-cell office:value-type="string">
            <text:p>0.086310 / 0.037463 &gt; 2.000000 / 5.000000</text:p>
          </table:table-cell>
          <table:table-cell/>
        </table:table-row>
        <table:table-row table:style-name="ro1">
          <table:table-cell office:value-type="float" office:value="183.957685">
            <text:p>183.957685</text:p>
          </table:table-cell>
          <table:table-cell table:formula="of:=[.A313]-[.A$20]" office:value-type="float" office:value="0.0749509999999987">
            <text:p>0.074951</text:p>
          </table:table-cell>
          <table:table-cell table:formula="of:=[.B313]-[.B312]" office:value-type="float" office:value="0.00000299999999242573">
            <text:p>0.000003</text:p>
          </table:table-cell>
          <table:table-cell/>
          <table:table-cell office:value-type="string">
            <text:p>d_s is renewed (r + D) to 183962.679169; c_s is fully topped up</text:p>
          </table:table-cell>
          <table:table-cell/>
        </table:table-row>
        <table:table-row table:style-name="ro1">
          <table:table-cell office:value-type="float" office:value="183.958521">
            <text:p>183.958521</text:p>
          </table:table-cell>
          <table:table-cell table:formula="of:=[.A314]-[.A$20]" office:value-type="float" office:value="0.0757869999999912">
            <text:p>0.075787</text:p>
          </table:table-cell>
          <table:table-cell table:formula="of:=[.B314]-[.B313]" office:value-type="float" office:value="0.000835999999992509">
            <text:p>0.00083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.958523">
            <text:p>183.958523</text:p>
          </table:table-cell>
          <table:table-cell table:formula="of:=[.A315]-[.A$20]" office:value-type="float" office:value="0.0757890000000145">
            <text:p>0.075789</text:p>
          </table:table-cell>
          <table:table-cell table:formula="of:=[.B315]-[.B314]" office:value-type="float" office:value="0.0000020000000233721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58526">
            <text:p>183.958526</text:p>
          </table:table-cell>
          <table:table-cell table:formula="of:=[.A316]-[.A$20]" office:value-type="float" office:value="0.075792000000007">
            <text:p>0.075792</text:p>
          </table:table-cell>
          <table:table-cell table:formula="of:=[.B316]-[.B315]" office:value-type="float" office:value="0.00000299999999242573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.958675">
            <text:p>183.958675</text:p>
          </table:table-cell>
          <table:table-cell table:formula="of:=[.A317]-[.A$20]" office:value-type="float" office:value="0.0759410000000003">
            <text:p>0.075941</text:p>
          </table:table-cell>
          <table:table-cell table:formula="of:=[.B317]-[.B316]" office:value-type="float" office:value="0.000148999999993293">
            <text:p>0.00014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58677">
            <text:p>183.958677</text:p>
          </table:table-cell>
          <table:table-cell table:formula="of:=[.A318]-[.A$20]" office:value-type="float" office:value="0.0759429999999952">
            <text:p>0.075943</text:p>
          </table:table-cell>
          <table:table-cell table:formula="of:=[.B318]-[.B31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58679">
            <text:p>183.958679</text:p>
          </table:table-cell>
          <table:table-cell table:formula="of:=[.A319]-[.A$20]" office:value-type="float" office:value="0.0759449999999902">
            <text:p>0.075945</text:p>
          </table:table-cell>
          <table:table-cell table:formula="of:=[.B319]-[.B318]" office:value-type="float" office:value="0.00000199999999495049">
            <text:p>0.000002</text:p>
          </table:table-cell>
          <table:table-cell office:value-type="string">
            <text:p>d_s is renewed (r + D) to 183960.676760; c_s is fully topped up</text:p>
          </table:table-cell>
          <table:table-cell table:number-columns-repeated="2"/>
        </table:table-row>
        <table:table-row table:style-name="ro1">
          <table:table-cell office:value-type="float" office:value="183.958681">
            <text:p>183.958681</text:p>
          </table:table-cell>
          <table:table-cell table:formula="of:=[.A320]-[.A$20]" office:value-type="float" office:value="0.0759470000000135">
            <text:p>0.075947</text:p>
          </table:table-cell>
          <table:table-cell table:formula="of:=[.B320]-[.B319]" office:value-type="float" office:value="0.0000020000000233721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.958684">
            <text:p>183.958684</text:p>
          </table:table-cell>
          <table:table-cell table:formula="of:=[.A321]-[.A$20]" office:value-type="float" office:value="0.075950000000006">
            <text:p>0.075950</text:p>
          </table:table-cell>
          <table:table-cell table:formula="of:=[.B321]-[.B320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58689">
            <text:p>183.958689</text:p>
          </table:table-cell>
          <table:table-cell table:formula="of:=[.A322]-[.A$20]" office:value-type="float" office:value="0.0759549999999933">
            <text:p>0.075955</text:p>
          </table:table-cell>
          <table:table-cell table:formula="of:=[.B322]-[.B321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.959597">
            <text:p>183.959597</text:p>
          </table:table-cell>
          <table:table-cell table:formula="of:=[.A323]-[.A$20]" office:value-type="float" office:value="0.076863000000003">
            <text:p>0.076863</text:p>
          </table:table-cell>
          <table:table-cell table:formula="of:=[.B323]-[.B322]" office:value-type="float" office:value="0.000908000000009679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59598">
            <text:p>183.959598</text:p>
          </table:table-cell>
          <table:table-cell table:formula="of:=[.A324]-[.A$20]" office:value-type="float" office:value="0.0768640000000005">
            <text:p>0.076864</text:p>
          </table:table-cell>
          <table:table-cell table:formula="of:=[.B324]-[.B323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59602">
            <text:p>183.959602</text:p>
          </table:table-cell>
          <table:table-cell table:formula="of:=[.A325]-[.A$20]" office:value-type="float" office:value="0.0768679999999904">
            <text:p>0.076868</text:p>
          </table:table-cell>
          <table:table-cell table:formula="of:=[.B325]-[.B324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.961385">
            <text:p>183.961385</text:p>
          </table:table-cell>
          <table:table-cell table:formula="of:=[.A326]-[.A$20]" office:value-type="float" office:value="0.0786510000000078">
            <text:p>0.078651</text:p>
          </table:table-cell>
          <table:table-cell table:formula="of:=[.B326]-[.B325]" office:value-type="float" office:value="0.00178300000001741">
            <text:p>0.00178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961387">
            <text:p>183.961387</text:p>
          </table:table-cell>
          <table:table-cell table:formula="of:=[.A327]-[.A$20]" office:value-type="float" office:value="0.0786530000000028">
            <text:p>0.078653</text:p>
          </table:table-cell>
          <table:table-cell table:formula="of:=[.B327]-[.B32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62688">
            <text:p>183.962688</text:p>
          </table:table-cell>
          <table:table-cell table:formula="of:=[.A328]-[.A$20]" office:value-type="float" office:value="0.0799539999999865">
            <text:p>0.079954</text:p>
          </table:table-cell>
          <table:table-cell table:formula="of:=[.B328]-[.B327]" office:value-type="float" office:value="0.00130099999998379">
            <text:p>0.00130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.96269">
            <text:p>183.962690</text:p>
          </table:table-cell>
          <table:table-cell table:formula="of:=[.A329]-[.A$20]" office:value-type="float" office:value="0.0799560000000099">
            <text:p>0.079956</text:p>
          </table:table-cell>
          <table:table-cell table:formula="of:=[.B329]-[.B328]" office:value-type="float" office:value="0.0000020000000233721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.962692">
            <text:p>183.962692</text:p>
          </table:table-cell>
          <table:table-cell table:formula="of:=[.A330]-[.A$20]" office:value-type="float" office:value="0.0799580000000049">
            <text:p>0.079958</text:p>
          </table:table-cell>
          <table:table-cell table:formula="of:=[.B330]-[.B329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83969.690224; c_s is fully topped up</text:p>
          </table:table-cell>
        </table:table-row>
        <table:table-row table:style-name="ro1">
          <table:table-cell office:value-type="float" office:value="183.962695">
            <text:p>183.962695</text:p>
          </table:table-cell>
          <table:table-cell table:formula="of:=[.A331]-[.A$20]" office:value-type="float" office:value="0.0799609999999973">
            <text:p>0.079961</text:p>
          </table:table-cell>
          <table:table-cell table:formula="of:=[.B331]-[.B330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62696">
            <text:p>183.962696</text:p>
          </table:table-cell>
          <table:table-cell table:formula="of:=[.A332]-[.A$20]" office:value-type="float" office:value="0.0799619999999948">
            <text:p>0.079962</text:p>
          </table:table-cell>
          <table:table-cell table:formula="of:=[.B332]-[.B331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62699">
            <text:p>183.962699</text:p>
          </table:table-cell>
          <table:table-cell table:formula="of:=[.A333]-[.A$20]" office:value-type="float" office:value="0.0799649999999872">
            <text:p>0.079965</text:p>
          </table:table-cell>
          <table:table-cell table:formula="of:=[.B333]-[.B332]" office:value-type="float" office:value="0.00000299999999242573">
            <text:p>0.000003</text:p>
          </table:table-cell>
          <table:table-cell office:value-type="string">
            <text:p>d_s is renewed (r + D) to 183964.696565; c_s is fully topped up</text:p>
          </table:table-cell>
          <table:table-cell table:number-columns-repeated="2"/>
        </table:table-row>
        <table:table-row table:style-name="ro1">
          <table:table-cell office:value-type="float" office:value="183.962701">
            <text:p>183.962701</text:p>
          </table:table-cell>
          <table:table-cell table:formula="of:=[.A334]-[.A$20]" office:value-type="float" office:value="0.0799670000000106">
            <text:p>0.079967</text:p>
          </table:table-cell>
          <table:table-cell table:formula="of:=[.B334]-[.B333]" office:value-type="float" office:value="0.00000200000002337219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962703">
            <text:p>183.962703</text:p>
          </table:table-cell>
          <table:table-cell table:formula="of:=[.A335]-[.A$20]" office:value-type="float" office:value="0.0799690000000055">
            <text:p>0.079969</text:p>
          </table:table-cell>
          <table:table-cell table:formula="of:=[.B335]-[.B33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62705">
            <text:p>183.962705</text:p>
          </table:table-cell>
          <table:table-cell table:formula="of:=[.A336]-[.A$20]" office:value-type="float" office:value="0.0799710000000005">
            <text:p>0.079971</text:p>
          </table:table-cell>
          <table:table-cell table:formula="of:=[.B336]-[.B335]" office:value-type="float" office:value="0.00000199999999495049">
            <text:p>0.000002</text:p>
          </table:table-cell>
          <table:table-cell/>
          <table:table-cell office:value-type="string">
            <text:p>d_s is renewed (r + D) to 183967.702978; c_s is fully topped up</text:p>
          </table:table-cell>
          <table:table-cell/>
        </table:table-row>
        <table:table-row table:style-name="ro1">
          <table:table-cell office:value-type="float" office:value="183.962716">
            <text:p>183.962716</text:p>
          </table:table-cell>
          <table:table-cell table:formula="of:=[.A337]-[.A$20]" office:value-type="float" office:value="0.0799820000000011">
            <text:p>0.079982</text:p>
          </table:table-cell>
          <table:table-cell table:formula="of:=[.B337]-[.B336]" office:value-type="float" office:value="0.0000110000000006494">
            <text:p>0.000011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83.963627">
            <text:p>183.963627</text:p>
          </table:table-cell>
          <table:table-cell table:formula="of:=[.A338]-[.A$20]" office:value-type="float" office:value="0.0808930000000032">
            <text:p>0.080893</text:p>
          </table:table-cell>
          <table:table-cell table:formula="of:=[.B338]-[.B337]" office:value-type="float" office:value="0.000911000000002105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63629">
            <text:p>183.963629</text:p>
          </table:table-cell>
          <table:table-cell table:formula="of:=[.A339]-[.A$20]" office:value-type="float" office:value="0.0808949999999982">
            <text:p>0.080895</text:p>
          </table:table-cell>
          <table:table-cell table:formula="of:=[.B339]-[.B338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63633">
            <text:p>183.963633</text:p>
          </table:table-cell>
          <table:table-cell table:formula="of:=[.A340]-[.A$20]" office:value-type="float" office:value="0.0808989999999881">
            <text:p>0.080899</text:p>
          </table:table-cell>
          <table:table-cell table:formula="of:=[.B340]-[.B339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.965564">
            <text:p>183.965564</text:p>
          </table:table-cell>
          <table:table-cell table:formula="of:=[.A341]-[.A$20]" office:value-type="float" office:value="0.0828300000000013">
            <text:p>0.082830</text:p>
          </table:table-cell>
          <table:table-cell table:formula="of:=[.B341]-[.B340]" office:value-type="float" office:value="0.00193100000001323">
            <text:p>0.00193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965566">
            <text:p>183.965566</text:p>
          </table:table-cell>
          <table:table-cell table:formula="of:=[.A342]-[.A$20]" office:value-type="float" office:value="0.0828319999999962">
            <text:p>0.082832</text:p>
          </table:table-cell>
          <table:table-cell table:formula="of:=[.B342]-[.B341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65569">
            <text:p>183.965569</text:p>
          </table:table-cell>
          <table:table-cell table:formula="of:=[.A343]-[.A$20]" office:value-type="float" office:value="0.0828349999999887">
            <text:p>0.082835</text:p>
          </table:table-cell>
          <table:table-cell table:formula="of:=[.B343]-[.B342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.966675">
            <text:p>183.966675</text:p>
          </table:table-cell>
          <table:table-cell table:formula="of:=[.A344]-[.A$20]" office:value-type="float" office:value="0.08394100000001">
            <text:p>0.083941</text:p>
          </table:table-cell>
          <table:table-cell table:formula="of:=[.B344]-[.B343]" office:value-type="float" office:value="0.00110600000002137">
            <text:p>0.00110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66677">
            <text:p>183.966677</text:p>
          </table:table-cell>
          <table:table-cell table:formula="of:=[.A345]-[.A$20]" office:value-type="float" office:value="0.083943000000005">
            <text:p>0.083943</text:p>
          </table:table-cell>
          <table:table-cell table:formula="of:=[.B345]-[.B34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66679">
            <text:p>183.966679</text:p>
          </table:table-cell>
          <table:table-cell table:formula="of:=[.A346]-[.A$20]" office:value-type="float" office:value="0.0839449999999999">
            <text:p>0.083945</text:p>
          </table:table-cell>
          <table:table-cell table:formula="of:=[.B346]-[.B345]" office:value-type="float" office:value="0.00000199999999495049">
            <text:p>0.000002</text:p>
          </table:table-cell>
          <table:table-cell office:value-type="string">
            <text:p>d_s is renewed (r + D) to 183968.676869; c_s is fully topped up</text:p>
          </table:table-cell>
          <table:table-cell table:number-columns-repeated="2"/>
        </table:table-row>
        <table:table-row table:style-name="ro1">
          <table:table-cell office:value-type="float" office:value="183.966682">
            <text:p>183.966682</text:p>
          </table:table-cell>
          <table:table-cell table:formula="of:=[.A347]-[.A$20]" office:value-type="float" office:value="0.0839479999999924">
            <text:p>0.083948</text:p>
          </table:table-cell>
          <table:table-cell table:formula="of:=[.B347]-[.B346]" office:value-type="float" office:value="0.00000299999999242573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.966685">
            <text:p>183.966685</text:p>
          </table:table-cell>
          <table:table-cell table:formula="of:=[.A348]-[.A$20]" office:value-type="float" office:value="0.0839510000000132">
            <text:p>0.083951</text:p>
          </table:table-cell>
          <table:table-cell table:formula="of:=[.B348]-[.B347]" office:value-type="float" office:value="0.00000300000002084744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66689">
            <text:p>183.966689</text:p>
          </table:table-cell>
          <table:table-cell table:formula="of:=[.A349]-[.A$20]" office:value-type="float" office:value="0.0839550000000031">
            <text:p>0.083955</text:p>
          </table:table-cell>
          <table:table-cell table:formula="of:=[.B349]-[.B348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.967596">
            <text:p>183.967596</text:p>
          </table:table-cell>
          <table:table-cell table:formula="of:=[.A350]-[.A$20]" office:value-type="float" office:value="0.0848619999999869">
            <text:p>0.084862</text:p>
          </table:table-cell>
          <table:table-cell table:formula="of:=[.B350]-[.B349]" office:value-type="float" office:value="0.000906999999983782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67598">
            <text:p>183.967598</text:p>
          </table:table-cell>
          <table:table-cell table:formula="of:=[.A351]-[.A$20]" office:value-type="float" office:value="0.0848640000000103">
            <text:p>0.084864</text:p>
          </table:table-cell>
          <table:table-cell table:formula="of:=[.B351]-[.B350]" office:value-type="float" office:value="0.0000020000000233721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67601">
            <text:p>183.967601</text:p>
          </table:table-cell>
          <table:table-cell table:formula="of:=[.A352]-[.A$20]" office:value-type="float" office:value="0.0848670000000027">
            <text:p>0.084867</text:p>
          </table:table-cell>
          <table:table-cell table:formula="of:=[.B352]-[.B351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.967673">
            <text:p>183.967673</text:p>
          </table:table-cell>
          <table:table-cell table:formula="of:=[.A353]-[.A$20]" office:value-type="float" office:value="0.0849389999999914">
            <text:p>0.084939</text:p>
          </table:table-cell>
          <table:table-cell table:formula="of:=[.B353]-[.B352]" office:value-type="float" office:value="0.0000719999999887477">
            <text:p>0.00007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967675">
            <text:p>183.967675</text:p>
          </table:table-cell>
          <table:table-cell table:formula="of:=[.A354]-[.A$20]" office:value-type="float" office:value="0.0849410000000148">
            <text:p>0.084941</text:p>
          </table:table-cell>
          <table:table-cell table:formula="of:=[.B354]-[.B353]" office:value-type="float" office:value="0.0000020000000233721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67678">
            <text:p>183.967678</text:p>
          </table:table-cell>
          <table:table-cell table:formula="of:=[.A355]-[.A$20]" office:value-type="float" office:value="0.0849440000000072">
            <text:p>0.084944</text:p>
          </table:table-cell>
          <table:table-cell table:formula="of:=[.B355]-[.B354]" office:value-type="float" office:value="0.00000299999999242573">
            <text:p>0.000003</text:p>
          </table:table-cell>
          <table:table-cell/>
          <table:table-cell office:value-type="string">
            <text:p>0.068460 / 0.028031 &gt; 2.000000 / 5.000000</text:p>
          </table:table-cell>
          <table:table-cell/>
        </table:table-row>
        <table:table-row table:style-name="ro1">
          <table:table-cell office:value-type="float" office:value="183.96768">
            <text:p>183.967680</text:p>
          </table:table-cell>
          <table:table-cell table:formula="of:=[.A356]-[.A$20]" office:value-type="float" office:value="0.0849460000000022">
            <text:p>0.084946</text:p>
          </table:table-cell>
          <table:table-cell table:formula="of:=[.B356]-[.B355]" office:value-type="float" office:value="0.00000199999999495049">
            <text:p>0.000002</text:p>
          </table:table-cell>
          <table:table-cell/>
          <table:table-cell office:value-type="string">
            <text:p>d_s is renewed (r + D) to 183972.674947; c_s is fully topped up</text:p>
          </table:table-cell>
          <table:table-cell/>
        </table:table-row>
        <table:table-row table:style-name="ro1">
          <table:table-cell office:value-type="float" office:value="183.969445">
            <text:p>183.969445</text:p>
          </table:table-cell>
          <table:table-cell table:formula="of:=[.A357]-[.A$20]" office:value-type="float" office:value="0.0867110000000082">
            <text:p>0.086711</text:p>
          </table:table-cell>
          <table:table-cell table:formula="of:=[.B357]-[.B356]" office:value-type="float" office:value="0.00176500000000601">
            <text:p>0.00176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.969447">
            <text:p>183.969447</text:p>
          </table:table-cell>
          <table:table-cell table:formula="of:=[.A358]-[.A$20]" office:value-type="float" office:value="0.0867130000000032">
            <text:p>0.086713</text:p>
          </table:table-cell>
          <table:table-cell table:formula="of:=[.B358]-[.B357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69451">
            <text:p>183.969451</text:p>
          </table:table-cell>
          <table:table-cell table:formula="of:=[.A359]-[.A$20]" office:value-type="float" office:value="0.0867169999999931">
            <text:p>0.086717</text:p>
          </table:table-cell>
          <table:table-cell table:formula="of:=[.B359]-[.B358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.970675">
            <text:p>183.970675</text:p>
          </table:table-cell>
          <table:table-cell table:formula="of:=[.A360]-[.A$20]" office:value-type="float" office:value="0.0879410000000007">
            <text:p>0.087941</text:p>
          </table:table-cell>
          <table:table-cell table:formula="of:=[.B360]-[.B359]" office:value-type="float" office:value="0.00122400000000766">
            <text:p>0.00122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70676">
            <text:p>183.970676</text:p>
          </table:table-cell>
          <table:table-cell table:formula="of:=[.A361]-[.A$20]" office:value-type="float" office:value="0.0879419999999982">
            <text:p>0.087942</text:p>
          </table:table-cell>
          <table:table-cell table:formula="of:=[.B361]-[.B360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70679">
            <text:p>183.970679</text:p>
          </table:table-cell>
          <table:table-cell table:formula="of:=[.A362]-[.A$20]" office:value-type="float" office:value="0.0879449999999906">
            <text:p>0.087945</text:p>
          </table:table-cell>
          <table:table-cell table:formula="of:=[.B362]-[.B361]" office:value-type="float" office:value="0.00000299999999242573">
            <text:p>0.000003</text:p>
          </table:table-cell>
          <table:table-cell office:value-type="string">
            <text:p>d_s is renewed (r + D) to 183972.676587; c_s is fully topped up</text:p>
          </table:table-cell>
          <table:table-cell table:number-columns-repeated="2"/>
        </table:table-row>
        <table:table-row table:style-name="ro1">
          <table:table-cell office:value-type="float" office:value="183.971369">
            <text:p>183.971369</text:p>
          </table:table-cell>
          <table:table-cell table:formula="of:=[.A363]-[.A$20]" office:value-type="float" office:value="0.0886350000000107">
            <text:p>0.088635</text:p>
          </table:table-cell>
          <table:table-cell table:formula="of:=[.B363]-[.B362]" office:value-type="float" office:value="0.000690000000020063">
            <text:p>0.00069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97137">
            <text:p>183.971370</text:p>
          </table:table-cell>
          <table:table-cell table:formula="of:=[.A364]-[.A$20]" office:value-type="float" office:value="0.0886360000000082">
            <text:p>0.088636</text:p>
          </table:table-cell>
          <table:table-cell table:formula="of:=[.B364]-[.B363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71374">
            <text:p>183.971374</text:p>
          </table:table-cell>
          <table:table-cell table:formula="of:=[.A365]-[.A$20]" office:value-type="float" office:value="0.0886399999999981">
            <text:p>0.088640</text:p>
          </table:table-cell>
          <table:table-cell table:formula="of:=[.B365]-[.B364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.972301">
            <text:p>183.972301</text:p>
          </table:table-cell>
          <table:table-cell table:formula="of:=[.A366]-[.A$20]" office:value-type="float" office:value="0.0895669999999882">
            <text:p>0.089567</text:p>
          </table:table-cell>
          <table:table-cell table:formula="of:=[.B366]-[.B365]" office:value-type="float" office:value="0.00092699999999013">
            <text:p>0.00092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72309">
            <text:p>183.972309</text:p>
          </table:table-cell>
          <table:table-cell table:formula="of:=[.A367]-[.A$20]" office:value-type="float" office:value="0.0895749999999964">
            <text:p>0.089575</text:p>
          </table:table-cell>
          <table:table-cell table:formula="of:=[.B367]-[.B366]" office:value-type="float" office:value="0.00000800000000822365">
            <text:p>0.000008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72684">
            <text:p>183.972684</text:p>
          </table:table-cell>
          <table:table-cell table:formula="of:=[.A368]-[.A$20]" office:value-type="float" office:value="0.0899499999999875">
            <text:p>0.089950</text:p>
          </table:table-cell>
          <table:table-cell table:formula="of:=[.B368]-[.B367]" office:value-type="float" office:value="0.000374999999991132">
            <text:p>0.00037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.972687">
            <text:p>183.972687</text:p>
          </table:table-cell>
          <table:table-cell table:formula="of:=[.A369]-[.A$20]" office:value-type="float" office:value="0.0899530000000084">
            <text:p>0.089953</text:p>
          </table:table-cell>
          <table:table-cell table:formula="of:=[.B369]-[.B368]" office:value-type="float" office:value="0.00000300000002084744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.97269">
            <text:p>183.972690</text:p>
          </table:table-cell>
          <table:table-cell table:formula="of:=[.A370]-[.A$20]" office:value-type="float" office:value="0.0899560000000008">
            <text:p>0.089956</text:p>
          </table:table-cell>
          <table:table-cell table:formula="of:=[.B370]-[.B369]" office:value-type="float" office:value="0.00000299999999242573">
            <text:p>0.000003</text:p>
          </table:table-cell>
          <table:table-cell table:number-columns-repeated="2"/>
          <table:table-cell office:value-type="string">
            <text:p>d_s is renewed (r + D) to 183979.687188; c_s is fully topped up</text:p>
          </table:table-cell>
        </table:table-row>
        <table:table-row table:style-name="ro1">
          <table:table-cell office:value-type="float" office:value="183.972693">
            <text:p>183.972693</text:p>
          </table:table-cell>
          <table:table-cell table:formula="of:=[.A371]-[.A$20]" office:value-type="float" office:value="0.0899589999999932">
            <text:p>0.089959</text:p>
          </table:table-cell>
          <table:table-cell table:formula="of:=[.B371]-[.B370]" office:value-type="float" office:value="0.00000299999999242573">
            <text:p>0.000003</text:p>
          </table:table-cell>
          <table:table-cell/>
          <table:table-cell table:style-name="ce5"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972695">
            <text:p>183.972695</text:p>
          </table:table-cell>
          <table:table-cell table:formula="of:=[.A372]-[.A$20]" office:value-type="float" office:value="0.0899609999999882">
            <text:p>0.089961</text:p>
          </table:table-cell>
          <table:table-cell table:formula="of:=[.B372]-[.B371]" office:value-type="float" office:value="0.00000199999999495049">
            <text:p>0.000002</text:p>
          </table:table-cell>
          <table:table-cell/>
          <table:table-cell table:style-name="ce5" office:value-type="string">
            <text:p>is enqueued</text:p>
          </table:table-cell>
          <table:table-cell/>
        </table:table-row>
        <table:table-row table:style-name="ro1">
          <table:table-cell office:value-type="float" office:value="183.972697">
            <text:p>183.972697</text:p>
          </table:table-cell>
          <table:table-cell table:formula="of:=[.A373]-[.A$20]" office:value-type="float" office:value="0.0899630000000116">
            <text:p>0.089963</text:p>
          </table:table-cell>
          <table:table-cell table:formula="of:=[.B373]-[.B372]" office:value-type="float" office:value="0.00000200000002337219">
            <text:p>0.000002</text:p>
          </table:table-cell>
          <table:table-cell/>
          <table:table-cell table:style-name="ce5" office:value-type="string">
            <text:p>d_s is renewed (r + D) to 183977.694724; c_s is fully topped up</text:p>
          </table:table-cell>
          <table:table-cell/>
        </table:table-row>
        <table:table-row table:style-name="ro1">
          <table:table-cell office:value-type="float" office:value="183.972705">
            <text:p>183.972705</text:p>
          </table:table-cell>
          <table:table-cell table:formula="of:=[.A374]-[.A$20]" office:value-type="float" office:value="0.0899709999999914">
            <text:p>0.089971</text:p>
          </table:table-cell>
          <table:table-cell table:formula="of:=[.B374]-[.B373]" office:value-type="float" office:value="0.00000799999997980194">
            <text:p>0.000008</text:p>
          </table:table-cell>
          <table:table-cell/>
          <table:table-cell table:style-name="ce5" office:value-type="string">
            <text:p>is pick_next_task_dl-ed by rsyslogd (2053)</text:p>
          </table:table-cell>
          <table:table-cell/>
        </table:table-row>
        <table:table-row table:style-name="ro1">
          <table:table-cell office:value-type="float" office:value="183.974677">
            <text:p>183.974677</text:p>
          </table:table-cell>
          <table:table-cell table:formula="of:=[.A375]-[.A$20]" office:value-type="float" office:value="0.0919430000000148">
            <text:p>0.091943</text:p>
          </table:table-cell>
          <table:table-cell table:formula="of:=[.B375]-[.B374]" office:value-type="float" office:value="0.0019720000000234">
            <text:p>0.001972</text:p>
          </table:table-cell>
          <table:table-cell table:style-name="ce5" office:value-type="string">
            <text:p>select_task_rq_dl</text:p>
          </table:table-cell>
          <table:table-cell table:style-name="ce6" office:value-type="string">
            <text:p>← Task 2 has run for 2 ms →</text:p>
          </table:table-cell>
          <table:table-cell/>
        </table:table-row>
        <table:table-row table:style-name="ro1">
          <table:table-cell office:value-type="float" office:value="183.974679">
            <text:p>183.974679</text:p>
          </table:table-cell>
          <table:table-cell table:formula="of:=[.A376]-[.A$20]" office:value-type="float" office:value="0.0919450000000097">
            <text:p>0.091945</text:p>
          </table:table-cell>
          <table:table-cell table:formula="of:=[.B376]-[.B375]" office:value-type="float" office:value="0.00000199999999495049">
            <text:p>0.000002</text:p>
          </table:table-cell>
          <table:table-cell table:style-name="ce5" office:value-type="string">
            <text:p>is enqueued</text:p>
          </table:table-cell>
          <table:table-cell table:style-name="ce5"/>
          <table:table-cell/>
        </table:table-row>
        <table:table-row table:style-name="ro1">
          <table:table-cell office:value-type="float" office:value="183.974682">
            <text:p>183.974682</text:p>
          </table:table-cell>
          <table:table-cell table:formula="of:=[.A377]-[.A$20]" office:value-type="float" office:value="0.0919480000000021">
            <text:p>0.091948</text:p>
          </table:table-cell>
          <table:table-cell table:formula="of:=[.B377]-[.B376]" office:value-type="float" office:value="0.00000299999999242573">
            <text:p>0.000003</text:p>
          </table:table-cell>
          <table:table-cell table:style-name="ce5" office:value-type="string">
            <text:p>d_s is renewed (r + D) to 183976.679157; c_s is fully topped up</text:p>
          </table:table-cell>
          <table:table-cell table:style-name="ce5"/>
          <table:table-cell/>
        </table:table-row>
        <table:table-row table:style-name="ro1">
          <table:table-cell office:value-type="float" office:value="183.974684">
            <text:p>183.974684</text:p>
          </table:table-cell>
          <table:table-cell table:formula="of:=[.A378]-[.A$20]" office:value-type="float" office:value="0.0919499999999971">
            <text:p>0.091950</text:p>
          </table:table-cell>
          <table:table-cell table:formula="of:=[.B378]-[.B377]" office:value-type="float" office:value="0.00000199999999495049">
            <text:p>0.000002</text:p>
          </table:table-cell>
          <table:table-cell table:style-name="ce5" office:value-type="string">
            <text:p>preempts Task 2</text:p>
          </table:table-cell>
          <table:table-cell table:style-name="ce5"/>
          <table:table-cell/>
        </table:table-row>
        <table:table-row table:style-name="ro1">
          <table:table-cell office:value-type="float" office:value="183.97469">
            <text:p>183.974690</text:p>
          </table:table-cell>
          <table:table-cell table:formula="of:=[.A379]-[.A$20]" office:value-type="float" office:value="0.0919560000000104">
            <text:p>0.091956</text:p>
          </table:table-cell>
          <table:table-cell table:formula="of:=[.B379]-[.B378]" office:value-type="float" office:value="0.00000600000001327317">
            <text:p>0.000006</text:p>
          </table:table-cell>
          <table:table-cell table:style-name="ce5"/>
          <table:table-cell table:style-name="ce5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74695">
            <text:p>183.974695</text:p>
          </table:table-cell>
          <table:table-cell table:formula="of:=[.A380]-[.A$20]" office:value-type="float" office:value="0.0919609999999977">
            <text:p>0.091961</text:p>
          </table:table-cell>
          <table:table-cell table:formula="of:=[.B380]-[.B379]" office:value-type="float" office:value="0.00000499999998737621">
            <text:p>0.000005</text:p>
          </table:table-cell>
          <table:table-cell table:style-name="ce5" office:value-type="string">
            <text:p>is pick_next_task_dl-ed by Task 2</text:p>
          </table:table-cell>
          <table:table-cell table:style-name="ce5"/>
          <table:table-cell/>
        </table:table-row>
        <table:table-row table:style-name="ro1">
          <table:table-cell office:value-type="float" office:value="183.975694">
            <text:p>183.975694</text:p>
          </table:table-cell>
          <table:table-cell table:formula="of:=[.A381]-[.A$20]" office:value-type="float" office:value="0.092960000000005">
            <text:p>0.092960</text:p>
          </table:table-cell>
          <table:table-cell table:formula="of:=[.B381]-[.B380]" office:value-type="float" office:value="0.0009990000000073">
            <text:p>0.000999</text:p>
          </table:table-cell>
          <table:table-cell table:style-name="ce5" office:value-type="string">
            <text:p>rorun</text:p>
          </table:table-cell>
          <table:table-cell table:style-name="ce5"/>
          <table:table-cell/>
        </table:table-row>
        <table:table-row table:style-name="ro1">
          <table:table-cell office:value-type="float" office:value="183.975697">
            <text:p>183.975697</text:p>
          </table:table-cell>
          <table:table-cell table:formula="of:=[.A382]-[.A$20]" office:value-type="float" office:value="0.0929629999999975">
            <text:p>0.092963</text:p>
          </table:table-cell>
          <table:table-cell table:formula="of:=[.B382]-[.B381]" office:value-type="float" office:value="0.00000299999999242573">
            <text:p>0.000003</text:p>
          </table:table-cell>
          <table:table-cell table:style-name="ce5" office:value-type="string">
            <text:p>uses up its c_s; 183975.693190-183974.692098=1.001092</text:p>
          </table:table-cell>
          <table:table-cell table:style-name="ce5"/>
          <table:table-cell/>
        </table:table-row>
        <table:table-row table:style-name="ro1">
          <table:table-cell office:value-type="float" office:value="183.975702">
            <text:p>183.975702</text:p>
          </table:table-cell>
          <table:table-cell table:formula="of:=[.A383]-[.A$20]" office:value-type="float" office:value="0.0929680000000133">
            <text:p>0.092968</text:p>
          </table:table-cell>
          <table:table-cell table:formula="of:=[.B383]-[.B382]" office:value-type="float" office:value="0.00000500000001579792">
            <text:p>0.000005</text:p>
          </table:table-cell>
          <table:table-cell table:style-name="ce5" office:value-type="string">
            <text:p>put_prev_task_dl</text:p>
          </table:table-cell>
          <table:table-cell table:style-name="ce5"/>
          <table:table-cell/>
        </table:table-row>
        <table:table-row table:style-name="ro1">
          <table:table-cell office:value-type="float" office:value="183.975707">
            <text:p>183.975707</text:p>
          </table:table-cell>
          <table:table-cell table:formula="of:=[.A384]-[.A$20]" office:value-type="float" office:value="0.0929730000000006">
            <text:p>0.092973</text:p>
          </table:table-cell>
          <table:table-cell table:formula="of:=[.B384]-[.B383]" office:value-type="float" office:value="0.00000499999998737621">
            <text:p>0.000005</text:p>
          </table:table-cell>
          <table:table-cell table:style-name="ce5"/>
          <table:table-cell table:style-name="ce5"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.975719">
            <text:p>183.975719</text:p>
          </table:table-cell>
          <table:table-cell table:formula="of:=[.A385]-[.A$20]" office:value-type="float" office:value="0.0929849999999988">
            <text:p>0.092985</text:p>
          </table:table-cell>
          <table:table-cell table:formula="of:=[.B385]-[.B384]" office:value-type="float" office:value="0.0000119999999981246">
            <text:p>0.000012</text:p>
          </table:table-cell>
          <table:table-cell table:style-name="ce5"/>
          <table:table-cell table:style-name="ce5" office:value-type="string">
            <text:p>rorun</text:p>
          </table:table-cell>
          <table:table-cell/>
        </table:table-row>
        <table:table-row table:style-name="ro1">
          <table:table-cell office:value-type="float" office:value="183.975721">
            <text:p>183.975721</text:p>
          </table:table-cell>
          <table:table-cell table:formula="of:=[.A386]-[.A$20]" office:value-type="float" office:value="0.0929869999999937">
            <text:p>0.092987</text:p>
          </table:table-cell>
          <table:table-cell table:formula="of:=[.B386]-[.B385]" office:value-type="float" office:value="0.00000199999999495049">
            <text:p>0.000002</text:p>
          </table:table-cell>
          <table:table-cell table:style-name="ce5"/>
          <table:table-cell table:style-name="ce5" office:value-type="string">
            <text:p>uses up its c_s; 183975.718483-183975.704059=0.014424</text:p>
          </table:table-cell>
          <table:table-cell/>
        </table:table-row>
        <table:table-row table:style-name="ro1">
          <table:table-cell office:value-type="float" office:value="183.975726">
            <text:p>183.975726</text:p>
          </table:table-cell>
          <table:table-cell table:formula="of:=[.A387]-[.A$20]" office:value-type="float" office:value="0.0929920000000095">
            <text:p>0.092992</text:p>
          </table:table-cell>
          <table:table-cell table:formula="of:=[.B387]-[.B386]" office:value-type="float" office:value="0.00000500000001579792">
            <text:p>0.000005</text:p>
          </table:table-cell>
          <table:table-cell table:style-name="ce5"/>
          <table:table-cell table:style-name="ce5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7573">
            <text:p>183.975730</text:p>
          </table:table-cell>
          <table:table-cell table:formula="of:=[.A388]-[.A$20]" office:value-type="float" office:value="0.0929959999999994">
            <text:p>0.092996</text:p>
          </table:table-cell>
          <table:table-cell table:formula="of:=[.B388]-[.B387]" office:value-type="float" office:value="0.00000399999998990097">
            <text:p>0.000004</text:p>
          </table:table-cell>
          <table:table-cell table:style-name="ce5"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.976692">
            <text:p>183.976692</text:p>
          </table:table-cell>
          <table:table-cell table:formula="of:=[.A389]-[.A$20]" office:value-type="float" office:value="0.0939580000000149">
            <text:p>0.093958</text:p>
          </table:table-cell>
          <table:table-cell table:formula="of:=[.B389]-[.B388]" office:value-type="float" office:value="0.000962000000015451">
            <text:p>0.000962</text:p>
          </table:table-cell>
          <table:table-cell table:style-name="ce5" office:value-type="string">
            <text:p>Hard CBS timer goes off</text:p>
          </table:table-cell>
          <table:table-cell table:style-name="ce5"/>
          <table:table-cell/>
        </table:table-row>
        <table:table-row table:style-name="ro1">
          <table:table-cell office:value-type="float" office:value="183.976694">
            <text:p>183.976694</text:p>
          </table:table-cell>
          <table:table-cell table:formula="of:=[.A390]-[.A$20]" office:value-type="float" office:value="0.0939600000000098">
            <text:p>0.093960</text:p>
          </table:table-cell>
          <table:table-cell table:formula="of:=[.B390]-[.B389]" office:value-type="float" office:value="0.00000199999999495049">
            <text:p>0.000002</text:p>
          </table:table-cell>
          <table:table-cell table:style-name="ce5" office:value-type="string">
            <text:p>is enqueued</text:p>
          </table:table-cell>
          <table:table-cell table:style-name="ce5"/>
          <table:table-cell/>
        </table:table-row>
        <table:table-row table:style-name="ro1">
          <table:table-cell office:value-type="float" office:value="183.976697">
            <text:p>183.976697</text:p>
          </table:table-cell>
          <table:table-cell table:formula="of:=[.A391]-[.A$20]" office:value-type="float" office:value="0.0939630000000022">
            <text:p>0.093963</text:p>
          </table:table-cell>
          <table:table-cell table:formula="of:=[.B391]-[.B390]" office:value-type="float" office:value="0.00000299999999242573">
            <text:p>0.000003</text:p>
          </table:table-cell>
          <table:table-cell table:style-name="ce5" office:value-type="string">
            <text:p>postpones its deadline to 183978.679157; c_s is topped up to 0.998908</text:p>
          </table:table-cell>
          <table:table-cell table:style-name="ce5"/>
          <table:table-cell/>
        </table:table-row>
        <table:table-row table:style-name="ro1">
          <table:table-cell office:value-type="float" office:value="183.976699">
            <text:p>183.976699</text:p>
          </table:table-cell>
          <table:table-cell table:formula="of:=[.A392]-[.A$20]" office:value-type="float" office:value="0.0939649999999972">
            <text:p>0.093965</text:p>
          </table:table-cell>
          <table:table-cell table:formula="of:=[.B392]-[.B391]" office:value-type="float" office:value="0.00000199999999495049">
            <text:p>0.000002</text:p>
          </table:table-cell>
          <table:table-cell table:style-name="ce5" office:value-type="string">
            <text:p>preempts Task 3</text:p>
          </table:table-cell>
          <table:table-cell table:style-name="ce5"/>
          <table:table-cell/>
        </table:table-row>
        <table:table-row table:style-name="ro1">
          <table:table-cell office:value-type="float" office:value="183.976703">
            <text:p>183.976703</text:p>
          </table:table-cell>
          <table:table-cell table:formula="of:=[.A393]-[.A$20]" office:value-type="float" office:value="0.0939689999999871">
            <text:p>0.093969</text:p>
          </table:table-cell>
          <table:table-cell table:formula="of:=[.B393]-[.B392]" office:value-type="float" office:value="0.00000399999998990097">
            <text:p>0.000004</text:p>
          </table:table-cell>
          <table:table-cell table:style-name="ce5"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76707">
            <text:p>183.976707</text:p>
          </table:table-cell>
          <table:table-cell table:formula="of:=[.A394]-[.A$20]" office:value-type="float" office:value="0.0939730000000054">
            <text:p>0.093973</text:p>
          </table:table-cell>
          <table:table-cell table:formula="of:=[.B394]-[.B393]" office:value-type="float" office:value="0.00000400000001832268">
            <text:p>0.000004</text:p>
          </table:table-cell>
          <table:table-cell table:style-name="ce5" office:value-type="string">
            <text:p>is pick_next_task_dl-ed by Task 3</text:p>
          </table:table-cell>
          <table:table-cell table:style-name="ce5"/>
          <table:table-cell/>
        </table:table-row>
        <table:table-row table:style-name="ro1">
          <table:table-cell office:value-type="float" office:value="183.977135">
            <text:p>183.977135</text:p>
          </table:table-cell>
          <table:table-cell table:formula="of:=[.A395]-[.A$20]" office:value-type="float" office:value="0.0944010000000048">
            <text:p>0.094401</text:p>
          </table:table-cell>
          <table:table-cell table:formula="of:=[.B395]-[.B394]" office:value-type="float" office:value="0.000427999999999429">
            <text:p>0.000428</text:p>
          </table:table-cell>
          <table:table-cell table:style-name="ce5" office:value-type="string">
            <text:p>is dequeued ← <text:span text:style-name="T1">428 us to go to sleep??? It seems clock_nanosleep is having some trouble to sleep</text:span></text:p>
          </table:table-cell>
          <table:table-cell table:style-name="ce5"/>
          <table:table-cell/>
        </table:table-row>
        <table:table-row table:style-name="ro1">
          <table:table-cell office:value-type="float" office:value="183.977137">
            <text:p>183.977137</text:p>
          </table:table-cell>
          <table:table-cell table:formula="of:=[.A396]-[.A$20]" office:value-type="float" office:value="0.0944029999999998">
            <text:p>0.094403</text:p>
          </table:table-cell>
          <table:table-cell table:formula="of:=[.B396]-[.B395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style-name="ce5"/>
          <table:table-cell/>
        </table:table-row>
        <table:table-row table:style-name="ro1">
          <table:table-cell office:value-type="float" office:value="183.97714">
            <text:p>183.977140</text:p>
          </table:table-cell>
          <table:table-cell table:formula="of:=[.A397]-[.A$20]" office:value-type="float" office:value="0.0944059999999922">
            <text:p>0.094406</text:p>
          </table:table-cell>
          <table:table-cell table:formula="of:=[.B397]-[.B396]" office:value-type="float" office:value="0.00000299999999242573">
            <text:p>0.000003</text:p>
          </table:table-cell>
          <table:table-cell/>
          <table:table-cell table:style-name="ce5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.977705">
            <text:p>183.977705</text:p>
          </table:table-cell>
          <table:table-cell table:formula="of:=[.A398]-[.A$20]" office:value-type="float" office:value="0.0949709999999868">
            <text:p>0.094971</text:p>
          </table:table-cell>
          <table:table-cell table:formula="of:=[.B398]-[.B397]" office:value-type="float" office:value="0.000564999999994598">
            <text:p>0.000565</text:p>
          </table:table-cell>
          <table:table-cell/>
          <table:table-cell table:style-name="ce5"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.977707">
            <text:p>183.977707</text:p>
          </table:table-cell>
          <table:table-cell table:formula="of:=[.A399]-[.A$20]" office:value-type="float" office:value="0.0949730000000102">
            <text:p>0.094973</text:p>
          </table:table-cell>
          <table:table-cell table:formula="of:=[.B399]-[.B398]" office:value-type="float" office:value="0.00000200000002337219">
            <text:p>0.000002</text:p>
          </table:table-cell>
          <table:table-cell/>
          <table:table-cell table:style-name="ce5" office:value-type="string">
            <text:p>is enqueued</text:p>
          </table:table-cell>
          <table:table-cell/>
        </table:table-row>
        <table:table-row table:style-name="ro1">
          <table:table-cell office:value-type="float" office:value="183.977709">
            <text:p>183.977709</text:p>
          </table:table-cell>
          <table:table-cell table:formula="of:=[.A400]-[.A$20]" office:value-type="float" office:value="0.0949750000000051">
            <text:p>0.094975</text:p>
          </table:table-cell>
          <table:table-cell table:formula="of:=[.B400]-[.B399]" office:value-type="float" office:value="0.00000199999999495049">
            <text:p>0.000002</text:p>
          </table:table-cell>
          <table:table-cell/>
          <table:table-cell table:style-name="ce5" office:value-type="string">
            <text:p>postpones its deadline to 183982.694724; c_s is topped up to 1.997407</text:p>
          </table:table-cell>
          <table:table-cell/>
        </table:table-row>
        <table:table-row table:style-name="ro1">
          <table:table-cell office:value-type="float" office:value="183.978675">
            <text:p>183.978675</text:p>
          </table:table-cell>
          <table:table-cell table:formula="of:=[.A401]-[.A$20]" office:value-type="float" office:value="0.0959410000000105">
            <text:p>0.095941</text:p>
          </table:table-cell>
          <table:table-cell table:formula="of:=[.B401]-[.B400]" office:value-type="float" office:value="0.000966000000005351">
            <text:p>0.000966</text:p>
          </table:table-cell>
          <table:table-cell office:value-type="string">
            <text:p>select_task_rq_dl</text:p>
          </table:table-cell>
          <table:table-cell table:style-name="ce5"/>
          <table:table-cell/>
        </table:table-row>
        <table:table-row table:style-name="ro1">
          <table:table-cell office:value-type="float" office:value="183.978677">
            <text:p>183.978677</text:p>
          </table:table-cell>
          <table:table-cell table:formula="of:=[.A402]-[.A$20]" office:value-type="float" office:value="0.0959430000000054">
            <text:p>0.095943</text:p>
          </table:table-cell>
          <table:table-cell table:formula="of:=[.B402]-[.B40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style-name="ce5"/>
          <table:table-cell/>
        </table:table-row>
        <table:table-row table:style-name="ro1">
          <table:table-cell office:value-type="float" office:value="183.97868">
            <text:p>183.978680</text:p>
          </table:table-cell>
          <table:table-cell table:formula="of:=[.A403]-[.A$20]" office:value-type="float" office:value="0.0959459999999979">
            <text:p>0.095946</text:p>
          </table:table-cell>
          <table:table-cell table:formula="of:=[.B403]-[.B402]" office:value-type="float" office:value="0.00000299999999242573">
            <text:p>0.000003</text:p>
          </table:table-cell>
          <table:table-cell office:value-type="string">
            <text:p>0.568580 / 0.002302 &gt; 1.000000 / 2.000000</text:p>
          </table:table-cell>
          <table:table-cell table:style-name="ce5"/>
          <table:table-cell/>
        </table:table-row>
        <table:table-row table:style-name="ro1">
          <table:table-cell office:value-type="float" office:value="183.978682">
            <text:p>183.978682</text:p>
          </table:table-cell>
          <table:table-cell table:formula="of:=[.A404]-[.A$20]" office:value-type="float" office:value="0.0959479999999928">
            <text:p>0.095948</text:p>
          </table:table-cell>
          <table:table-cell table:formula="of:=[.B404]-[.B403]" office:value-type="float" office:value="0.00000199999999495049">
            <text:p>0.000002</text:p>
          </table:table-cell>
          <table:table-cell office:value-type="string">
            <text:p>d_s is renewed (r + D) to 183980.676855; c_s is fully topped up</text:p>
          </table:table-cell>
          <table:table-cell table:style-name="ce5"/>
          <table:table-cell/>
        </table:table-row>
        <table:table-row table:style-name="ro1">
          <table:table-cell office:value-type="float" office:value="183.979271">
            <text:p>183.979271</text:p>
          </table:table-cell>
          <table:table-cell table:formula="of:=[.A405]-[.A$20]" office:value-type="float" office:value="0.0965370000000121">
            <text:p>0.096537</text:p>
          </table:table-cell>
          <table:table-cell table:formula="of:=[.B405]-[.B404]" office:value-type="float" office:value="0.000589000000019269">
            <text:p>0.000589</text:p>
          </table:table-cell>
          <table:table-cell/>
          <table:table-cell table:style-name="ce5"/>
          <table:table-cell office:value-type="string">
            <text:p>is dequeued</text:p>
          </table:table-cell>
        </table:table-row>
        <table:table-row table:style-name="ro1">
          <table:table-cell office:value-type="float" office:value="183.979273">
            <text:p>183.979273</text:p>
          </table:table-cell>
          <table:table-cell table:formula="of:=[.A406]-[.A$20]" office:value-type="float" office:value="0.096539000000007">
            <text:p>0.096539</text:p>
          </table:table-cell>
          <table:table-cell table:formula="of:=[.B406]-[.B405]" office:value-type="float" office:value="0.00000199999999495049">
            <text:p>0.000002</text:p>
          </table:table-cell>
          <table:table-cell/>
          <table:table-cell table:style-name="ce5"/>
          <table:table-cell office:value-type="string">
            <text:p>rorun</text:p>
          </table:table-cell>
        </table:table-row>
        <table:table-row table:style-name="ro1">
          <table:table-cell office:value-type="float" office:value="183.979275">
            <text:p>183.979275</text:p>
          </table:table-cell>
          <table:table-cell table:formula="of:=[.A407]-[.A$20]" office:value-type="float" office:value="0.096541000000002">
            <text:p>0.096541</text:p>
          </table:table-cell>
          <table:table-cell table:formula="of:=[.B407]-[.B406]" office:value-type="float" office:value="0.00000199999999495049">
            <text:p>0.000002</text:p>
          </table:table-cell>
          <table:table-cell/>
          <table:table-cell table:style-name="ce5"/>
          <table:table-cell office:value-type="string">
            <text:p>uses up its c_s; 183979.270822-183979.162992=0.107830</text:p>
          </table:table-cell>
        </table:table-row>
        <table:table-row table:style-name="ro1">
          <table:table-cell office:value-type="float" office:value="183.97928">
            <text:p>183.979280</text:p>
          </table:table-cell>
          <table:table-cell table:formula="of:=[.A408]-[.A$20]" office:value-type="float" office:value="0.0965459999999894">
            <text:p>0.096546</text:p>
          </table:table-cell>
          <table:table-cell table:formula="of:=[.B408]-[.B407]" office:value-type="float" office:value="0.00000499999998737621">
            <text:p>0.000005</text:p>
          </table:table-cell>
          <table:table-cell/>
          <table:table-cell table:style-name="ce5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79283">
            <text:p>183.979283</text:p>
          </table:table-cell>
          <table:table-cell table:formula="of:=[.A409]-[.A$20]" office:value-type="float" office:value="0.0965490000000102">
            <text:p>0.096549</text:p>
          </table:table-cell>
          <table:table-cell table:formula="of:=[.B409]-[.B408]" office:value-type="float" office:value="0.00000300000002084744">
            <text:p>0.000003</text:p>
          </table:table-cell>
          <table:table-cell office:value-type="string">
            <text:p>is pick_next_task_dl-ed by Task 3</text:p>
          </table:table-cell>
          <table:table-cell table:style-name="ce5"/>
          <table:table-cell/>
        </table:table-row>
        <table:table-row table:style-name="ro1">
          <table:table-cell office:value-type="float" office:value="183.979696">
            <text:p>183.979696</text:p>
          </table:table-cell>
          <table:table-cell table:formula="of:=[.A410]-[.A$20]" office:value-type="float" office:value="0.0969619999999907">
            <text:p>0.096962</text:p>
          </table:table-cell>
          <table:table-cell table:formula="of:=[.B410]-[.B409]" office:value-type="float" office:value="0.000412999999980457">
            <text:p>0.000413</text:p>
          </table:table-cell>
          <table:table-cell/>
          <table:table-cell table:style-name="ce5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83.980219">
            <text:p>183.980219</text:p>
          </table:table-cell>
          <table:table-cell table:formula="of:=[.A411]-[.A$20]" office:value-type="float" office:value="0.097485000000006">
            <text:p>0.097485</text:p>
          </table:table-cell>
          <table:table-cell table:formula="of:=[.B411]-[.B410]" office:value-type="float" office:value="0.000523000000015372">
            <text:p>0.000523</text:p>
          </table:table-cell>
          <table:table-cell office:value-type="string">
            <text:p>is dequeued</text:p>
          </table:table-cell>
          <table:table-cell table:style-name="ce5"/>
          <table:table-cell/>
        </table:table-row>
        <table:table-row table:style-name="ro1">
          <table:table-cell office:value-type="float" office:value="183.980221">
            <text:p>183.980221</text:p>
          </table:table-cell>
          <table:table-cell table:formula="of:=[.A412]-[.A$20]" office:value-type="float" office:value="0.097487000000001">
            <text:p>0.097487</text:p>
          </table:table-cell>
          <table:table-cell table:formula="of:=[.B412]-[.B411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style-name="ce5"/>
          <table:table-cell/>
        </table:table-row>
        <table:table-row table:style-name="ro1">
          <table:table-cell office:value-type="float" office:value="183.980226">
            <text:p>183.980226</text:p>
          </table:table-cell>
          <table:table-cell table:formula="of:=[.A413]-[.A$20]" office:value-type="float" office:value="0.0974919999999884">
            <text:p>0.097492</text:p>
          </table:table-cell>
          <table:table-cell table:formula="of:=[.B413]-[.B412]" office:value-type="float" office:value="0.00000499999998737621">
            <text:p>0.000005</text:p>
          </table:table-cell>
          <table:table-cell/>
          <table:table-cell table:style-name="ce5"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.981174">
            <text:p>183.981174</text:p>
          </table:table-cell>
          <table:table-cell table:formula="of:=[.A414]-[.A$20]" office:value-type="float" office:value="0.0984400000000107">
            <text:p>0.098440</text:p>
          </table:table-cell>
          <table:table-cell table:style-name="ce3" table:formula="of:=[.B414]-[.B413]" office:value-type="float" office:value="0.000948000000022375">
            <text:p>0.000948</text:p>
          </table:table-cell>
          <table:table-cell table:style-name="ce5"/>
          <table:table-cell table:style-name="ce5" office:value-type="string">
            <text:p>is dequeued ← <text:span text:style-name="T1">948 us after Task 2 already consumes 2000 us??? Seems like the clock_nanosleep call is having some problem to sleep (insomnia? ;-)</text:span></text:p>
          </table:table-cell>
          <table:table-cell/>
        </table:table-row>
        <table:table-row table:style-name="ro1">
          <table:table-cell office:value-type="float" office:value="183.981176">
            <text:p>183.981176</text:p>
          </table:table-cell>
          <table:table-cell table:formula="of:=[.A415]-[.A$20]" office:value-type="float" office:value="0.0984420000000057">
            <text:p>0.098442</text:p>
          </table:table-cell>
          <table:table-cell table:formula="of:=[.B415]-[.B414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81183">
            <text:p>183.981183</text:p>
          </table:table-cell>
          <table:table-cell table:formula="of:=[.A416]-[.A$20]" office:value-type="float" office:value="0.098448999999988">
            <text:p>0.098449</text:p>
          </table:table-cell>
          <table:table-cell table:formula="of:=[.B416]-[.B415]" office:value-type="float" office:value="0.0000069999999823267">
            <text:p>0.00000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981185">
            <text:p>183.981185</text:p>
          </table:table-cell>
          <table:table-cell table:formula="of:=[.A417]-[.A$20]" office:value-type="float" office:value="0.0984510000000114">
            <text:p>0.098451</text:p>
          </table:table-cell>
          <table:table-cell table:formula="of:=[.B417]-[.B416]" office:value-type="float" office:value="0.0000020000000233721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81188">
            <text:p>183.981188</text:p>
          </table:table-cell>
          <table:table-cell table:formula="of:=[.A418]-[.A$20]" office:value-type="float" office:value="0.0984540000000038">
            <text:p>0.098454</text:p>
          </table:table-cell>
          <table:table-cell table:formula="of:=[.B418]-[.B417]" office:value-type="float" office:value="0.00000299999999242573">
            <text:p>0.000003</text:p>
          </table:table-cell>
          <table:table-cell/>
          <table:table-cell office:value-type="string">
            <text:p>1.046312 / 1.509901 &gt; 2.000000 / 5.000000</text:p>
          </table:table-cell>
          <table:table-cell/>
        </table:table-row>
        <table:table-row table:style-name="ro1">
          <table:table-cell office:value-type="float" office:value="183.981191">
            <text:p>183.981191</text:p>
          </table:table-cell>
          <table:table-cell table:formula="of:=[.A419]-[.A$20]" office:value-type="float" office:value="0.0984569999999962">
            <text:p>0.098457</text:p>
          </table:table-cell>
          <table:table-cell table:formula="of:=[.B419]-[.B418]" office:value-type="float" office:value="0.00000299999999242573">
            <text:p>0.000003</text:p>
          </table:table-cell>
          <table:table-cell/>
          <table:table-cell office:value-type="string">
            <text:p>d_s is renewed (r + D) to 183986.184823; c_s is fully topped up</text:p>
          </table:table-cell>
          <table:table-cell/>
        </table:table-row>
        <table:table-row table:style-name="ro1">
          <table:table-cell office:value-type="float" office:value="183.981197">
            <text:p>183.981197</text:p>
          </table:table-cell>
          <table:table-cell table:formula="of:=[.A420]-[.A$20]" office:value-type="float" office:value="0.0984630000000095">
            <text:p>0.098463</text:p>
          </table:table-cell>
          <table:table-cell table:formula="of:=[.B420]-[.B419]" office:value-type="float" office:value="0.00000600000001327317">
            <text:p>0.000006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3.982675">
            <text:p>183.982675</text:p>
          </table:table-cell>
          <table:table-cell table:formula="of:=[.A421]-[.A$20]" office:value-type="float" office:value="0.0999410000000012">
            <text:p>0.099941</text:p>
          </table:table-cell>
          <table:table-cell table:formula="of:=[.B421]-[.B420]" office:value-type="float" office:value="0.00147799999999165">
            <text:p>0.00147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.982677">
            <text:p>183.982677</text:p>
          </table:table-cell>
          <table:table-cell table:formula="of:=[.A422]-[.A$20]" office:value-type="float" office:value="0.0999429999999961">
            <text:p>0.099943</text:p>
          </table:table-cell>
          <table:table-cell table:formula="of:=[.B422]-[.B42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.982679">
            <text:p>183.982679</text:p>
          </table:table-cell>
          <table:table-cell table:formula="of:=[.A423]-[.A$20]" office:value-type="float" office:value="0.0999449999999911">
            <text:p>0.099945</text:p>
          </table:table-cell>
          <table:table-cell table:formula="of:=[.B423]-[.B422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83989.677229; c_s is fully topped up</text:p>
          </table:table-cell>
        </table:table-row>
        <table:table-row table:style-name="ro1">
          <table:table-cell office:value-type="float" office:value="183.982682">
            <text:p>183.982682</text:p>
          </table:table-cell>
          <table:table-cell table:formula="of:=[.A424]-[.A$20]" office:value-type="float" office:value="0.0999480000000119">
            <text:p>0.099948</text:p>
          </table:table-cell>
          <table:table-cell table:formula="of:=[.B424]-[.B423]" office:value-type="float" office:value="0.00000300000002084744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82683">
            <text:p>183.982683</text:p>
          </table:table-cell>
          <table:table-cell table:formula="of:=[.A425]-[.A$20]" office:value-type="float" office:value="0.0999490000000094">
            <text:p>0.099949</text:p>
          </table:table-cell>
          <table:table-cell table:formula="of:=[.B425]-[.B424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82685">
            <text:p>183.982685</text:p>
          </table:table-cell>
          <table:table-cell table:formula="of:=[.A426]-[.A$20]" office:value-type="float" office:value="0.0999510000000043">
            <text:p>0.099951</text:p>
          </table:table-cell>
          <table:table-cell table:formula="of:=[.B426]-[.B425]" office:value-type="float" office:value="0.00000199999999495049">
            <text:p>0.000002</text:p>
          </table:table-cell>
          <table:table-cell office:value-type="string">
            <text:p>d_s is renewed (r + D) to 183984.677229; c_s is fully topped up</text:p>
          </table:table-cell>
          <table:table-cell table:number-columns-repeated="2"/>
        </table:table-row>
        <table:table-row table:style-name="ro1">
          <table:table-cell office:value-type="float" office:value="183.982688">
            <text:p>183.982688</text:p>
          </table:table-cell>
          <table:table-cell table:formula="of:=[.A427]-[.A$20]" office:value-type="float" office:value="0.0999539999999968">
            <text:p>0.099954</text:p>
          </table:table-cell>
          <table:table-cell table:formula="of:=[.B427]-[.B426]" office:value-type="float" office:value="0.00000299999999242573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.982693">
            <text:p>183.982693</text:p>
          </table:table-cell>
          <table:table-cell table:formula="of:=[.A428]-[.A$20]" office:value-type="float" office:value="0.0999590000000126">
            <text:p>0.099959</text:p>
          </table:table-cell>
          <table:table-cell table:formula="of:=[.B428]-[.B427]" office:value-type="float" office:value="0.00000500000001579792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82697">
            <text:p>183.982697</text:p>
          </table:table-cell>
          <table:table-cell table:formula="of:=[.A429]-[.A$20]" office:value-type="float" office:value="0.0999630000000025">
            <text:p>0.099963</text:p>
          </table:table-cell>
          <table:table-cell table:formula="of:=[.B429]-[.B428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.983606">
            <text:p>183.983606</text:p>
          </table:table-cell>
          <table:table-cell table:formula="of:=[.A430]-[.A$20]" office:value-type="float" office:value="0.10087200000001">
            <text:p>0.100872</text:p>
          </table:table-cell>
          <table:table-cell table:formula="of:=[.B430]-[.B429]" office:value-type="float" office:value="0.000909000000007154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83608">
            <text:p>183.983608</text:p>
          </table:table-cell>
          <table:table-cell table:formula="of:=[.A431]-[.A$20]" office:value-type="float" office:value="0.100874000000005">
            <text:p>0.100874</text:p>
          </table:table-cell>
          <table:table-cell table:formula="of:=[.B431]-[.B430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83611">
            <text:p>183.983611</text:p>
          </table:table-cell>
          <table:table-cell table:formula="of:=[.A432]-[.A$20]" office:value-type="float" office:value="0.100876999999997">
            <text:p>0.100877</text:p>
          </table:table-cell>
          <table:table-cell table:formula="of:=[.B432]-[.B431]" office:value-type="float" office:value="0.00000299999999242573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.984071">
            <text:p>183.984071</text:p>
          </table:table-cell>
          <table:table-cell table:formula="of:=[.A433]-[.A$20]" office:value-type="float" office:value="0.101337000000001">
            <text:p>0.101337</text:p>
          </table:table-cell>
          <table:table-cell table:formula="of:=[.B433]-[.B432]" office:value-type="float" office:value="0.000460000000003902">
            <text:p>0.00046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984074">
            <text:p>183.984074</text:p>
          </table:table-cell>
          <table:table-cell table:formula="of:=[.A434]-[.A$20]" office:value-type="float" office:value="0.101339999999993">
            <text:p>0.101340</text:p>
          </table:table-cell>
          <table:table-cell table:formula="of:=[.B434]-[.B433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84078">
            <text:p>183.984078</text:p>
          </table:table-cell>
          <table:table-cell table:formula="of:=[.A435]-[.A$20]" office:value-type="float" office:value="0.101344000000012">
            <text:p>0.101344</text:p>
          </table:table-cell>
          <table:table-cell table:formula="of:=[.B435]-[.B434]" office:value-type="float" office:value="0.00000400000001832268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.984081">
            <text:p>183.984081</text:p>
          </table:table-cell>
          <table:table-cell table:formula="of:=[.A436]-[.A$20]" office:value-type="float" office:value="0.101347000000004">
            <text:p>0.101347</text:p>
          </table:table-cell>
          <table:table-cell table:formula="of:=[.B436]-[.B435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84084">
            <text:p>183.984084</text:p>
          </table:table-cell>
          <table:table-cell table:formula="of:=[.A437]-[.A$20]" office:value-type="float" office:value="0.101349999999997">
            <text:p>0.101350</text:p>
          </table:table-cell>
          <table:table-cell table:formula="of:=[.B437]-[.B436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83.984136">
            <text:p>183.984136</text:p>
          </table:table-cell>
          <table:table-cell table:formula="of:=[.A438]-[.A$20]" office:value-type="float" office:value="0.101402000000007">
            <text:p>0.101402</text:p>
          </table:table-cell>
          <table:table-cell table:formula="of:=[.B438]-[.B437]" office:value-type="float" office:value="0.0000520000000108212">
            <text:p>0.00005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984138">
            <text:p>183.984138</text:p>
          </table:table-cell>
          <table:table-cell table:formula="of:=[.A439]-[.A$20]" office:value-type="float" office:value="0.101404000000002">
            <text:p>0.101404</text:p>
          </table:table-cell>
          <table:table-cell table:formula="of:=[.B439]-[.B43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84141">
            <text:p>183.984141</text:p>
          </table:table-cell>
          <table:table-cell table:formula="of:=[.A440]-[.A$20]" office:value-type="float" office:value="0.101406999999995">
            <text:p>0.101407</text:p>
          </table:table-cell>
          <table:table-cell table:formula="of:=[.B440]-[.B439]" office:value-type="float" office:value="0.00000299999999242573">
            <text:p>0.000003</text:p>
          </table:table-cell>
          <table:table-cell/>
          <table:table-cell office:value-type="string">
            <text:p>0.057311 / 2.046924 &lt;= 2.000000 / 5.000000</text:p>
          </table:table-cell>
          <table:table-cell/>
        </table:table-row>
        <table:table-row table:style-name="ro1">
          <table:table-cell office:value-type="float" office:value="183.984143">
            <text:p>183.984143</text:p>
          </table:table-cell>
          <table:table-cell table:formula="of:=[.A441]-[.A$20]" office:value-type="float" office:value="0.10140899999999">
            <text:p>0.101409</text:p>
          </table:table-cell>
          <table:table-cell table:formula="of:=[.B441]-[.B440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.984145">
            <text:p>183.984145</text:p>
          </table:table-cell>
          <table:table-cell table:formula="of:=[.A442]-[.A$20]" office:value-type="float" office:value="0.101411000000013">
            <text:p>0.101411</text:p>
          </table:table-cell>
          <table:table-cell table:formula="of:=[.B442]-[.B441]" office:value-type="float" office:value="0.0000020000000233721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.984151">
            <text:p>183.984151</text:p>
          </table:table-cell>
          <table:table-cell table:formula="of:=[.A443]-[.A$20]" office:value-type="float" office:value="0.101416999999998">
            <text:p>0.101417</text:p>
          </table:table-cell>
          <table:table-cell table:formula="of:=[.B443]-[.B442]" office:value-type="float" office:value="0.00000599999998485146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84156">
            <text:p>183.984156</text:p>
          </table:table-cell>
          <table:table-cell table:formula="of:=[.A444]-[.A$20]" office:value-type="float" office:value="0.101422000000014">
            <text:p>0.101422</text:p>
          </table:table-cell>
          <table:table-cell table:formula="of:=[.B444]-[.B443]" office:value-type="float" office:value="0.00000500000001579792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.984213">
            <text:p>183.984213</text:p>
          </table:table-cell>
          <table:table-cell table:formula="of:=[.A445]-[.A$20]" office:value-type="float" office:value="0.101479000000012">
            <text:p>0.101479</text:p>
          </table:table-cell>
          <table:table-cell table:formula="of:=[.B445]-[.B444]" office:value-type="float" office:value="0.0000569999999981974">
            <text:p>0.00005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.984216">
            <text:p>183.984216</text:p>
          </table:table-cell>
          <table:table-cell table:formula="of:=[.A446]-[.A$20]" office:value-type="float" office:value="0.101482000000004">
            <text:p>0.101482</text:p>
          </table:table-cell>
          <table:table-cell table:formula="of:=[.B446]-[.B445]" office:value-type="float" office:value="0.00000299999999242573">
            <text:p>0.000003</text:p>
          </table:table-cell>
          <table:table-cell/>
          <table:table-cell office:value-type="string">
            <text:p>uses up its c_s; 183984.213326-183984.152689=0.060637</text:p>
          </table:table-cell>
          <table:table-cell/>
        </table:table-row>
        <table:table-row table:style-name="ro1">
          <table:table-cell office:value-type="float" office:value="183.984222">
            <text:p>183.984222</text:p>
          </table:table-cell>
          <table:table-cell table:formula="of:=[.A447]-[.A$20]" office:value-type="float" office:value="0.101487999999989">
            <text:p>0.101488</text:p>
          </table:table-cell>
          <table:table-cell table:formula="of:=[.B447]-[.B446]" office:value-type="float" office:value="0.00000599999998485146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84226">
            <text:p>183.984226</text:p>
          </table:table-cell>
          <table:table-cell table:formula="of:=[.A448]-[.A$20]" office:value-type="float" office:value="0.101492000000007">
            <text:p>0.101492</text:p>
          </table:table-cell>
          <table:table-cell table:formula="of:=[.B448]-[.B447]" office:value-type="float" office:value="0.00000400000001832268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.986189">
            <text:p>183.986189</text:p>
          </table:table-cell>
          <table:table-cell table:formula="of:=[.A449]-[.A$20]" office:value-type="float" office:value="0.103454999999997">
            <text:p>0.103455</text:p>
          </table:table-cell>
          <table:table-cell table:formula="of:=[.B449]-[.B448]" office:value-type="float" office:value="0.00196299999998928">
            <text:p>0.00196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.98619">
            <text:p>183.986190</text:p>
          </table:table-cell>
          <table:table-cell table:formula="of:=[.A450]-[.A$20]" office:value-type="float" office:value="0.103455999999994">
            <text:p>0.103456</text:p>
          </table:table-cell>
          <table:table-cell table:formula="of:=[.B450]-[.B449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86193">
            <text:p>183.986193</text:p>
          </table:table-cell>
          <table:table-cell table:formula="of:=[.A451]-[.A$20]" office:value-type="float" office:value="0.103458999999987">
            <text:p>0.103459</text:p>
          </table:table-cell>
          <table:table-cell table:formula="of:=[.B451]-[.B450]" office:value-type="float" office:value="0.00000299999999242573">
            <text:p>0.000003</text:p>
          </table:table-cell>
          <table:table-cell/>
          <table:table-cell office:value-type="string">
            <text:p>postpones its deadline to 183991.184823; c_s is topped up to 1.996674</text:p>
          </table:table-cell>
          <table:table-cell/>
        </table:table-row>
        <table:table-row table:style-name="ro1">
          <table:table-cell office:value-type="float" office:value="183.986675">
            <text:p>183.986675</text:p>
          </table:table-cell>
          <table:table-cell table:formula="of:=[.A452]-[.A$20]" office:value-type="float" office:value="0.103940999999992">
            <text:p>0.103941</text:p>
          </table:table-cell>
          <table:table-cell table:formula="of:=[.B452]-[.B451]" office:value-type="float" office:value="0.000482000000005201">
            <text:p>0.00048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86677">
            <text:p>183.986677</text:p>
          </table:table-cell>
          <table:table-cell table:formula="of:=[.A453]-[.A$20]" office:value-type="float" office:value="0.103942999999987">
            <text:p>0.103943</text:p>
          </table:table-cell>
          <table:table-cell table:formula="of:=[.B453]-[.B45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86679">
            <text:p>183.986679</text:p>
          </table:table-cell>
          <table:table-cell table:formula="of:=[.A454]-[.A$20]" office:value-type="float" office:value="0.10394500000001">
            <text:p>0.103945</text:p>
          </table:table-cell>
          <table:table-cell table:formula="of:=[.B454]-[.B453]" office:value-type="float" office:value="0.00000200000002337219">
            <text:p>0.000002</text:p>
          </table:table-cell>
          <table:table-cell office:value-type="string">
            <text:p>d_s is renewed (r + D) to 183988.676685; c_s is fully topped up</text:p>
          </table:table-cell>
          <table:table-cell table:number-columns-repeated="2"/>
        </table:table-row>
        <table:table-row table:style-name="ro1">
          <table:table-cell office:value-type="float" office:value="183.986681">
            <text:p>183.986681</text:p>
          </table:table-cell>
          <table:table-cell table:formula="of:=[.A455]-[.A$20]" office:value-type="float" office:value="0.103947000000005">
            <text:p>0.103947</text:p>
          </table:table-cell>
          <table:table-cell table:formula="of:=[.B455]-[.B454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.986686">
            <text:p>183.986686</text:p>
          </table:table-cell>
          <table:table-cell table:formula="of:=[.A456]-[.A$20]" office:value-type="float" office:value="0.103951999999993">
            <text:p>0.103952</text:p>
          </table:table-cell>
          <table:table-cell table:formula="of:=[.B456]-[.B455]" office:value-type="float" office:value="0.00000499999998737621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86691">
            <text:p>183.986691</text:p>
          </table:table-cell>
          <table:table-cell table:formula="of:=[.A457]-[.A$20]" office:value-type="float" office:value="0.103957000000008">
            <text:p>0.103957</text:p>
          </table:table-cell>
          <table:table-cell table:formula="of:=[.B457]-[.B456]" office:value-type="float" office:value="0.00000500000001579792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.987599">
            <text:p>183.987599</text:p>
          </table:table-cell>
          <table:table-cell table:formula="of:=[.A458]-[.A$20]" office:value-type="float" office:value="0.10486499999999">
            <text:p>0.104865</text:p>
          </table:table-cell>
          <table:table-cell table:formula="of:=[.B458]-[.B457]" office:value-type="float" office:value="0.000907999999981257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87601">
            <text:p>183.987601</text:p>
          </table:table-cell>
          <table:table-cell table:formula="of:=[.A459]-[.A$20]" office:value-type="float" office:value="0.104867000000013">
            <text:p>0.104867</text:p>
          </table:table-cell>
          <table:table-cell table:formula="of:=[.B459]-[.B458]" office:value-type="float" office:value="0.0000020000000233721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87604">
            <text:p>183.987604</text:p>
          </table:table-cell>
          <table:table-cell table:formula="of:=[.A460]-[.A$20]" office:value-type="float" office:value="0.104870000000005">
            <text:p>0.104870</text:p>
          </table:table-cell>
          <table:table-cell table:formula="of:=[.B460]-[.B459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.988049">
            <text:p>183.988049</text:p>
          </table:table-cell>
          <table:table-cell table:formula="of:=[.A461]-[.A$20]" office:value-type="float" office:value="0.10531499999999">
            <text:p>0.105315</text:p>
          </table:table-cell>
          <table:table-cell table:formula="of:=[.B461]-[.B460]" office:value-type="float" office:value="0.00044499999998493">
            <text:p>0.00044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.988051">
            <text:p>183.988051</text:p>
          </table:table-cell>
          <table:table-cell table:formula="of:=[.A462]-[.A$20]" office:value-type="float" office:value="0.105317000000014">
            <text:p>0.105317</text:p>
          </table:table-cell>
          <table:table-cell table:formula="of:=[.B462]-[.B461]" office:value-type="float" office:value="0.0000020000000233721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88057">
            <text:p>183.988057</text:p>
          </table:table-cell>
          <table:table-cell table:formula="of:=[.A463]-[.A$20]" office:value-type="float" office:value="0.105322999999999">
            <text:p>0.105323</text:p>
          </table:table-cell>
          <table:table-cell table:formula="of:=[.B463]-[.B462]" office:value-type="float" office:value="0.00000599999998485146">
            <text:p>0.000006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.989928">
            <text:p>183.989928</text:p>
          </table:table-cell>
          <table:table-cell table:formula="of:=[.A464]-[.A$20]" office:value-type="float" office:value="0.107193999999993">
            <text:p>0.107194</text:p>
          </table:table-cell>
          <table:table-cell table:formula="of:=[.B464]-[.B463]" office:value-type="float" office:value="0.00187099999999418">
            <text:p>0.00187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98993">
            <text:p>183.989930</text:p>
          </table:table-cell>
          <table:table-cell table:formula="of:=[.A465]-[.A$20]" office:value-type="float" office:value="0.107195999999988">
            <text:p>0.107196</text:p>
          </table:table-cell>
          <table:table-cell table:formula="of:=[.B465]-[.B464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89936">
            <text:p>183.989936</text:p>
          </table:table-cell>
          <table:table-cell table:formula="of:=[.A466]-[.A$20]" office:value-type="float" office:value="0.107202000000001">
            <text:p>0.107202</text:p>
          </table:table-cell>
          <table:table-cell table:formula="of:=[.B466]-[.B465]" office:value-type="float" office:value="0.00000600000001327317">
            <text:p>0.00000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989938">
            <text:p>183.989938</text:p>
          </table:table-cell>
          <table:table-cell table:formula="of:=[.A467]-[.A$20]" office:value-type="float" office:value="0.107203999999996">
            <text:p>0.107204</text:p>
          </table:table-cell>
          <table:table-cell table:formula="of:=[.B467]-[.B46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89941">
            <text:p>183.989941</text:p>
          </table:table-cell>
          <table:table-cell table:formula="of:=[.A468]-[.A$20]" office:value-type="float" office:value="0.107206999999988">
            <text:p>0.107207</text:p>
          </table:table-cell>
          <table:table-cell table:formula="of:=[.B468]-[.B467]" office:value-type="float" office:value="0.00000299999999242573">
            <text:p>0.000003</text:p>
          </table:table-cell>
          <table:table-cell/>
          <table:table-cell office:value-type="string">
            <text:p>0.124117 / 1.247004 &lt;= 2.000000 / 5.000000</text:p>
          </table:table-cell>
          <table:table-cell/>
        </table:table-row>
        <table:table-row table:style-name="ro1">
          <table:table-cell office:value-type="float" office:value="183.989943">
            <text:p>183.989943</text:p>
          </table:table-cell>
          <table:table-cell table:formula="of:=[.A469]-[.A$20]" office:value-type="float" office:value="0.107209000000012">
            <text:p>0.107209</text:p>
          </table:table-cell>
          <table:table-cell table:formula="of:=[.B469]-[.B468]" office:value-type="float" office:value="0.0000020000000233721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.989951">
            <text:p>183.989951</text:p>
          </table:table-cell>
          <table:table-cell table:formula="of:=[.A470]-[.A$20]" office:value-type="float" office:value="0.107216999999991">
            <text:p>0.107217</text:p>
          </table:table-cell>
          <table:table-cell table:formula="of:=[.B470]-[.B469]" office:value-type="float" office:value="0.00000799999997980194">
            <text:p>0.000008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3.990075">
            <text:p>183.990075</text:p>
          </table:table-cell>
          <table:table-cell table:formula="of:=[.A471]-[.A$20]" office:value-type="float" office:value="0.107340999999991">
            <text:p>0.107341</text:p>
          </table:table-cell>
          <table:table-cell table:formula="of:=[.B471]-[.B470]" office:value-type="float" office:value="0.000123999999999569">
            <text:p>0.00012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.990078">
            <text:p>183.990078</text:p>
          </table:table-cell>
          <table:table-cell table:formula="of:=[.A472]-[.A$20]" office:value-type="float" office:value="0.107344000000012">
            <text:p>0.107344</text:p>
          </table:table-cell>
          <table:table-cell table:formula="of:=[.B472]-[.B471]" office:value-type="float" office:value="0.00000300000002084744">
            <text:p>0.000003</text:p>
          </table:table-cell>
          <table:table-cell/>
          <table:table-cell office:value-type="string">
            <text:p>uses up its c_s; 183990.074839-183989.947649=0.127190</text:p>
          </table:table-cell>
          <table:table-cell/>
        </table:table-row>
        <table:table-row table:style-name="ro1">
          <table:table-cell office:value-type="float" office:value="183.990083">
            <text:p>183.990083</text:p>
          </table:table-cell>
          <table:table-cell table:formula="of:=[.A473]-[.A$20]" office:value-type="float" office:value="0.107348999999999">
            <text:p>0.107349</text:p>
          </table:table-cell>
          <table:table-cell table:formula="of:=[.B473]-[.B472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90737">
            <text:p>183.990737</text:p>
          </table:table-cell>
          <table:table-cell table:formula="of:=[.A474]-[.A$20]" office:value-type="float" office:value="0.108002999999997">
            <text:p>0.108003</text:p>
          </table:table-cell>
          <table:table-cell table:formula="of:=[.B474]-[.B473]" office:value-type="float" office:value="0.000653999999997268">
            <text:p>0.00065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9074">
            <text:p>183.990740</text:p>
          </table:table-cell>
          <table:table-cell table:formula="of:=[.A475]-[.A$20]" office:value-type="float" office:value="0.108005999999989">
            <text:p>0.108006</text:p>
          </table:table-cell>
          <table:table-cell table:formula="of:=[.B475]-[.B474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90742">
            <text:p>183.990742</text:p>
          </table:table-cell>
          <table:table-cell table:formula="of:=[.A476]-[.A$20]" office:value-type="float" office:value="0.108008000000012">
            <text:p>0.108008</text:p>
          </table:table-cell>
          <table:table-cell table:formula="of:=[.B476]-[.B475]" office:value-type="float" office:value="0.00000200000002337219">
            <text:p>0.000002</text:p>
          </table:table-cell>
          <table:table-cell office:value-type="string">
            <text:p>d_s is renewed (r + D) to 183992.739913; c_s is fully topped up</text:p>
          </table:table-cell>
          <table:table-cell table:number-columns-repeated="2"/>
        </table:table-row>
        <table:table-row table:style-name="ro1">
          <table:table-cell office:value-type="float" office:value="183.990755">
            <text:p>183.990755</text:p>
          </table:table-cell>
          <table:table-cell table:formula="of:=[.A477]-[.A$20]" office:value-type="float" office:value="0.108021000000008">
            <text:p>0.108021</text:p>
          </table:table-cell>
          <table:table-cell table:formula="of:=[.B477]-[.B476]" office:value-type="float" office:value="0.0000129999999955999">
            <text:p>0.000013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83.991195">
            <text:p>183.991195</text:p>
          </table:table-cell>
          <table:table-cell table:formula="of:=[.A478]-[.A$20]" office:value-type="float" office:value="0.108461000000005">
            <text:p>0.108461</text:p>
          </table:table-cell>
          <table:table-cell table:formula="of:=[.B478]-[.B477]" office:value-type="float" office:value="0.000439999999997553">
            <text:p>0.00044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.991197">
            <text:p>183.991197</text:p>
          </table:table-cell>
          <table:table-cell table:formula="of:=[.A479]-[.A$20]" office:value-type="float" office:value="0.108463">
            <text:p>0.108463</text:p>
          </table:table-cell>
          <table:table-cell table:formula="of:=[.B479]-[.B47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912">
            <text:p>183.991200</text:p>
          </table:table-cell>
          <table:table-cell table:formula="of:=[.A480]-[.A$20]" office:value-type="float" office:value="0.108465999999993">
            <text:p>0.108466</text:p>
          </table:table-cell>
          <table:table-cell table:formula="of:=[.B480]-[.B479]" office:value-type="float" office:value="0.00000299999999242573">
            <text:p>0.000003</text:p>
          </table:table-cell>
          <table:table-cell/>
          <table:table-cell office:value-type="string">
            <text:p>postpones its deadline to 183996.184823; c_s is topped up to 1.996927</text:p>
          </table:table-cell>
          <table:table-cell/>
        </table:table-row>
        <table:table-row table:style-name="ro1">
          <table:table-cell office:value-type="float" office:value="183.991678">
            <text:p>183.991678</text:p>
          </table:table-cell>
          <table:table-cell table:formula="of:=[.A481]-[.A$20]" office:value-type="float" office:value="0.108944000000008">
            <text:p>0.108944</text:p>
          </table:table-cell>
          <table:table-cell table:formula="of:=[.B481]-[.B480]" office:value-type="float" office:value="0.0004780000000153">
            <text:p>0.00047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9168">
            <text:p>183.991680</text:p>
          </table:table-cell>
          <table:table-cell table:formula="of:=[.A482]-[.A$20]" office:value-type="float" office:value="0.108946000000003">
            <text:p>0.108946</text:p>
          </table:table-cell>
          <table:table-cell table:formula="of:=[.B482]-[.B481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91683">
            <text:p>183.991683</text:p>
          </table:table-cell>
          <table:table-cell table:formula="of:=[.A483]-[.A$20]" office:value-type="float" office:value="0.108948999999996">
            <text:p>0.108949</text:p>
          </table:table-cell>
          <table:table-cell table:formula="of:=[.B483]-[.B482]" office:value-type="float" office:value="0.00000299999999242573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.992678">
            <text:p>183.992678</text:p>
          </table:table-cell>
          <table:table-cell table:formula="of:=[.A484]-[.A$20]" office:value-type="float" office:value="0.109944000000013">
            <text:p>0.109944</text:p>
          </table:table-cell>
          <table:table-cell table:formula="of:=[.B484]-[.B483]" office:value-type="float" office:value="0.000995000000017399">
            <text:p>0.00099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.99268">
            <text:p>183.992680</text:p>
          </table:table-cell>
          <table:table-cell table:formula="of:=[.A485]-[.A$20]" office:value-type="float" office:value="0.109946000000008">
            <text:p>0.109946</text:p>
          </table:table-cell>
          <table:table-cell table:formula="of:=[.B485]-[.B48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.992682">
            <text:p>183.992682</text:p>
          </table:table-cell>
          <table:table-cell table:formula="of:=[.A486]-[.A$20]" office:value-type="float" office:value="0.109948000000003">
            <text:p>0.109948</text:p>
          </table:table-cell>
          <table:table-cell table:formula="of:=[.B486]-[.B485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83999.680420; c_s is fully topped up</text:p>
          </table:table-cell>
        </table:table-row>
        <table:table-row table:style-name="ro1">
          <table:table-cell office:value-type="float" office:value="183.993502">
            <text:p>183.993502</text:p>
          </table:table-cell>
          <table:table-cell table:formula="of:=[.A487]-[.A$20]" office:value-type="float" office:value="0.110768000000007">
            <text:p>0.110768</text:p>
          </table:table-cell>
          <table:table-cell table:formula="of:=[.B487]-[.B486]" office:value-type="float" office:value="0.000820000000004484">
            <text:p>0.00082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.993504">
            <text:p>183.993504</text:p>
          </table:table-cell>
          <table:table-cell table:formula="of:=[.A488]-[.A$20]" office:value-type="float" office:value="0.110770000000002">
            <text:p>0.110770</text:p>
          </table:table-cell>
          <table:table-cell table:formula="of:=[.B488]-[.B487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93507">
            <text:p>183.993507</text:p>
          </table:table-cell>
          <table:table-cell table:formula="of:=[.A489]-[.A$20]" office:value-type="float" office:value="0.110772999999995">
            <text:p>0.110773</text:p>
          </table:table-cell>
          <table:table-cell table:formula="of:=[.B489]-[.B488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.99368">
            <text:p>183.993680</text:p>
          </table:table-cell>
          <table:table-cell table:formula="of:=[.A490]-[.A$20]" office:value-type="float" office:value="0.110946000000013">
            <text:p>0.110946</text:p>
          </table:table-cell>
          <table:table-cell table:formula="of:=[.B490]-[.B489]" office:value-type="float" office:value="0.000173000000017964">
            <text:p>0.00017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.993682">
            <text:p>183.993682</text:p>
          </table:table-cell>
          <table:table-cell table:formula="of:=[.A491]-[.A$20]" office:value-type="float" office:value="0.110948000000008">
            <text:p>0.110948</text:p>
          </table:table-cell>
          <table:table-cell table:formula="of:=[.B491]-[.B49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93685">
            <text:p>183.993685</text:p>
          </table:table-cell>
          <table:table-cell table:formula="of:=[.A492]-[.A$20]" office:value-type="float" office:value="0.110951">
            <text:p>0.110951</text:p>
          </table:table-cell>
          <table:table-cell table:formula="of:=[.B492]-[.B491]" office:value-type="float" office:value="0.00000299999999242573">
            <text:p>0.000003</text:p>
          </table:table-cell>
          <table:table-cell/>
          <table:table-cell office:value-type="string">
            <text:p>0.176386 / 2.502998 &lt;= 2.000000 / 5.000000</text:p>
          </table:table-cell>
          <table:table-cell/>
        </table:table-row>
        <table:table-row table:style-name="ro1">
          <table:table-cell office:value-type="float" office:value="183.993686">
            <text:p>183.993686</text:p>
          </table:table-cell>
          <table:table-cell table:formula="of:=[.A493]-[.A$20]" office:value-type="float" office:value="0.110951999999998">
            <text:p>0.110952</text:p>
          </table:table-cell>
          <table:table-cell table:formula="of:=[.B493]-[.B492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.993688">
            <text:p>183.993688</text:p>
          </table:table-cell>
          <table:table-cell table:formula="of:=[.A494]-[.A$20]" office:value-type="float" office:value="0.110953999999992">
            <text:p>0.110954</text:p>
          </table:table-cell>
          <table:table-cell table:formula="of:=[.B494]-[.B493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.993694">
            <text:p>183.993694</text:p>
          </table:table-cell>
          <table:table-cell table:formula="of:=[.A495]-[.A$20]" office:value-type="float" office:value="0.110960000000006">
            <text:p>0.110960</text:p>
          </table:table-cell>
          <table:table-cell table:formula="of:=[.B495]-[.B494]" office:value-type="float" office:value="0.00000600000001327317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93699">
            <text:p>183.993699</text:p>
          </table:table-cell>
          <table:table-cell table:formula="of:=[.A496]-[.A$20]" office:value-type="float" office:value="0.110964999999993">
            <text:p>0.110965</text:p>
          </table:table-cell>
          <table:table-cell table:formula="of:=[.B496]-[.B495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.993875">
            <text:p>183.993875</text:p>
          </table:table-cell>
          <table:table-cell table:formula="of:=[.A497]-[.A$20]" office:value-type="float" office:value="0.111141000000003">
            <text:p>0.111141</text:p>
          </table:table-cell>
          <table:table-cell table:formula="of:=[.B497]-[.B496]" office:value-type="float" office:value="0.00017600000001039">
            <text:p>0.00017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.993878">
            <text:p>183.993878</text:p>
          </table:table-cell>
          <table:table-cell table:formula="of:=[.A498]-[.A$20]" office:value-type="float" office:value="0.111143999999996">
            <text:p>0.111144</text:p>
          </table:table-cell>
          <table:table-cell table:formula="of:=[.B498]-[.B497]" office:value-type="float" office:value="0.00000299999999242573">
            <text:p>0.000003</text:p>
          </table:table-cell>
          <table:table-cell/>
          <table:table-cell office:value-type="string">
            <text:p>uses up its c_s; 183993.874852-183993.696122=0.178730</text:p>
          </table:table-cell>
          <table:table-cell/>
        </table:table-row>
        <table:table-row table:style-name="ro1">
          <table:table-cell office:value-type="float" office:value="183.993883">
            <text:p>183.993883</text:p>
          </table:table-cell>
          <table:table-cell table:formula="of:=[.A499]-[.A$20]" office:value-type="float" office:value="0.111149000000012">
            <text:p>0.111149</text:p>
          </table:table-cell>
          <table:table-cell table:formula="of:=[.B499]-[.B498]" office:value-type="float" office:value="0.00000500000001579792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93886">
            <text:p>183.993886</text:p>
          </table:table-cell>
          <table:table-cell table:formula="of:=[.A500]-[.A$20]" office:value-type="float" office:value="0.111152000000004">
            <text:p>0.111152</text:p>
          </table:table-cell>
          <table:table-cell table:formula="of:=[.B500]-[.B499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.994675">
            <text:p>183.994675</text:p>
          </table:table-cell>
          <table:table-cell table:formula="of:=[.A501]-[.A$20]" office:value-type="float" office:value="0.111941000000002">
            <text:p>0.111941</text:p>
          </table:table-cell>
          <table:table-cell table:formula="of:=[.B501]-[.B500]" office:value-type="float" office:value="0.000788999999997486">
            <text:p>0.00078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94676">
            <text:p>183.994676</text:p>
          </table:table-cell>
          <table:table-cell table:formula="of:=[.A502]-[.A$20]" office:value-type="float" office:value="0.111941999999999">
            <text:p>0.111942</text:p>
          </table:table-cell>
          <table:table-cell table:formula="of:=[.B502]-[.B501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94678">
            <text:p>183.994678</text:p>
          </table:table-cell>
          <table:table-cell table:formula="of:=[.A503]-[.A$20]" office:value-type="float" office:value="0.111943999999994">
            <text:p>0.111944</text:p>
          </table:table-cell>
          <table:table-cell table:formula="of:=[.B503]-[.B502]" office:value-type="float" office:value="0.00000199999999495049">
            <text:p>0.000002</text:p>
          </table:table-cell>
          <table:table-cell office:value-type="string">
            <text:p>d_s is renewed (r + D) to 183996.676455; c_s is fully topped up</text:p>
          </table:table-cell>
          <table:table-cell table:number-columns-repeated="2"/>
        </table:table-row>
        <table:table-row table:style-name="ro1">
          <table:table-cell office:value-type="float" office:value="183.994681">
            <text:p>183.994681</text:p>
          </table:table-cell>
          <table:table-cell table:formula="of:=[.A504]-[.A$20]" office:value-type="float" office:value="0.111947000000015">
            <text:p>0.111947</text:p>
          </table:table-cell>
          <table:table-cell table:formula="of:=[.B504]-[.B503]" office:value-type="float" office:value="0.00000300000002084744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.994684">
            <text:p>183.994684</text:p>
          </table:table-cell>
          <table:table-cell table:formula="of:=[.A505]-[.A$20]" office:value-type="float" office:value="0.111950000000007">
            <text:p>0.111950</text:p>
          </table:table-cell>
          <table:table-cell table:formula="of:=[.B505]-[.B504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94688">
            <text:p>183.994688</text:p>
          </table:table-cell>
          <table:table-cell table:formula="of:=[.A506]-[.A$20]" office:value-type="float" office:value="0.111953999999997">
            <text:p>0.111954</text:p>
          </table:table-cell>
          <table:table-cell table:formula="of:=[.B506]-[.B505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.9956">
            <text:p>183.995600</text:p>
          </table:table-cell>
          <table:table-cell table:formula="of:=[.A507]-[.A$20]" office:value-type="float" office:value="0.112865999999997">
            <text:p>0.112866</text:p>
          </table:table-cell>
          <table:table-cell table:formula="of:=[.B507]-[.B506]" office:value-type="float" office:value="0.00091199999999958">
            <text:p>0.00091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95602">
            <text:p>183.995602</text:p>
          </table:table-cell>
          <table:table-cell table:formula="of:=[.A508]-[.A$20]" office:value-type="float" office:value="0.112867999999992">
            <text:p>0.112868</text:p>
          </table:table-cell>
          <table:table-cell table:formula="of:=[.B508]-[.B50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95606">
            <text:p>183.995606</text:p>
          </table:table-cell>
          <table:table-cell table:formula="of:=[.A509]-[.A$20]" office:value-type="float" office:value="0.11287200000001">
            <text:p>0.112872</text:p>
          </table:table-cell>
          <table:table-cell table:formula="of:=[.B509]-[.B508]" office:value-type="float" office:value="0.00000400000001832268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.996196">
            <text:p>183.996196</text:p>
          </table:table-cell>
          <table:table-cell table:formula="of:=[.A510]-[.A$20]" office:value-type="float" office:value="0.113461999999998">
            <text:p>0.113462</text:p>
          </table:table-cell>
          <table:table-cell table:formula="of:=[.B510]-[.B509]" office:value-type="float" office:value="0.000589999999988322">
            <text:p>0.00059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.996198">
            <text:p>183.996198</text:p>
          </table:table-cell>
          <table:table-cell table:formula="of:=[.A511]-[.A$20]" office:value-type="float" office:value="0.113463999999993">
            <text:p>0.113464</text:p>
          </table:table-cell>
          <table:table-cell table:formula="of:=[.B511]-[.B51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.996201">
            <text:p>183.996201</text:p>
          </table:table-cell>
          <table:table-cell table:formula="of:=[.A512]-[.A$20]" office:value-type="float" office:value="0.113467000000014">
            <text:p>0.113467</text:p>
          </table:table-cell>
          <table:table-cell table:formula="of:=[.B512]-[.B511]" office:value-type="float" office:value="0.00000300000002084744">
            <text:p>0.000003</text:p>
          </table:table-cell>
          <table:table-cell/>
          <table:table-cell office:value-type="string">
            <text:p>postpones its deadline to 184001.184823; c_s is topped up to 1.997656</text:p>
          </table:table-cell>
          <table:table-cell/>
        </table:table-row>
        <table:table-row table:style-name="ro1">
          <table:table-cell office:value-type="float" office:value="183.997596">
            <text:p>183.997596</text:p>
          </table:table-cell>
          <table:table-cell table:formula="of:=[.A513]-[.A$20]" office:value-type="float" office:value="0.114861999999988">
            <text:p>0.114862</text:p>
          </table:table-cell>
          <table:table-cell table:formula="of:=[.B513]-[.B512]" office:value-type="float" office:value="0.00139499999997383">
            <text:p>0.00139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.997598">
            <text:p>183.997598</text:p>
          </table:table-cell>
          <table:table-cell table:formula="of:=[.A514]-[.A$20]" office:value-type="float" office:value="0.114864000000011">
            <text:p>0.114864</text:p>
          </table:table-cell>
          <table:table-cell table:formula="of:=[.B514]-[.B513]" office:value-type="float" office:value="0.0000020000000233721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.997602">
            <text:p>183.997602</text:p>
          </table:table-cell>
          <table:table-cell table:formula="of:=[.A515]-[.A$20]" office:value-type="float" office:value="0.114868000000001">
            <text:p>0.114868</text:p>
          </table:table-cell>
          <table:table-cell table:formula="of:=[.B515]-[.B514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.998675">
            <text:p>183.998675</text:p>
          </table:table-cell>
          <table:table-cell table:formula="of:=[.A516]-[.A$20]" office:value-type="float" office:value="0.115940999999992">
            <text:p>0.115941</text:p>
          </table:table-cell>
          <table:table-cell table:formula="of:=[.B516]-[.B515]" office:value-type="float" office:value="0.001072999999991">
            <text:p>0.00107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.998677">
            <text:p>183.998677</text:p>
          </table:table-cell>
          <table:table-cell table:formula="of:=[.A517]-[.A$20]" office:value-type="float" office:value="0.115942999999987">
            <text:p>0.115943</text:p>
          </table:table-cell>
          <table:table-cell table:formula="of:=[.B517]-[.B51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.998679">
            <text:p>183.998679</text:p>
          </table:table-cell>
          <table:table-cell table:formula="of:=[.A518]-[.A$20]" office:value-type="float" office:value="0.115945000000011">
            <text:p>0.115945</text:p>
          </table:table-cell>
          <table:table-cell table:formula="of:=[.B518]-[.B517]" office:value-type="float" office:value="0.00000200000002337219">
            <text:p>0.000002</text:p>
          </table:table-cell>
          <table:table-cell office:value-type="string">
            <text:p>d_s is renewed (r + D) to 184000.677087; c_s is fully topped up</text:p>
          </table:table-cell>
          <table:table-cell table:number-columns-repeated="2"/>
        </table:table-row>
        <table:table-row table:style-name="ro1">
          <table:table-cell office:value-type="float" office:value="183.998682">
            <text:p>183.998682</text:p>
          </table:table-cell>
          <table:table-cell table:formula="of:=[.A519]-[.A$20]" office:value-type="float" office:value="0.115948000000003">
            <text:p>0.115948</text:p>
          </table:table-cell>
          <table:table-cell table:formula="of:=[.B519]-[.B518]" office:value-type="float" office:value="0.00000299999999242573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.998686">
            <text:p>183.998686</text:p>
          </table:table-cell>
          <table:table-cell table:formula="of:=[.A520]-[.A$20]" office:value-type="float" office:value="0.115951999999993">
            <text:p>0.115952</text:p>
          </table:table-cell>
          <table:table-cell table:formula="of:=[.B520]-[.B519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.998691">
            <text:p>183.998691</text:p>
          </table:table-cell>
          <table:table-cell table:formula="of:=[.A521]-[.A$20]" office:value-type="float" office:value="0.115957000000009">
            <text:p>0.115957</text:p>
          </table:table-cell>
          <table:table-cell table:formula="of:=[.B521]-[.B520]" office:value-type="float" office:value="0.00000500000001579792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.999601">
            <text:p>183.999601</text:p>
          </table:table-cell>
          <table:table-cell table:formula="of:=[.A522]-[.A$20]" office:value-type="float" office:value="0.116867000000013">
            <text:p>0.116867</text:p>
          </table:table-cell>
          <table:table-cell table:formula="of:=[.B522]-[.B521]" office:value-type="float" office:value="0.000910000000004629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.999602">
            <text:p>183.999602</text:p>
          </table:table-cell>
          <table:table-cell table:formula="of:=[.A523]-[.A$20]" office:value-type="float" office:value="0.116868000000011">
            <text:p>0.116868</text:p>
          </table:table-cell>
          <table:table-cell table:formula="of:=[.B523]-[.B522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.999606">
            <text:p>183.999606</text:p>
          </table:table-cell>
          <table:table-cell table:formula="of:=[.A524]-[.A$20]" office:value-type="float" office:value="0.116872000000001">
            <text:p>0.116872</text:p>
          </table:table-cell>
          <table:table-cell table:formula="of:=[.B524]-[.B523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4.000303">
            <text:p>184.000303</text:p>
          </table:table-cell>
          <table:table-cell table:formula="of:=[.A525]-[.A$20]" office:value-type="float" office:value="0.117569000000003">
            <text:p>0.117569</text:p>
          </table:table-cell>
          <table:table-cell table:formula="of:=[.B525]-[.B524]" office:value-type="float" office:value="0.00069700000000239">
            <text:p>0.00069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00305">
            <text:p>184.000305</text:p>
          </table:table-cell>
          <table:table-cell table:formula="of:=[.A526]-[.A$20]" office:value-type="float" office:value="0.117570999999998">
            <text:p>0.117571</text:p>
          </table:table-cell>
          <table:table-cell table:formula="of:=[.B526]-[.B52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0031">
            <text:p>184.000310</text:p>
          </table:table-cell>
          <table:table-cell table:formula="of:=[.A527]-[.A$20]" office:value-type="float" office:value="0.117576000000014">
            <text:p>0.117576</text:p>
          </table:table-cell>
          <table:table-cell table:formula="of:=[.B527]-[.B526]" office:value-type="float" office:value="0.00000500000001579792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00312">
            <text:p>184.000312</text:p>
          </table:table-cell>
          <table:table-cell table:formula="of:=[.A528]-[.A$20]" office:value-type="float" office:value="0.117578000000009">
            <text:p>0.117578</text:p>
          </table:table-cell>
          <table:table-cell table:formula="of:=[.B528]-[.B52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00315">
            <text:p>184.000315</text:p>
          </table:table-cell>
          <table:table-cell table:formula="of:=[.A529]-[.A$20]" office:value-type="float" office:value="0.117581000000001">
            <text:p>0.117581</text:p>
          </table:table-cell>
          <table:table-cell table:formula="of:=[.B529]-[.B528]" office:value-type="float" office:value="0.00000299999999242573">
            <text:p>0.000003</text:p>
          </table:table-cell>
          <table:table-cell/>
          <table:table-cell office:value-type="string">
            <text:p>0.215226 / 0.873063 &lt;= 2.000000 / 5.000000</text:p>
          </table:table-cell>
          <table:table-cell/>
        </table:table-row>
        <table:table-row table:style-name="ro1">
          <table:table-cell office:value-type="float" office:value="184.000317">
            <text:p>184.000317</text:p>
          </table:table-cell>
          <table:table-cell table:formula="of:=[.A530]-[.A$20]" office:value-type="float" office:value="0.117582999999996">
            <text:p>0.117583</text:p>
          </table:table-cell>
          <table:table-cell table:formula="of:=[.B530]-[.B529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4.000324">
            <text:p>184.000324</text:p>
          </table:table-cell>
          <table:table-cell table:formula="of:=[.A531]-[.A$20]" office:value-type="float" office:value="0.117590000000007">
            <text:p>0.117590</text:p>
          </table:table-cell>
          <table:table-cell table:formula="of:=[.B531]-[.B530]" office:value-type="float" office:value="0.00000700000001074841">
            <text:p>0.000007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4.000539">
            <text:p>184.000539</text:p>
          </table:table-cell>
          <table:table-cell table:formula="of:=[.A532]-[.A$20]" office:value-type="float" office:value="0.117805000000004">
            <text:p>0.117805</text:p>
          </table:table-cell>
          <table:table-cell table:formula="of:=[.B532]-[.B531]" office:value-type="float" office:value="0.00021499999999719">
            <text:p>0.00021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4.000541">
            <text:p>184.000541</text:p>
          </table:table-cell>
          <table:table-cell table:formula="of:=[.A533]-[.A$20]" office:value-type="float" office:value="0.117806999999999">
            <text:p>0.117807</text:p>
          </table:table-cell>
          <table:table-cell table:formula="of:=[.B533]-[.B532]" office:value-type="float" office:value="0.00000199999999495049">
            <text:p>0.000002</text:p>
          </table:table-cell>
          <table:table-cell/>
          <table:table-cell office:value-type="string">
            <text:p>uses up its c_s; 184000.538222-184000.320713=0.217509</text:p>
          </table:table-cell>
          <table:table-cell/>
        </table:table-row>
        <table:table-row table:style-name="ro1">
          <table:table-cell office:value-type="float" office:value="184.000547">
            <text:p>184.000547</text:p>
          </table:table-cell>
          <table:table-cell table:formula="of:=[.A534]-[.A$20]" office:value-type="float" office:value="0.117813000000012">
            <text:p>0.117813</text:p>
          </table:table-cell>
          <table:table-cell table:formula="of:=[.B534]-[.B533]" office:value-type="float" office:value="0.00000600000001327317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01212">
            <text:p>184.001212</text:p>
          </table:table-cell>
          <table:table-cell table:formula="of:=[.A535]-[.A$20]" office:value-type="float" office:value="0.11847800000001">
            <text:p>0.118478</text:p>
          </table:table-cell>
          <table:table-cell table:formula="of:=[.B535]-[.B534]" office:value-type="float" office:value="0.000664999999997917">
            <text:p>0.00066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4.001214">
            <text:p>184.001214</text:p>
          </table:table-cell>
          <table:table-cell table:formula="of:=[.A536]-[.A$20]" office:value-type="float" office:value="0.118480000000005">
            <text:p>0.118480</text:p>
          </table:table-cell>
          <table:table-cell table:formula="of:=[.B536]-[.B53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01217">
            <text:p>184.001217</text:p>
          </table:table-cell>
          <table:table-cell table:formula="of:=[.A537]-[.A$20]" office:value-type="float" office:value="0.118482999999998">
            <text:p>0.118483</text:p>
          </table:table-cell>
          <table:table-cell table:formula="of:=[.B537]-[.B536]" office:value-type="float" office:value="0.00000299999999242573">
            <text:p>0.000003</text:p>
          </table:table-cell>
          <table:table-cell/>
          <table:table-cell office:value-type="string">
            <text:p>postpones its deadline to 184006.184823; c_s is topped up to 1.997717</text:p>
          </table:table-cell>
          <table:table-cell/>
        </table:table-row>
        <table:table-row table:style-name="ro1">
          <table:table-cell office:value-type="float" office:value="184.00122">
            <text:p>184.001220</text:p>
          </table:table-cell>
          <table:table-cell table:formula="of:=[.A538]-[.A$20]" office:value-type="float" office:value="0.11848599999999">
            <text:p>0.118486</text:p>
          </table:table-cell>
          <table:table-cell table:formula="of:=[.B538]-[.B537]" office:value-type="float" office:value="0.00000299999999242573">
            <text:p>0.000003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184.001229">
            <text:p>184.001229</text:p>
          </table:table-cell>
          <table:table-cell table:formula="of:=[.A539]-[.A$20]" office:value-type="float" office:value="0.118494999999996">
            <text:p>0.118495</text:p>
          </table:table-cell>
          <table:table-cell table:formula="of:=[.B539]-[.B538]" office:value-type="float" office:value="0.00000900000000569889">
            <text:p>0.000009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4.002677">
            <text:p>184.002677</text:p>
          </table:table-cell>
          <table:table-cell table:formula="of:=[.A540]-[.A$20]" office:value-type="float" office:value="0.119943000000006">
            <text:p>0.119943</text:p>
          </table:table-cell>
          <table:table-cell table:formula="of:=[.B540]-[.B539]" office:value-type="float" office:value="0.00144800000001055">
            <text:p>0.00144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4.002679">
            <text:p>184.002679</text:p>
          </table:table-cell>
          <table:table-cell table:formula="of:=[.A541]-[.A$20]" office:value-type="float" office:value="0.119945000000001">
            <text:p>0.119945</text:p>
          </table:table-cell>
          <table:table-cell table:formula="of:=[.B541]-[.B54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4.002681">
            <text:p>184.002681</text:p>
          </table:table-cell>
          <table:table-cell table:formula="of:=[.A542]-[.A$20]" office:value-type="float" office:value="0.119946999999996">
            <text:p>0.119947</text:p>
          </table:table-cell>
          <table:table-cell table:formula="of:=[.B542]-[.B541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84009.679238; c_s is fully topped up</text:p>
          </table:table-cell>
        </table:table-row>
        <table:table-row table:style-name="ro1">
          <table:table-cell office:value-type="float" office:value="184.002684">
            <text:p>184.002684</text:p>
          </table:table-cell>
          <table:table-cell table:formula="of:=[.A543]-[.A$20]" office:value-type="float" office:value="0.119949999999989">
            <text:p>0.119950</text:p>
          </table:table-cell>
          <table:table-cell table:formula="of:=[.B543]-[.B542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02686">
            <text:p>184.002686</text:p>
          </table:table-cell>
          <table:table-cell table:formula="of:=[.A544]-[.A$20]" office:value-type="float" office:value="0.119952000000012">
            <text:p>0.119952</text:p>
          </table:table-cell>
          <table:table-cell table:formula="of:=[.B544]-[.B543]" office:value-type="float" office:value="0.0000020000000233721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02688">
            <text:p>184.002688</text:p>
          </table:table-cell>
          <table:table-cell table:formula="of:=[.A545]-[.A$20]" office:value-type="float" office:value="0.119954000000007">
            <text:p>0.119954</text:p>
          </table:table-cell>
          <table:table-cell table:formula="of:=[.B545]-[.B544]" office:value-type="float" office:value="0.00000199999999495049">
            <text:p>0.000002</text:p>
          </table:table-cell>
          <table:table-cell office:value-type="string">
            <text:p>d_s is renewed (r + D) to 184004.685934; c_s is fully topped up</text:p>
          </table:table-cell>
          <table:table-cell table:number-columns-repeated="2"/>
        </table:table-row>
        <table:table-row table:style-name="ro1">
          <table:table-cell office:value-type="float" office:value="184.00269">
            <text:p>184.002690</text:p>
          </table:table-cell>
          <table:table-cell table:formula="of:=[.A546]-[.A$20]" office:value-type="float" office:value="0.119956000000002">
            <text:p>0.119956</text:p>
          </table:table-cell>
          <table:table-cell table:formula="of:=[.B546]-[.B545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4.002696">
            <text:p>184.002696</text:p>
          </table:table-cell>
          <table:table-cell table:formula="of:=[.A547]-[.A$20]" office:value-type="float" office:value="0.119961999999987">
            <text:p>0.119962</text:p>
          </table:table-cell>
          <table:table-cell table:formula="of:=[.B547]-[.B546]" office:value-type="float" office:value="0.00000599999998485146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027">
            <text:p>184.002700</text:p>
          </table:table-cell>
          <table:table-cell table:formula="of:=[.A548]-[.A$20]" office:value-type="float" office:value="0.119966000000005">
            <text:p>0.119966</text:p>
          </table:table-cell>
          <table:table-cell table:formula="of:=[.B548]-[.B547]" office:value-type="float" office:value="0.00000400000001832268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4.003612">
            <text:p>184.003612</text:p>
          </table:table-cell>
          <table:table-cell table:formula="of:=[.A549]-[.A$20]" office:value-type="float" office:value="0.120878000000005">
            <text:p>0.120878</text:p>
          </table:table-cell>
          <table:table-cell table:formula="of:=[.B549]-[.B548]" office:value-type="float" office:value="0.00091199999999958">
            <text:p>0.00091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03613">
            <text:p>184.003613</text:p>
          </table:table-cell>
          <table:table-cell table:formula="of:=[.A550]-[.A$20]" office:value-type="float" office:value="0.120879000000002">
            <text:p>0.120879</text:p>
          </table:table-cell>
          <table:table-cell table:formula="of:=[.B550]-[.B549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03617">
            <text:p>184.003617</text:p>
          </table:table-cell>
          <table:table-cell table:formula="of:=[.A551]-[.A$20]" office:value-type="float" office:value="0.120882999999992">
            <text:p>0.120883</text:p>
          </table:table-cell>
          <table:table-cell table:formula="of:=[.B551]-[.B550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4.003874">
            <text:p>184.003874</text:p>
          </table:table-cell>
          <table:table-cell table:formula="of:=[.A552]-[.A$20]" office:value-type="float" office:value="0.121139999999997">
            <text:p>0.121140</text:p>
          </table:table-cell>
          <table:table-cell table:formula="of:=[.B552]-[.B551]" office:value-type="float" office:value="0.000257000000004837">
            <text:p>0.00025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03876">
            <text:p>184.003876</text:p>
          </table:table-cell>
          <table:table-cell table:formula="of:=[.A553]-[.A$20]" office:value-type="float" office:value="0.121141999999992">
            <text:p>0.121142</text:p>
          </table:table-cell>
          <table:table-cell table:formula="of:=[.B553]-[.B552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03879">
            <text:p>184.003879</text:p>
          </table:table-cell>
          <table:table-cell table:formula="of:=[.A554]-[.A$20]" office:value-type="float" office:value="0.121145000000013">
            <text:p>0.121145</text:p>
          </table:table-cell>
          <table:table-cell table:formula="of:=[.B554]-[.B553]" office:value-type="float" office:value="0.00000300000002084744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03997">
            <text:p>184.003997</text:p>
          </table:table-cell>
          <table:table-cell table:formula="of:=[.A555]-[.A$20]" office:value-type="float" office:value="0.121262999999999">
            <text:p>0.121263</text:p>
          </table:table-cell>
          <table:table-cell table:formula="of:=[.B555]-[.B554]" office:value-type="float" office:value="0.000117999999986296">
            <text:p>0.00011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03999">
            <text:p>184.003999</text:p>
          </table:table-cell>
          <table:table-cell table:formula="of:=[.A556]-[.A$20]" office:value-type="float" office:value="0.121264999999994">
            <text:p>0.121265</text:p>
          </table:table-cell>
          <table:table-cell table:formula="of:=[.B556]-[.B55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04001">
            <text:p>184.004001</text:p>
          </table:table-cell>
          <table:table-cell table:formula="of:=[.A557]-[.A$20]" office:value-type="float" office:value="0.121266999999989">
            <text:p>0.121267</text:p>
          </table:table-cell>
          <table:table-cell table:formula="of:=[.B557]-[.B556]" office:value-type="float" office:value="0.00000199999999495049">
            <text:p>0.000002</text:p>
          </table:table-cell>
          <table:table-cell/>
          <table:table-cell office:value-type="string">
            <text:p>0.269320 / 2.186138 &lt;= 2.000000 / 5.000000</text:p>
          </table:table-cell>
          <table:table-cell/>
        </table:table-row>
        <table:table-row table:style-name="ro1">
          <table:table-cell office:value-type="float" office:value="184.004003">
            <text:p>184.004003</text:p>
          </table:table-cell>
          <table:table-cell table:formula="of:=[.A558]-[.A$20]" office:value-type="float" office:value="0.121269000000012">
            <text:p>0.121269</text:p>
          </table:table-cell>
          <table:table-cell table:formula="of:=[.B558]-[.B557]" office:value-type="float" office:value="0.0000020000000233721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4.004005">
            <text:p>184.004005</text:p>
          </table:table-cell>
          <table:table-cell table:formula="of:=[.A559]-[.A$20]" office:value-type="float" office:value="0.121271000000007">
            <text:p>0.121271</text:p>
          </table:table-cell>
          <table:table-cell table:formula="of:=[.B559]-[.B558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4.004028">
            <text:p>184.004028</text:p>
          </table:table-cell>
          <table:table-cell table:formula="of:=[.A560]-[.A$20]" office:value-type="float" office:value="0.121294000000006">
            <text:p>0.121294</text:p>
          </table:table-cell>
          <table:table-cell table:formula="of:=[.B560]-[.B559]" office:value-type="float" office:value="0.000022999999998774">
            <text:p>0.00002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04033">
            <text:p>184.004033</text:p>
          </table:table-cell>
          <table:table-cell table:formula="of:=[.A561]-[.A$20]" office:value-type="float" office:value="0.121298999999993">
            <text:p>0.121299</text:p>
          </table:table-cell>
          <table:table-cell table:formula="of:=[.B561]-[.B560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4.004302">
            <text:p>184.004302</text:p>
          </table:table-cell>
          <table:table-cell table:formula="of:=[.A562]-[.A$20]" office:value-type="float" office:value="0.121567999999996">
            <text:p>0.121568</text:p>
          </table:table-cell>
          <table:table-cell table:formula="of:=[.B562]-[.B561]" office:value-type="float" office:value="0.000269000000002961">
            <text:p>0.00026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4.004304">
            <text:p>184.004304</text:p>
          </table:table-cell>
          <table:table-cell table:formula="of:=[.A563]-[.A$20]" office:value-type="float" office:value="0.121569999999991">
            <text:p>0.121570</text:p>
          </table:table-cell>
          <table:table-cell table:formula="of:=[.B563]-[.B562]" office:value-type="float" office:value="0.00000199999999495049">
            <text:p>0.000002</text:p>
          </table:table-cell>
          <table:table-cell/>
          <table:table-cell office:value-type="string">
            <text:p>uses up its c_s; 184004.301447-184004.029762=0.271685</text:p>
          </table:table-cell>
          <table:table-cell/>
        </table:table-row>
        <table:table-row table:style-name="ro1">
          <table:table-cell office:value-type="float" office:value="184.00431">
            <text:p>184.004310</text:p>
          </table:table-cell>
          <table:table-cell table:formula="of:=[.A564]-[.A$20]" office:value-type="float" office:value="0.121576000000005">
            <text:p>0.121576</text:p>
          </table:table-cell>
          <table:table-cell table:formula="of:=[.B564]-[.B563]" office:value-type="float" office:value="0.00000600000001327317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04313">
            <text:p>184.004313</text:p>
          </table:table-cell>
          <table:table-cell table:formula="of:=[.A565]-[.A$20]" office:value-type="float" office:value="0.121578999999997">
            <text:p>0.121579</text:p>
          </table:table-cell>
          <table:table-cell table:formula="of:=[.B565]-[.B564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06189">
            <text:p>184.006189</text:p>
          </table:table-cell>
          <table:table-cell table:formula="of:=[.A566]-[.A$20]" office:value-type="float" office:value="0.123455000000007">
            <text:p>0.123455</text:p>
          </table:table-cell>
          <table:table-cell table:formula="of:=[.B566]-[.B565]" office:value-type="float" office:value="0.00187600000000998">
            <text:p>0.00187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4.00619">
            <text:p>184.006190</text:p>
          </table:table-cell>
          <table:table-cell table:formula="of:=[.A567]-[.A$20]" office:value-type="float" office:value="0.123456000000004">
            <text:p>0.123456</text:p>
          </table:table-cell>
          <table:table-cell table:formula="of:=[.B567]-[.B566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06193">
            <text:p>184.006193</text:p>
          </table:table-cell>
          <table:table-cell table:formula="of:=[.A568]-[.A$20]" office:value-type="float" office:value="0.123458999999997">
            <text:p>0.123459</text:p>
          </table:table-cell>
          <table:table-cell table:formula="of:=[.B568]-[.B567]" office:value-type="float" office:value="0.00000299999999242573">
            <text:p>0.000003</text:p>
          </table:table-cell>
          <table:table-cell/>
          <table:table-cell office:value-type="string">
            <text:p>postpones its deadline to 184011.184823; c_s is topped up to 1.997635</text:p>
          </table:table-cell>
          <table:table-cell/>
        </table:table-row>
        <table:table-row table:style-name="ro1">
          <table:table-cell office:value-type="float" office:value="184.006675">
            <text:p>184.006675</text:p>
          </table:table-cell>
          <table:table-cell table:formula="of:=[.A569]-[.A$20]" office:value-type="float" office:value="0.123941000000002">
            <text:p>0.123941</text:p>
          </table:table-cell>
          <table:table-cell table:formula="of:=[.B569]-[.B568]" office:value-type="float" office:value="0.000482000000005201">
            <text:p>0.00048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06676">
            <text:p>184.006676</text:p>
          </table:table-cell>
          <table:table-cell table:formula="of:=[.A570]-[.A$20]" office:value-type="float" office:value="0.123942">
            <text:p>0.123942</text:p>
          </table:table-cell>
          <table:table-cell table:formula="of:=[.B570]-[.B569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06678">
            <text:p>184.006678</text:p>
          </table:table-cell>
          <table:table-cell table:formula="of:=[.A571]-[.A$20]" office:value-type="float" office:value="0.123943999999995">
            <text:p>0.123944</text:p>
          </table:table-cell>
          <table:table-cell table:formula="of:=[.B571]-[.B570]" office:value-type="float" office:value="0.00000199999999495049">
            <text:p>0.000002</text:p>
          </table:table-cell>
          <table:table-cell office:value-type="string">
            <text:p>d_s is renewed (r + D) to 184008.676324; c_s is fully topped up</text:p>
          </table:table-cell>
          <table:table-cell table:number-columns-repeated="2"/>
        </table:table-row>
        <table:table-row table:style-name="ro1">
          <table:table-cell office:value-type="float" office:value="184.00668">
            <text:p>184.006680</text:p>
          </table:table-cell>
          <table:table-cell table:formula="of:=[.A572]-[.A$20]" office:value-type="float" office:value="0.123945999999989">
            <text:p>0.123946</text:p>
          </table:table-cell>
          <table:table-cell table:formula="of:=[.B572]-[.B571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4.006685">
            <text:p>184.006685</text:p>
          </table:table-cell>
          <table:table-cell table:formula="of:=[.A573]-[.A$20]" office:value-type="float" office:value="0.123951000000005">
            <text:p>0.123951</text:p>
          </table:table-cell>
          <table:table-cell table:formula="of:=[.B573]-[.B572]" office:value-type="float" office:value="0.00000500000001579792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06689">
            <text:p>184.006689</text:p>
          </table:table-cell>
          <table:table-cell table:formula="of:=[.A574]-[.A$20]" office:value-type="float" office:value="0.123954999999995">
            <text:p>0.123955</text:p>
          </table:table-cell>
          <table:table-cell table:formula="of:=[.B574]-[.B573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4.0076">
            <text:p>184.007600</text:p>
          </table:table-cell>
          <table:table-cell table:formula="of:=[.A575]-[.A$20]" office:value-type="float" office:value="0.124865999999997">
            <text:p>0.124866</text:p>
          </table:table-cell>
          <table:table-cell table:formula="of:=[.B575]-[.B574]" office:value-type="float" office:value="0.000911000000002105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07602">
            <text:p>184.007602</text:p>
          </table:table-cell>
          <table:table-cell table:formula="of:=[.A576]-[.A$20]" office:value-type="float" office:value="0.124867999999992">
            <text:p>0.124868</text:p>
          </table:table-cell>
          <table:table-cell table:formula="of:=[.B576]-[.B575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07605">
            <text:p>184.007605</text:p>
          </table:table-cell>
          <table:table-cell table:formula="of:=[.A577]-[.A$20]" office:value-type="float" office:value="0.124871000000013">
            <text:p>0.124871</text:p>
          </table:table-cell>
          <table:table-cell table:formula="of:=[.B577]-[.B576]" office:value-type="float" office:value="0.00000300000002084744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4.00807">
            <text:p>184.008070</text:p>
          </table:table-cell>
          <table:table-cell table:formula="of:=[.A578]-[.A$20]" office:value-type="float" office:value="0.125336000000004">
            <text:p>0.125336</text:p>
          </table:table-cell>
          <table:table-cell table:formula="of:=[.B578]-[.B577]" office:value-type="float" office:value="0.000464999999991278">
            <text:p>0.00046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4.008072">
            <text:p>184.008072</text:p>
          </table:table-cell>
          <table:table-cell table:formula="of:=[.A579]-[.A$20]" office:value-type="float" office:value="0.125337999999999">
            <text:p>0.125338</text:p>
          </table:table-cell>
          <table:table-cell table:formula="of:=[.B579]-[.B578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08077">
            <text:p>184.008077</text:p>
          </table:table-cell>
          <table:table-cell table:formula="of:=[.A580]-[.A$20]" office:value-type="float" office:value="0.125342999999987">
            <text:p>0.125343</text:p>
          </table:table-cell>
          <table:table-cell table:formula="of:=[.B580]-[.B579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4.009721">
            <text:p>184.009721</text:p>
          </table:table-cell>
          <table:table-cell table:formula="of:=[.A581]-[.A$20]" office:value-type="float" office:value="0.126987000000014">
            <text:p>0.126987</text:p>
          </table:table-cell>
          <table:table-cell table:formula="of:=[.B581]-[.B580]" office:value-type="float" office:value="0.00164400000002729">
            <text:p>0.00164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09723">
            <text:p>184.009723</text:p>
          </table:table-cell>
          <table:table-cell table:formula="of:=[.A582]-[.A$20]" office:value-type="float" office:value="0.126989000000009">
            <text:p>0.126989</text:p>
          </table:table-cell>
          <table:table-cell table:formula="of:=[.B582]-[.B581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09727">
            <text:p>184.009727</text:p>
          </table:table-cell>
          <table:table-cell table:formula="of:=[.A583]-[.A$20]" office:value-type="float" office:value="0.126992999999999">
            <text:p>0.126993</text:p>
          </table:table-cell>
          <table:table-cell table:formula="of:=[.B583]-[.B582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09728">
            <text:p>184.009728</text:p>
          </table:table-cell>
          <table:table-cell table:formula="of:=[.A584]-[.A$20]" office:value-type="float" office:value="0.126993999999996">
            <text:p>0.126994</text:p>
          </table:table-cell>
          <table:table-cell table:formula="of:=[.B584]-[.B583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09731">
            <text:p>184.009731</text:p>
          </table:table-cell>
          <table:table-cell table:formula="of:=[.A585]-[.A$20]" office:value-type="float" office:value="0.126996999999989">
            <text:p>0.126997</text:p>
          </table:table-cell>
          <table:table-cell table:formula="of:=[.B585]-[.B584]" office:value-type="float" office:value="0.00000299999999242573">
            <text:p>0.000003</text:p>
          </table:table-cell>
          <table:table-cell/>
          <table:table-cell office:value-type="string">
            <text:p>0.349871 / 1.456266 &lt;= 2.000000 / 5.000000</text:p>
          </table:table-cell>
          <table:table-cell/>
        </table:table-row>
        <table:table-row table:style-name="ro1">
          <table:table-cell office:value-type="float" office:value="184.009733">
            <text:p>184.009733</text:p>
          </table:table-cell>
          <table:table-cell table:formula="of:=[.A586]-[.A$20]" office:value-type="float" office:value="0.126999000000012">
            <text:p>0.126999</text:p>
          </table:table-cell>
          <table:table-cell table:formula="of:=[.B586]-[.B585]" office:value-type="float" office:value="0.0000020000000233721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4.00974">
            <text:p>184.009740</text:p>
          </table:table-cell>
          <table:table-cell table:formula="of:=[.A587]-[.A$20]" office:value-type="float" office:value="0.127005999999994">
            <text:p>0.127006</text:p>
          </table:table-cell>
          <table:table-cell table:formula="of:=[.B587]-[.B586]" office:value-type="float" office:value="0.0000069999999823267">
            <text:p>0.000007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4.010089">
            <text:p>184.010089</text:p>
          </table:table-cell>
          <table:table-cell table:formula="of:=[.A588]-[.A$20]" office:value-type="float" office:value="0.127354999999994">
            <text:p>0.127355</text:p>
          </table:table-cell>
          <table:table-cell table:formula="of:=[.B588]-[.B587]" office:value-type="float" office:value="0.000348999999999933">
            <text:p>0.00034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4.010092">
            <text:p>184.010092</text:p>
          </table:table-cell>
          <table:table-cell table:formula="of:=[.A589]-[.A$20]" office:value-type="float" office:value="0.127357999999987">
            <text:p>0.127358</text:p>
          </table:table-cell>
          <table:table-cell table:formula="of:=[.B589]-[.B588]" office:value-type="float" office:value="0.00000299999999242573">
            <text:p>0.000003</text:p>
          </table:table-cell>
          <table:table-cell/>
          <table:table-cell office:value-type="string">
            <text:p>uses up its c_s; 184010.088778-184009.736952=0.351826</text:p>
          </table:table-cell>
          <table:table-cell/>
        </table:table-row>
        <table:table-row table:style-name="ro1">
          <table:table-cell office:value-type="float" office:value="184.010096">
            <text:p>184.010096</text:p>
          </table:table-cell>
          <table:table-cell table:formula="of:=[.A590]-[.A$20]" office:value-type="float" office:value="0.127362000000005">
            <text:p>0.127362</text:p>
          </table:table-cell>
          <table:table-cell table:formula="of:=[.B590]-[.B589]" office:value-type="float" office:value="0.00000400000001832268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1073">
            <text:p>184.010730</text:p>
          </table:table-cell>
          <table:table-cell table:formula="of:=[.A591]-[.A$20]" office:value-type="float" office:value="0.127995999999996">
            <text:p>0.127996</text:p>
          </table:table-cell>
          <table:table-cell table:formula="of:=[.B591]-[.B590]" office:value-type="float" office:value="0.00063399999999092">
            <text:p>0.00063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10732">
            <text:p>184.010732</text:p>
          </table:table-cell>
          <table:table-cell table:formula="of:=[.A592]-[.A$20]" office:value-type="float" office:value="0.127997999999991">
            <text:p>0.127998</text:p>
          </table:table-cell>
          <table:table-cell table:formula="of:=[.B592]-[.B59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10734">
            <text:p>184.010734</text:p>
          </table:table-cell>
          <table:table-cell table:formula="of:=[.A593]-[.A$20]" office:value-type="float" office:value="0.128000000000014">
            <text:p>0.128000</text:p>
          </table:table-cell>
          <table:table-cell table:formula="of:=[.B593]-[.B592]" office:value-type="float" office:value="0.00000200000002337219">
            <text:p>0.000002</text:p>
          </table:table-cell>
          <table:table-cell office:value-type="string">
            <text:p>d_s is renewed (r + D) to 184012.732328; c_s is fully topped up</text:p>
          </table:table-cell>
          <table:table-cell table:number-columns-repeated="2"/>
        </table:table-row>
        <table:table-row table:style-name="ro1">
          <table:table-cell office:value-type="float" office:value="184.010746">
            <text:p>184.010746</text:p>
          </table:table-cell>
          <table:table-cell table:formula="of:=[.A594]-[.A$20]" office:value-type="float" office:value="0.128012000000012">
            <text:p>0.128012</text:p>
          </table:table-cell>
          <table:table-cell table:formula="of:=[.B594]-[.B593]" office:value-type="float" office:value="0.0000119999999981246">
            <text:p>0.000012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84.011196">
            <text:p>184.011196</text:p>
          </table:table-cell>
          <table:table-cell table:formula="of:=[.A595]-[.A$20]" office:value-type="float" office:value="0.128462000000013">
            <text:p>0.128462</text:p>
          </table:table-cell>
          <table:table-cell table:formula="of:=[.B595]-[.B594]" office:value-type="float" office:value="0.000450000000000728">
            <text:p>0.00045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4.011198">
            <text:p>184.011198</text:p>
          </table:table-cell>
          <table:table-cell table:formula="of:=[.A596]-[.A$20]" office:value-type="float" office:value="0.128464000000008">
            <text:p>0.128464</text:p>
          </table:table-cell>
          <table:table-cell table:formula="of:=[.B596]-[.B59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112">
            <text:p>184.011200</text:p>
          </table:table-cell>
          <table:table-cell table:formula="of:=[.A597]-[.A$20]" office:value-type="float" office:value="0.128466000000003">
            <text:p>0.128466</text:p>
          </table:table-cell>
          <table:table-cell table:formula="of:=[.B597]-[.B596]" office:value-type="float" office:value="0.00000199999999495049">
            <text:p>0.000002</text:p>
          </table:table-cell>
          <table:table-cell/>
          <table:table-cell office:value-type="string">
            <text:p>postpones its deadline to 184016.184823; c_s is topped up to 1.998045</text:p>
          </table:table-cell>
          <table:table-cell/>
        </table:table-row>
        <table:table-row table:style-name="ro1">
          <table:table-cell office:value-type="float" office:value="184.011667">
            <text:p>184.011667</text:p>
          </table:table-cell>
          <table:table-cell table:formula="of:=[.A598]-[.A$20]" office:value-type="float" office:value="0.128932999999989">
            <text:p>0.128933</text:p>
          </table:table-cell>
          <table:table-cell table:formula="of:=[.B598]-[.B597]" office:value-type="float" office:value="0.000466999999986228">
            <text:p>0.00046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11669">
            <text:p>184.011669</text:p>
          </table:table-cell>
          <table:table-cell table:formula="of:=[.A599]-[.A$20]" office:value-type="float" office:value="0.128935000000013">
            <text:p>0.128935</text:p>
          </table:table-cell>
          <table:table-cell table:formula="of:=[.B599]-[.B598]" office:value-type="float" office:value="0.0000020000000233721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11673">
            <text:p>184.011673</text:p>
          </table:table-cell>
          <table:table-cell table:formula="of:=[.A600]-[.A$20]" office:value-type="float" office:value="0.128939000000003">
            <text:p>0.128939</text:p>
          </table:table-cell>
          <table:table-cell table:formula="of:=[.B600]-[.B599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4.012679">
            <text:p>184.012679</text:p>
          </table:table-cell>
          <table:table-cell table:formula="of:=[.A601]-[.A$20]" office:value-type="float" office:value="0.129944999999992">
            <text:p>0.129945</text:p>
          </table:table-cell>
          <table:table-cell table:formula="of:=[.B601]-[.B600]" office:value-type="float" office:value="0.00100599999998963">
            <text:p>0.00100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4.012681">
            <text:p>184.012681</text:p>
          </table:table-cell>
          <table:table-cell table:formula="of:=[.A602]-[.A$20]" office:value-type="float" office:value="0.129946999999987">
            <text:p>0.129947</text:p>
          </table:table-cell>
          <table:table-cell table:formula="of:=[.B602]-[.B60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4.012684">
            <text:p>184.012684</text:p>
          </table:table-cell>
          <table:table-cell table:formula="of:=[.A603]-[.A$20]" office:value-type="float" office:value="0.129950000000008">
            <text:p>0.129950</text:p>
          </table:table-cell>
          <table:table-cell table:formula="of:=[.B603]-[.B602]" office:value-type="float" office:value="0.00000300000002084744">
            <text:p>0.000003</text:p>
          </table:table-cell>
          <table:table-cell table:number-columns-repeated="2"/>
          <table:table-cell office:value-type="string">
            <text:p>d_s is renewed (r + D) to 184019.681564; c_s is fully topped up</text:p>
          </table:table-cell>
        </table:table-row>
        <table:table-row table:style-name="ro1">
          <table:table-cell office:value-type="float" office:value="184.013272">
            <text:p>184.013272</text:p>
          </table:table-cell>
          <table:table-cell table:formula="of:=[.A604]-[.A$20]" office:value-type="float" office:value="0.130538000000001">
            <text:p>0.130538</text:p>
          </table:table-cell>
          <table:table-cell table:formula="of:=[.B604]-[.B603]" office:value-type="float" office:value="0.000587999999993372">
            <text:p>0.00058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13274">
            <text:p>184.013274</text:p>
          </table:table-cell>
          <table:table-cell table:formula="of:=[.A605]-[.A$20]" office:value-type="float" office:value="0.130539999999996">
            <text:p>0.130540</text:p>
          </table:table-cell>
          <table:table-cell table:formula="of:=[.B605]-[.B604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13277">
            <text:p>184.013277</text:p>
          </table:table-cell>
          <table:table-cell table:formula="of:=[.A606]-[.A$20]" office:value-type="float" office:value="0.130542999999989">
            <text:p>0.130543</text:p>
          </table:table-cell>
          <table:table-cell table:formula="of:=[.B606]-[.B605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13671">
            <text:p>184.013671</text:p>
          </table:table-cell>
          <table:table-cell table:formula="of:=[.A607]-[.A$20]" office:value-type="float" office:value="0.130936999999989">
            <text:p>0.130937</text:p>
          </table:table-cell>
          <table:table-cell table:formula="of:=[.B607]-[.B606]" office:value-type="float" office:value="0.000394000000000005">
            <text:p>0.00039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13673">
            <text:p>184.013673</text:p>
          </table:table-cell>
          <table:table-cell table:formula="of:=[.A608]-[.A$20]" office:value-type="float" office:value="0.130939000000012">
            <text:p>0.130939</text:p>
          </table:table-cell>
          <table:table-cell table:formula="of:=[.B608]-[.B607]" office:value-type="float" office:value="0.0000020000000233721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13676">
            <text:p>184.013676</text:p>
          </table:table-cell>
          <table:table-cell table:formula="of:=[.A609]-[.A$20]" office:value-type="float" office:value="0.130942000000005">
            <text:p>0.130942</text:p>
          </table:table-cell>
          <table:table-cell table:formula="of:=[.B609]-[.B608]" office:value-type="float" office:value="0.00000299999999242573">
            <text:p>0.000003</text:p>
          </table:table-cell>
          <table:table-cell/>
          <table:table-cell office:value-type="string">
            <text:p>0.397291 / 2.512015 &lt;= 2.000000 / 5.000000</text:p>
          </table:table-cell>
          <table:table-cell/>
        </table:table-row>
        <table:table-row table:style-name="ro1">
          <table:table-cell office:value-type="float" office:value="184.013677">
            <text:p>184.013677</text:p>
          </table:table-cell>
          <table:table-cell table:formula="of:=[.A610]-[.A$20]" office:value-type="float" office:value="0.130943000000002">
            <text:p>0.130943</text:p>
          </table:table-cell>
          <table:table-cell table:formula="of:=[.B610]-[.B609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4.01368">
            <text:p>184.013680</text:p>
          </table:table-cell>
          <table:table-cell table:formula="of:=[.A611]-[.A$20]" office:value-type="float" office:value="0.130945999999994">
            <text:p>0.130946</text:p>
          </table:table-cell>
          <table:table-cell table:formula="of:=[.B611]-[.B610]" office:value-type="float" office:value="0.00000299999999242573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4.013686">
            <text:p>184.013686</text:p>
          </table:table-cell>
          <table:table-cell table:formula="of:=[.A612]-[.A$20]" office:value-type="float" office:value="0.130952000000008">
            <text:p>0.130952</text:p>
          </table:table-cell>
          <table:table-cell table:formula="of:=[.B612]-[.B611]" office:value-type="float" office:value="0.00000600000001327317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1369">
            <text:p>184.013690</text:p>
          </table:table-cell>
          <table:table-cell table:formula="of:=[.A613]-[.A$20]" office:value-type="float" office:value="0.130955999999998">
            <text:p>0.130956</text:p>
          </table:table-cell>
          <table:table-cell table:formula="of:=[.B613]-[.B612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4.014087">
            <text:p>184.014087</text:p>
          </table:table-cell>
          <table:table-cell table:formula="of:=[.A614]-[.A$20]" office:value-type="float" office:value="0.13135299999999">
            <text:p>0.131353</text:p>
          </table:table-cell>
          <table:table-cell table:formula="of:=[.B614]-[.B613]" office:value-type="float" office:value="0.000396999999992431">
            <text:p>0.00039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4.01409">
            <text:p>184.014090</text:p>
          </table:table-cell>
          <table:table-cell table:formula="of:=[.A615]-[.A$20]" office:value-type="float" office:value="0.131356000000011">
            <text:p>0.131356</text:p>
          </table:table-cell>
          <table:table-cell table:formula="of:=[.B615]-[.B614]" office:value-type="float" office:value="0.00000300000002084744">
            <text:p>0.000003</text:p>
          </table:table-cell>
          <table:table-cell/>
          <table:table-cell office:value-type="string">
            <text:p>uses up its c_s; 184014.086700-184013.687316=0.399384</text:p>
          </table:table-cell>
          <table:table-cell/>
        </table:table-row>
        <table:table-row table:style-name="ro1">
          <table:table-cell office:value-type="float" office:value="184.014095">
            <text:p>184.014095</text:p>
          </table:table-cell>
          <table:table-cell table:formula="of:=[.A616]-[.A$20]" office:value-type="float" office:value="0.131360999999998">
            <text:p>0.131361</text:p>
          </table:table-cell>
          <table:table-cell table:formula="of:=[.B616]-[.B615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14098">
            <text:p>184.014098</text:p>
          </table:table-cell>
          <table:table-cell table:formula="of:=[.A617]-[.A$20]" office:value-type="float" office:value="0.131363999999991">
            <text:p>0.131364</text:p>
          </table:table-cell>
          <table:table-cell table:formula="of:=[.B617]-[.B616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14675">
            <text:p>184.014675</text:p>
          </table:table-cell>
          <table:table-cell table:formula="of:=[.A618]-[.A$20]" office:value-type="float" office:value="0.131941000000012">
            <text:p>0.131941</text:p>
          </table:table-cell>
          <table:table-cell table:formula="of:=[.B618]-[.B617]" office:value-type="float" office:value="0.000577000000021144">
            <text:p>0.00057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14676">
            <text:p>184.014676</text:p>
          </table:table-cell>
          <table:table-cell table:formula="of:=[.A619]-[.A$20]" office:value-type="float" office:value="0.131942000000009">
            <text:p>0.131942</text:p>
          </table:table-cell>
          <table:table-cell table:formula="of:=[.B619]-[.B618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14679">
            <text:p>184.014679</text:p>
          </table:table-cell>
          <table:table-cell table:formula="of:=[.A620]-[.A$20]" office:value-type="float" office:value="0.131945000000002">
            <text:p>0.131945</text:p>
          </table:table-cell>
          <table:table-cell table:formula="of:=[.B620]-[.B619]" office:value-type="float" office:value="0.00000299999999242573">
            <text:p>0.000003</text:p>
          </table:table-cell>
          <table:table-cell office:value-type="string">
            <text:p>d_s is renewed (r + D) to 184016.676572; c_s is fully topped up</text:p>
          </table:table-cell>
          <table:table-cell table:number-columns-repeated="2"/>
        </table:table-row>
        <table:table-row table:style-name="ro1">
          <table:table-cell office:value-type="float" office:value="184.014681">
            <text:p>184.014681</text:p>
          </table:table-cell>
          <table:table-cell table:formula="of:=[.A621]-[.A$20]" office:value-type="float" office:value="0.131946999999997">
            <text:p>0.131947</text:p>
          </table:table-cell>
          <table:table-cell table:formula="of:=[.B621]-[.B620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4.014684">
            <text:p>184.014684</text:p>
          </table:table-cell>
          <table:table-cell table:formula="of:=[.A622]-[.A$20]" office:value-type="float" office:value="0.131949999999989">
            <text:p>0.131950</text:p>
          </table:table-cell>
          <table:table-cell table:formula="of:=[.B622]-[.B621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14689">
            <text:p>184.014689</text:p>
          </table:table-cell>
          <table:table-cell table:formula="of:=[.A623]-[.A$20]" office:value-type="float" office:value="0.131955000000005">
            <text:p>0.131955</text:p>
          </table:table-cell>
          <table:table-cell table:formula="of:=[.B623]-[.B622]" office:value-type="float" office:value="0.00000500000001579792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4.015597">
            <text:p>184.015597</text:p>
          </table:table-cell>
          <table:table-cell table:formula="of:=[.A624]-[.A$20]" office:value-type="float" office:value="0.132863000000015">
            <text:p>0.132863</text:p>
          </table:table-cell>
          <table:table-cell table:formula="of:=[.B624]-[.B623]" office:value-type="float" office:value="0.000908000000009679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15598">
            <text:p>184.015598</text:p>
          </table:table-cell>
          <table:table-cell table:formula="of:=[.A625]-[.A$20]" office:value-type="float" office:value="0.132864000000012">
            <text:p>0.132864</text:p>
          </table:table-cell>
          <table:table-cell table:formula="of:=[.B625]-[.B624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15601">
            <text:p>184.015601</text:p>
          </table:table-cell>
          <table:table-cell table:formula="of:=[.A626]-[.A$20]" office:value-type="float" office:value="0.132867000000005">
            <text:p>0.132867</text:p>
          </table:table-cell>
          <table:table-cell table:formula="of:=[.B626]-[.B625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4.016196">
            <text:p>184.016196</text:p>
          </table:table-cell>
          <table:table-cell table:formula="of:=[.A627]-[.A$20]" office:value-type="float" office:value="0.133462000000009">
            <text:p>0.133462</text:p>
          </table:table-cell>
          <table:table-cell table:formula="of:=[.B627]-[.B626]" office:value-type="float" office:value="0.00059500000000412">
            <text:p>0.00059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4.016197">
            <text:p>184.016197</text:p>
          </table:table-cell>
          <table:table-cell table:formula="of:=[.A628]-[.A$20]" office:value-type="float" office:value="0.133463000000006">
            <text:p>0.133463</text:p>
          </table:table-cell>
          <table:table-cell table:formula="of:=[.B628]-[.B627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162">
            <text:p>184.016200</text:p>
          </table:table-cell>
          <table:table-cell table:formula="of:=[.A629]-[.A$20]" office:value-type="float" office:value="0.133465999999999">
            <text:p>0.133466</text:p>
          </table:table-cell>
          <table:table-cell table:formula="of:=[.B629]-[.B628]" office:value-type="float" office:value="0.00000299999999242573">
            <text:p>0.000003</text:p>
          </table:table-cell>
          <table:table-cell/>
          <table:table-cell office:value-type="string">
            <text:p>postpones its deadline to 184021.184823; c_s is topped up to 1.997907</text:p>
          </table:table-cell>
          <table:table-cell/>
        </table:table-row>
        <table:table-row table:style-name="ro1">
          <table:table-cell office:value-type="float" office:value="184.017578">
            <text:p>184.017578</text:p>
          </table:table-cell>
          <table:table-cell table:formula="of:=[.A630]-[.A$20]" office:value-type="float" office:value="0.134843999999987">
            <text:p>0.134844</text:p>
          </table:table-cell>
          <table:table-cell table:formula="of:=[.B630]-[.B629]" office:value-type="float" office:value="0.00137799999998833">
            <text:p>0.00137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4.01758">
            <text:p>184.017580</text:p>
          </table:table-cell>
          <table:table-cell table:formula="of:=[.A631]-[.A$20]" office:value-type="float" office:value="0.13484600000001">
            <text:p>0.134846</text:p>
          </table:table-cell>
          <table:table-cell table:formula="of:=[.B631]-[.B630]" office:value-type="float" office:value="0.0000020000000233721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17583">
            <text:p>184.017583</text:p>
          </table:table-cell>
          <table:table-cell table:formula="of:=[.A632]-[.A$20]" office:value-type="float" office:value="0.134849000000003">
            <text:p>0.134849</text:p>
          </table:table-cell>
          <table:table-cell table:formula="of:=[.B632]-[.B631]" office:value-type="float" office:value="0.00000299999999242573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4.018675">
            <text:p>184.018675</text:p>
          </table:table-cell>
          <table:table-cell table:formula="of:=[.A633]-[.A$20]" office:value-type="float" office:value="0.135941000000003">
            <text:p>0.135941</text:p>
          </table:table-cell>
          <table:table-cell table:formula="of:=[.B633]-[.B632]" office:value-type="float" office:value="0.00109199999999987">
            <text:p>0.00109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18676">
            <text:p>184.018676</text:p>
          </table:table-cell>
          <table:table-cell table:formula="of:=[.A634]-[.A$20]" office:value-type="float" office:value="0.135942">
            <text:p>0.135942</text:p>
          </table:table-cell>
          <table:table-cell table:formula="of:=[.B634]-[.B633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18678">
            <text:p>184.018678</text:p>
          </table:table-cell>
          <table:table-cell table:formula="of:=[.A635]-[.A$20]" office:value-type="float" office:value="0.135943999999995">
            <text:p>0.135944</text:p>
          </table:table-cell>
          <table:table-cell table:formula="of:=[.B635]-[.B634]" office:value-type="float" office:value="0.00000199999999495049">
            <text:p>0.000002</text:p>
          </table:table-cell>
          <table:table-cell office:value-type="string">
            <text:p>d_s is renewed (r + D) to 184020.676477; c_s is fully topped up</text:p>
          </table:table-cell>
          <table:table-cell table:number-columns-repeated="2"/>
        </table:table-row>
        <table:table-row table:style-name="ro1">
          <table:table-cell office:value-type="float" office:value="184.018681">
            <text:p>184.018681</text:p>
          </table:table-cell>
          <table:table-cell table:formula="of:=[.A636]-[.A$20]" office:value-type="float" office:value="0.135946999999987">
            <text:p>0.135947</text:p>
          </table:table-cell>
          <table:table-cell table:formula="of:=[.B636]-[.B635]" office:value-type="float" office:value="0.00000299999999242573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4.018685">
            <text:p>184.018685</text:p>
          </table:table-cell>
          <table:table-cell table:formula="of:=[.A637]-[.A$20]" office:value-type="float" office:value="0.135951000000006">
            <text:p>0.135951</text:p>
          </table:table-cell>
          <table:table-cell table:formula="of:=[.B637]-[.B636]" office:value-type="float" office:value="0.00000400000001832268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18689">
            <text:p>184.018689</text:p>
          </table:table-cell>
          <table:table-cell table:formula="of:=[.A638]-[.A$20]" office:value-type="float" office:value="0.135954999999996">
            <text:p>0.135955</text:p>
          </table:table-cell>
          <table:table-cell table:formula="of:=[.B638]-[.B637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4.019597">
            <text:p>184.019597</text:p>
          </table:table-cell>
          <table:table-cell table:formula="of:=[.A639]-[.A$20]" office:value-type="float" office:value="0.136863000000005">
            <text:p>0.136863</text:p>
          </table:table-cell>
          <table:table-cell table:formula="of:=[.B639]-[.B638]" office:value-type="float" office:value="0.000908000000009679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19599">
            <text:p>184.019599</text:p>
          </table:table-cell>
          <table:table-cell table:formula="of:=[.A640]-[.A$20]" office:value-type="float" office:value="0.136865">
            <text:p>0.136865</text:p>
          </table:table-cell>
          <table:table-cell table:formula="of:=[.B640]-[.B63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19602">
            <text:p>184.019602</text:p>
          </table:table-cell>
          <table:table-cell table:formula="of:=[.A641]-[.A$20]" office:value-type="float" office:value="0.136867999999993">
            <text:p>0.136868</text:p>
          </table:table-cell>
          <table:table-cell table:formula="of:=[.B641]-[.B640]" office:value-type="float" office:value="0.00000299999999242573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4.020046">
            <text:p>184.020046</text:p>
          </table:table-cell>
          <table:table-cell table:formula="of:=[.A642]-[.A$20]" office:value-type="float" office:value="0.137312000000009">
            <text:p>0.137312</text:p>
          </table:table-cell>
          <table:table-cell table:formula="of:=[.B642]-[.B641]" office:value-type="float" office:value="0.000444000000015876">
            <text:p>0.00044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20048">
            <text:p>184.020048</text:p>
          </table:table-cell>
          <table:table-cell table:formula="of:=[.A643]-[.A$20]" office:value-type="float" office:value="0.137314000000003">
            <text:p>0.137314</text:p>
          </table:table-cell>
          <table:table-cell table:formula="of:=[.B643]-[.B642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20052">
            <text:p>184.020052</text:p>
          </table:table-cell>
          <table:table-cell table:formula="of:=[.A644]-[.A$20]" office:value-type="float" office:value="0.137317999999993">
            <text:p>0.137318</text:p>
          </table:table-cell>
          <table:table-cell table:formula="of:=[.B644]-[.B643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20054">
            <text:p>184.020054</text:p>
          </table:table-cell>
          <table:table-cell table:formula="of:=[.A645]-[.A$20]" office:value-type="float" office:value="0.137319999999988">
            <text:p>0.137320</text:p>
          </table:table-cell>
          <table:table-cell table:formula="of:=[.B645]-[.B64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20058">
            <text:p>184.020058</text:p>
          </table:table-cell>
          <table:table-cell table:formula="of:=[.A646]-[.A$20]" office:value-type="float" office:value="0.137324000000007">
            <text:p>0.137324</text:p>
          </table:table-cell>
          <table:table-cell table:formula="of:=[.B646]-[.B645]" office:value-type="float" office:value="0.00000400000001832268">
            <text:p>0.000004</text:p>
          </table:table-cell>
          <table:table-cell/>
          <table:table-cell office:value-type="string">
            <text:p>0.448798 / 1.130365 &lt;= 2.000000 / 5.000000</text:p>
          </table:table-cell>
          <table:table-cell/>
        </table:table-row>
        <table:table-row table:style-name="ro1">
          <table:table-cell office:value-type="float" office:value="184.02006">
            <text:p>184.020060</text:p>
          </table:table-cell>
          <table:table-cell table:formula="of:=[.A647]-[.A$20]" office:value-type="float" office:value="0.137326000000002">
            <text:p>0.137326</text:p>
          </table:table-cell>
          <table:table-cell table:formula="of:=[.B647]-[.B646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4.020067">
            <text:p>184.020067</text:p>
          </table:table-cell>
          <table:table-cell table:formula="of:=[.A648]-[.A$20]" office:value-type="float" office:value="0.137333000000012">
            <text:p>0.137333</text:p>
          </table:table-cell>
          <table:table-cell table:formula="of:=[.B648]-[.B647]" office:value-type="float" office:value="0.00000700000001074841">
            <text:p>0.000007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4.020515">
            <text:p>184.020515</text:p>
          </table:table-cell>
          <table:table-cell table:formula="of:=[.A649]-[.A$20]" office:value-type="float" office:value="0.13778099999999">
            <text:p>0.137781</text:p>
          </table:table-cell>
          <table:table-cell table:formula="of:=[.B649]-[.B648]" office:value-type="float" office:value="0.000447999999977355">
            <text:p>0.00044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4.020518">
            <text:p>184.020518</text:p>
          </table:table-cell>
          <table:table-cell table:formula="of:=[.A650]-[.A$20]" office:value-type="float" office:value="0.137784000000011">
            <text:p>0.137784</text:p>
          </table:table-cell>
          <table:table-cell table:formula="of:=[.B650]-[.B649]" office:value-type="float" office:value="0.00000300000002084744">
            <text:p>0.000003</text:p>
          </table:table-cell>
          <table:table-cell/>
          <table:table-cell office:value-type="string">
            <text:p>uses up its c_s; 184020.514870-184020.064120=0.450750</text:p>
          </table:table-cell>
          <table:table-cell/>
        </table:table-row>
        <table:table-row table:style-name="ro1">
          <table:table-cell office:value-type="float" office:value="184.020524">
            <text:p>184.020524</text:p>
          </table:table-cell>
          <table:table-cell table:formula="of:=[.A651]-[.A$20]" office:value-type="float" office:value="0.137789999999995">
            <text:p>0.137790</text:p>
          </table:table-cell>
          <table:table-cell table:formula="of:=[.B651]-[.B650]" office:value-type="float" office:value="0.00000599999998485146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21244">
            <text:p>184.021244</text:p>
          </table:table-cell>
          <table:table-cell table:formula="of:=[.A652]-[.A$20]" office:value-type="float" office:value="0.138509999999997">
            <text:p>0.138510</text:p>
          </table:table-cell>
          <table:table-cell table:formula="of:=[.B652]-[.B651]" office:value-type="float" office:value="0.000720000000001164">
            <text:p>0.00072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4.021246">
            <text:p>184.021246</text:p>
          </table:table-cell>
          <table:table-cell table:formula="of:=[.A653]-[.A$20]" office:value-type="float" office:value="0.138511999999992">
            <text:p>0.138512</text:p>
          </table:table-cell>
          <table:table-cell table:formula="of:=[.B653]-[.B65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21249">
            <text:p>184.021249</text:p>
          </table:table-cell>
          <table:table-cell table:formula="of:=[.A654]-[.A$20]" office:value-type="float" office:value="0.138515000000012">
            <text:p>0.138515</text:p>
          </table:table-cell>
          <table:table-cell table:formula="of:=[.B654]-[.B653]" office:value-type="float" office:value="0.00000300000002084744">
            <text:p>0.000003</text:p>
          </table:table-cell>
          <table:table-cell/>
          <table:table-cell office:value-type="string">
            <text:p>postpones its deadline to 184026.184823; c_s is topped up to 1.998048</text:p>
          </table:table-cell>
          <table:table-cell/>
        </table:table-row>
        <table:table-row table:style-name="ro1">
          <table:table-cell office:value-type="float" office:value="184.021251">
            <text:p>184.021251</text:p>
          </table:table-cell>
          <table:table-cell table:formula="of:=[.A655]-[.A$20]" office:value-type="float" office:value="0.138517000000007">
            <text:p>0.138517</text:p>
          </table:table-cell>
          <table:table-cell table:formula="of:=[.B655]-[.B654]" office:value-type="float" office:value="0.00000199999999495049">
            <text:p>0.000002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184.021263">
            <text:p>184.021263</text:p>
          </table:table-cell>
          <table:table-cell table:formula="of:=[.A656]-[.A$20]" office:value-type="float" office:value="0.138529000000005">
            <text:p>0.138529</text:p>
          </table:table-cell>
          <table:table-cell table:formula="of:=[.B656]-[.B655]" office:value-type="float" office:value="0.0000119999999981246">
            <text:p>0.000012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4.022677">
            <text:p>184.022677</text:p>
          </table:table-cell>
          <table:table-cell table:formula="of:=[.A657]-[.A$20]" office:value-type="float" office:value="0.139942999999988">
            <text:p>0.139943</text:p>
          </table:table-cell>
          <table:table-cell table:formula="of:=[.B657]-[.B656]" office:value-type="float" office:value="0.00141399999998271">
            <text:p>0.00141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4.022679">
            <text:p>184.022679</text:p>
          </table:table-cell>
          <table:table-cell table:formula="of:=[.A658]-[.A$20]" office:value-type="float" office:value="0.139945000000012">
            <text:p>0.139945</text:p>
          </table:table-cell>
          <table:table-cell table:formula="of:=[.B658]-[.B657]" office:value-type="float" office:value="0.0000020000000233721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4.022681">
            <text:p>184.022681</text:p>
          </table:table-cell>
          <table:table-cell table:formula="of:=[.A659]-[.A$20]" office:value-type="float" office:value="0.139947000000006">
            <text:p>0.139947</text:p>
          </table:table-cell>
          <table:table-cell table:formula="of:=[.B659]-[.B658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84029.678812; c_s is fully topped up</text:p>
          </table:table-cell>
        </table:table-row>
        <table:table-row table:style-name="ro1">
          <table:table-cell office:value-type="float" office:value="184.022683">
            <text:p>184.022683</text:p>
          </table:table-cell>
          <table:table-cell table:formula="of:=[.A660]-[.A$20]" office:value-type="float" office:value="0.139949000000001">
            <text:p>0.139949</text:p>
          </table:table-cell>
          <table:table-cell table:formula="of:=[.B660]-[.B659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22685">
            <text:p>184.022685</text:p>
          </table:table-cell>
          <table:table-cell table:formula="of:=[.A661]-[.A$20]" office:value-type="float" office:value="0.139950999999996">
            <text:p>0.139951</text:p>
          </table:table-cell>
          <table:table-cell table:formula="of:=[.B661]-[.B66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22687">
            <text:p>184.022687</text:p>
          </table:table-cell>
          <table:table-cell table:formula="of:=[.A662]-[.A$20]" office:value-type="float" office:value="0.139952999999991">
            <text:p>0.139953</text:p>
          </table:table-cell>
          <table:table-cell table:formula="of:=[.B662]-[.B661]" office:value-type="float" office:value="0.00000199999999495049">
            <text:p>0.000002</text:p>
          </table:table-cell>
          <table:table-cell office:value-type="string">
            <text:p>d_s is renewed (r + D) to 184024.684913; c_s is fully topped up</text:p>
          </table:table-cell>
          <table:table-cell table:number-columns-repeated="2"/>
        </table:table-row>
        <table:table-row table:style-name="ro1">
          <table:table-cell office:value-type="float" office:value="184.022689">
            <text:p>184.022689</text:p>
          </table:table-cell>
          <table:table-cell table:formula="of:=[.A663]-[.A$20]" office:value-type="float" office:value="0.139955000000015">
            <text:p>0.139955</text:p>
          </table:table-cell>
          <table:table-cell table:formula="of:=[.B663]-[.B662]" office:value-type="float" office:value="0.0000020000000233721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4.022694">
            <text:p>184.022694</text:p>
          </table:table-cell>
          <table:table-cell table:formula="of:=[.A664]-[.A$20]" office:value-type="float" office:value="0.139960000000002">
            <text:p>0.139960</text:p>
          </table:table-cell>
          <table:table-cell table:formula="of:=[.B664]-[.B663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22698">
            <text:p>184.022698</text:p>
          </table:table-cell>
          <table:table-cell table:formula="of:=[.A665]-[.A$20]" office:value-type="float" office:value="0.139963999999992">
            <text:p>0.139964</text:p>
          </table:table-cell>
          <table:table-cell table:formula="of:=[.B665]-[.B664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4.023611">
            <text:p>184.023611</text:p>
          </table:table-cell>
          <table:table-cell table:formula="of:=[.A666]-[.A$20]" office:value-type="float" office:value="0.140876999999989">
            <text:p>0.140877</text:p>
          </table:table-cell>
          <table:table-cell table:formula="of:=[.B666]-[.B665]" office:value-type="float" office:value="0.000912999999997055">
            <text:p>0.00091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23613">
            <text:p>184.023613</text:p>
          </table:table-cell>
          <table:table-cell table:formula="of:=[.A667]-[.A$20]" office:value-type="float" office:value="0.140879000000012">
            <text:p>0.140879</text:p>
          </table:table-cell>
          <table:table-cell table:formula="of:=[.B667]-[.B666]" office:value-type="float" office:value="0.0000020000000233721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23616">
            <text:p>184.023616</text:p>
          </table:table-cell>
          <table:table-cell table:formula="of:=[.A668]-[.A$20]" office:value-type="float" office:value="0.140882000000005">
            <text:p>0.140882</text:p>
          </table:table-cell>
          <table:table-cell table:formula="of:=[.B668]-[.B667]" office:value-type="float" office:value="0.00000299999999242573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4.023674">
            <text:p>184.023674</text:p>
          </table:table-cell>
          <table:table-cell table:formula="of:=[.A669]-[.A$20]" office:value-type="float" office:value="0.140940000000001">
            <text:p>0.140940</text:p>
          </table:table-cell>
          <table:table-cell table:formula="of:=[.B669]-[.B668]" office:value-type="float" office:value="0.0000579999999956726">
            <text:p>0.00005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23676">
            <text:p>184.023676</text:p>
          </table:table-cell>
          <table:table-cell table:formula="of:=[.A670]-[.A$20]" office:value-type="float" office:value="0.140941999999995">
            <text:p>0.140942</text:p>
          </table:table-cell>
          <table:table-cell table:formula="of:=[.B670]-[.B669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23679">
            <text:p>184.023679</text:p>
          </table:table-cell>
          <table:table-cell table:formula="of:=[.A671]-[.A$20]" office:value-type="float" office:value="0.140944999999988">
            <text:p>0.140945</text:p>
          </table:table-cell>
          <table:table-cell table:formula="of:=[.B671]-[.B670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23997">
            <text:p>184.023997</text:p>
          </table:table-cell>
          <table:table-cell table:formula="of:=[.A672]-[.A$20]" office:value-type="float" office:value="0.141263000000009">
            <text:p>0.141263</text:p>
          </table:table-cell>
          <table:table-cell table:formula="of:=[.B672]-[.B671]" office:value-type="float" office:value="0.000318000000021357">
            <text:p>0.00031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23999">
            <text:p>184.023999</text:p>
          </table:table-cell>
          <table:table-cell table:formula="of:=[.A673]-[.A$20]" office:value-type="float" office:value="0.141265000000004">
            <text:p>0.141265</text:p>
          </table:table-cell>
          <table:table-cell table:formula="of:=[.B673]-[.B67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24002">
            <text:p>184.024002</text:p>
          </table:table-cell>
          <table:table-cell table:formula="of:=[.A674]-[.A$20]" office:value-type="float" office:value="0.141267999999997">
            <text:p>0.141268</text:p>
          </table:table-cell>
          <table:table-cell table:formula="of:=[.B674]-[.B673]" office:value-type="float" office:value="0.00000299999999242573">
            <text:p>0.000003</text:p>
          </table:table-cell>
          <table:table-cell/>
          <table:table-cell office:value-type="string">
            <text:p>0.505576 / 2.185928 &lt;= 2.000000 / 5.000000</text:p>
          </table:table-cell>
          <table:table-cell/>
        </table:table-row>
        <table:table-row table:style-name="ro1">
          <table:table-cell office:value-type="float" office:value="184.024004">
            <text:p>184.024004</text:p>
          </table:table-cell>
          <table:table-cell table:formula="of:=[.A675]-[.A$20]" office:value-type="float" office:value="0.141269999999992">
            <text:p>0.141270</text:p>
          </table:table-cell>
          <table:table-cell table:formula="of:=[.B675]-[.B674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4.024006">
            <text:p>184.024006</text:p>
          </table:table-cell>
          <table:table-cell table:formula="of:=[.A676]-[.A$20]" office:value-type="float" office:value="0.141272000000015">
            <text:p>0.141272</text:p>
          </table:table-cell>
          <table:table-cell table:formula="of:=[.B676]-[.B675]" office:value-type="float" office:value="0.0000020000000233721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4.024027">
            <text:p>184.024027</text:p>
          </table:table-cell>
          <table:table-cell table:formula="of:=[.A677]-[.A$20]" office:value-type="float" office:value="0.14129299999999">
            <text:p>0.141293</text:p>
          </table:table-cell>
          <table:table-cell table:formula="of:=[.B677]-[.B676]" office:value-type="float" office:value="0.0000209999999754018">
            <text:p>0.00002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24033">
            <text:p>184.024033</text:p>
          </table:table-cell>
          <table:table-cell table:formula="of:=[.A678]-[.A$20]" office:value-type="float" office:value="0.141299000000004">
            <text:p>0.141299</text:p>
          </table:table-cell>
          <table:table-cell table:formula="of:=[.B678]-[.B677]" office:value-type="float" office:value="0.00000600000001327317">
            <text:p>0.000006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4.024538">
            <text:p>184.024538</text:p>
          </table:table-cell>
          <table:table-cell table:formula="of:=[.A679]-[.A$20]" office:value-type="float" office:value="0.141804000000008">
            <text:p>0.141804</text:p>
          </table:table-cell>
          <table:table-cell table:formula="of:=[.B679]-[.B678]" office:value-type="float" office:value="0.000505000000003975">
            <text:p>0.00050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4.02454">
            <text:p>184.024540</text:p>
          </table:table-cell>
          <table:table-cell table:formula="of:=[.A680]-[.A$20]" office:value-type="float" office:value="0.141806000000003">
            <text:p>0.141806</text:p>
          </table:table-cell>
          <table:table-cell table:formula="of:=[.B680]-[.B679]" office:value-type="float" office:value="0.00000199999999495049">
            <text:p>0.000002</text:p>
          </table:table-cell>
          <table:table-cell/>
          <table:table-cell office:value-type="string">
            <text:p>uses up its c_s; 184024.537150-184024.028987=0.508163</text:p>
          </table:table-cell>
          <table:table-cell/>
        </table:table-row>
        <table:table-row table:style-name="ro1">
          <table:table-cell office:value-type="float" office:value="184.024546">
            <text:p>184.024546</text:p>
          </table:table-cell>
          <table:table-cell table:formula="of:=[.A681]-[.A$20]" office:value-type="float" office:value="0.141811999999987">
            <text:p>0.141812</text:p>
          </table:table-cell>
          <table:table-cell table:formula="of:=[.B681]-[.B680]" office:value-type="float" office:value="0.00000599999998485146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2455">
            <text:p>184.024550</text:p>
          </table:table-cell>
          <table:table-cell table:formula="of:=[.A682]-[.A$20]" office:value-type="float" office:value="0.141816000000006">
            <text:p>0.141816</text:p>
          </table:table-cell>
          <table:table-cell table:formula="of:=[.B682]-[.B681]" office:value-type="float" office:value="0.00000400000001832268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2619">
            <text:p>184.026190</text:p>
          </table:table-cell>
          <table:table-cell table:formula="of:=[.A683]-[.A$20]" office:value-type="float" office:value="0.143456000000015">
            <text:p>0.143456</text:p>
          </table:table-cell>
          <table:table-cell table:formula="of:=[.B683]-[.B682]" office:value-type="float" office:value="0.00164000000000897">
            <text:p>0.00164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4.026191">
            <text:p>184.026191</text:p>
          </table:table-cell>
          <table:table-cell table:formula="of:=[.A684]-[.A$20]" office:value-type="float" office:value="0.143457000000012">
            <text:p>0.143457</text:p>
          </table:table-cell>
          <table:table-cell table:formula="of:=[.B684]-[.B683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26194">
            <text:p>184.026194</text:p>
          </table:table-cell>
          <table:table-cell table:formula="of:=[.A685]-[.A$20]" office:value-type="float" office:value="0.143460000000005">
            <text:p>0.143460</text:p>
          </table:table-cell>
          <table:table-cell table:formula="of:=[.B685]-[.B684]" office:value-type="float" office:value="0.00000299999999242573">
            <text:p>0.000003</text:p>
          </table:table-cell>
          <table:table-cell/>
          <table:table-cell office:value-type="string">
            <text:p>postpones its deadline to 184031.184823; c_s is topped up to 1.997413</text:p>
          </table:table-cell>
          <table:table-cell/>
        </table:table-row>
        <table:table-row table:style-name="ro1">
          <table:table-cell office:value-type="float" office:value="184.026675">
            <text:p>184.026675</text:p>
          </table:table-cell>
          <table:table-cell table:formula="of:=[.A686]-[.A$20]" office:value-type="float" office:value="0.143941000000012">
            <text:p>0.143941</text:p>
          </table:table-cell>
          <table:table-cell table:formula="of:=[.B686]-[.B685]" office:value-type="float" office:value="0.000481000000007725">
            <text:p>0.00048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26677">
            <text:p>184.026677</text:p>
          </table:table-cell>
          <table:table-cell table:formula="of:=[.A687]-[.A$20]" office:value-type="float" office:value="0.143943000000007">
            <text:p>0.143943</text:p>
          </table:table-cell>
          <table:table-cell table:formula="of:=[.B687]-[.B68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26679">
            <text:p>184.026679</text:p>
          </table:table-cell>
          <table:table-cell table:formula="of:=[.A688]-[.A$20]" office:value-type="float" office:value="0.143945000000002">
            <text:p>0.143945</text:p>
          </table:table-cell>
          <table:table-cell table:formula="of:=[.B688]-[.B687]" office:value-type="float" office:value="0.00000199999999495049">
            <text:p>0.000002</text:p>
          </table:table-cell>
          <table:table-cell office:value-type="string">
            <text:p>d_s is renewed (r + D) to 184028.676780; c_s is fully topped up</text:p>
          </table:table-cell>
          <table:table-cell table:number-columns-repeated="2"/>
        </table:table-row>
        <table:table-row table:style-name="ro1">
          <table:table-cell office:value-type="float" office:value="184.026681">
            <text:p>184.026681</text:p>
          </table:table-cell>
          <table:table-cell table:formula="of:=[.A689]-[.A$20]" office:value-type="float" office:value="0.143946999999997">
            <text:p>0.143947</text:p>
          </table:table-cell>
          <table:table-cell table:formula="of:=[.B689]-[.B688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4.026685">
            <text:p>184.026685</text:p>
          </table:table-cell>
          <table:table-cell table:formula="of:=[.A690]-[.A$20]" office:value-type="float" office:value="0.143950999999987">
            <text:p>0.143951</text:p>
          </table:table-cell>
          <table:table-cell table:formula="of:=[.B690]-[.B689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2669">
            <text:p>184.026690</text:p>
          </table:table-cell>
          <table:table-cell table:formula="of:=[.A691]-[.A$20]" office:value-type="float" office:value="0.143956000000003">
            <text:p>0.143956</text:p>
          </table:table-cell>
          <table:table-cell table:formula="of:=[.B691]-[.B690]" office:value-type="float" office:value="0.00000500000001579792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4.027601">
            <text:p>184.027601</text:p>
          </table:table-cell>
          <table:table-cell table:formula="of:=[.A692]-[.A$20]" office:value-type="float" office:value="0.144867000000005">
            <text:p>0.144867</text:p>
          </table:table-cell>
          <table:table-cell table:formula="of:=[.B692]-[.B691]" office:value-type="float" office:value="0.000911000000002105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27604">
            <text:p>184.027604</text:p>
          </table:table-cell>
          <table:table-cell table:formula="of:=[.A693]-[.A$20]" office:value-type="float" office:value="0.144869999999997">
            <text:p>0.144870</text:p>
          </table:table-cell>
          <table:table-cell table:formula="of:=[.B693]-[.B692]" office:value-type="float" office:value="0.00000299999999242573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27607">
            <text:p>184.027607</text:p>
          </table:table-cell>
          <table:table-cell table:formula="of:=[.A694]-[.A$20]" office:value-type="float" office:value="0.14487299999999">
            <text:p>0.144873</text:p>
          </table:table-cell>
          <table:table-cell table:formula="of:=[.B694]-[.B693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4.02811">
            <text:p>184.028110</text:p>
          </table:table-cell>
          <table:table-cell table:formula="of:=[.A695]-[.A$20]" office:value-type="float" office:value="0.145375999999999">
            <text:p>0.145376</text:p>
          </table:table-cell>
          <table:table-cell table:formula="of:=[.B695]-[.B694]" office:value-type="float" office:value="0.000503000000009024">
            <text:p>0.00050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4.028113">
            <text:p>184.028113</text:p>
          </table:table-cell>
          <table:table-cell table:formula="of:=[.A696]-[.A$20]" office:value-type="float" office:value="0.145378999999991">
            <text:p>0.145379</text:p>
          </table:table-cell>
          <table:table-cell table:formula="of:=[.B696]-[.B695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28117">
            <text:p>184.028117</text:p>
          </table:table-cell>
          <table:table-cell table:formula="of:=[.A697]-[.A$20]" office:value-type="float" office:value="0.14538300000001">
            <text:p>0.145383</text:p>
          </table:table-cell>
          <table:table-cell table:formula="of:=[.B697]-[.B696]" office:value-type="float" office:value="0.00000400000001832268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4.029527">
            <text:p>184.029527</text:p>
          </table:table-cell>
          <table:table-cell table:formula="of:=[.A698]-[.A$20]" office:value-type="float" office:value="0.146793000000002">
            <text:p>0.146793</text:p>
          </table:table-cell>
          <table:table-cell table:formula="of:=[.B698]-[.B697]" office:value-type="float" office:value="0.00140999999999281">
            <text:p>0.00141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29529">
            <text:p>184.029529</text:p>
          </table:table-cell>
          <table:table-cell table:formula="of:=[.A699]-[.A$20]" office:value-type="float" office:value="0.146794999999997">
            <text:p>0.146795</text:p>
          </table:table-cell>
          <table:table-cell table:formula="of:=[.B699]-[.B698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29533">
            <text:p>184.029533</text:p>
          </table:table-cell>
          <table:table-cell table:formula="of:=[.A700]-[.A$20]" office:value-type="float" office:value="0.146798999999987">
            <text:p>0.146799</text:p>
          </table:table-cell>
          <table:table-cell table:formula="of:=[.B700]-[.B699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29534">
            <text:p>184.029534</text:p>
          </table:table-cell>
          <table:table-cell table:formula="of:=[.A701]-[.A$20]" office:value-type="float" office:value="0.146800000000013">
            <text:p>0.146800</text:p>
          </table:table-cell>
          <table:table-cell table:formula="of:=[.B701]-[.B700]" office:value-type="float" office:value="0.0000010000000258969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29537">
            <text:p>184.029537</text:p>
          </table:table-cell>
          <table:table-cell table:formula="of:=[.A702]-[.A$20]" office:value-type="float" office:value="0.146803000000006">
            <text:p>0.146803</text:p>
          </table:table-cell>
          <table:table-cell table:formula="of:=[.B702]-[.B701]" office:value-type="float" office:value="0.00000299999999242573">
            <text:p>0.000003</text:p>
          </table:table-cell>
          <table:table-cell/>
          <table:table-cell office:value-type="string">
            <text:p>0.584704 / 1.650306 &lt;= 2.000000 / 5.000000</text:p>
          </table:table-cell>
          <table:table-cell/>
        </table:table-row>
        <table:table-row table:style-name="ro1">
          <table:table-cell office:value-type="float" office:value="184.029539">
            <text:p>184.029539</text:p>
          </table:table-cell>
          <table:table-cell table:formula="of:=[.A703]-[.A$20]" office:value-type="float" office:value="0.146805000000001">
            <text:p>0.146805</text:p>
          </table:table-cell>
          <table:table-cell table:formula="of:=[.B703]-[.B702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4.029546">
            <text:p>184.029546</text:p>
          </table:table-cell>
          <table:table-cell table:formula="of:=[.A704]-[.A$20]" office:value-type="float" office:value="0.146812000000011">
            <text:p>0.146812</text:p>
          </table:table-cell>
          <table:table-cell table:formula="of:=[.B704]-[.B703]" office:value-type="float" office:value="0.00000700000001074841">
            <text:p>0.000007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4.030129">
            <text:p>184.030129</text:p>
          </table:table-cell>
          <table:table-cell table:formula="of:=[.A705]-[.A$20]" office:value-type="float" office:value="0.147394999999989">
            <text:p>0.147395</text:p>
          </table:table-cell>
          <table:table-cell table:formula="of:=[.B705]-[.B704]" office:value-type="float" office:value="0.000582999999977574">
            <text:p>0.00058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4.030132">
            <text:p>184.030132</text:p>
          </table:table-cell>
          <table:table-cell table:formula="of:=[.A706]-[.A$20]" office:value-type="float" office:value="0.14739800000001">
            <text:p>0.147398</text:p>
          </table:table-cell>
          <table:table-cell table:formula="of:=[.B706]-[.B705]" office:value-type="float" office:value="0.00000300000002084744">
            <text:p>0.000003</text:p>
          </table:table-cell>
          <table:table-cell/>
          <table:table-cell office:value-type="string">
            <text:p>uses up its c_s; 184030.129199-184029.542852=0.586347</text:p>
          </table:table-cell>
          <table:table-cell/>
        </table:table-row>
        <table:table-row table:style-name="ro1">
          <table:table-cell office:value-type="float" office:value="184.030137">
            <text:p>184.030137</text:p>
          </table:table-cell>
          <table:table-cell table:formula="of:=[.A707]-[.A$20]" office:value-type="float" office:value="0.147402999999997">
            <text:p>0.147403</text:p>
          </table:table-cell>
          <table:table-cell table:formula="of:=[.B707]-[.B706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30729">
            <text:p>184.030729</text:p>
          </table:table-cell>
          <table:table-cell table:formula="of:=[.A708]-[.A$20]" office:value-type="float" office:value="0.147995000000009">
            <text:p>0.147995</text:p>
          </table:table-cell>
          <table:table-cell table:formula="of:=[.B708]-[.B707]" office:value-type="float" office:value="0.000592000000011694">
            <text:p>0.00059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30732">
            <text:p>184.030732</text:p>
          </table:table-cell>
          <table:table-cell table:formula="of:=[.A709]-[.A$20]" office:value-type="float" office:value="0.147998000000001">
            <text:p>0.147998</text:p>
          </table:table-cell>
          <table:table-cell table:formula="of:=[.B709]-[.B708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30734">
            <text:p>184.030734</text:p>
          </table:table-cell>
          <table:table-cell table:formula="of:=[.A710]-[.A$20]" office:value-type="float" office:value="0.147999999999996">
            <text:p>0.148000</text:p>
          </table:table-cell>
          <table:table-cell table:formula="of:=[.B710]-[.B709]" office:value-type="float" office:value="0.00000199999999495049">
            <text:p>0.000002</text:p>
          </table:table-cell>
          <table:table-cell office:value-type="string">
            <text:p>d_s is renewed (r + D) to 184032.731698; c_s is fully topped up</text:p>
          </table:table-cell>
          <table:table-cell table:number-columns-repeated="2"/>
        </table:table-row>
        <table:table-row table:style-name="ro1">
          <table:table-cell office:value-type="float" office:value="184.030746">
            <text:p>184.030746</text:p>
          </table:table-cell>
          <table:table-cell table:formula="of:=[.A711]-[.A$20]" office:value-type="float" office:value="0.148011999999994">
            <text:p>0.148012</text:p>
          </table:table-cell>
          <table:table-cell table:formula="of:=[.B711]-[.B710]" office:value-type="float" office:value="0.0000119999999981246">
            <text:p>0.000012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84.031195">
            <text:p>184.031195</text:p>
          </table:table-cell>
          <table:table-cell table:formula="of:=[.A712]-[.A$20]" office:value-type="float" office:value="0.148460999999998">
            <text:p>0.148461</text:p>
          </table:table-cell>
          <table:table-cell table:formula="of:=[.B712]-[.B711]" office:value-type="float" office:value="0.000449000000003252">
            <text:p>0.00044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4.031197">
            <text:p>184.031197</text:p>
          </table:table-cell>
          <table:table-cell table:formula="of:=[.A713]-[.A$20]" office:value-type="float" office:value="0.148462999999992">
            <text:p>0.148463</text:p>
          </table:table-cell>
          <table:table-cell table:formula="of:=[.B713]-[.B71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31199">
            <text:p>184.031199</text:p>
          </table:table-cell>
          <table:table-cell table:formula="of:=[.A714]-[.A$20]" office:value-type="float" office:value="0.148464999999987">
            <text:p>0.148465</text:p>
          </table:table-cell>
          <table:table-cell table:formula="of:=[.B714]-[.B713]" office:value-type="float" office:value="0.00000199999999495049">
            <text:p>0.000002</text:p>
          </table:table-cell>
          <table:table-cell/>
          <table:table-cell office:value-type="string">
            <text:p>postpones its deadline to 184036.184823; c_s is topped up to 1.998357</text:p>
          </table:table-cell>
          <table:table-cell/>
        </table:table-row>
        <table:table-row table:style-name="ro1">
          <table:table-cell office:value-type="float" office:value="184.031666">
            <text:p>184.031666</text:p>
          </table:table-cell>
          <table:table-cell table:formula="of:=[.A715]-[.A$20]" office:value-type="float" office:value="0.148932000000002">
            <text:p>0.148932</text:p>
          </table:table-cell>
          <table:table-cell table:formula="of:=[.B715]-[.B714]" office:value-type="float" office:value="0.00046700000001465">
            <text:p>0.00046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31668">
            <text:p>184.031668</text:p>
          </table:table-cell>
          <table:table-cell table:formula="of:=[.A716]-[.A$20]" office:value-type="float" office:value="0.148933999999997">
            <text:p>0.148934</text:p>
          </table:table-cell>
          <table:table-cell table:formula="of:=[.B716]-[.B715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31671">
            <text:p>184.031671</text:p>
          </table:table-cell>
          <table:table-cell table:formula="of:=[.A717]-[.A$20]" office:value-type="float" office:value="0.148936999999989">
            <text:p>0.148937</text:p>
          </table:table-cell>
          <table:table-cell table:formula="of:=[.B717]-[.B716]" office:value-type="float" office:value="0.00000299999999242573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4.032678">
            <text:p>184.032678</text:p>
          </table:table-cell>
          <table:table-cell table:formula="of:=[.A718]-[.A$20]" office:value-type="float" office:value="0.149944000000005">
            <text:p>0.149944</text:p>
          </table:table-cell>
          <table:table-cell table:formula="of:=[.B718]-[.B717]" office:value-type="float" office:value="0.00100700000001552">
            <text:p>0.001007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4.03268">
            <text:p>184.032680</text:p>
          </table:table-cell>
          <table:table-cell table:formula="of:=[.A719]-[.A$20]" office:value-type="float" office:value="0.149946">
            <text:p>0.149946</text:p>
          </table:table-cell>
          <table:table-cell table:formula="of:=[.B719]-[.B718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4.032682">
            <text:p>184.032682</text:p>
          </table:table-cell>
          <table:table-cell table:formula="of:=[.A720]-[.A$20]" office:value-type="float" office:value="0.149947999999995">
            <text:p>0.149948</text:p>
          </table:table-cell>
          <table:table-cell table:formula="of:=[.B720]-[.B719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84039.680082; c_s is fully topped up</text:p>
          </table:table-cell>
        </table:table-row>
        <table:table-row table:style-name="ro1">
          <table:table-cell office:value-type="float" office:value="184.033024">
            <text:p>184.033024</text:p>
          </table:table-cell>
          <table:table-cell table:formula="of:=[.A721]-[.A$20]" office:value-type="float" office:value="0.150290000000012">
            <text:p>0.150290</text:p>
          </table:table-cell>
          <table:table-cell table:formula="of:=[.B721]-[.B720]" office:value-type="float" office:value="0.000342000000017606">
            <text:p>0.00034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33026">
            <text:p>184.033026</text:p>
          </table:table-cell>
          <table:table-cell table:formula="of:=[.A722]-[.A$20]" office:value-type="float" office:value="0.150292000000007">
            <text:p>0.150292</text:p>
          </table:table-cell>
          <table:table-cell table:formula="of:=[.B722]-[.B721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33029">
            <text:p>184.033029</text:p>
          </table:table-cell>
          <table:table-cell table:formula="of:=[.A723]-[.A$20]" office:value-type="float" office:value="0.150295">
            <text:p>0.150295</text:p>
          </table:table-cell>
          <table:table-cell table:formula="of:=[.B723]-[.B722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33669">
            <text:p>184.033669</text:p>
          </table:table-cell>
          <table:table-cell table:formula="of:=[.A724]-[.A$20]" office:value-type="float" office:value="0.150935000000004">
            <text:p>0.150935</text:p>
          </table:table-cell>
          <table:table-cell table:formula="of:=[.B724]-[.B723]" office:value-type="float" office:value="0.000640000000004193">
            <text:p>0.00064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33671">
            <text:p>184.033671</text:p>
          </table:table-cell>
          <table:table-cell table:formula="of:=[.A725]-[.A$20]" office:value-type="float" office:value="0.150936999999999">
            <text:p>0.150937</text:p>
          </table:table-cell>
          <table:table-cell table:formula="of:=[.B725]-[.B72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33674">
            <text:p>184.033674</text:p>
          </table:table-cell>
          <table:table-cell table:formula="of:=[.A726]-[.A$20]" office:value-type="float" office:value="0.150939999999991">
            <text:p>0.150940</text:p>
          </table:table-cell>
          <table:table-cell table:formula="of:=[.B726]-[.B725]" office:value-type="float" office:value="0.00000299999999242573">
            <text:p>0.000003</text:p>
          </table:table-cell>
          <table:table-cell/>
          <table:table-cell office:value-type="string">
            <text:p>0.643897 / 2.513845 &lt;= 2.000000 / 5.000000</text:p>
          </table:table-cell>
          <table:table-cell/>
        </table:table-row>
        <table:table-row table:style-name="ro1">
          <table:table-cell office:value-type="float" office:value="184.033675">
            <text:p>184.033675</text:p>
          </table:table-cell>
          <table:table-cell table:formula="of:=[.A727]-[.A$20]" office:value-type="float" office:value="0.150940999999989">
            <text:p>0.150941</text:p>
          </table:table-cell>
          <table:table-cell table:formula="of:=[.B727]-[.B726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4.033677">
            <text:p>184.033677</text:p>
          </table:table-cell>
          <table:table-cell table:formula="of:=[.A728]-[.A$20]" office:value-type="float" office:value="0.150943000000012">
            <text:p>0.150943</text:p>
          </table:table-cell>
          <table:table-cell table:formula="of:=[.B728]-[.B727]" office:value-type="float" office:value="0.0000020000000233721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4.033683">
            <text:p>184.033683</text:p>
          </table:table-cell>
          <table:table-cell table:formula="of:=[.A729]-[.A$20]" office:value-type="float" office:value="0.150948999999997">
            <text:p>0.150949</text:p>
          </table:table-cell>
          <table:table-cell table:formula="of:=[.B729]-[.B728]" office:value-type="float" office:value="0.00000599999998485146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33688">
            <text:p>184.033688</text:p>
          </table:table-cell>
          <table:table-cell table:formula="of:=[.A730]-[.A$20]" office:value-type="float" office:value="0.150954000000013">
            <text:p>0.150954</text:p>
          </table:table-cell>
          <table:table-cell table:formula="of:=[.B730]-[.B729]" office:value-type="float" office:value="0.00000500000001579792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4.03433">
            <text:p>184.034330</text:p>
          </table:table-cell>
          <table:table-cell table:formula="of:=[.A731]-[.A$20]" office:value-type="float" office:value="0.151596000000012">
            <text:p>0.151596</text:p>
          </table:table-cell>
          <table:table-cell table:formula="of:=[.B731]-[.B730]" office:value-type="float" office:value="0.000641999999999143">
            <text:p>0.00064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4.034333">
            <text:p>184.034333</text:p>
          </table:table-cell>
          <table:table-cell table:formula="of:=[.A732]-[.A$20]" office:value-type="float" office:value="0.151599000000004">
            <text:p>0.151599</text:p>
          </table:table-cell>
          <table:table-cell table:formula="of:=[.B732]-[.B731]" office:value-type="float" office:value="0.00000299999999242573">
            <text:p>0.000003</text:p>
          </table:table-cell>
          <table:table-cell/>
          <table:table-cell office:value-type="string">
            <text:p>uses up its c_s; 184034.330338-184033.684933=0.645405</text:p>
          </table:table-cell>
          <table:table-cell/>
        </table:table-row>
        <table:table-row table:style-name="ro1">
          <table:table-cell office:value-type="float" office:value="184.034338">
            <text:p>184.034338</text:p>
          </table:table-cell>
          <table:table-cell table:formula="of:=[.A733]-[.A$20]" office:value-type="float" office:value="0.151603999999992">
            <text:p>0.151604</text:p>
          </table:table-cell>
          <table:table-cell table:formula="of:=[.B733]-[.B732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34341">
            <text:p>184.034341</text:p>
          </table:table-cell>
          <table:table-cell table:formula="of:=[.A734]-[.A$20]" office:value-type="float" office:value="0.151607000000013">
            <text:p>0.151607</text:p>
          </table:table-cell>
          <table:table-cell table:formula="of:=[.B734]-[.B733]" office:value-type="float" office:value="0.00000300000002084744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34675">
            <text:p>184.034675</text:p>
          </table:table-cell>
          <table:table-cell table:formula="of:=[.A735]-[.A$20]" office:value-type="float" office:value="0.151940999999994">
            <text:p>0.151941</text:p>
          </table:table-cell>
          <table:table-cell table:formula="of:=[.B735]-[.B734]" office:value-type="float" office:value="0.000333999999980961">
            <text:p>0.00033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34676">
            <text:p>184.034676</text:p>
          </table:table-cell>
          <table:table-cell table:formula="of:=[.A736]-[.A$20]" office:value-type="float" office:value="0.151941999999991">
            <text:p>0.151942</text:p>
          </table:table-cell>
          <table:table-cell table:formula="of:=[.B736]-[.B735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34679">
            <text:p>184.034679</text:p>
          </table:table-cell>
          <table:table-cell table:formula="of:=[.A737]-[.A$20]" office:value-type="float" office:value="0.151945000000012">
            <text:p>0.151945</text:p>
          </table:table-cell>
          <table:table-cell table:formula="of:=[.B737]-[.B736]" office:value-type="float" office:value="0.00000300000002084744">
            <text:p>0.000003</text:p>
          </table:table-cell>
          <table:table-cell office:value-type="string">
            <text:p>d_s is renewed (r + D) to 184036.676472; c_s is fully topped up</text:p>
          </table:table-cell>
          <table:table-cell table:number-columns-repeated="2"/>
        </table:table-row>
        <table:table-row table:style-name="ro1">
          <table:table-cell office:value-type="float" office:value="184.034681">
            <text:p>184.034681</text:p>
          </table:table-cell>
          <table:table-cell table:formula="of:=[.A738]-[.A$20]" office:value-type="float" office:value="0.151947000000007">
            <text:p>0.151947</text:p>
          </table:table-cell>
          <table:table-cell table:formula="of:=[.B738]-[.B737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4.034684">
            <text:p>184.034684</text:p>
          </table:table-cell>
          <table:table-cell table:formula="of:=[.A739]-[.A$20]" office:value-type="float" office:value="0.151949999999999">
            <text:p>0.151950</text:p>
          </table:table-cell>
          <table:table-cell table:formula="of:=[.B739]-[.B738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34689">
            <text:p>184.034689</text:p>
          </table:table-cell>
          <table:table-cell table:formula="of:=[.A740]-[.A$20]" office:value-type="float" office:value="0.151954999999987">
            <text:p>0.151955</text:p>
          </table:table-cell>
          <table:table-cell table:formula="of:=[.B740]-[.B739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4.035596">
            <text:p>184.035596</text:p>
          </table:table-cell>
          <table:table-cell table:formula="of:=[.A741]-[.A$20]" office:value-type="float" office:value="0.152861999999999">
            <text:p>0.152862</text:p>
          </table:table-cell>
          <table:table-cell table:formula="of:=[.B741]-[.B740]" office:value-type="float" office:value="0.000907000000012204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35598">
            <text:p>184.035598</text:p>
          </table:table-cell>
          <table:table-cell table:formula="of:=[.A742]-[.A$20]" office:value-type="float" office:value="0.152863999999994">
            <text:p>0.152864</text:p>
          </table:table-cell>
          <table:table-cell table:formula="of:=[.B742]-[.B741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35601">
            <text:p>184.035601</text:p>
          </table:table-cell>
          <table:table-cell table:formula="of:=[.A743]-[.A$20]" office:value-type="float" office:value="0.152867000000015">
            <text:p>0.152867</text:p>
          </table:table-cell>
          <table:table-cell table:formula="of:=[.B743]-[.B742]" office:value-type="float" office:value="0.00000300000002084744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4.036196">
            <text:p>184.036196</text:p>
          </table:table-cell>
          <table:table-cell table:formula="of:=[.A744]-[.A$20]" office:value-type="float" office:value="0.15346199999999">
            <text:p>0.153462</text:p>
          </table:table-cell>
          <table:table-cell table:formula="of:=[.B744]-[.B743]" office:value-type="float" office:value="0.000594999999975698">
            <text:p>0.00059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4.036197">
            <text:p>184.036197</text:p>
          </table:table-cell>
          <table:table-cell table:formula="of:=[.A745]-[.A$20]" office:value-type="float" office:value="0.153462999999988">
            <text:p>0.153463</text:p>
          </table:table-cell>
          <table:table-cell table:formula="of:=[.B745]-[.B744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362">
            <text:p>184.036200</text:p>
          </table:table-cell>
          <table:table-cell table:formula="of:=[.A746]-[.A$20]" office:value-type="float" office:value="0.153466000000009">
            <text:p>0.153466</text:p>
          </table:table-cell>
          <table:table-cell table:formula="of:=[.B746]-[.B745]" office:value-type="float" office:value="0.00000300000002084744">
            <text:p>0.000003</text:p>
          </table:table-cell>
          <table:table-cell/>
          <table:table-cell office:value-type="string">
            <text:p>postpones its deadline to 184041.184823; c_s is topped up to 1.998492</text:p>
          </table:table-cell>
          <table:table-cell/>
        </table:table-row>
        <table:table-row table:style-name="ro1">
          <table:table-cell office:value-type="float" office:value="184.037573">
            <text:p>184.037573</text:p>
          </table:table-cell>
          <table:table-cell table:formula="of:=[.A747]-[.A$20]" office:value-type="float" office:value="0.15483900000001">
            <text:p>0.154839</text:p>
          </table:table-cell>
          <table:table-cell table:formula="of:=[.B747]-[.B746]" office:value-type="float" office:value="0.00137300000000096">
            <text:p>0.00137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4.037574">
            <text:p>184.037574</text:p>
          </table:table-cell>
          <table:table-cell table:formula="of:=[.A748]-[.A$20]" office:value-type="float" office:value="0.154840000000007">
            <text:p>0.154840</text:p>
          </table:table-cell>
          <table:table-cell table:formula="of:=[.B748]-[.B747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37578">
            <text:p>184.037578</text:p>
          </table:table-cell>
          <table:table-cell table:formula="of:=[.A749]-[.A$20]" office:value-type="float" office:value="0.154843999999997">
            <text:p>0.154844</text:p>
          </table:table-cell>
          <table:table-cell table:formula="of:=[.B749]-[.B748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4.038675">
            <text:p>184.038675</text:p>
          </table:table-cell>
          <table:table-cell table:formula="of:=[.A750]-[.A$20]" office:value-type="float" office:value="0.155941000000013">
            <text:p>0.155941</text:p>
          </table:table-cell>
          <table:table-cell table:formula="of:=[.B750]-[.B749]" office:value-type="float" office:value="0.00109700000001567">
            <text:p>0.00109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38677">
            <text:p>184.038677</text:p>
          </table:table-cell>
          <table:table-cell table:formula="of:=[.A751]-[.A$20]" office:value-type="float" office:value="0.155943000000008">
            <text:p>0.155943</text:p>
          </table:table-cell>
          <table:table-cell table:formula="of:=[.B751]-[.B75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38679">
            <text:p>184.038679</text:p>
          </table:table-cell>
          <table:table-cell table:formula="of:=[.A752]-[.A$20]" office:value-type="float" office:value="0.155945000000003">
            <text:p>0.155945</text:p>
          </table:table-cell>
          <table:table-cell table:formula="of:=[.B752]-[.B751]" office:value-type="float" office:value="0.00000199999999495049">
            <text:p>0.000002</text:p>
          </table:table-cell>
          <table:table-cell office:value-type="string">
            <text:p>d_s is renewed (r + D) to 184040.676831; c_s is fully topped up</text:p>
          </table:table-cell>
          <table:table-cell table:number-columns-repeated="2"/>
        </table:table-row>
        <table:table-row table:style-name="ro1">
          <table:table-cell office:value-type="float" office:value="184.038681">
            <text:p>184.038681</text:p>
          </table:table-cell>
          <table:table-cell table:formula="of:=[.A753]-[.A$20]" office:value-type="float" office:value="0.155946999999998">
            <text:p>0.155947</text:p>
          </table:table-cell>
          <table:table-cell table:formula="of:=[.B753]-[.B752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4.038686">
            <text:p>184.038686</text:p>
          </table:table-cell>
          <table:table-cell table:formula="of:=[.A754]-[.A$20]" office:value-type="float" office:value="0.155952000000013">
            <text:p>0.155952</text:p>
          </table:table-cell>
          <table:table-cell table:formula="of:=[.B754]-[.B753]" office:value-type="float" office:value="0.00000500000001579792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38691">
            <text:p>184.038691</text:p>
          </table:table-cell>
          <table:table-cell table:formula="of:=[.A755]-[.A$20]" office:value-type="float" office:value="0.155957000000001">
            <text:p>0.155957</text:p>
          </table:table-cell>
          <table:table-cell table:formula="of:=[.B755]-[.B754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4.039599">
            <text:p>184.039599</text:p>
          </table:table-cell>
          <table:table-cell table:formula="of:=[.A756]-[.A$20]" office:value-type="float" office:value="0.15686500000001">
            <text:p>0.156865</text:p>
          </table:table-cell>
          <table:table-cell table:formula="of:=[.B756]-[.B755]" office:value-type="float" office:value="0.000908000000009679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39601">
            <text:p>184.039601</text:p>
          </table:table-cell>
          <table:table-cell table:formula="of:=[.A757]-[.A$20]" office:value-type="float" office:value="0.156867000000005">
            <text:p>0.156867</text:p>
          </table:table-cell>
          <table:table-cell table:formula="of:=[.B757]-[.B75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39604">
            <text:p>184.039604</text:p>
          </table:table-cell>
          <table:table-cell table:formula="of:=[.A758]-[.A$20]" office:value-type="float" office:value="0.156869999999998">
            <text:p>0.156870</text:p>
          </table:table-cell>
          <table:table-cell table:formula="of:=[.B758]-[.B757]" office:value-type="float" office:value="0.00000299999999242573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4.039783">
            <text:p>184.039783</text:p>
          </table:table-cell>
          <table:table-cell table:formula="of:=[.A759]-[.A$20]" office:value-type="float" office:value="0.157049000000001">
            <text:p>0.157049</text:p>
          </table:table-cell>
          <table:table-cell table:formula="of:=[.B759]-[.B758]" office:value-type="float" office:value="0.000179000000002816">
            <text:p>0.00017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39784">
            <text:p>184.039784</text:p>
          </table:table-cell>
          <table:table-cell table:formula="of:=[.A760]-[.A$20]" office:value-type="float" office:value="0.157049999999998">
            <text:p>0.157050</text:p>
          </table:table-cell>
          <table:table-cell table:formula="of:=[.B760]-[.B759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39788">
            <text:p>184.039788</text:p>
          </table:table-cell>
          <table:table-cell table:formula="of:=[.A761]-[.A$20]" office:value-type="float" office:value="0.157053999999988">
            <text:p>0.157054</text:p>
          </table:table-cell>
          <table:table-cell table:formula="of:=[.B761]-[.B760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3979">
            <text:p>184.039790</text:p>
          </table:table-cell>
          <table:table-cell table:formula="of:=[.A762]-[.A$20]" office:value-type="float" office:value="0.157056000000011">
            <text:p>0.157056</text:p>
          </table:table-cell>
          <table:table-cell table:formula="of:=[.B762]-[.B761]" office:value-type="float" office:value="0.0000020000000233721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39793">
            <text:p>184.039793</text:p>
          </table:table-cell>
          <table:table-cell table:formula="of:=[.A763]-[.A$20]" office:value-type="float" office:value="0.157059000000004">
            <text:p>0.157059</text:p>
          </table:table-cell>
          <table:table-cell table:formula="of:=[.B763]-[.B762]" office:value-type="float" office:value="0.00000299999999242573">
            <text:p>0.000003</text:p>
          </table:table-cell>
          <table:table-cell/>
          <table:table-cell office:value-type="string">
            <text:p>0.708499 / 1.394560 &gt; 2.000000 / 5.000000</text:p>
          </table:table-cell>
          <table:table-cell/>
        </table:table-row>
        <table:table-row table:style-name="ro1">
          <table:table-cell office:value-type="float" office:value="184.039796">
            <text:p>184.039796</text:p>
          </table:table-cell>
          <table:table-cell table:formula="of:=[.A764]-[.A$20]" office:value-type="float" office:value="0.157061999999996">
            <text:p>0.157062</text:p>
          </table:table-cell>
          <table:table-cell table:formula="of:=[.B764]-[.B763]" office:value-type="float" office:value="0.00000299999999242573">
            <text:p>0.000003</text:p>
          </table:table-cell>
          <table:table-cell/>
          <table:table-cell office:value-type="string">
            <text:p>d_s is renewed (r + D) to 184044.790263; c_s is fully topped up</text:p>
          </table:table-cell>
          <table:table-cell/>
        </table:table-row>
        <table:table-row table:style-name="ro1">
          <table:table-cell office:value-type="float" office:value="184.039802">
            <text:p>184.039802</text:p>
          </table:table-cell>
          <table:table-cell table:formula="of:=[.A765]-[.A$20]" office:value-type="float" office:value="0.15706800000001">
            <text:p>0.157068</text:p>
          </table:table-cell>
          <table:table-cell table:formula="of:=[.B765]-[.B764]" office:value-type="float" office:value="0.00000600000001327317">
            <text:p>0.000006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4.041733">
            <text:p>184.041733</text:p>
          </table:table-cell>
          <table:table-cell table:formula="of:=[.A766]-[.A$20]" office:value-type="float" office:value="0.158998999999994">
            <text:p>0.158999</text:p>
          </table:table-cell>
          <table:table-cell table:formula="of:=[.B766]-[.B765]" office:value-type="float" office:value="0.00193099999998481">
            <text:p>0.00193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41735">
            <text:p>184.041735</text:p>
          </table:table-cell>
          <table:table-cell table:formula="of:=[.A767]-[.A$20]" office:value-type="float" office:value="0.159000999999989">
            <text:p>0.159001</text:p>
          </table:table-cell>
          <table:table-cell table:formula="of:=[.B767]-[.B76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42754">
            <text:p>184.042754</text:p>
          </table:table-cell>
          <table:table-cell table:formula="of:=[.A768]-[.A$20]" office:value-type="float" office:value="0.160020000000003">
            <text:p>0.160020</text:p>
          </table:table-cell>
          <table:table-cell table:formula="of:=[.B768]-[.B767]" office:value-type="float" office:value="0.00101900000001365">
            <text:p>0.00101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4.042757">
            <text:p>184.042757</text:p>
          </table:table-cell>
          <table:table-cell table:formula="of:=[.A769]-[.A$20]" office:value-type="float" office:value="0.160022999999995">
            <text:p>0.160023</text:p>
          </table:table-cell>
          <table:table-cell table:formula="of:=[.B769]-[.B768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4.042759">
            <text:p>184.042759</text:p>
          </table:table-cell>
          <table:table-cell table:formula="of:=[.A770]-[.A$20]" office:value-type="float" office:value="0.16002499999999">
            <text:p>0.160025</text:p>
          </table:table-cell>
          <table:table-cell table:formula="of:=[.B770]-[.B769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84049.756714; c_s is fully topped up</text:p>
          </table:table-cell>
        </table:table-row>
        <table:table-row table:style-name="ro1">
          <table:table-cell office:value-type="float" office:value="184.042761">
            <text:p>184.042761</text:p>
          </table:table-cell>
          <table:table-cell table:formula="of:=[.A771]-[.A$20]" office:value-type="float" office:value="0.160027000000014">
            <text:p>0.160027</text:p>
          </table:table-cell>
          <table:table-cell table:formula="of:=[.B771]-[.B770]" office:value-type="float" office:value="0.0000020000000233721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42763">
            <text:p>184.042763</text:p>
          </table:table-cell>
          <table:table-cell table:formula="of:=[.A772]-[.A$20]" office:value-type="float" office:value="0.160029000000009">
            <text:p>0.160029</text:p>
          </table:table-cell>
          <table:table-cell table:formula="of:=[.B772]-[.B77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42765">
            <text:p>184.042765</text:p>
          </table:table-cell>
          <table:table-cell table:formula="of:=[.A773]-[.A$20]" office:value-type="float" office:value="0.160031000000004">
            <text:p>0.160031</text:p>
          </table:table-cell>
          <table:table-cell table:formula="of:=[.B773]-[.B772]" office:value-type="float" office:value="0.00000199999999495049">
            <text:p>0.000002</text:p>
          </table:table-cell>
          <table:table-cell office:value-type="string">
            <text:p>d_s is renewed (r + D) to 184044.762995; c_s is fully topped up</text:p>
          </table:table-cell>
          <table:table-cell table:number-columns-repeated="2"/>
        </table:table-row>
        <table:table-row table:style-name="ro1">
          <table:table-cell office:value-type="float" office:value="184.042768">
            <text:p>184.042768</text:p>
          </table:table-cell>
          <table:table-cell table:formula="of:=[.A774]-[.A$20]" office:value-type="float" office:value="0.160033999999996">
            <text:p>0.160034</text:p>
          </table:table-cell>
          <table:table-cell table:formula="of:=[.B774]-[.B773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4277">
            <text:p>184.042770</text:p>
          </table:table-cell>
          <table:table-cell table:formula="of:=[.A775]-[.A$20]" office:value-type="float" office:value="0.160035999999991">
            <text:p>0.160036</text:p>
          </table:table-cell>
          <table:table-cell table:formula="of:=[.B775]-[.B77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42773">
            <text:p>184.042773</text:p>
          </table:table-cell>
          <table:table-cell table:formula="of:=[.A776]-[.A$20]" office:value-type="float" office:value="0.160039000000012">
            <text:p>0.160039</text:p>
          </table:table-cell>
          <table:table-cell table:formula="of:=[.B776]-[.B775]" office:value-type="float" office:value="0.00000300000002084744">
            <text:p>0.000003</text:p>
          </table:table-cell>
          <table:table-cell/>
          <table:table-cell office:value-type="string">
            <text:p>0.067790 / 2.020602 &lt;= 2.000000 / 5.000000</text:p>
          </table:table-cell>
          <table:table-cell/>
        </table:table-row>
        <table:table-row table:style-name="ro1">
          <table:table-cell office:value-type="float" office:value="184.042774">
            <text:p>184.042774</text:p>
          </table:table-cell>
          <table:table-cell table:formula="of:=[.A777]-[.A$20]" office:value-type="float" office:value="0.160040000000009">
            <text:p>0.160040</text:p>
          </table:table-cell>
          <table:table-cell table:formula="of:=[.B777]-[.B776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4.042788">
            <text:p>184.042788</text:p>
          </table:table-cell>
          <table:table-cell table:formula="of:=[.A778]-[.A$20]" office:value-type="float" office:value="0.160054000000002">
            <text:p>0.160054</text:p>
          </table:table-cell>
          <table:table-cell table:formula="of:=[.B778]-[.B777]" office:value-type="float" office:value="0.0000139999999930751">
            <text:p>0.000014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84.043699">
            <text:p>184.043699</text:p>
          </table:table-cell>
          <table:table-cell table:formula="of:=[.A779]-[.A$20]" office:value-type="float" office:value="0.160965000000004">
            <text:p>0.160965</text:p>
          </table:table-cell>
          <table:table-cell table:formula="of:=[.B779]-[.B778]" office:value-type="float" office:value="0.000911000000002105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43701">
            <text:p>184.043701</text:p>
          </table:table-cell>
          <table:table-cell table:formula="of:=[.A780]-[.A$20]" office:value-type="float" office:value="0.160966999999999">
            <text:p>0.160967</text:p>
          </table:table-cell>
          <table:table-cell table:formula="of:=[.B780]-[.B77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43705">
            <text:p>184.043705</text:p>
          </table:table-cell>
          <table:table-cell table:formula="of:=[.A781]-[.A$20]" office:value-type="float" office:value="0.160970999999989">
            <text:p>0.160971</text:p>
          </table:table-cell>
          <table:table-cell table:formula="of:=[.B781]-[.B780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4.043773">
            <text:p>184.043773</text:p>
          </table:table-cell>
          <table:table-cell table:formula="of:=[.A782]-[.A$20]" office:value-type="float" office:value="0.161038999999988">
            <text:p>0.161039</text:p>
          </table:table-cell>
          <table:table-cell table:formula="of:=[.B782]-[.B781]" office:value-type="float" office:value="0.0000679999999988468">
            <text:p>0.00006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4.043776">
            <text:p>184.043776</text:p>
          </table:table-cell>
          <table:table-cell table:formula="of:=[.A783]-[.A$20]" office:value-type="float" office:value="0.161042000000009">
            <text:p>0.161042</text:p>
          </table:table-cell>
          <table:table-cell table:formula="of:=[.B783]-[.B782]" office:value-type="float" office:value="0.00000300000002084744">
            <text:p>0.000003</text:p>
          </table:table-cell>
          <table:table-cell/>
          <table:table-cell office:value-type="string">
            <text:p>uses up its c_s; 184043.773047-184043.702741=0.070306</text:p>
          </table:table-cell>
          <table:table-cell/>
        </table:table-row>
        <table:table-row table:style-name="ro1">
          <table:table-cell office:value-type="float" office:value="184.043781">
            <text:p>184.043781</text:p>
          </table:table-cell>
          <table:table-cell table:formula="of:=[.A784]-[.A$20]" office:value-type="float" office:value="0.161046999999996">
            <text:p>0.161047</text:p>
          </table:table-cell>
          <table:table-cell table:formula="of:=[.B784]-[.B783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43784">
            <text:p>184.043784</text:p>
          </table:table-cell>
          <table:table-cell table:formula="of:=[.A785]-[.A$20]" office:value-type="float" office:value="0.161049999999989">
            <text:p>0.161050</text:p>
          </table:table-cell>
          <table:table-cell table:formula="of:=[.B785]-[.B784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44798">
            <text:p>184.044798</text:p>
          </table:table-cell>
          <table:table-cell table:formula="of:=[.A786]-[.A$20]" office:value-type="float" office:value="0.162063999999987">
            <text:p>0.162064</text:p>
          </table:table-cell>
          <table:table-cell table:formula="of:=[.B786]-[.B785]" office:value-type="float" office:value="0.00101399999999785">
            <text:p>0.00101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4.0448">
            <text:p>184.044800</text:p>
          </table:table-cell>
          <table:table-cell table:formula="of:=[.A787]-[.A$20]" office:value-type="float" office:value="0.16206600000001">
            <text:p>0.162066</text:p>
          </table:table-cell>
          <table:table-cell table:formula="of:=[.B787]-[.B786]" office:value-type="float" office:value="0.0000020000000233721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44803">
            <text:p>184.044803</text:p>
          </table:table-cell>
          <table:table-cell table:formula="of:=[.A788]-[.A$20]" office:value-type="float" office:value="0.162069000000002">
            <text:p>0.162069</text:p>
          </table:table-cell>
          <table:table-cell table:formula="of:=[.B788]-[.B787]" office:value-type="float" office:value="0.00000299999999242573">
            <text:p>0.000003</text:p>
          </table:table-cell>
          <table:table-cell/>
          <table:table-cell office:value-type="string">
            <text:p>postpones its deadline to 184049.790263; c_s is topped up to 1.997484</text:p>
          </table:table-cell>
          <table:table-cell/>
        </table:table-row>
        <table:table-row table:style-name="ro1">
          <table:table-cell office:value-type="float" office:value="184.046674">
            <text:p>184.046674</text:p>
          </table:table-cell>
          <table:table-cell table:formula="of:=[.A789]-[.A$20]" office:value-type="float" office:value="0.163939999999997">
            <text:p>0.163940</text:p>
          </table:table-cell>
          <table:table-cell table:formula="of:=[.B789]-[.B788]" office:value-type="float" office:value="0.00187099999999418">
            <text:p>0.00187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46676">
            <text:p>184.046676</text:p>
          </table:table-cell>
          <table:table-cell table:formula="of:=[.A790]-[.A$20]" office:value-type="float" office:value="0.163941999999992">
            <text:p>0.163942</text:p>
          </table:table-cell>
          <table:table-cell table:formula="of:=[.B790]-[.B78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46678">
            <text:p>184.046678</text:p>
          </table:table-cell>
          <table:table-cell table:formula="of:=[.A791]-[.A$20]" office:value-type="float" office:value="0.163943999999987">
            <text:p>0.163944</text:p>
          </table:table-cell>
          <table:table-cell table:formula="of:=[.B791]-[.B790]" office:value-type="float" office:value="0.00000199999999495049">
            <text:p>0.000002</text:p>
          </table:table-cell>
          <table:table-cell office:value-type="string">
            <text:p>d_s is renewed (r + D) to 184048.676356; c_s is fully topped up</text:p>
          </table:table-cell>
          <table:table-cell table:number-columns-repeated="2"/>
        </table:table-row>
        <table:table-row table:style-name="ro1">
          <table:table-cell office:value-type="float" office:value="184.046681">
            <text:p>184.046681</text:p>
          </table:table-cell>
          <table:table-cell table:formula="of:=[.A792]-[.A$20]" office:value-type="float" office:value="0.163947000000007">
            <text:p>0.163947</text:p>
          </table:table-cell>
          <table:table-cell table:formula="of:=[.B792]-[.B791]" office:value-type="float" office:value="0.00000300000002084744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4.046685">
            <text:p>184.046685</text:p>
          </table:table-cell>
          <table:table-cell table:formula="of:=[.A793]-[.A$20]" office:value-type="float" office:value="0.163950999999997">
            <text:p>0.163951</text:p>
          </table:table-cell>
          <table:table-cell table:formula="of:=[.B793]-[.B792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46688">
            <text:p>184.046688</text:p>
          </table:table-cell>
          <table:table-cell table:formula="of:=[.A794]-[.A$20]" office:value-type="float" office:value="0.16395399999999">
            <text:p>0.163954</text:p>
          </table:table-cell>
          <table:table-cell table:formula="of:=[.B794]-[.B793]" office:value-type="float" office:value="0.00000299999999242573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4.047602">
            <text:p>184.047602</text:p>
          </table:table-cell>
          <table:table-cell table:formula="of:=[.A795]-[.A$20]" office:value-type="float" office:value="0.164868000000013">
            <text:p>0.164868</text:p>
          </table:table-cell>
          <table:table-cell table:formula="of:=[.B795]-[.B794]" office:value-type="float" office:value="0.000914000000022952">
            <text:p>0.00091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47604">
            <text:p>184.047604</text:p>
          </table:table-cell>
          <table:table-cell table:formula="of:=[.A796]-[.A$20]" office:value-type="float" office:value="0.164870000000008">
            <text:p>0.164870</text:p>
          </table:table-cell>
          <table:table-cell table:formula="of:=[.B796]-[.B795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47609">
            <text:p>184.047609</text:p>
          </table:table-cell>
          <table:table-cell table:formula="of:=[.A797]-[.A$20]" office:value-type="float" office:value="0.164874999999995">
            <text:p>0.164875</text:p>
          </table:table-cell>
          <table:table-cell table:formula="of:=[.B797]-[.B796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4.047664">
            <text:p>184.047664</text:p>
          </table:table-cell>
          <table:table-cell table:formula="of:=[.A798]-[.A$20]" office:value-type="float" office:value="0.164929999999998">
            <text:p>0.164930</text:p>
          </table:table-cell>
          <table:table-cell table:formula="of:=[.B798]-[.B797]" office:value-type="float" office:value="0.0000550000000032469">
            <text:p>0.00005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4.047666">
            <text:p>184.047666</text:p>
          </table:table-cell>
          <table:table-cell table:formula="of:=[.A799]-[.A$20]" office:value-type="float" office:value="0.164931999999993">
            <text:p>0.164932</text:p>
          </table:table-cell>
          <table:table-cell table:formula="of:=[.B799]-[.B798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4767">
            <text:p>184.047670</text:p>
          </table:table-cell>
          <table:table-cell table:formula="of:=[.A800]-[.A$20]" office:value-type="float" office:value="0.164936000000012">
            <text:p>0.164936</text:p>
          </table:table-cell>
          <table:table-cell table:formula="of:=[.B800]-[.B799]" office:value-type="float" office:value="0.00000400000001832268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4.049541">
            <text:p>184.049541</text:p>
          </table:table-cell>
          <table:table-cell table:formula="of:=[.A801]-[.A$20]" office:value-type="float" office:value="0.166807000000006">
            <text:p>0.166807</text:p>
          </table:table-cell>
          <table:table-cell table:formula="of:=[.B801]-[.B800]" office:value-type="float" office:value="0.00187099999999418">
            <text:p>0.00187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49543">
            <text:p>184.049543</text:p>
          </table:table-cell>
          <table:table-cell table:formula="of:=[.A802]-[.A$20]" office:value-type="float" office:value="0.166809000000001">
            <text:p>0.166809</text:p>
          </table:table-cell>
          <table:table-cell table:formula="of:=[.B802]-[.B801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49676">
            <text:p>184.049676</text:p>
          </table:table-cell>
          <table:table-cell table:formula="of:=[.A803]-[.A$20]" office:value-type="float" office:value="0.166942000000006">
            <text:p>0.166942</text:p>
          </table:table-cell>
          <table:table-cell table:formula="of:=[.B803]-[.B802]" office:value-type="float" office:value="0.000133000000005268">
            <text:p>0.00013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49679">
            <text:p>184.049679</text:p>
          </table:table-cell>
          <table:table-cell table:formula="of:=[.A804]-[.A$20]" office:value-type="float" office:value="0.166944999999998">
            <text:p>0.166945</text:p>
          </table:table-cell>
          <table:table-cell table:formula="of:=[.B804]-[.B803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49683">
            <text:p>184.049683</text:p>
          </table:table-cell>
          <table:table-cell table:formula="of:=[.A805]-[.A$20]" office:value-type="float" office:value="0.166948999999988">
            <text:p>0.166949</text:p>
          </table:table-cell>
          <table:table-cell table:formula="of:=[.B805]-[.B804]" office:value-type="float" office:value="0.00000399999998990097">
            <text:p>0.000004</text:p>
          </table:table-cell>
          <table:table-cell/>
          <table:table-cell office:value-type="string">
            <text:p>0.125829 / 0.111202 &gt; 2.000000 / 5.000000</text:p>
          </table:table-cell>
          <table:table-cell/>
        </table:table-row>
        <table:table-row table:style-name="ro1">
          <table:table-cell office:value-type="float" office:value="184.049686">
            <text:p>184.049686</text:p>
          </table:table-cell>
          <table:table-cell table:formula="of:=[.A806]-[.A$20]" office:value-type="float" office:value="0.166952000000009">
            <text:p>0.166952</text:p>
          </table:table-cell>
          <table:table-cell table:formula="of:=[.B806]-[.B805]" office:value-type="float" office:value="0.00000300000002084744">
            <text:p>0.000003</text:p>
          </table:table-cell>
          <table:table-cell/>
          <table:table-cell office:value-type="string">
            <text:p>d_s is renewed (r + D) to 184054.679061; c_s is fully topped up</text:p>
          </table:table-cell>
          <table:table-cell/>
        </table:table-row>
        <table:table-row table:style-name="ro1">
          <table:table-cell office:value-type="float" office:value="184.049696">
            <text:p>184.049696</text:p>
          </table:table-cell>
          <table:table-cell table:formula="of:=[.A807]-[.A$20]" office:value-type="float" office:value="0.166962000000012">
            <text:p>0.166962</text:p>
          </table:table-cell>
          <table:table-cell table:formula="of:=[.B807]-[.B806]" office:value-type="float" office:value="0.0000100000000031741">
            <text:p>0.000010</text:p>
          </table:table-cell>
          <table:table-cell/>
          <table:table-cell office:value-type="string">
            <text:p>is pick_next_task_dl-ed by rsyslogd (907)</text:p>
          </table:table-cell>
          <table:table-cell/>
        </table:table-row>
        <table:table-row table:style-name="ro1">
          <table:table-cell office:value-type="float" office:value="184.050675">
            <text:p>184.050675</text:p>
          </table:table-cell>
          <table:table-cell table:formula="of:=[.A808]-[.A$20]" office:value-type="float" office:value="0.167941000000013">
            <text:p>0.167941</text:p>
          </table:table-cell>
          <table:table-cell table:formula="of:=[.B808]-[.B807]" office:value-type="float" office:value="0.000979000000000951">
            <text:p>0.00097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50677">
            <text:p>184.050677</text:p>
          </table:table-cell>
          <table:table-cell table:formula="of:=[.A809]-[.A$20]" office:value-type="float" office:value="0.167943000000008">
            <text:p>0.167943</text:p>
          </table:table-cell>
          <table:table-cell table:formula="of:=[.B809]-[.B80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50679">
            <text:p>184.050679</text:p>
          </table:table-cell>
          <table:table-cell table:formula="of:=[.A810]-[.A$20]" office:value-type="float" office:value="0.167945000000003">
            <text:p>0.167945</text:p>
          </table:table-cell>
          <table:table-cell table:formula="of:=[.B810]-[.B809]" office:value-type="float" office:value="0.00000199999999495049">
            <text:p>0.000002</text:p>
          </table:table-cell>
          <table:table-cell office:value-type="string">
            <text:p>d_s is renewed (r + D) to 184052.677138; c_s is fully topped up</text:p>
          </table:table-cell>
          <table:table-cell table:number-columns-repeated="2"/>
        </table:table-row>
        <table:table-row table:style-name="ro1">
          <table:table-cell office:value-type="float" office:value="184.050681">
            <text:p>184.050681</text:p>
          </table:table-cell>
          <table:table-cell table:formula="of:=[.A811]-[.A$20]" office:value-type="float" office:value="0.167946999999998">
            <text:p>0.167947</text:p>
          </table:table-cell>
          <table:table-cell table:formula="of:=[.B811]-[.B810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4.050686">
            <text:p>184.050686</text:p>
          </table:table-cell>
          <table:table-cell table:formula="of:=[.A812]-[.A$20]" office:value-type="float" office:value="0.167952000000014">
            <text:p>0.167952</text:p>
          </table:table-cell>
          <table:table-cell table:formula="of:=[.B812]-[.B811]" office:value-type="float" office:value="0.00000500000001579792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50691">
            <text:p>184.050691</text:p>
          </table:table-cell>
          <table:table-cell table:formula="of:=[.A813]-[.A$20]" office:value-type="float" office:value="0.167957000000001">
            <text:p>0.167957</text:p>
          </table:table-cell>
          <table:table-cell table:formula="of:=[.B813]-[.B812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4.051606">
            <text:p>184.051606</text:p>
          </table:table-cell>
          <table:table-cell table:formula="of:=[.A814]-[.A$20]" office:value-type="float" office:value="0.168871999999993">
            <text:p>0.168872</text:p>
          </table:table-cell>
          <table:table-cell table:formula="of:=[.B814]-[.B813]" office:value-type="float" office:value="0.000914999999992006">
            <text:p>0.00091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51607">
            <text:p>184.051607</text:p>
          </table:table-cell>
          <table:table-cell table:formula="of:=[.A815]-[.A$20]" office:value-type="float" office:value="0.168872999999991">
            <text:p>0.168873</text:p>
          </table:table-cell>
          <table:table-cell table:formula="of:=[.B815]-[.B814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51611">
            <text:p>184.051611</text:p>
          </table:table-cell>
          <table:table-cell table:formula="of:=[.A816]-[.A$20]" office:value-type="float" office:value="0.168877000000009">
            <text:p>0.168877</text:p>
          </table:table-cell>
          <table:table-cell table:formula="of:=[.B816]-[.B815]" office:value-type="float" office:value="0.00000400000001832268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4.052568">
            <text:p>184.052568</text:p>
          </table:table-cell>
          <table:table-cell table:formula="of:=[.A817]-[.A$20]" office:value-type="float" office:value="0.169834000000009">
            <text:p>0.169834</text:p>
          </table:table-cell>
          <table:table-cell table:formula="of:=[.B817]-[.B816]" office:value-type="float" office:value="0.000956999999999653">
            <text:p>0.00095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5257">
            <text:p>184.052570</text:p>
          </table:table-cell>
          <table:table-cell table:formula="of:=[.A818]-[.A$20]" office:value-type="float" office:value="0.169836000000004">
            <text:p>0.169836</text:p>
          </table:table-cell>
          <table:table-cell table:formula="of:=[.B818]-[.B817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52692">
            <text:p>184.052692</text:p>
          </table:table-cell>
          <table:table-cell table:formula="of:=[.A819]-[.A$20]" office:value-type="float" office:value="0.169958000000008">
            <text:p>0.169958</text:p>
          </table:table-cell>
          <table:table-cell table:formula="of:=[.B819]-[.B818]" office:value-type="float" office:value="0.000122000000004618">
            <text:p>0.00012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4.052695">
            <text:p>184.052695</text:p>
          </table:table-cell>
          <table:table-cell table:formula="of:=[.A820]-[.A$20]" office:value-type="float" office:value="0.169961000000001">
            <text:p>0.169961</text:p>
          </table:table-cell>
          <table:table-cell table:formula="of:=[.B820]-[.B819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4.052697">
            <text:p>184.052697</text:p>
          </table:table-cell>
          <table:table-cell table:formula="of:=[.A821]-[.A$20]" office:value-type="float" office:value="0.169962999999996">
            <text:p>0.169963</text:p>
          </table:table-cell>
          <table:table-cell table:formula="of:=[.B821]-[.B820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84059.694635; c_s is fully topped up</text:p>
          </table:table-cell>
        </table:table-row>
        <table:table-row table:style-name="ro1">
          <table:table-cell office:value-type="float" office:value="184.0527">
            <text:p>184.052700</text:p>
          </table:table-cell>
          <table:table-cell table:formula="of:=[.A822]-[.A$20]" office:value-type="float" office:value="0.169965999999988">
            <text:p>0.169966</text:p>
          </table:table-cell>
          <table:table-cell table:formula="of:=[.B822]-[.B821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52701">
            <text:p>184.052701</text:p>
          </table:table-cell>
          <table:table-cell table:formula="of:=[.A823]-[.A$20]" office:value-type="float" office:value="0.169967000000014">
            <text:p>0.169967</text:p>
          </table:table-cell>
          <table:table-cell table:formula="of:=[.B823]-[.B822]" office:value-type="float" office:value="0.0000010000000258969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52705">
            <text:p>184.052705</text:p>
          </table:table-cell>
          <table:table-cell table:formula="of:=[.A824]-[.A$20]" office:value-type="float" office:value="0.169971000000004">
            <text:p>0.169971</text:p>
          </table:table-cell>
          <table:table-cell table:formula="of:=[.B824]-[.B823]" office:value-type="float" office:value="0.00000399999998990097">
            <text:p>0.000004</text:p>
          </table:table-cell>
          <table:table-cell/>
          <table:table-cell office:value-type="string">
            <text:p>0.049656 / 1.977479 &lt;= 2.000000 / 5.000000</text:p>
          </table:table-cell>
          <table:table-cell/>
        </table:table-row>
        <table:table-row table:style-name="ro1">
          <table:table-cell office:value-type="float" office:value="184.052706">
            <text:p>184.052706</text:p>
          </table:table-cell>
          <table:table-cell table:formula="of:=[.A825]-[.A$20]" office:value-type="float" office:value="0.169972000000001">
            <text:p>0.169972</text:p>
          </table:table-cell>
          <table:table-cell table:formula="of:=[.B825]-[.B824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4.052715">
            <text:p>184.052715</text:p>
          </table:table-cell>
          <table:table-cell table:formula="of:=[.A826]-[.A$20]" office:value-type="float" office:value="0.169981000000007">
            <text:p>0.169981</text:p>
          </table:table-cell>
          <table:table-cell table:formula="of:=[.B826]-[.B825]" office:value-type="float" office:value="0.00000900000000569889">
            <text:p>0.000009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4.052764">
            <text:p>184.052764</text:p>
          </table:table-cell>
          <table:table-cell table:formula="of:=[.A827]-[.A$20]" office:value-type="float" office:value="0.170029999999997">
            <text:p>0.170030</text:p>
          </table:table-cell>
          <table:table-cell table:formula="of:=[.B827]-[.B826]" office:value-type="float" office:value="0.0000489999999899737">
            <text:p>0.00004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4.052767">
            <text:p>184.052767</text:p>
          </table:table-cell>
          <table:table-cell table:formula="of:=[.A828]-[.A$20]" office:value-type="float" office:value="0.170032999999989">
            <text:p>0.170033</text:p>
          </table:table-cell>
          <table:table-cell table:formula="of:=[.B828]-[.B827]" office:value-type="float" office:value="0.00000299999999242573">
            <text:p>0.000003</text:p>
          </table:table-cell>
          <table:table-cell/>
          <table:table-cell office:value-type="string">
            <text:p>uses up its c_s; 184052.763853-184052.711472=0.052381</text:p>
          </table:table-cell>
          <table:table-cell/>
        </table:table-row>
        <table:table-row table:style-name="ro1">
          <table:table-cell office:value-type="float" office:value="184.052772">
            <text:p>184.052772</text:p>
          </table:table-cell>
          <table:table-cell table:formula="of:=[.A829]-[.A$20]" office:value-type="float" office:value="0.170038000000005">
            <text:p>0.170038</text:p>
          </table:table-cell>
          <table:table-cell table:formula="of:=[.B829]-[.B828]" office:value-type="float" office:value="0.00000500000001579792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52775">
            <text:p>184.052775</text:p>
          </table:table-cell>
          <table:table-cell table:formula="of:=[.A830]-[.A$20]" office:value-type="float" office:value="0.170040999999998">
            <text:p>0.170041</text:p>
          </table:table-cell>
          <table:table-cell table:formula="of:=[.B830]-[.B829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54676">
            <text:p>184.054676</text:p>
          </table:table-cell>
          <table:table-cell table:formula="of:=[.A831]-[.A$20]" office:value-type="float" office:value="0.171942000000001">
            <text:p>0.171942</text:p>
          </table:table-cell>
          <table:table-cell table:formula="of:=[.B831]-[.B830]" office:value-type="float" office:value="0.00190100000000371">
            <text:p>0.00190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54678">
            <text:p>184.054678</text:p>
          </table:table-cell>
          <table:table-cell table:formula="of:=[.A832]-[.A$20]" office:value-type="float" office:value="0.171943999999996">
            <text:p>0.171944</text:p>
          </table:table-cell>
          <table:table-cell table:formula="of:=[.B832]-[.B83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5468">
            <text:p>184.054680</text:p>
          </table:table-cell>
          <table:table-cell table:formula="of:=[.A833]-[.A$20]" office:value-type="float" office:value="0.171945999999991">
            <text:p>0.171946</text:p>
          </table:table-cell>
          <table:table-cell table:formula="of:=[.B833]-[.B832]" office:value-type="float" office:value="0.00000199999999495049">
            <text:p>0.000002</text:p>
          </table:table-cell>
          <table:table-cell office:value-type="string">
            <text:p>d_s is renewed (r + D) to 184056.677975; c_s is fully topped up</text:p>
          </table:table-cell>
          <table:table-cell table:number-columns-repeated="2"/>
        </table:table-row>
        <table:table-row table:style-name="ro1">
          <table:table-cell office:value-type="float" office:value="184.054682">
            <text:p>184.054682</text:p>
          </table:table-cell>
          <table:table-cell table:formula="of:=[.A834]-[.A$20]" office:value-type="float" office:value="0.171948000000015">
            <text:p>0.171948</text:p>
          </table:table-cell>
          <table:table-cell table:formula="of:=[.B834]-[.B833]" office:value-type="float" office:value="0.0000020000000233721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4.054687">
            <text:p>184.054687</text:p>
          </table:table-cell>
          <table:table-cell table:formula="of:=[.A835]-[.A$20]" office:value-type="float" office:value="0.171953000000002">
            <text:p>0.171953</text:p>
          </table:table-cell>
          <table:table-cell table:formula="of:=[.B835]-[.B834]" office:value-type="float" office:value="0.00000499999998737621">
            <text:p>0.00000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4.054688">
            <text:p>184.054688</text:p>
          </table:table-cell>
          <table:table-cell table:formula="of:=[.A836]-[.A$20]" office:value-type="float" office:value="0.171954">
            <text:p>0.171954</text:p>
          </table:table-cell>
          <table:table-cell table:formula="of:=[.B836]-[.B835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54691">
            <text:p>184.054691</text:p>
          </table:table-cell>
          <table:table-cell table:formula="of:=[.A837]-[.A$20]" office:value-type="float" office:value="0.171956999999992">
            <text:p>0.171957</text:p>
          </table:table-cell>
          <table:table-cell table:formula="of:=[.B837]-[.B836]" office:value-type="float" office:value="0.00000299999999242573">
            <text:p>0.000003</text:p>
          </table:table-cell>
          <table:table-cell/>
          <table:table-cell office:value-type="string">
            <text:p>postpones its deadline to 184059.679061; c_s is topped up to 1.997275</text:p>
          </table:table-cell>
          <table:table-cell/>
        </table:table-row>
        <table:table-row table:style-name="ro1">
          <table:table-cell office:value-type="float" office:value="184.054693">
            <text:p>184.054693</text:p>
          </table:table-cell>
          <table:table-cell table:formula="of:=[.A838]-[.A$20]" office:value-type="float" office:value="0.171958999999987">
            <text:p>0.171959</text:p>
          </table:table-cell>
          <table:table-cell table:formula="of:=[.B838]-[.B837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4.054697">
            <text:p>184.054697</text:p>
          </table:table-cell>
          <table:table-cell table:formula="of:=[.A839]-[.A$20]" office:value-type="float" office:value="0.171963000000005">
            <text:p>0.171963</text:p>
          </table:table-cell>
          <table:table-cell table:formula="of:=[.B839]-[.B838]" office:value-type="float" office:value="0.00000400000001832268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54702">
            <text:p>184.054702</text:p>
          </table:table-cell>
          <table:table-cell table:formula="of:=[.A840]-[.A$20]" office:value-type="float" office:value="0.171967999999993">
            <text:p>0.171968</text:p>
          </table:table-cell>
          <table:table-cell table:formula="of:=[.B840]-[.B839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4.055611">
            <text:p>184.055611</text:p>
          </table:table-cell>
          <table:table-cell table:formula="of:=[.A841]-[.A$20]" office:value-type="float" office:value="0.172877">
            <text:p>0.172877</text:p>
          </table:table-cell>
          <table:table-cell table:formula="of:=[.B841]-[.B840]" office:value-type="float" office:value="0.000909000000007154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55613">
            <text:p>184.055613</text:p>
          </table:table-cell>
          <table:table-cell table:formula="of:=[.A842]-[.A$20]" office:value-type="float" office:value="0.172878999999995">
            <text:p>0.172879</text:p>
          </table:table-cell>
          <table:table-cell table:formula="of:=[.B842]-[.B841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55616">
            <text:p>184.055616</text:p>
          </table:table-cell>
          <table:table-cell table:formula="of:=[.A843]-[.A$20]" office:value-type="float" office:value="0.172881999999987">
            <text:p>0.172882</text:p>
          </table:table-cell>
          <table:table-cell table:formula="of:=[.B843]-[.B842]" office:value-type="float" office:value="0.00000299999999242573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4.057504">
            <text:p>184.057504</text:p>
          </table:table-cell>
          <table:table-cell table:formula="of:=[.A844]-[.A$20]" office:value-type="float" office:value="0.174769999999995">
            <text:p>0.174770</text:p>
          </table:table-cell>
          <table:table-cell table:formula="of:=[.B844]-[.B843]" office:value-type="float" office:value="0.00188800000000811">
            <text:p>0.00188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57506">
            <text:p>184.057506</text:p>
          </table:table-cell>
          <table:table-cell table:formula="of:=[.A845]-[.A$20]" office:value-type="float" office:value="0.17477199999999">
            <text:p>0.174772</text:p>
          </table:table-cell>
          <table:table-cell table:formula="of:=[.B845]-[.B844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5751">
            <text:p>184.057510</text:p>
          </table:table-cell>
          <table:table-cell table:formula="of:=[.A846]-[.A$20]" office:value-type="float" office:value="0.174776000000008">
            <text:p>0.174776</text:p>
          </table:table-cell>
          <table:table-cell table:formula="of:=[.B846]-[.B845]" office:value-type="float" office:value="0.00000400000001832268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57677">
            <text:p>184.057677</text:p>
          </table:table-cell>
          <table:table-cell table:formula="of:=[.A847]-[.A$20]" office:value-type="float" office:value="0.174943000000013">
            <text:p>0.174943</text:p>
          </table:table-cell>
          <table:table-cell table:formula="of:=[.B847]-[.B846]" office:value-type="float" office:value="0.000167000000004691">
            <text:p>0.00016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57678">
            <text:p>184.057678</text:p>
          </table:table-cell>
          <table:table-cell table:formula="of:=[.A848]-[.A$20]" office:value-type="float" office:value="0.174944000000011">
            <text:p>0.174944</text:p>
          </table:table-cell>
          <table:table-cell table:formula="of:=[.B848]-[.B847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57681">
            <text:p>184.057681</text:p>
          </table:table-cell>
          <table:table-cell table:formula="of:=[.A849]-[.A$20]" office:value-type="float" office:value="0.174947000000003">
            <text:p>0.174947</text:p>
          </table:table-cell>
          <table:table-cell table:formula="of:=[.B849]-[.B848]" office:value-type="float" office:value="0.00000299999999242573">
            <text:p>0.000003</text:p>
          </table:table-cell>
          <table:table-cell/>
          <table:table-cell office:value-type="string">
            <text:p>0.108845 / 2.000587 &lt;= 2.000000 / 5.000000</text:p>
          </table:table-cell>
          <table:table-cell/>
        </table:table-row>
        <table:table-row table:style-name="ro1">
          <table:table-cell office:value-type="float" office:value="184.057683">
            <text:p>184.057683</text:p>
          </table:table-cell>
          <table:table-cell table:formula="of:=[.A850]-[.A$20]" office:value-type="float" office:value="0.174948999999998">
            <text:p>0.174949</text:p>
          </table:table-cell>
          <table:table-cell table:formula="of:=[.B850]-[.B849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4.057685">
            <text:p>184.057685</text:p>
          </table:table-cell>
          <table:table-cell table:formula="of:=[.A851]-[.A$20]" office:value-type="float" office:value="0.174950999999993">
            <text:p>0.174951</text:p>
          </table:table-cell>
          <table:table-cell table:formula="of:=[.B851]-[.B850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4.05769">
            <text:p>184.057690</text:p>
          </table:table-cell>
          <table:table-cell table:formula="of:=[.A852]-[.A$20]" office:value-type="float" office:value="0.174956000000009">
            <text:p>0.174956</text:p>
          </table:table-cell>
          <table:table-cell table:formula="of:=[.B852]-[.B851]" office:value-type="float" office:value="0.00000500000001579792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57694">
            <text:p>184.057694</text:p>
          </table:table-cell>
          <table:table-cell table:formula="of:=[.A853]-[.A$20]" office:value-type="float" office:value="0.174959999999999">
            <text:p>0.174960</text:p>
          </table:table-cell>
          <table:table-cell table:formula="of:=[.B853]-[.B852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4.057803">
            <text:p>184.057803</text:p>
          </table:table-cell>
          <table:table-cell table:formula="of:=[.A854]-[.A$20]" office:value-type="float" office:value="0.175069000000008">
            <text:p>0.175069</text:p>
          </table:table-cell>
          <table:table-cell table:formula="of:=[.B854]-[.B853]" office:value-type="float" office:value="0.000109000000009019">
            <text:p>0.00010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4.057806">
            <text:p>184.057806</text:p>
          </table:table-cell>
          <table:table-cell table:formula="of:=[.A855]-[.A$20]" office:value-type="float" office:value="0.175072">
            <text:p>0.175072</text:p>
          </table:table-cell>
          <table:table-cell table:formula="of:=[.B855]-[.B854]" office:value-type="float" office:value="0.00000299999999242573">
            <text:p>0.000003</text:p>
          </table:table-cell>
          <table:table-cell/>
          <table:table-cell office:value-type="string">
            <text:p>uses up its c_s; 184057.802937-184057.691654=0.111283</text:p>
          </table:table-cell>
          <table:table-cell/>
        </table:table-row>
        <table:table-row table:style-name="ro1">
          <table:table-cell office:value-type="float" office:value="184.057811">
            <text:p>184.057811</text:p>
          </table:table-cell>
          <table:table-cell table:formula="of:=[.A856]-[.A$20]" office:value-type="float" office:value="0.175076999999988">
            <text:p>0.175077</text:p>
          </table:table-cell>
          <table:table-cell table:formula="of:=[.B856]-[.B855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57815">
            <text:p>184.057815</text:p>
          </table:table-cell>
          <table:table-cell table:formula="of:=[.A857]-[.A$20]" office:value-type="float" office:value="0.175081000000006">
            <text:p>0.175081</text:p>
          </table:table-cell>
          <table:table-cell table:formula="of:=[.B857]-[.B856]" office:value-type="float" office:value="0.00000400000001832268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58665">
            <text:p>184.058665</text:p>
          </table:table-cell>
          <table:table-cell table:formula="of:=[.A858]-[.A$20]" office:value-type="float" office:value="0.175930999999991">
            <text:p>0.175931</text:p>
          </table:table-cell>
          <table:table-cell table:formula="of:=[.B858]-[.B857]" office:value-type="float" office:value="0.000849999999985585">
            <text:p>0.00085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4.058667">
            <text:p>184.058667</text:p>
          </table:table-cell>
          <table:table-cell table:formula="of:=[.A859]-[.A$20]" office:value-type="float" office:value="0.175933000000015">
            <text:p>0.175933</text:p>
          </table:table-cell>
          <table:table-cell table:formula="of:=[.B859]-[.B858]" office:value-type="float" office:value="0.0000020000000233721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58694">
            <text:p>184.058694</text:p>
          </table:table-cell>
          <table:table-cell table:formula="of:=[.A860]-[.A$20]" office:value-type="float" office:value="0.175960000000003">
            <text:p>0.175960</text:p>
          </table:table-cell>
          <table:table-cell table:formula="of:=[.B860]-[.B859]" office:value-type="float" office:value="0.000026999999988675">
            <text:p>0.00002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58696">
            <text:p>184.058696</text:p>
          </table:table-cell>
          <table:table-cell table:formula="of:=[.A861]-[.A$20]" office:value-type="float" office:value="0.175961999999998">
            <text:p>0.175962</text:p>
          </table:table-cell>
          <table:table-cell table:formula="of:=[.B861]-[.B86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58698">
            <text:p>184.058698</text:p>
          </table:table-cell>
          <table:table-cell table:formula="of:=[.A862]-[.A$20]" office:value-type="float" office:value="0.175963999999993">
            <text:p>0.175964</text:p>
          </table:table-cell>
          <table:table-cell table:formula="of:=[.B862]-[.B861]" office:value-type="float" office:value="0.00000199999999495049">
            <text:p>0.000002</text:p>
          </table:table-cell>
          <table:table-cell office:value-type="string">
            <text:p>d_s is renewed (r + D) to 184060.696110; c_s is fully topped up</text:p>
          </table:table-cell>
          <table:table-cell table:number-columns-repeated="2"/>
        </table:table-row>
        <table:table-row table:style-name="ro1">
          <table:table-cell office:value-type="float" office:value="184.058711">
            <text:p>184.058711</text:p>
          </table:table-cell>
          <table:table-cell table:formula="of:=[.A863]-[.A$20]" office:value-type="float" office:value="0.175976999999989">
            <text:p>0.175977</text:p>
          </table:table-cell>
          <table:table-cell table:formula="of:=[.B863]-[.B862]" office:value-type="float" office:value="0.0000129999999955999">
            <text:p>0.000013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84.059618">
            <text:p>184.059618</text:p>
          </table:table-cell>
          <table:table-cell table:formula="of:=[.A864]-[.A$20]" office:value-type="float" office:value="0.176884000000001">
            <text:p>0.176884</text:p>
          </table:table-cell>
          <table:table-cell table:formula="of:=[.B864]-[.B863]" office:value-type="float" office:value="0.000907000000012204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59619">
            <text:p>184.059619</text:p>
          </table:table-cell>
          <table:table-cell table:formula="of:=[.A865]-[.A$20]" office:value-type="float" office:value="0.176884999999999">
            <text:p>0.176885</text:p>
          </table:table-cell>
          <table:table-cell table:formula="of:=[.B865]-[.B864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59758">
            <text:p>184.059758</text:p>
          </table:table-cell>
          <table:table-cell table:formula="of:=[.A866]-[.A$20]" office:value-type="float" office:value="0.177023999999989">
            <text:p>0.177024</text:p>
          </table:table-cell>
          <table:table-cell table:formula="of:=[.B866]-[.B865]" office:value-type="float" office:value="0.000138999999990119">
            <text:p>0.00013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4.05976">
            <text:p>184.059760</text:p>
          </table:table-cell>
          <table:table-cell table:formula="of:=[.A867]-[.A$20]" office:value-type="float" office:value="0.177026000000012">
            <text:p>0.177026</text:p>
          </table:table-cell>
          <table:table-cell table:formula="of:=[.B867]-[.B866]" office:value-type="float" office:value="0.0000020000000233721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59762">
            <text:p>184.059762</text:p>
          </table:table-cell>
          <table:table-cell table:formula="of:=[.A868]-[.A$20]" office:value-type="float" office:value="0.177028000000007">
            <text:p>0.177028</text:p>
          </table:table-cell>
          <table:table-cell table:formula="of:=[.B868]-[.B867]" office:value-type="float" office:value="0.00000199999999495049">
            <text:p>0.000002</text:p>
          </table:table-cell>
          <table:table-cell/>
          <table:table-cell office:value-type="string">
            <text:p>postpones its deadline to 184064.679061; c_s is topped up to 1.997562</text:p>
          </table:table-cell>
          <table:table-cell/>
        </table:table-row>
        <table:table-row table:style-name="ro1">
          <table:table-cell office:value-type="float" office:value="184.059765">
            <text:p>184.059765</text:p>
          </table:table-cell>
          <table:table-cell table:formula="of:=[.A869]-[.A$20]" office:value-type="float" office:value="0.177031">
            <text:p>0.177031</text:p>
          </table:table-cell>
          <table:table-cell table:formula="of:=[.B869]-[.B868]" office:value-type="float" office:value="0.00000299999999242573">
            <text:p>0.000003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184.059771">
            <text:p>184.059771</text:p>
          </table:table-cell>
          <table:table-cell table:formula="of:=[.A870]-[.A$20]" office:value-type="float" office:value="0.177037000000013">
            <text:p>0.177037</text:p>
          </table:table-cell>
          <table:table-cell table:formula="of:=[.B870]-[.B869]" office:value-type="float" office:value="0.00000600000001327317">
            <text:p>0.000006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4.061588">
            <text:p>184.061588</text:p>
          </table:table-cell>
          <table:table-cell table:formula="of:=[.A871]-[.A$20]" office:value-type="float" office:value="0.178854000000001">
            <text:p>0.178854</text:p>
          </table:table-cell>
          <table:table-cell table:formula="of:=[.B871]-[.B870]" office:value-type="float" office:value="0.00181699999998841">
            <text:p>0.00181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61591">
            <text:p>184.061591</text:p>
          </table:table-cell>
          <table:table-cell table:formula="of:=[.A872]-[.A$20]" office:value-type="float" office:value="0.178856999999994">
            <text:p>0.178857</text:p>
          </table:table-cell>
          <table:table-cell table:formula="of:=[.B872]-[.B871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62731">
            <text:p>184.062731</text:p>
          </table:table-cell>
          <table:table-cell table:formula="of:=[.A873]-[.A$20]" office:value-type="float" office:value="0.179997000000014">
            <text:p>0.179997</text:p>
          </table:table-cell>
          <table:table-cell table:formula="of:=[.B873]-[.B872]" office:value-type="float" office:value="0.00114000000002079">
            <text:p>0.00114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4.062733">
            <text:p>184.062733</text:p>
          </table:table-cell>
          <table:table-cell table:formula="of:=[.A874]-[.A$20]" office:value-type="float" office:value="0.179999000000009">
            <text:p>0.179999</text:p>
          </table:table-cell>
          <table:table-cell table:formula="of:=[.B874]-[.B873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4.062735">
            <text:p>184.062735</text:p>
          </table:table-cell>
          <table:table-cell table:formula="of:=[.A875]-[.A$20]" office:value-type="float" office:value="0.180001000000004">
            <text:p>0.180001</text:p>
          </table:table-cell>
          <table:table-cell table:formula="of:=[.B875]-[.B874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84069.732959; c_s is fully topped up</text:p>
          </table:table-cell>
        </table:table-row>
        <table:table-row table:style-name="ro1">
          <table:table-cell office:value-type="float" office:value="184.062738">
            <text:p>184.062738</text:p>
          </table:table-cell>
          <table:table-cell table:formula="of:=[.A876]-[.A$20]" office:value-type="float" office:value="0.180003999999997">
            <text:p>0.180004</text:p>
          </table:table-cell>
          <table:table-cell table:formula="of:=[.B876]-[.B875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6274">
            <text:p>184.062740</text:p>
          </table:table-cell>
          <table:table-cell table:formula="of:=[.A877]-[.A$20]" office:value-type="float" office:value="0.180005999999992">
            <text:p>0.180006</text:p>
          </table:table-cell>
          <table:table-cell table:formula="of:=[.B877]-[.B87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62742">
            <text:p>184.062742</text:p>
          </table:table-cell>
          <table:table-cell table:formula="of:=[.A878]-[.A$20]" office:value-type="float" office:value="0.180007999999987">
            <text:p>0.180008</text:p>
          </table:table-cell>
          <table:table-cell table:formula="of:=[.B878]-[.B877]" office:value-type="float" office:value="0.00000199999999495049">
            <text:p>0.000002</text:p>
          </table:table-cell>
          <table:table-cell office:value-type="string">
            <text:p>d_s is renewed (r + D) to 184064.739871; c_s is fully topped up</text:p>
          </table:table-cell>
          <table:table-cell table:number-columns-repeated="2"/>
        </table:table-row>
        <table:table-row table:style-name="ro1">
          <table:table-cell office:value-type="float" office:value="184.062744">
            <text:p>184.062744</text:p>
          </table:table-cell>
          <table:table-cell table:formula="of:=[.A879]-[.A$20]" office:value-type="float" office:value="0.18001000000001">
            <text:p>0.180010</text:p>
          </table:table-cell>
          <table:table-cell table:formula="of:=[.B879]-[.B878]" office:value-type="float" office:value="0.00000200000002337219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62746">
            <text:p>184.062746</text:p>
          </table:table-cell>
          <table:table-cell table:formula="of:=[.A880]-[.A$20]" office:value-type="float" office:value="0.180012000000005">
            <text:p>0.180012</text:p>
          </table:table-cell>
          <table:table-cell table:formula="of:=[.B880]-[.B87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62749">
            <text:p>184.062749</text:p>
          </table:table-cell>
          <table:table-cell table:formula="of:=[.A881]-[.A$20]" office:value-type="float" office:value="0.180014999999997">
            <text:p>0.180015</text:p>
          </table:table-cell>
          <table:table-cell table:formula="of:=[.B881]-[.B880]" office:value-type="float" office:value="0.00000299999999242573">
            <text:p>0.000003</text:p>
          </table:table-cell>
          <table:table-cell/>
          <table:table-cell office:value-type="string">
            <text:p>0.179070 / 1.932969 &lt;= 2.000000 / 5.000000</text:p>
          </table:table-cell>
          <table:table-cell/>
        </table:table-row>
        <table:table-row table:style-name="ro1">
          <table:table-cell office:value-type="float" office:value="184.062751">
            <text:p>184.062751</text:p>
          </table:table-cell>
          <table:table-cell table:formula="of:=[.A882]-[.A$20]" office:value-type="float" office:value="0.180016999999992">
            <text:p>0.180017</text:p>
          </table:table-cell>
          <table:table-cell table:formula="of:=[.B882]-[.B881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4.062763">
            <text:p>184.062763</text:p>
          </table:table-cell>
          <table:table-cell table:formula="of:=[.A883]-[.A$20]" office:value-type="float" office:value="0.18002899999999">
            <text:p>0.180029</text:p>
          </table:table-cell>
          <table:table-cell table:formula="of:=[.B883]-[.B882]" office:value-type="float" office:value="0.0000119999999981246">
            <text:p>0.000012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4.062942">
            <text:p>184.062942</text:p>
          </table:table-cell>
          <table:table-cell table:formula="of:=[.A884]-[.A$20]" office:value-type="float" office:value="0.180207999999993">
            <text:p>0.180208</text:p>
          </table:table-cell>
          <table:table-cell table:formula="of:=[.B884]-[.B883]" office:value-type="float" office:value="0.000179000000002816">
            <text:p>0.00017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4.062944">
            <text:p>184.062944</text:p>
          </table:table-cell>
          <table:table-cell table:formula="of:=[.A885]-[.A$20]" office:value-type="float" office:value="0.180209999999988">
            <text:p>0.180210</text:p>
          </table:table-cell>
          <table:table-cell table:formula="of:=[.B885]-[.B884]" office:value-type="float" office:value="0.00000199999999495049">
            <text:p>0.000002</text:p>
          </table:table-cell>
          <table:table-cell/>
          <table:table-cell office:value-type="string">
            <text:p>uses up its c_s; 184062.941353-184062.759933=0.181420</text:p>
          </table:table-cell>
          <table:table-cell/>
        </table:table-row>
        <table:table-row table:style-name="ro1">
          <table:table-cell office:value-type="float" office:value="184.062949">
            <text:p>184.062949</text:p>
          </table:table-cell>
          <table:table-cell table:formula="of:=[.A886]-[.A$20]" office:value-type="float" office:value="0.180215000000004">
            <text:p>0.180215</text:p>
          </table:table-cell>
          <table:table-cell table:formula="of:=[.B886]-[.B885]" office:value-type="float" office:value="0.00000500000001579792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62953">
            <text:p>184.062953</text:p>
          </table:table-cell>
          <table:table-cell table:formula="of:=[.A887]-[.A$20]" office:value-type="float" office:value="0.180218999999994">
            <text:p>0.180219</text:p>
          </table:table-cell>
          <table:table-cell table:formula="of:=[.B887]-[.B886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4.063862">
            <text:p>184.063862</text:p>
          </table:table-cell>
          <table:table-cell table:formula="of:=[.A888]-[.A$20]" office:value-type="float" office:value="0.181128000000001">
            <text:p>0.181128</text:p>
          </table:table-cell>
          <table:table-cell table:formula="of:=[.B888]-[.B887]" office:value-type="float" office:value="0.000909000000007154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63864">
            <text:p>184.063864</text:p>
          </table:table-cell>
          <table:table-cell table:formula="of:=[.A889]-[.A$20]" office:value-type="float" office:value="0.181129999999996">
            <text:p>0.181130</text:p>
          </table:table-cell>
          <table:table-cell table:formula="of:=[.B889]-[.B888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63867">
            <text:p>184.063867</text:p>
          </table:table-cell>
          <table:table-cell table:formula="of:=[.A890]-[.A$20]" office:value-type="float" office:value="0.181132999999988">
            <text:p>0.181133</text:p>
          </table:table-cell>
          <table:table-cell table:formula="of:=[.B890]-[.B889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4.064686">
            <text:p>184.064686</text:p>
          </table:table-cell>
          <table:table-cell table:formula="of:=[.A891]-[.A$20]" office:value-type="float" office:value="0.181951999999995">
            <text:p>0.181952</text:p>
          </table:table-cell>
          <table:table-cell table:formula="of:=[.B891]-[.B890]" office:value-type="float" office:value="0.000819000000007009">
            <text:p>0.00081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4.064687">
            <text:p>184.064687</text:p>
          </table:table-cell>
          <table:table-cell table:formula="of:=[.A892]-[.A$20]" office:value-type="float" office:value="0.181952999999993">
            <text:p>0.181953</text:p>
          </table:table-cell>
          <table:table-cell table:formula="of:=[.B892]-[.B891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6469">
            <text:p>184.064690</text:p>
          </table:table-cell>
          <table:table-cell table:formula="of:=[.A893]-[.A$20]" office:value-type="float" office:value="0.181956000000014">
            <text:p>0.181956</text:p>
          </table:table-cell>
          <table:table-cell table:formula="of:=[.B893]-[.B892]" office:value-type="float" office:value="0.00000300000002084744">
            <text:p>0.000003</text:p>
          </table:table-cell>
          <table:table-cell/>
          <table:table-cell office:value-type="string">
            <text:p>postpones its deadline to 184069.679061; c_s is topped up to 1.997650</text:p>
          </table:table-cell>
          <table:table-cell/>
        </table:table-row>
        <table:table-row table:style-name="ro1">
          <table:table-cell office:value-type="float" office:value="184.064692">
            <text:p>184.064692</text:p>
          </table:table-cell>
          <table:table-cell table:formula="of:=[.A894]-[.A$20]" office:value-type="float" office:value="0.181958000000009">
            <text:p>0.181958</text:p>
          </table:table-cell>
          <table:table-cell table:formula="of:=[.B894]-[.B893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4.064696">
            <text:p>184.064696</text:p>
          </table:table-cell>
          <table:table-cell table:formula="of:=[.A895]-[.A$20]" office:value-type="float" office:value="0.181961999999999">
            <text:p>0.181962</text:p>
          </table:table-cell>
          <table:table-cell table:formula="of:=[.B895]-[.B894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64699">
            <text:p>184.064699</text:p>
          </table:table-cell>
          <table:table-cell table:formula="of:=[.A896]-[.A$20]" office:value-type="float" office:value="0.181964999999991">
            <text:p>0.181965</text:p>
          </table:table-cell>
          <table:table-cell table:formula="of:=[.B896]-[.B895]" office:value-type="float" office:value="0.00000299999999242573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4.066434">
            <text:p>184.066434</text:p>
          </table:table-cell>
          <table:table-cell table:formula="of:=[.A897]-[.A$20]" office:value-type="float" office:value="0.183699999999988">
            <text:p>0.183700</text:p>
          </table:table-cell>
          <table:table-cell table:formula="of:=[.B897]-[.B896]" office:value-type="float" office:value="0.00173499999999649">
            <text:p>0.00173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66435">
            <text:p>184.066435</text:p>
          </table:table-cell>
          <table:table-cell table:formula="of:=[.A898]-[.A$20]" office:value-type="float" office:value="0.183701000000013">
            <text:p>0.183701</text:p>
          </table:table-cell>
          <table:table-cell table:formula="of:=[.B898]-[.B897]" office:value-type="float" office:value="0.0000010000000258969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66439">
            <text:p>184.066439</text:p>
          </table:table-cell>
          <table:table-cell table:formula="of:=[.A899]-[.A$20]" office:value-type="float" office:value="0.183705000000003">
            <text:p>0.183705</text:p>
          </table:table-cell>
          <table:table-cell table:formula="of:=[.B899]-[.B898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66675">
            <text:p>184.066675</text:p>
          </table:table-cell>
          <table:table-cell table:formula="of:=[.A900]-[.A$20]" office:value-type="float" office:value="0.183941000000004">
            <text:p>0.183941</text:p>
          </table:table-cell>
          <table:table-cell table:formula="of:=[.B900]-[.B899]" office:value-type="float" office:value="0.000236000000001013">
            <text:p>0.00023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66676">
            <text:p>184.066676</text:p>
          </table:table-cell>
          <table:table-cell table:formula="of:=[.A901]-[.A$20]" office:value-type="float" office:value="0.183942000000002">
            <text:p>0.183942</text:p>
          </table:table-cell>
          <table:table-cell table:formula="of:=[.B901]-[.B900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66679">
            <text:p>184.066679</text:p>
          </table:table-cell>
          <table:table-cell table:formula="of:=[.A902]-[.A$20]" office:value-type="float" office:value="0.183944999999994">
            <text:p>0.183945</text:p>
          </table:table-cell>
          <table:table-cell table:formula="of:=[.B902]-[.B901]" office:value-type="float" office:value="0.00000299999999242573">
            <text:p>0.000003</text:p>
          </table:table-cell>
          <table:table-cell office:value-type="string">
            <text:p>d_s is renewed (r + D) to 184068.676496; c_s is fully topped up</text:p>
          </table:table-cell>
          <table:table-cell table:number-columns-repeated="2"/>
        </table:table-row>
        <table:table-row table:style-name="ro1">
          <table:table-cell office:value-type="float" office:value="184.066681">
            <text:p>184.066681</text:p>
          </table:table-cell>
          <table:table-cell table:formula="of:=[.A903]-[.A$20]" office:value-type="float" office:value="0.183946999999989">
            <text:p>0.183947</text:p>
          </table:table-cell>
          <table:table-cell table:formula="of:=[.B903]-[.B902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4.066684">
            <text:p>184.066684</text:p>
          </table:table-cell>
          <table:table-cell table:formula="of:=[.A904]-[.A$20]" office:value-type="float" office:value="0.18395000000001">
            <text:p>0.183950</text:p>
          </table:table-cell>
          <table:table-cell table:formula="of:=[.B904]-[.B903]" office:value-type="float" office:value="0.00000300000002084744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66687">
            <text:p>184.066687</text:p>
          </table:table-cell>
          <table:table-cell table:formula="of:=[.A905]-[.A$20]" office:value-type="float" office:value="0.183953000000002">
            <text:p>0.183953</text:p>
          </table:table-cell>
          <table:table-cell table:formula="of:=[.B905]-[.B904]" office:value-type="float" office:value="0.00000299999999242573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4.067597">
            <text:p>184.067597</text:p>
          </table:table-cell>
          <table:table-cell table:formula="of:=[.A906]-[.A$20]" office:value-type="float" office:value="0.184863000000007">
            <text:p>0.184863</text:p>
          </table:table-cell>
          <table:table-cell table:formula="of:=[.B906]-[.B905]" office:value-type="float" office:value="0.000910000000004629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67598">
            <text:p>184.067598</text:p>
          </table:table-cell>
          <table:table-cell table:formula="of:=[.A907]-[.A$20]" office:value-type="float" office:value="0.184864000000005">
            <text:p>0.184864</text:p>
          </table:table-cell>
          <table:table-cell table:formula="of:=[.B907]-[.B906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67602">
            <text:p>184.067602</text:p>
          </table:table-cell>
          <table:table-cell table:formula="of:=[.A908]-[.A$20]" office:value-type="float" office:value="0.184867999999994">
            <text:p>0.184868</text:p>
          </table:table-cell>
          <table:table-cell table:formula="of:=[.B908]-[.B907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4.067674">
            <text:p>184.067674</text:p>
          </table:table-cell>
          <table:table-cell table:formula="of:=[.A909]-[.A$20]" office:value-type="float" office:value="0.184940000000012">
            <text:p>0.184940</text:p>
          </table:table-cell>
          <table:table-cell table:formula="of:=[.B909]-[.B908]" office:value-type="float" office:value="0.0000720000000171694">
            <text:p>0.00007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67675">
            <text:p>184.067675</text:p>
          </table:table-cell>
          <table:table-cell table:formula="of:=[.A910]-[.A$20]" office:value-type="float" office:value="0.184941000000009">
            <text:p>0.184941</text:p>
          </table:table-cell>
          <table:table-cell table:formula="of:=[.B910]-[.B909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67678">
            <text:p>184.067678</text:p>
          </table:table-cell>
          <table:table-cell table:formula="of:=[.A911]-[.A$20]" office:value-type="float" office:value="0.184944000000002">
            <text:p>0.184944</text:p>
          </table:table-cell>
          <table:table-cell table:formula="of:=[.B911]-[.B910]" office:value-type="float" office:value="0.00000299999999242573">
            <text:p>0.000003</text:p>
          </table:table-cell>
          <table:table-cell/>
          <table:table-cell office:value-type="string">
            <text:p>0.261338 / 2.003568 &lt;= 2.000000 / 5.000000</text:p>
          </table:table-cell>
          <table:table-cell/>
        </table:table-row>
        <table:table-row table:style-name="ro1">
          <table:table-cell office:value-type="float" office:value="184.06768">
            <text:p>184.067680</text:p>
          </table:table-cell>
          <table:table-cell table:formula="of:=[.A912]-[.A$20]" office:value-type="float" office:value="0.184945999999997">
            <text:p>0.184946</text:p>
          </table:table-cell>
          <table:table-cell table:formula="of:=[.B912]-[.B911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4.067682">
            <text:p>184.067682</text:p>
          </table:table-cell>
          <table:table-cell table:formula="of:=[.A913]-[.A$20]" office:value-type="float" office:value="0.184947999999991">
            <text:p>0.184948</text:p>
          </table:table-cell>
          <table:table-cell table:formula="of:=[.B913]-[.B912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4.067686">
            <text:p>184.067686</text:p>
          </table:table-cell>
          <table:table-cell table:formula="of:=[.A914]-[.A$20]" office:value-type="float" office:value="0.18495200000001">
            <text:p>0.184952</text:p>
          </table:table-cell>
          <table:table-cell table:formula="of:=[.B914]-[.B913]" office:value-type="float" office:value="0.00000400000001832268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6769">
            <text:p>184.067690</text:p>
          </table:table-cell>
          <table:table-cell table:formula="of:=[.A915]-[.A$20]" office:value-type="float" office:value="0.184956">
            <text:p>0.184956</text:p>
          </table:table-cell>
          <table:table-cell table:formula="of:=[.B915]-[.B914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4.067951">
            <text:p>184.067951</text:p>
          </table:table-cell>
          <table:table-cell table:formula="of:=[.A916]-[.A$20]" office:value-type="float" office:value="0.185216999999994">
            <text:p>0.185217</text:p>
          </table:table-cell>
          <table:table-cell table:formula="of:=[.B916]-[.B915]" office:value-type="float" office:value="0.000260999999994738">
            <text:p>0.00026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4.067954">
            <text:p>184.067954</text:p>
          </table:table-cell>
          <table:table-cell table:formula="of:=[.A917]-[.A$20]" office:value-type="float" office:value="0.185219999999987">
            <text:p>0.185220</text:p>
          </table:table-cell>
          <table:table-cell table:formula="of:=[.B917]-[.B916]" office:value-type="float" office:value="0.00000299999999242573">
            <text:p>0.000003</text:p>
          </table:table-cell>
          <table:table-cell/>
          <table:table-cell office:value-type="string">
            <text:p>uses up its c_s; 184067.950967-184067.687424=0.263543</text:p>
          </table:table-cell>
          <table:table-cell/>
        </table:table-row>
        <table:table-row table:style-name="ro1">
          <table:table-cell office:value-type="float" office:value="184.067959">
            <text:p>184.067959</text:p>
          </table:table-cell>
          <table:table-cell table:formula="of:=[.A918]-[.A$20]" office:value-type="float" office:value="0.185225000000003">
            <text:p>0.185225</text:p>
          </table:table-cell>
          <table:table-cell table:formula="of:=[.B918]-[.B917]" office:value-type="float" office:value="0.00000500000001579792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67962">
            <text:p>184.067962</text:p>
          </table:table-cell>
          <table:table-cell table:formula="of:=[.A919]-[.A$20]" office:value-type="float" office:value="0.185227999999995">
            <text:p>0.185228</text:p>
          </table:table-cell>
          <table:table-cell table:formula="of:=[.B919]-[.B918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69691">
            <text:p>184.069691</text:p>
          </table:table-cell>
          <table:table-cell table:formula="of:=[.A920]-[.A$20]" office:value-type="float" office:value="0.186957000000007">
            <text:p>0.186957</text:p>
          </table:table-cell>
          <table:table-cell table:formula="of:=[.B920]-[.B919]" office:value-type="float" office:value="0.00172900000001164">
            <text:p>0.00172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4.069693">
            <text:p>184.069693</text:p>
          </table:table-cell>
          <table:table-cell table:formula="of:=[.A921]-[.A$20]" office:value-type="float" office:value="0.186959000000002">
            <text:p>0.186959</text:p>
          </table:table-cell>
          <table:table-cell table:formula="of:=[.B921]-[.B92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69696">
            <text:p>184.069696</text:p>
          </table:table-cell>
          <table:table-cell table:formula="of:=[.A922]-[.A$20]" office:value-type="float" office:value="0.186961999999994">
            <text:p>0.186962</text:p>
          </table:table-cell>
          <table:table-cell table:formula="of:=[.B922]-[.B921]" office:value-type="float" office:value="0.00000299999999242573">
            <text:p>0.000003</text:p>
          </table:table-cell>
          <table:table-cell/>
          <table:table-cell office:value-type="string">
            <text:p>postpones its deadline to 184074.679061; c_s is topped up to 1.997795</text:p>
          </table:table-cell>
          <table:table-cell/>
        </table:table-row>
        <table:table-row table:style-name="ro1">
          <table:table-cell office:value-type="float" office:value="184.069799">
            <text:p>184.069799</text:p>
          </table:table-cell>
          <table:table-cell table:formula="of:=[.A923]-[.A$20]" office:value-type="float" office:value="0.18706499999999">
            <text:p>0.187065</text:p>
          </table:table-cell>
          <table:table-cell table:formula="of:=[.B923]-[.B922]" office:value-type="float" office:value="0.000102999999995745">
            <text:p>0.00010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4.069801">
            <text:p>184.069801</text:p>
          </table:table-cell>
          <table:table-cell table:formula="of:=[.A924]-[.A$20]" office:value-type="float" office:value="0.187067000000013">
            <text:p>0.187067</text:p>
          </table:table-cell>
          <table:table-cell table:formula="of:=[.B924]-[.B923]" office:value-type="float" office:value="0.00000200000002337219">
            <text:p>0.000002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184.069804">
            <text:p>184.069804</text:p>
          </table:table-cell>
          <table:table-cell table:formula="of:=[.A925]-[.A$20]" office:value-type="float" office:value="0.187070000000006">
            <text:p>0.187070</text:p>
          </table:table-cell>
          <table:table-cell table:formula="of:=[.B925]-[.B924]" office:value-type="float" office:value="0.00000299999999242573">
            <text:p>0.000003</text:p>
          </table:table-cell>
          <table:table-cell table:number-columns-repeated="2"/>
          <table:table-cell office:value-type="string">
            <text:p>uses up its c_s; 184069.799113-184068.008415=1.790698</text:p>
          </table:table-cell>
        </table:table-row>
        <table:table-row table:style-name="ro1">
          <table:table-cell office:value-type="float" office:value="184.069807">
            <text:p>184.069807</text:p>
          </table:table-cell>
          <table:table-cell table:formula="of:=[.A926]-[.A$20]" office:value-type="float" office:value="0.187072999999998">
            <text:p>0.187073</text:p>
          </table:table-cell>
          <table:table-cell table:formula="of:=[.B926]-[.B925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4.06981">
            <text:p>184.069810</text:p>
          </table:table-cell>
          <table:table-cell table:formula="of:=[.A927]-[.A$20]" office:value-type="float" office:value="0.18707599999999">
            <text:p>0.187076</text:p>
          </table:table-cell>
          <table:table-cell table:formula="of:=[.B927]-[.B926]" office:value-type="float" office:value="0.00000299999999242573">
            <text:p>0.000003</text:p>
          </table:table-cell>
          <table:table-cell table:number-columns-repeated="2"/>
          <table:table-cell office:value-type="string">
            <text:p>postpones its deadline to 184076.732959; c_s is topped up to 2.932762</text:p>
          </table:table-cell>
        </table:table-row>
        <table:table-row table:style-name="ro1">
          <table:table-cell office:value-type="float" office:value="184.069812">
            <text:p>184.069812</text:p>
          </table:table-cell>
          <table:table-cell table:formula="of:=[.A928]-[.A$20]" office:value-type="float" office:value="0.187078000000014">
            <text:p>0.187078</text:p>
          </table:table-cell>
          <table:table-cell table:formula="of:=[.B928]-[.B927]" office:value-type="float" office:value="0.0000020000000233721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69816">
            <text:p>184.069816</text:p>
          </table:table-cell>
          <table:table-cell table:formula="of:=[.A929]-[.A$20]" office:value-type="float" office:value="0.187082000000004">
            <text:p>0.187082</text:p>
          </table:table-cell>
          <table:table-cell table:formula="of:=[.B929]-[.B928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4.070675">
            <text:p>184.070675</text:p>
          </table:table-cell>
          <table:table-cell table:formula="of:=[.A930]-[.A$20]" office:value-type="float" office:value="0.187940999999995">
            <text:p>0.187941</text:p>
          </table:table-cell>
          <table:table-cell table:formula="of:=[.B930]-[.B929]" office:value-type="float" office:value="0.000858999999991283">
            <text:p>0.00085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70677">
            <text:p>184.070677</text:p>
          </table:table-cell>
          <table:table-cell table:formula="of:=[.A931]-[.A$20]" office:value-type="float" office:value="0.18794299999999">
            <text:p>0.187943</text:p>
          </table:table-cell>
          <table:table-cell table:formula="of:=[.B931]-[.B93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70679">
            <text:p>184.070679</text:p>
          </table:table-cell>
          <table:table-cell table:formula="of:=[.A932]-[.A$20]" office:value-type="float" office:value="0.187945000000013">
            <text:p>0.187945</text:p>
          </table:table-cell>
          <table:table-cell table:formula="of:=[.B932]-[.B931]" office:value-type="float" office:value="0.00000200000002337219">
            <text:p>0.000002</text:p>
          </table:table-cell>
          <table:table-cell office:value-type="string">
            <text:p>d_s is renewed (r + D) to 184072.677027; c_s is fully topped up</text:p>
          </table:table-cell>
          <table:table-cell table:number-columns-repeated="2"/>
        </table:table-row>
        <table:table-row table:style-name="ro1">
          <table:table-cell office:value-type="float" office:value="184.070682">
            <text:p>184.070682</text:p>
          </table:table-cell>
          <table:table-cell table:formula="of:=[.A933]-[.A$20]" office:value-type="float" office:value="0.187948000000006">
            <text:p>0.187948</text:p>
          </table:table-cell>
          <table:table-cell table:formula="of:=[.B933]-[.B932]" office:value-type="float" office:value="0.00000299999999242573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4.070686">
            <text:p>184.070686</text:p>
          </table:table-cell>
          <table:table-cell table:formula="of:=[.A934]-[.A$20]" office:value-type="float" office:value="0.187951999999996">
            <text:p>0.187952</text:p>
          </table:table-cell>
          <table:table-cell table:formula="of:=[.B934]-[.B933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70692">
            <text:p>184.070692</text:p>
          </table:table-cell>
          <table:table-cell table:formula="of:=[.A935]-[.A$20]" office:value-type="float" office:value="0.187958000000009">
            <text:p>0.187958</text:p>
          </table:table-cell>
          <table:table-cell table:formula="of:=[.B935]-[.B934]" office:value-type="float" office:value="0.00000600000001327317">
            <text:p>0.000006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4.071601">
            <text:p>184.071601</text:p>
          </table:table-cell>
          <table:table-cell table:formula="of:=[.A936]-[.A$20]" office:value-type="float" office:value="0.188866999999988">
            <text:p>0.188867</text:p>
          </table:table-cell>
          <table:table-cell table:formula="of:=[.B936]-[.B935]" office:value-type="float" office:value="0.000908999999978732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71602">
            <text:p>184.071602</text:p>
          </table:table-cell>
          <table:table-cell table:formula="of:=[.A937]-[.A$20]" office:value-type="float" office:value="0.188868000000014">
            <text:p>0.188868</text:p>
          </table:table-cell>
          <table:table-cell table:formula="of:=[.B937]-[.B936]" office:value-type="float" office:value="0.0000010000000258969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71606">
            <text:p>184.071606</text:p>
          </table:table-cell>
          <table:table-cell table:formula="of:=[.A938]-[.A$20]" office:value-type="float" office:value="0.188872000000003">
            <text:p>0.188872</text:p>
          </table:table-cell>
          <table:table-cell table:formula="of:=[.B938]-[.B937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4.07242">
            <text:p>184.072420</text:p>
          </table:table-cell>
          <table:table-cell table:formula="of:=[.A939]-[.A$20]" office:value-type="float" office:value="0.189685999999995">
            <text:p>0.189686</text:p>
          </table:table-cell>
          <table:table-cell table:formula="of:=[.B939]-[.B938]" office:value-type="float" office:value="0.000813999999991211">
            <text:p>0.00081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72423">
            <text:p>184.072423</text:p>
          </table:table-cell>
          <table:table-cell table:formula="of:=[.A940]-[.A$20]" office:value-type="float" office:value="0.189688999999987">
            <text:p>0.189689</text:p>
          </table:table-cell>
          <table:table-cell table:formula="of:=[.B940]-[.B939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72699">
            <text:p>184.072699</text:p>
          </table:table-cell>
          <table:table-cell table:formula="of:=[.A941]-[.A$20]" office:value-type="float" office:value="0.189965000000001">
            <text:p>0.189965</text:p>
          </table:table-cell>
          <table:table-cell table:formula="of:=[.B941]-[.B940]" office:value-type="float" office:value="0.00027600000001371">
            <text:p>0.00027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4.072701">
            <text:p>184.072701</text:p>
          </table:table-cell>
          <table:table-cell table:formula="of:=[.A942]-[.A$20]" office:value-type="float" office:value="0.189966999999996">
            <text:p>0.189967</text:p>
          </table:table-cell>
          <table:table-cell table:formula="of:=[.B942]-[.B94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4.072704">
            <text:p>184.072704</text:p>
          </table:table-cell>
          <table:table-cell table:formula="of:=[.A943]-[.A$20]" office:value-type="float" office:value="0.189969999999988">
            <text:p>0.189970</text:p>
          </table:table-cell>
          <table:table-cell table:formula="of:=[.B943]-[.B942]" office:value-type="float" office:value="0.00000299999999242573">
            <text:p>0.000003</text:p>
          </table:table-cell>
          <table:table-cell table:number-columns-repeated="2"/>
          <table:table-cell office:value-type="string">
            <text:p>2.932762 / 4.032097 &gt; 3.000000 / 7.000000</text:p>
          </table:table-cell>
        </table:table-row>
        <table:table-row table:style-name="ro1">
          <table:table-cell office:value-type="float" office:value="184.072707">
            <text:p>184.072707</text:p>
          </table:table-cell>
          <table:table-cell table:formula="of:=[.A944]-[.A$20]" office:value-type="float" office:value="0.189973000000009">
            <text:p>0.189973</text:p>
          </table:table-cell>
          <table:table-cell table:formula="of:=[.B944]-[.B943]" office:value-type="float" office:value="0.00000300000002084744">
            <text:p>0.000003</text:p>
          </table:table-cell>
          <table:table-cell table:number-columns-repeated="2"/>
          <table:table-cell office:value-type="string">
            <text:p>d_s is renewed (r + D) to 184079.700862; c_s is fully topped up</text:p>
          </table:table-cell>
        </table:table-row>
        <table:table-row table:style-name="ro1">
          <table:table-cell office:value-type="float" office:value="184.072709">
            <text:p>184.072709</text:p>
          </table:table-cell>
          <table:table-cell table:formula="of:=[.A945]-[.A$20]" office:value-type="float" office:value="0.189975000000004">
            <text:p>0.189975</text:p>
          </table:table-cell>
          <table:table-cell table:formula="of:=[.B945]-[.B944]" office:value-type="float" office:value="0.00000199999999495049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72711">
            <text:p>184.072711</text:p>
          </table:table-cell>
          <table:table-cell table:formula="of:=[.A946]-[.A$20]" office:value-type="float" office:value="0.189976999999999">
            <text:p>0.189977</text:p>
          </table:table-cell>
          <table:table-cell table:formula="of:=[.B946]-[.B94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72714">
            <text:p>184.072714</text:p>
          </table:table-cell>
          <table:table-cell table:formula="of:=[.A947]-[.A$20]" office:value-type="float" office:value="0.189979999999991">
            <text:p>0.189980</text:p>
          </table:table-cell>
          <table:table-cell table:formula="of:=[.B947]-[.B946]" office:value-type="float" office:value="0.00000299999999242573">
            <text:p>0.000003</text:p>
          </table:table-cell>
          <table:table-cell/>
          <table:table-cell office:value-type="string">
            <text:p>0.309540 / 1.978199 &lt;= 2.000000 / 5.000000</text:p>
          </table:table-cell>
          <table:table-cell/>
        </table:table-row>
        <table:table-row table:style-name="ro1">
          <table:table-cell office:value-type="float" office:value="184.072716">
            <text:p>184.072716</text:p>
          </table:table-cell>
          <table:table-cell table:formula="of:=[.A948]-[.A$20]" office:value-type="float" office:value="0.189982000000015">
            <text:p>0.189982</text:p>
          </table:table-cell>
          <table:table-cell table:formula="of:=[.B948]-[.B947]" office:value-type="float" office:value="0.0000020000000233721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4.072725">
            <text:p>184.072725</text:p>
          </table:table-cell>
          <table:table-cell table:formula="of:=[.A949]-[.A$20]" office:value-type="float" office:value="0.189990999999992">
            <text:p>0.189991</text:p>
          </table:table-cell>
          <table:table-cell table:formula="of:=[.B949]-[.B948]" office:value-type="float" office:value="0.00000899999997727718">
            <text:p>0.000009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4.073034">
            <text:p>184.073034</text:p>
          </table:table-cell>
          <table:table-cell table:formula="of:=[.A950]-[.A$20]" office:value-type="float" office:value="0.190300000000008">
            <text:p>0.190300</text:p>
          </table:table-cell>
          <table:table-cell table:formula="of:=[.B950]-[.B949]" office:value-type="float" office:value="0.000309000000015658">
            <text:p>0.00030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4.073036">
            <text:p>184.073036</text:p>
          </table:table-cell>
          <table:table-cell table:formula="of:=[.A951]-[.A$20]" office:value-type="float" office:value="0.190302000000003">
            <text:p>0.190302</text:p>
          </table:table-cell>
          <table:table-cell table:formula="of:=[.B951]-[.B950]" office:value-type="float" office:value="0.00000199999999495049">
            <text:p>0.000002</text:p>
          </table:table-cell>
          <table:table-cell/>
          <table:table-cell office:value-type="string">
            <text:p>uses up its c_s; 184073.033022-184072.721195=0.311827</text:p>
          </table:table-cell>
          <table:table-cell/>
        </table:table-row>
        <table:table-row table:style-name="ro1">
          <table:table-cell office:value-type="float" office:value="184.073041">
            <text:p>184.073041</text:p>
          </table:table-cell>
          <table:table-cell table:formula="of:=[.A952]-[.A$20]" office:value-type="float" office:value="0.19030699999999">
            <text:p>0.190307</text:p>
          </table:table-cell>
          <table:table-cell table:formula="of:=[.B952]-[.B951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73045">
            <text:p>184.073045</text:p>
          </table:table-cell>
          <table:table-cell table:formula="of:=[.A953]-[.A$20]" office:value-type="float" office:value="0.190311000000008">
            <text:p>0.190311</text:p>
          </table:table-cell>
          <table:table-cell table:formula="of:=[.B953]-[.B952]" office:value-type="float" office:value="0.00000400000001832268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73047">
            <text:p>184.073047</text:p>
          </table:table-cell>
          <table:table-cell table:formula="of:=[.A954]-[.A$20]" office:value-type="float" office:value="0.190313000000003">
            <text:p>0.190313</text:p>
          </table:table-cell>
          <table:table-cell table:formula="of:=[.B954]-[.B953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7305">
            <text:p>184.073050</text:p>
          </table:table-cell>
          <table:table-cell table:formula="of:=[.A955]-[.A$20]" office:value-type="float" office:value="0.190315999999996">
            <text:p>0.190316</text:p>
          </table:table-cell>
          <table:table-cell table:formula="of:=[.B955]-[.B954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84.074676">
            <text:p>184.074676</text:p>
          </table:table-cell>
          <table:table-cell table:formula="of:=[.A956]-[.A$20]" office:value-type="float" office:value="0.191942000000012">
            <text:p>0.191942</text:p>
          </table:table-cell>
          <table:table-cell table:formula="of:=[.B956]-[.B955]" office:value-type="float" office:value="0.00162600000001589">
            <text:p>0.00162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74678">
            <text:p>184.074678</text:p>
          </table:table-cell>
          <table:table-cell table:formula="of:=[.A957]-[.A$20]" office:value-type="float" office:value="0.191944000000007">
            <text:p>0.191944</text:p>
          </table:table-cell>
          <table:table-cell table:formula="of:=[.B957]-[.B95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7468">
            <text:p>184.074680</text:p>
          </table:table-cell>
          <table:table-cell table:formula="of:=[.A958]-[.A$20]" office:value-type="float" office:value="0.191946000000002">
            <text:p>0.191946</text:p>
          </table:table-cell>
          <table:table-cell table:formula="of:=[.B958]-[.B957]" office:value-type="float" office:value="0.00000199999999495049">
            <text:p>0.000002</text:p>
          </table:table-cell>
          <table:table-cell office:value-type="string">
            <text:p>d_s is renewed (r + D) to 184076.677706; c_s is fully topped up</text:p>
          </table:table-cell>
          <table:table-cell table:number-columns-repeated="2"/>
        </table:table-row>
        <table:table-row table:style-name="ro1">
          <table:table-cell office:value-type="float" office:value="184.074682">
            <text:p>184.074682</text:p>
          </table:table-cell>
          <table:table-cell table:formula="of:=[.A959]-[.A$20]" office:value-type="float" office:value="0.191947999999996">
            <text:p>0.191948</text:p>
          </table:table-cell>
          <table:table-cell table:formula="of:=[.B959]-[.B958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4.074686">
            <text:p>184.074686</text:p>
          </table:table-cell>
          <table:table-cell table:formula="of:=[.A960]-[.A$20]" office:value-type="float" office:value="0.191952000000015">
            <text:p>0.191952</text:p>
          </table:table-cell>
          <table:table-cell table:formula="of:=[.B960]-[.B959]" office:value-type="float" office:value="0.00000400000001832268">
            <text:p>0.00000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4.074688">
            <text:p>184.074688</text:p>
          </table:table-cell>
          <table:table-cell table:formula="of:=[.A961]-[.A$20]" office:value-type="float" office:value="0.19195400000001">
            <text:p>0.191954</text:p>
          </table:table-cell>
          <table:table-cell table:formula="of:=[.B961]-[.B96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7469">
            <text:p>184.074690</text:p>
          </table:table-cell>
          <table:table-cell table:formula="of:=[.A962]-[.A$20]" office:value-type="float" office:value="0.191956000000005">
            <text:p>0.191956</text:p>
          </table:table-cell>
          <table:table-cell table:formula="of:=[.B962]-[.B961]" office:value-type="float" office:value="0.00000199999999495049">
            <text:p>0.000002</text:p>
          </table:table-cell>
          <table:table-cell/>
          <table:table-cell office:value-type="string">
            <text:p>postpones its deadline to 184079.679061; c_s is topped up to 1.997713</text:p>
          </table:table-cell>
          <table:table-cell/>
        </table:table-row>
        <table:table-row table:style-name="ro1">
          <table:table-cell office:value-type="float" office:value="184.074693">
            <text:p>184.074693</text:p>
          </table:table-cell>
          <table:table-cell table:formula="of:=[.A963]-[.A$20]" office:value-type="float" office:value="0.191958999999997">
            <text:p>0.191959</text:p>
          </table:table-cell>
          <table:table-cell table:formula="of:=[.B963]-[.B962]" office:value-type="float" office:value="0.00000299999999242573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4.074696">
            <text:p>184.074696</text:p>
          </table:table-cell>
          <table:table-cell table:formula="of:=[.A964]-[.A$20]" office:value-type="float" office:value="0.19196199999999">
            <text:p>0.191962</text:p>
          </table:table-cell>
          <table:table-cell table:formula="of:=[.B964]-[.B963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747">
            <text:p>184.074700</text:p>
          </table:table-cell>
          <table:table-cell table:formula="of:=[.A965]-[.A$20]" office:value-type="float" office:value="0.191966000000008">
            <text:p>0.191966</text:p>
          </table:table-cell>
          <table:table-cell table:formula="of:=[.B965]-[.B964]" office:value-type="float" office:value="0.00000400000001832268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4.075652">
            <text:p>184.075652</text:p>
          </table:table-cell>
          <table:table-cell table:formula="of:=[.A966]-[.A$20]" office:value-type="float" office:value="0.192917999999992">
            <text:p>0.192918</text:p>
          </table:table-cell>
          <table:table-cell table:formula="of:=[.B966]-[.B965]" office:value-type="float" office:value="0.000951999999983855">
            <text:p>0.00095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75654">
            <text:p>184.075654</text:p>
          </table:table-cell>
          <table:table-cell table:formula="of:=[.A967]-[.A$20]" office:value-type="float" office:value="0.192919999999987">
            <text:p>0.192920</text:p>
          </table:table-cell>
          <table:table-cell table:formula="of:=[.B967]-[.B96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75657">
            <text:p>184.075657</text:p>
          </table:table-cell>
          <table:table-cell table:formula="of:=[.A968]-[.A$20]" office:value-type="float" office:value="0.192923000000008">
            <text:p>0.192923</text:p>
          </table:table-cell>
          <table:table-cell table:formula="of:=[.B968]-[.B967]" office:value-type="float" office:value="0.00000300000002084744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4.07728">
            <text:p>184.077280</text:p>
          </table:table-cell>
          <table:table-cell table:formula="of:=[.A969]-[.A$20]" office:value-type="float" office:value="0.194546000000003">
            <text:p>0.194546</text:p>
          </table:table-cell>
          <table:table-cell table:formula="of:=[.B969]-[.B968]" office:value-type="float" office:value="0.00162299999999505">
            <text:p>0.00162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77282">
            <text:p>184.077282</text:p>
          </table:table-cell>
          <table:table-cell table:formula="of:=[.A970]-[.A$20]" office:value-type="float" office:value="0.194547999999998">
            <text:p>0.194548</text:p>
          </table:table-cell>
          <table:table-cell table:formula="of:=[.B970]-[.B969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77285">
            <text:p>184.077285</text:p>
          </table:table-cell>
          <table:table-cell table:formula="of:=[.A971]-[.A$20]" office:value-type="float" office:value="0.19455099999999">
            <text:p>0.194551</text:p>
          </table:table-cell>
          <table:table-cell table:formula="of:=[.B971]-[.B970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77676">
            <text:p>184.077676</text:p>
          </table:table-cell>
          <table:table-cell table:formula="of:=[.A972]-[.A$20]" office:value-type="float" office:value="0.194941999999998">
            <text:p>0.194942</text:p>
          </table:table-cell>
          <table:table-cell table:formula="of:=[.B972]-[.B971]" office:value-type="float" office:value="0.00039100000000758">
            <text:p>0.00039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77678">
            <text:p>184.077678</text:p>
          </table:table-cell>
          <table:table-cell table:formula="of:=[.A973]-[.A$20]" office:value-type="float" office:value="0.194943999999992">
            <text:p>0.194944</text:p>
          </table:table-cell>
          <table:table-cell table:formula="of:=[.B973]-[.B97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77681">
            <text:p>184.077681</text:p>
          </table:table-cell>
          <table:table-cell table:formula="of:=[.A974]-[.A$20]" office:value-type="float" office:value="0.194947000000013">
            <text:p>0.194947</text:p>
          </table:table-cell>
          <table:table-cell table:formula="of:=[.B974]-[.B973]" office:value-type="float" office:value="0.00000300000002084744">
            <text:p>0.000003</text:p>
          </table:table-cell>
          <table:table-cell/>
          <table:table-cell office:value-type="string">
            <text:p>0.372904 / 2.000833 &lt;= 2.000000 / 5.000000</text:p>
          </table:table-cell>
          <table:table-cell/>
        </table:table-row>
        <table:table-row table:style-name="ro1">
          <table:table-cell office:value-type="float" office:value="184.077683">
            <text:p>184.077683</text:p>
          </table:table-cell>
          <table:table-cell table:formula="of:=[.A975]-[.A$20]" office:value-type="float" office:value="0.194949000000008">
            <text:p>0.194949</text:p>
          </table:table-cell>
          <table:table-cell table:formula="of:=[.B975]-[.B974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4.077685">
            <text:p>184.077685</text:p>
          </table:table-cell>
          <table:table-cell table:formula="of:=[.A976]-[.A$20]" office:value-type="float" office:value="0.194951000000003">
            <text:p>0.194951</text:p>
          </table:table-cell>
          <table:table-cell table:formula="of:=[.B976]-[.B975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4.07769">
            <text:p>184.077690</text:p>
          </table:table-cell>
          <table:table-cell table:formula="of:=[.A977]-[.A$20]" office:value-type="float" office:value="0.194955999999991">
            <text:p>0.194956</text:p>
          </table:table-cell>
          <table:table-cell table:formula="of:=[.B977]-[.B976]" office:value-type="float" office:value="0.00000499999998737621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77694">
            <text:p>184.077694</text:p>
          </table:table-cell>
          <table:table-cell table:formula="of:=[.A978]-[.A$20]" office:value-type="float" office:value="0.194960000000009">
            <text:p>0.194960</text:p>
          </table:table-cell>
          <table:table-cell table:formula="of:=[.B978]-[.B977]" office:value-type="float" office:value="0.00000400000001832268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4.078067">
            <text:p>184.078067</text:p>
          </table:table-cell>
          <table:table-cell table:formula="of:=[.A979]-[.A$20]" office:value-type="float" office:value="0.195333000000005">
            <text:p>0.195333</text:p>
          </table:table-cell>
          <table:table-cell table:formula="of:=[.B979]-[.B978]" office:value-type="float" office:value="0.000372999999996182">
            <text:p>0.00037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4.078069">
            <text:p>184.078069</text:p>
          </table:table-cell>
          <table:table-cell table:formula="of:=[.A980]-[.A$20]" office:value-type="float" office:value="0.195335">
            <text:p>0.195335</text:p>
          </table:table-cell>
          <table:table-cell table:formula="of:=[.B980]-[.B979]" office:value-type="float" office:value="0.00000199999999495049">
            <text:p>0.000002</text:p>
          </table:table-cell>
          <table:table-cell/>
          <table:table-cell office:value-type="string">
            <text:p>uses up its c_s; 184078.066287-184077.691331=0.374956</text:p>
          </table:table-cell>
          <table:table-cell/>
        </table:table-row>
        <table:table-row table:style-name="ro1">
          <table:table-cell office:value-type="float" office:value="184.078075">
            <text:p>184.078075</text:p>
          </table:table-cell>
          <table:table-cell table:formula="of:=[.A981]-[.A$20]" office:value-type="float" office:value="0.195341000000013">
            <text:p>0.195341</text:p>
          </table:table-cell>
          <table:table-cell table:formula="of:=[.B981]-[.B980]" office:value-type="float" office:value="0.00000600000001327317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78078">
            <text:p>184.078078</text:p>
          </table:table-cell>
          <table:table-cell table:formula="of:=[.A982]-[.A$20]" office:value-type="float" office:value="0.195344000000006">
            <text:p>0.195344</text:p>
          </table:table-cell>
          <table:table-cell table:formula="of:=[.B982]-[.B981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78675">
            <text:p>184.078675</text:p>
          </table:table-cell>
          <table:table-cell table:formula="of:=[.A983]-[.A$20]" office:value-type="float" office:value="0.195941000000005">
            <text:p>0.195941</text:p>
          </table:table-cell>
          <table:table-cell table:formula="of:=[.B983]-[.B982]" office:value-type="float" office:value="0.000596999999999071">
            <text:p>0.00059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78676">
            <text:p>184.078676</text:p>
          </table:table-cell>
          <table:table-cell table:formula="of:=[.A984]-[.A$20]" office:value-type="float" office:value="0.195942000000002">
            <text:p>0.195942</text:p>
          </table:table-cell>
          <table:table-cell table:formula="of:=[.B984]-[.B983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78678">
            <text:p>184.078678</text:p>
          </table:table-cell>
          <table:table-cell table:formula="of:=[.A985]-[.A$20]" office:value-type="float" office:value="0.195943999999997">
            <text:p>0.195944</text:p>
          </table:table-cell>
          <table:table-cell table:formula="of:=[.B985]-[.B984]" office:value-type="float" office:value="0.00000199999999495049">
            <text:p>0.000002</text:p>
          </table:table-cell>
          <table:table-cell office:value-type="string">
            <text:p>d_s is renewed (r + D) to 184080.676450; c_s is fully topped up</text:p>
          </table:table-cell>
          <table:table-cell table:number-columns-repeated="2"/>
        </table:table-row>
        <table:table-row table:style-name="ro1">
          <table:table-cell office:value-type="float" office:value="184.078992">
            <text:p>184.078992</text:p>
          </table:table-cell>
          <table:table-cell table:formula="of:=[.A986]-[.A$20]" office:value-type="float" office:value="0.196258">
            <text:p>0.196258</text:p>
          </table:table-cell>
          <table:table-cell table:formula="of:=[.B986]-[.B985]" office:value-type="float" office:value="0.000314000000003034">
            <text:p>0.00031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4.078994">
            <text:p>184.078994</text:p>
          </table:table-cell>
          <table:table-cell table:formula="of:=[.A987]-[.A$20]" office:value-type="float" office:value="0.196259999999995">
            <text:p>0.196260</text:p>
          </table:table-cell>
          <table:table-cell table:formula="of:=[.B987]-[.B986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78997">
            <text:p>184.078997</text:p>
          </table:table-cell>
          <table:table-cell table:formula="of:=[.A988]-[.A$20]" office:value-type="float" office:value="0.196262999999988">
            <text:p>0.196263</text:p>
          </table:table-cell>
          <table:table-cell table:formula="of:=[.B988]-[.B987]" office:value-type="float" office:value="0.00000299999999242573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4.079684">
            <text:p>184.079684</text:p>
          </table:table-cell>
          <table:table-cell table:formula="of:=[.A989]-[.A$20]" office:value-type="float" office:value="0.196949999999987">
            <text:p>0.196950</text:p>
          </table:table-cell>
          <table:table-cell table:formula="of:=[.B989]-[.B988]" office:value-type="float" office:value="0.000686999999999216">
            <text:p>0.00068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4.079685">
            <text:p>184.079685</text:p>
          </table:table-cell>
          <table:table-cell table:formula="of:=[.A990]-[.A$20]" office:value-type="float" office:value="0.196951000000013">
            <text:p>0.196951</text:p>
          </table:table-cell>
          <table:table-cell table:formula="of:=[.B990]-[.B989]" office:value-type="float" office:value="0.0000010000000258969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79688">
            <text:p>184.079688</text:p>
          </table:table-cell>
          <table:table-cell table:formula="of:=[.A991]-[.A$20]" office:value-type="float" office:value="0.196954000000005">
            <text:p>0.196954</text:p>
          </table:table-cell>
          <table:table-cell table:formula="of:=[.B991]-[.B990]" office:value-type="float" office:value="0.00000299999999242573">
            <text:p>0.000003</text:p>
          </table:table-cell>
          <table:table-cell/>
          <table:table-cell office:value-type="string">
            <text:p>postpones its deadline to 184084.679061; c_s is topped up to 1.997948</text:p>
          </table:table-cell>
          <table:table-cell/>
        </table:table-row>
        <table:table-row table:style-name="ro1">
          <table:table-cell office:value-type="float" office:value="184.079914">
            <text:p>184.079914</text:p>
          </table:table-cell>
          <table:table-cell table:formula="of:=[.A992]-[.A$20]" office:value-type="float" office:value="0.197180000000003">
            <text:p>0.197180</text:p>
          </table:table-cell>
          <table:table-cell table:formula="of:=[.B992]-[.B991]" office:value-type="float" office:value="0.000225999999997839">
            <text:p>0.00022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79916">
            <text:p>184.079916</text:p>
          </table:table-cell>
          <table:table-cell table:formula="of:=[.A993]-[.A$20]" office:value-type="float" office:value="0.197181999999998">
            <text:p>0.197182</text:p>
          </table:table-cell>
          <table:table-cell table:formula="of:=[.B993]-[.B992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79919">
            <text:p>184.079919</text:p>
          </table:table-cell>
          <table:table-cell table:formula="of:=[.A994]-[.A$20]" office:value-type="float" office:value="0.19718499999999">
            <text:p>0.197185</text:p>
          </table:table-cell>
          <table:table-cell table:formula="of:=[.B994]-[.B993]" office:value-type="float" office:value="0.00000299999999242573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4.081501">
            <text:p>184.081501</text:p>
          </table:table-cell>
          <table:table-cell table:formula="of:=[.A995]-[.A$20]" office:value-type="float" office:value="0.198767000000004">
            <text:p>0.198767</text:p>
          </table:table-cell>
          <table:table-cell table:formula="of:=[.B995]-[.B994]" office:value-type="float" office:value="0.0015820000000133">
            <text:p>0.00158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81503">
            <text:p>184.081503</text:p>
          </table:table-cell>
          <table:table-cell table:formula="of:=[.A996]-[.A$20]" office:value-type="float" office:value="0.198768999999999">
            <text:p>0.198769</text:p>
          </table:table-cell>
          <table:table-cell table:formula="of:=[.B996]-[.B99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8273">
            <text:p>184.082730</text:p>
          </table:table-cell>
          <table:table-cell table:formula="of:=[.A997]-[.A$20]" office:value-type="float" office:value="0.199995999999999">
            <text:p>0.199996</text:p>
          </table:table-cell>
          <table:table-cell table:formula="of:=[.B997]-[.B996]" office:value-type="float" office:value="0.00122700000000009">
            <text:p>0.001227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4.082732">
            <text:p>184.082732</text:p>
          </table:table-cell>
          <table:table-cell table:formula="of:=[.A998]-[.A$20]" office:value-type="float" office:value="0.199997999999994">
            <text:p>0.199998</text:p>
          </table:table-cell>
          <table:table-cell table:formula="of:=[.B998]-[.B99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4.082734">
            <text:p>184.082734</text:p>
          </table:table-cell>
          <table:table-cell table:formula="of:=[.A999]-[.A$20]" office:value-type="float" office:value="0.199999999999989">
            <text:p>0.200000</text:p>
          </table:table-cell>
          <table:table-cell table:formula="of:=[.B999]-[.B998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84089.731719; c_s is fully topped up</text:p>
          </table:table-cell>
        </table:table-row>
        <table:table-row table:style-name="ro1">
          <table:table-cell office:value-type="float" office:value="184.082736">
            <text:p>184.082736</text:p>
          </table:table-cell>
          <table:table-cell table:formula="of:=[.A1000]-[.A$20]" office:value-type="float" office:value="0.200002000000012">
            <text:p>0.200002</text:p>
          </table:table-cell>
          <table:table-cell table:formula="of:=[.B1000]-[.B999]" office:value-type="float" office:value="0.0000020000000233721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82738">
            <text:p>184.082738</text:p>
          </table:table-cell>
          <table:table-cell table:formula="of:=[.A1001]-[.A$20]" office:value-type="float" office:value="0.200004000000007">
            <text:p>0.200004</text:p>
          </table:table-cell>
          <table:table-cell table:formula="of:=[.B1001]-[.B100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8274">
            <text:p>184.082740</text:p>
          </table:table-cell>
          <table:table-cell table:formula="of:=[.A1002]-[.A$20]" office:value-type="float" office:value="0.200006000000002">
            <text:p>0.200006</text:p>
          </table:table-cell>
          <table:table-cell table:formula="of:=[.B1002]-[.B1001]" office:value-type="float" office:value="0.00000199999999495049">
            <text:p>0.000002</text:p>
          </table:table-cell>
          <table:table-cell office:value-type="string">
            <text:p>d_s is renewed (r + D) to 184084.738145; c_s is fully topped up</text:p>
          </table:table-cell>
          <table:table-cell table:number-columns-repeated="2"/>
        </table:table-row>
        <table:table-row table:style-name="ro1">
          <table:table-cell office:value-type="float" office:value="184.082742">
            <text:p>184.082742</text:p>
          </table:table-cell>
          <table:table-cell table:formula="of:=[.A1003]-[.A$20]" office:value-type="float" office:value="0.200007999999997">
            <text:p>0.200008</text:p>
          </table:table-cell>
          <table:table-cell table:formula="of:=[.B1003]-[.B1002]" office:value-type="float" office:value="0.00000199999999495049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82744">
            <text:p>184.082744</text:p>
          </table:table-cell>
          <table:table-cell table:formula="of:=[.A1004]-[.A$20]" office:value-type="float" office:value="0.200009999999992">
            <text:p>0.200010</text:p>
          </table:table-cell>
          <table:table-cell table:formula="of:=[.B1004]-[.B100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82747">
            <text:p>184.082747</text:p>
          </table:table-cell>
          <table:table-cell table:formula="of:=[.A1005]-[.A$20]" office:value-type="float" office:value="0.200013000000013">
            <text:p>0.200013</text:p>
          </table:table-cell>
          <table:table-cell table:formula="of:=[.B1005]-[.B1004]" office:value-type="float" office:value="0.00000300000002084744">
            <text:p>0.000003</text:p>
          </table:table-cell>
          <table:table-cell/>
          <table:table-cell office:value-type="string">
            <text:p>0.414830 / 1.934833 &lt;= 2.000000 / 5.000000</text:p>
          </table:table-cell>
          <table:table-cell/>
        </table:table-row>
        <table:table-row table:style-name="ro1">
          <table:table-cell office:value-type="float" office:value="184.082749">
            <text:p>184.082749</text:p>
          </table:table-cell>
          <table:table-cell table:formula="of:=[.A1006]-[.A$20]" office:value-type="float" office:value="0.200015000000008">
            <text:p>0.200015</text:p>
          </table:table-cell>
          <table:table-cell table:formula="of:=[.B1006]-[.B1005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4.082762">
            <text:p>184.082762</text:p>
          </table:table-cell>
          <table:table-cell table:formula="of:=[.A1007]-[.A$20]" office:value-type="float" office:value="0.200028000000003">
            <text:p>0.200028</text:p>
          </table:table-cell>
          <table:table-cell table:formula="of:=[.B1007]-[.B1006]" office:value-type="float" office:value="0.0000129999999955999">
            <text:p>0.000013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4.083175">
            <text:p>184.083175</text:p>
          </table:table-cell>
          <table:table-cell table:formula="of:=[.A1008]-[.A$20]" office:value-type="float" office:value="0.200441000000012">
            <text:p>0.200441</text:p>
          </table:table-cell>
          <table:table-cell table:formula="of:=[.B1008]-[.B1007]" office:value-type="float" office:value="0.000413000000008879">
            <text:p>0.00041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4.083178">
            <text:p>184.083178</text:p>
          </table:table-cell>
          <table:table-cell table:formula="of:=[.A1009]-[.A$20]" office:value-type="float" office:value="0.200444000000004">
            <text:p>0.200444</text:p>
          </table:table-cell>
          <table:table-cell table:formula="of:=[.B1009]-[.B1008]" office:value-type="float" office:value="0.00000299999999242573">
            <text:p>0.000003</text:p>
          </table:table-cell>
          <table:table-cell/>
          <table:table-cell office:value-type="string">
            <text:p>uses up its c_s; 184083.174970-184082.758237=0.416733</text:p>
          </table:table-cell>
          <table:table-cell/>
        </table:table-row>
        <table:table-row table:style-name="ro1">
          <table:table-cell office:value-type="float" office:value="184.083183">
            <text:p>184.083183</text:p>
          </table:table-cell>
          <table:table-cell table:formula="of:=[.A1010]-[.A$20]" office:value-type="float" office:value="0.200448999999992">
            <text:p>0.200449</text:p>
          </table:table-cell>
          <table:table-cell table:formula="of:=[.B1010]-[.B1009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83186">
            <text:p>184.083186</text:p>
          </table:table-cell>
          <table:table-cell table:formula="of:=[.A1011]-[.A$20]" office:value-type="float" office:value="0.200452000000013">
            <text:p>0.200452</text:p>
          </table:table-cell>
          <table:table-cell table:formula="of:=[.B1011]-[.B1010]" office:value-type="float" office:value="0.00000300000002084744">
            <text:p>0.00000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4.084109">
            <text:p>184.084109</text:p>
          </table:table-cell>
          <table:table-cell table:formula="of:=[.A1012]-[.A$20]" office:value-type="float" office:value="0.201375000000013">
            <text:p>0.201375</text:p>
          </table:table-cell>
          <table:table-cell table:formula="of:=[.B1012]-[.B1011]" office:value-type="float" office:value="0.000923000000000229">
            <text:p>0.00092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84111">
            <text:p>184.084111</text:p>
          </table:table-cell>
          <table:table-cell table:formula="of:=[.A1013]-[.A$20]" office:value-type="float" office:value="0.201377000000008">
            <text:p>0.201377</text:p>
          </table:table-cell>
          <table:table-cell table:formula="of:=[.B1013]-[.B1012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84115">
            <text:p>184.084115</text:p>
          </table:table-cell>
          <table:table-cell table:formula="of:=[.A1014]-[.A$20]" office:value-type="float" office:value="0.201380999999998">
            <text:p>0.201381</text:p>
          </table:table-cell>
          <table:table-cell table:formula="of:=[.B1014]-[.B1013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4.084687">
            <text:p>184.084687</text:p>
          </table:table-cell>
          <table:table-cell table:formula="of:=[.A1015]-[.A$20]" office:value-type="float" office:value="0.201953000000003">
            <text:p>0.201953</text:p>
          </table:table-cell>
          <table:table-cell table:formula="of:=[.B1015]-[.B1014]" office:value-type="float" office:value="0.000572000000005346">
            <text:p>0.00057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4.084688">
            <text:p>184.084688</text:p>
          </table:table-cell>
          <table:table-cell table:formula="of:=[.A1016]-[.A$20]" office:value-type="float" office:value="0.201954000000001">
            <text:p>0.201954</text:p>
          </table:table-cell>
          <table:table-cell table:formula="of:=[.B1016]-[.B1015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84691">
            <text:p>184.084691</text:p>
          </table:table-cell>
          <table:table-cell table:formula="of:=[.A1017]-[.A$20]" office:value-type="float" office:value="0.201956999999993">
            <text:p>0.201957</text:p>
          </table:table-cell>
          <table:table-cell table:formula="of:=[.B1017]-[.B1016]" office:value-type="float" office:value="0.00000299999999242573">
            <text:p>0.000003</text:p>
          </table:table-cell>
          <table:table-cell/>
          <table:table-cell office:value-type="string">
            <text:p>postpones its deadline to 184089.679061; c_s is topped up to 1.998097</text:p>
          </table:table-cell>
          <table:table-cell/>
        </table:table-row>
        <table:table-row table:style-name="ro1">
          <table:table-cell office:value-type="float" office:value="184.084694">
            <text:p>184.084694</text:p>
          </table:table-cell>
          <table:table-cell table:formula="of:=[.A1018]-[.A$20]" office:value-type="float" office:value="0.201960000000014">
            <text:p>0.201960</text:p>
          </table:table-cell>
          <table:table-cell table:formula="of:=[.B1018]-[.B1017]" office:value-type="float" office:value="0.00000300000002084744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4.084697">
            <text:p>184.084697</text:p>
          </table:table-cell>
          <table:table-cell table:formula="of:=[.A1019]-[.A$20]" office:value-type="float" office:value="0.201963000000006">
            <text:p>0.201963</text:p>
          </table:table-cell>
          <table:table-cell table:formula="of:=[.B1019]-[.B1018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847">
            <text:p>184.084700</text:p>
          </table:table-cell>
          <table:table-cell table:formula="of:=[.A1020]-[.A$20]" office:value-type="float" office:value="0.201965999999999">
            <text:p>0.201966</text:p>
          </table:table-cell>
          <table:table-cell table:formula="of:=[.B1020]-[.B1019]" office:value-type="float" office:value="0.00000299999999242573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4.0862">
            <text:p>184.086200</text:p>
          </table:table-cell>
          <table:table-cell table:formula="of:=[.A1021]-[.A$20]" office:value-type="float" office:value="0.203465999999992">
            <text:p>0.203466</text:p>
          </table:table-cell>
          <table:table-cell table:formula="of:=[.B1021]-[.B1020]" office:value-type="float" office:value="0.00149999999999295">
            <text:p>0.00150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86202">
            <text:p>184.086202</text:p>
          </table:table-cell>
          <table:table-cell table:formula="of:=[.A1022]-[.A$20]" office:value-type="float" office:value="0.203467999999987">
            <text:p>0.203468</text:p>
          </table:table-cell>
          <table:table-cell table:formula="of:=[.B1022]-[.B1021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86205">
            <text:p>184.086205</text:p>
          </table:table-cell>
          <table:table-cell table:formula="of:=[.A1023]-[.A$20]" office:value-type="float" office:value="0.203471000000007">
            <text:p>0.203471</text:p>
          </table:table-cell>
          <table:table-cell table:formula="of:=[.B1023]-[.B1022]" office:value-type="float" office:value="0.00000300000002084744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86675">
            <text:p>184.086675</text:p>
          </table:table-cell>
          <table:table-cell table:formula="of:=[.A1024]-[.A$20]" office:value-type="float" office:value="0.203941000000015">
            <text:p>0.203941</text:p>
          </table:table-cell>
          <table:table-cell table:formula="of:=[.B1024]-[.B1023]" office:value-type="float" office:value="0.000470000000007076">
            <text:p>0.00047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86677">
            <text:p>184.086677</text:p>
          </table:table-cell>
          <table:table-cell table:formula="of:=[.A1025]-[.A$20]" office:value-type="float" office:value="0.20394300000001">
            <text:p>0.203943</text:p>
          </table:table-cell>
          <table:table-cell table:formula="of:=[.B1025]-[.B102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86679">
            <text:p>184.086679</text:p>
          </table:table-cell>
          <table:table-cell table:formula="of:=[.A1026]-[.A$20]" office:value-type="float" office:value="0.203945000000004">
            <text:p>0.203945</text:p>
          </table:table-cell>
          <table:table-cell table:formula="of:=[.B1026]-[.B1025]" office:value-type="float" office:value="0.00000199999999495049">
            <text:p>0.000002</text:p>
          </table:table-cell>
          <table:table-cell office:value-type="string">
            <text:p>d_s is renewed (r + D) to 184088.676567; c_s is fully topped up</text:p>
          </table:table-cell>
          <table:table-cell table:number-columns-repeated="2"/>
        </table:table-row>
        <table:table-row table:style-name="ro1">
          <table:table-cell office:value-type="float" office:value="184.086681">
            <text:p>184.086681</text:p>
          </table:table-cell>
          <table:table-cell table:formula="of:=[.A1027]-[.A$20]" office:value-type="float" office:value="0.203946999999999">
            <text:p>0.203947</text:p>
          </table:table-cell>
          <table:table-cell table:formula="of:=[.B1027]-[.B1026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4.086684">
            <text:p>184.086684</text:p>
          </table:table-cell>
          <table:table-cell table:formula="of:=[.A1028]-[.A$20]" office:value-type="float" office:value="0.203949999999992">
            <text:p>0.203950</text:p>
          </table:table-cell>
          <table:table-cell table:formula="of:=[.B1028]-[.B1027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86687">
            <text:p>184.086687</text:p>
          </table:table-cell>
          <table:table-cell table:formula="of:=[.A1029]-[.A$20]" office:value-type="float" office:value="0.203953000000013">
            <text:p>0.203953</text:p>
          </table:table-cell>
          <table:table-cell table:formula="of:=[.B1029]-[.B1028]" office:value-type="float" office:value="0.00000300000002084744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4.087597">
            <text:p>184.087597</text:p>
          </table:table-cell>
          <table:table-cell table:formula="of:=[.A1030]-[.A$20]" office:value-type="float" office:value="0.204862999999989">
            <text:p>0.204863</text:p>
          </table:table-cell>
          <table:table-cell table:formula="of:=[.B1030]-[.B1029]" office:value-type="float" office:value="0.000909999999976208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87599">
            <text:p>184.087599</text:p>
          </table:table-cell>
          <table:table-cell table:formula="of:=[.A1031]-[.A$20]" office:value-type="float" office:value="0.204865000000012">
            <text:p>0.204865</text:p>
          </table:table-cell>
          <table:table-cell table:formula="of:=[.B1031]-[.B1030]" office:value-type="float" office:value="0.0000020000000233721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87602">
            <text:p>184.087602</text:p>
          </table:table-cell>
          <table:table-cell table:formula="of:=[.A1032]-[.A$20]" office:value-type="float" office:value="0.204868000000005">
            <text:p>0.204868</text:p>
          </table:table-cell>
          <table:table-cell table:formula="of:=[.B1032]-[.B1031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4.087673">
            <text:p>184.087673</text:p>
          </table:table-cell>
          <table:table-cell table:formula="of:=[.A1033]-[.A$20]" office:value-type="float" office:value="0.204938999999996">
            <text:p>0.204939</text:p>
          </table:table-cell>
          <table:table-cell table:formula="of:=[.B1033]-[.B1032]" office:value-type="float" office:value="0.0000709999999912725">
            <text:p>0.000071</text:p>
          </table:table-cell>
          <table:table-cell/>
          <table:table-cell table:style-name="ce5"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87675">
            <text:p>184.087675</text:p>
          </table:table-cell>
          <table:table-cell table:formula="of:=[.A1034]-[.A$20]" office:value-type="float" office:value="0.204940999999991">
            <text:p>0.204941</text:p>
          </table:table-cell>
          <table:table-cell table:formula="of:=[.B1034]-[.B1033]" office:value-type="float" office:value="0.00000199999999495049">
            <text:p>0.000002</text:p>
          </table:table-cell>
          <table:table-cell/>
          <table:table-cell table:style-name="ce5" office:value-type="string">
            <text:p>is enqueued</text:p>
          </table:table-cell>
          <table:table-cell/>
        </table:table-row>
        <table:table-row table:style-name="ro1">
          <table:table-cell office:value-type="float" office:value="184.087678">
            <text:p>184.087678</text:p>
          </table:table-cell>
          <table:table-cell table:formula="of:=[.A1035]-[.A$20]" office:value-type="float" office:value="0.204944000000012">
            <text:p>0.204944</text:p>
          </table:table-cell>
          <table:table-cell table:formula="of:=[.B1035]-[.B1034]" office:value-type="float" office:value="0.00000300000002084744">
            <text:p>0.000003</text:p>
          </table:table-cell>
          <table:table-cell/>
          <table:table-cell table:style-name="ce5" office:value-type="string">
            <text:p>0.496972 / 2.004128 &lt;= 2.000000 / 5.000000</text:p>
          </table:table-cell>
          <table:table-cell/>
        </table:table-row>
        <table:table-row table:style-name="ro1">
          <table:table-cell office:value-type="float" office:value="184.08768">
            <text:p>184.087680</text:p>
          </table:table-cell>
          <table:table-cell table:formula="of:=[.A1036]-[.A$20]" office:value-type="float" office:value="0.204946000000007">
            <text:p>0.204946</text:p>
          </table:table-cell>
          <table:table-cell table:formula="of:=[.B1036]-[.B1035]" office:value-type="float" office:value="0.00000199999999495049">
            <text:p>0.000002</text:p>
          </table:table-cell>
          <table:table-cell/>
          <table:table-cell table:style-name="ce5"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4.087682">
            <text:p>184.087682</text:p>
          </table:table-cell>
          <table:table-cell table:formula="of:=[.A1037]-[.A$20]" office:value-type="float" office:value="0.204948000000002">
            <text:p>0.204948</text:p>
          </table:table-cell>
          <table:table-cell table:formula="of:=[.B1037]-[.B1036]" office:value-type="float" office:value="0.00000199999999495049">
            <text:p>0.000002</text:p>
          </table:table-cell>
          <table:table-cell/>
          <table:table-cell table:style-name="ce5"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4.087686">
            <text:p>184.087686</text:p>
          </table:table-cell>
          <table:table-cell table:formula="of:=[.A1038]-[.A$20]" office:value-type="float" office:value="0.204951999999992">
            <text:p>0.204952</text:p>
          </table:table-cell>
          <table:table-cell table:formula="of:=[.B1038]-[.B1037]" office:value-type="float" office:value="0.00000399999998990097">
            <text:p>0.000004</text:p>
          </table:table-cell>
          <table:table-cell/>
          <table:table-cell table:style-name="ce5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8769">
            <text:p>184.087690</text:p>
          </table:table-cell>
          <table:table-cell table:formula="of:=[.A1039]-[.A$20]" office:value-type="float" office:value="0.20495600000001">
            <text:p>0.204956</text:p>
          </table:table-cell>
          <table:table-cell table:formula="of:=[.B1039]-[.B1038]" office:value-type="float" office:value="0.00000400000001832268">
            <text:p>0.000004</text:p>
          </table:table-cell>
          <table:table-cell/>
          <table:table-cell table:style-name="ce5"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4.088194">
            <text:p>184.088194</text:p>
          </table:table-cell>
          <table:table-cell table:formula="of:=[.A1040]-[.A$20]" office:value-type="float" office:value="0.205459999999988">
            <text:p>0.205460</text:p>
          </table:table-cell>
          <table:table-cell table:formula="of:=[.B1040]-[.B1039]" office:value-type="float" office:value="0.000503999999978078">
            <text:p>0.000504</text:p>
          </table:table-cell>
          <table:table-cell/>
          <table:table-cell table:style-name="ce5" office:value-type="string">
            <text:p>rorun</text:p>
          </table:table-cell>
          <table:table-cell/>
        </table:table-row>
        <table:table-row table:style-name="ro1">
          <table:table-cell office:value-type="float" office:value="184.088197">
            <text:p>184.088197</text:p>
          </table:table-cell>
          <table:table-cell table:formula="of:=[.A1041]-[.A$20]" office:value-type="float" office:value="0.205463000000009">
            <text:p>0.205463</text:p>
          </table:table-cell>
          <table:table-cell table:formula="of:=[.B1041]-[.B1040]" office:value-type="float" office:value="0.00000300000002084744">
            <text:p>0.000003</text:p>
          </table:table-cell>
          <table:table-cell/>
          <table:table-cell table:style-name="ce5" office:value-type="string">
            <text:p>uses up its c_s; 184088.193848-184088.006381=0.187467 ← <text:span text:style-name="T1">task_tick_dl occurs between decision to resume BW and pick next task</text:span></text:p>
          </table:table-cell>
          <table:table-cell/>
        </table:table-row>
        <table:table-row table:style-name="ro1">
          <table:table-cell office:value-type="float" office:value="184.088203">
            <text:p>184.088203</text:p>
          </table:table-cell>
          <table:table-cell table:formula="of:=[.A1042]-[.A$20]" office:value-type="float" office:value="0.205468999999994">
            <text:p>0.205469</text:p>
          </table:table-cell>
          <table:table-cell table:formula="of:=[.B1042]-[.B1041]" office:value-type="float" office:value="0.00000599999998485146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88207">
            <text:p>184.088207</text:p>
          </table:table-cell>
          <table:table-cell table:formula="of:=[.A1043]-[.A$20]" office:value-type="float" office:value="0.205473000000012">
            <text:p>0.205473</text:p>
          </table:table-cell>
          <table:table-cell table:formula="of:=[.B1043]-[.B1042]" office:value-type="float" office:value="0.00000400000001832268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89685">
            <text:p>184.089685</text:p>
          </table:table-cell>
          <table:table-cell table:formula="of:=[.A1044]-[.A$20]" office:value-type="float" office:value="0.206951000000004">
            <text:p>0.206951</text:p>
          </table:table-cell>
          <table:table-cell table:formula="of:=[.B1044]-[.B1043]" office:value-type="float" office:value="0.00147799999999165">
            <text:p>0.00147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4.089687">
            <text:p>184.089687</text:p>
          </table:table-cell>
          <table:table-cell table:formula="of:=[.A1045]-[.A$20]" office:value-type="float" office:value="0.206952999999999">
            <text:p>0.206953</text:p>
          </table:table-cell>
          <table:table-cell table:formula="of:=[.B1045]-[.B104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8969">
            <text:p>184.089690</text:p>
          </table:table-cell>
          <table:table-cell table:formula="of:=[.A1046]-[.A$20]" office:value-type="float" office:value="0.206955999999991">
            <text:p>0.206956</text:p>
          </table:table-cell>
          <table:table-cell table:formula="of:=[.B1046]-[.B1045]" office:value-type="float" office:value="0.00000299999999242573">
            <text:p>0.000003</text:p>
          </table:table-cell>
          <table:table-cell/>
          <table:table-cell office:value-type="string">
            <text:p>postpones its deadline to 184094.679061; c_s is topped up to 1.991340</text:p>
          </table:table-cell>
          <table:table-cell/>
        </table:table-row>
        <table:table-row table:style-name="ro1">
          <table:table-cell office:value-type="float" office:value="184.09004">
            <text:p>184.090040</text:p>
          </table:table-cell>
          <table:table-cell table:formula="of:=[.A1047]-[.A$20]" office:value-type="float" office:value="0.207305999999988">
            <text:p>0.207306</text:p>
          </table:table-cell>
          <table:table-cell table:formula="of:=[.B1047]-[.B1046]" office:value-type="float" office:value="0.000349999999997408">
            <text:p>0.00035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4.090043">
            <text:p>184.090043</text:p>
          </table:table-cell>
          <table:table-cell table:formula="of:=[.A1048]-[.A$20]" office:value-type="float" office:value="0.207309000000009">
            <text:p>0.207309</text:p>
          </table:table-cell>
          <table:table-cell table:formula="of:=[.B1048]-[.B1047]" office:value-type="float" office:value="0.00000300000002084744">
            <text:p>0.000003</text:p>
          </table:table-cell>
          <table:table-cell table:number-columns-repeated="2"/>
          <table:table-cell office:value-type="string">
            <text:p>dmiss</text:p>
          </table:table-cell>
        </table:table-row>
        <table:table-row table:style-name="ro1">
          <table:table-cell office:value-type="float" office:value="184.090045">
            <text:p>184.090045</text:p>
          </table:table-cell>
          <table:table-cell table:formula="of:=[.A1049]-[.A$20]" office:value-type="float" office:value="0.207311000000004">
            <text:p>0.207311</text:p>
          </table:table-cell>
          <table:table-cell table:formula="of:=[.B1049]-[.B1048]" office:value-type="float" office:value="0.00000199999999495049">
            <text:p>0.000002</text:p>
          </table:table-cell>
          <table:table-cell table:number-columns-repeated="2"/>
          <table:table-cell office:value-type="string">
            <text:p>uses up its c_s; 184090.039695-184088.205167=1.834528</text:p>
          </table:table-cell>
        </table:table-row>
        <table:table-row table:style-name="ro1">
          <table:table-cell office:value-type="float" office:value="184.090049">
            <text:p>184.090049</text:p>
          </table:table-cell>
          <table:table-cell table:formula="of:=[.A1050]-[.A$20]" office:value-type="float" office:value="0.207314999999994">
            <text:p>0.207315</text:p>
          </table:table-cell>
          <table:table-cell table:formula="of:=[.B1050]-[.B1049]" office:value-type="float" office:value="0.00000399999998990097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4.090051">
            <text:p>184.090051</text:p>
          </table:table-cell>
          <table:table-cell table:formula="of:=[.A1051]-[.A$20]" office:value-type="float" office:value="0.207316999999989">
            <text:p>0.207317</text:p>
          </table:table-cell>
          <table:table-cell table:formula="of:=[.B1051]-[.B1050]" office:value-type="float" office:value="0.00000199999999495049">
            <text:p>0.000002</text:p>
          </table:table-cell>
          <table:table-cell table:number-columns-repeated="2"/>
          <table:table-cell office:value-type="string">
            <text:p>postpones its deadline to 184096.731719; c_s is topped up to 2.692024</text:p>
          </table:table-cell>
        </table:table-row>
        <table:table-row table:style-name="ro1">
          <table:table-cell office:value-type="float" office:value="184.090053">
            <text:p>184.090053</text:p>
          </table:table-cell>
          <table:table-cell table:formula="of:=[.A1052]-[.A$20]" office:value-type="float" office:value="0.207319000000012">
            <text:p>0.207319</text:p>
          </table:table-cell>
          <table:table-cell table:formula="of:=[.B1052]-[.B1051]" office:value-type="float" office:value="0.0000020000000233721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90057">
            <text:p>184.090057</text:p>
          </table:table-cell>
          <table:table-cell table:formula="of:=[.A1053]-[.A$20]" office:value-type="float" office:value="0.207323000000002">
            <text:p>0.207323</text:p>
          </table:table-cell>
          <table:table-cell table:formula="of:=[.B1053]-[.B1052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4.090675">
            <text:p>184.090675</text:p>
          </table:table-cell>
          <table:table-cell table:formula="of:=[.A1054]-[.A$20]" office:value-type="float" office:value="0.207941000000005">
            <text:p>0.207941</text:p>
          </table:table-cell>
          <table:table-cell table:formula="of:=[.B1054]-[.B1053]" office:value-type="float" office:value="0.000618000000002894">
            <text:p>0.00061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90678">
            <text:p>184.090678</text:p>
          </table:table-cell>
          <table:table-cell table:formula="of:=[.A1055]-[.A$20]" office:value-type="float" office:value="0.207943999999998">
            <text:p>0.207944</text:p>
          </table:table-cell>
          <table:table-cell table:formula="of:=[.B1055]-[.B1054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9068">
            <text:p>184.090680</text:p>
          </table:table-cell>
          <table:table-cell table:formula="of:=[.A1056]-[.A$20]" office:value-type="float" office:value="0.207945999999993">
            <text:p>0.207946</text:p>
          </table:table-cell>
          <table:table-cell table:formula="of:=[.B1056]-[.B1055]" office:value-type="float" office:value="0.00000199999999495049">
            <text:p>0.000002</text:p>
          </table:table-cell>
          <table:table-cell office:value-type="string">
            <text:p>d_s is renewed (r + D) to 184092.677864; c_s is fully topped up</text:p>
          </table:table-cell>
          <table:table-cell table:number-columns-repeated="2"/>
        </table:table-row>
        <table:table-row table:style-name="ro1">
          <table:table-cell office:value-type="float" office:value="184.090683">
            <text:p>184.090683</text:p>
          </table:table-cell>
          <table:table-cell table:formula="of:=[.A1057]-[.A$20]" office:value-type="float" office:value="0.207949000000013">
            <text:p>0.207949</text:p>
          </table:table-cell>
          <table:table-cell table:formula="of:=[.B1057]-[.B1056]" office:value-type="float" office:value="0.00000300000002084744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4.090687">
            <text:p>184.090687</text:p>
          </table:table-cell>
          <table:table-cell table:formula="of:=[.A1058]-[.A$20]" office:value-type="float" office:value="0.207953000000003">
            <text:p>0.207953</text:p>
          </table:table-cell>
          <table:table-cell table:formula="of:=[.B1058]-[.B1057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90692">
            <text:p>184.090692</text:p>
          </table:table-cell>
          <table:table-cell table:formula="of:=[.A1059]-[.A$20]" office:value-type="float" office:value="0.207957999999991">
            <text:p>0.207958</text:p>
          </table:table-cell>
          <table:table-cell table:formula="of:=[.B1059]-[.B1058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4.091601">
            <text:p>184.091601</text:p>
          </table:table-cell>
          <table:table-cell table:formula="of:=[.A1060]-[.A$20]" office:value-type="float" office:value="0.208866999999998">
            <text:p>0.208867</text:p>
          </table:table-cell>
          <table:table-cell table:formula="of:=[.B1060]-[.B1059]" office:value-type="float" office:value="0.000909000000007154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91603">
            <text:p>184.091603</text:p>
          </table:table-cell>
          <table:table-cell table:formula="of:=[.A1061]-[.A$20]" office:value-type="float" office:value="0.208868999999993">
            <text:p>0.208869</text:p>
          </table:table-cell>
          <table:table-cell table:formula="of:=[.B1061]-[.B1060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91606">
            <text:p>184.091606</text:p>
          </table:table-cell>
          <table:table-cell table:formula="of:=[.A1062]-[.A$20]" office:value-type="float" office:value="0.208872000000014">
            <text:p>0.208872</text:p>
          </table:table-cell>
          <table:table-cell table:formula="of:=[.B1062]-[.B1061]" office:value-type="float" office:value="0.00000300000002084744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4.092442">
            <text:p>184.092442</text:p>
          </table:table-cell>
          <table:table-cell table:formula="of:=[.A1063]-[.A$20]" office:value-type="float" office:value="0.209708000000006">
            <text:p>0.209708</text:p>
          </table:table-cell>
          <table:table-cell table:formula="of:=[.B1063]-[.B1062]" office:value-type="float" office:value="0.000835999999992509">
            <text:p>0.00083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92444">
            <text:p>184.092444</text:p>
          </table:table-cell>
          <table:table-cell table:formula="of:=[.A1064]-[.A$20]" office:value-type="float" office:value="0.209710000000001">
            <text:p>0.209710</text:p>
          </table:table-cell>
          <table:table-cell table:formula="of:=[.B1064]-[.B106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9269">
            <text:p>184.092690</text:p>
          </table:table-cell>
          <table:table-cell table:formula="of:=[.A1065]-[.A$20]" office:value-type="float" office:value="0.209956000000005">
            <text:p>0.209956</text:p>
          </table:table-cell>
          <table:table-cell table:formula="of:=[.B1065]-[.B1064]" office:value-type="float" office:value="0.000246000000004187">
            <text:p>0.00024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4.092692">
            <text:p>184.092692</text:p>
          </table:table-cell>
          <table:table-cell table:formula="of:=[.A1066]-[.A$20]" office:value-type="float" office:value="0.209958">
            <text:p>0.209958</text:p>
          </table:table-cell>
          <table:table-cell table:formula="of:=[.B1066]-[.B1065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4.092696">
            <text:p>184.092696</text:p>
          </table:table-cell>
          <table:table-cell table:formula="of:=[.A1067]-[.A$20]" office:value-type="float" office:value="0.20996199999999">
            <text:p>0.209962</text:p>
          </table:table-cell>
          <table:table-cell table:formula="of:=[.B1067]-[.B1066]" office:value-type="float" office:value="0.00000399999998990097">
            <text:p>0.000004</text:p>
          </table:table-cell>
          <table:table-cell table:number-columns-repeated="2"/>
          <table:table-cell office:value-type="string">
            <text:p>2.692024 / 4.039784 &gt; 3.000000 / 7.000000</text:p>
          </table:table-cell>
        </table:table-row>
        <table:table-row table:style-name="ro1">
          <table:table-cell office:value-type="float" office:value="184.092698">
            <text:p>184.092698</text:p>
          </table:table-cell>
          <table:table-cell table:formula="of:=[.A1068]-[.A$20]" office:value-type="float" office:value="0.209964000000014">
            <text:p>0.209964</text:p>
          </table:table-cell>
          <table:table-cell table:formula="of:=[.B1068]-[.B1067]" office:value-type="float" office:value="0.00000200000002337219">
            <text:p>0.000002</text:p>
          </table:table-cell>
          <table:table-cell table:number-columns-repeated="2"/>
          <table:table-cell office:value-type="string">
            <text:p>d_s is renewed (r + D) to 184099.691935; c_s is fully topped up</text:p>
          </table:table-cell>
        </table:table-row>
        <table:table-row table:style-name="ro1">
          <table:table-cell office:value-type="float" office:value="184.092701">
            <text:p>184.092701</text:p>
          </table:table-cell>
          <table:table-cell table:formula="of:=[.A1069]-[.A$20]" office:value-type="float" office:value="0.209967000000006">
            <text:p>0.209967</text:p>
          </table:table-cell>
          <table:table-cell table:formula="of:=[.B1069]-[.B1068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092703">
            <text:p>184.092703</text:p>
          </table:table-cell>
          <table:table-cell table:formula="of:=[.A1070]-[.A$20]" office:value-type="float" office:value="0.209969000000001">
            <text:p>0.209969</text:p>
          </table:table-cell>
          <table:table-cell table:formula="of:=[.B1070]-[.B106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92705">
            <text:p>184.092705</text:p>
          </table:table-cell>
          <table:table-cell table:formula="of:=[.A1071]-[.A$20]" office:value-type="float" office:value="0.209970999999996">
            <text:p>0.209971</text:p>
          </table:table-cell>
          <table:table-cell table:formula="of:=[.B1071]-[.B1070]" office:value-type="float" office:value="0.00000199999999495049">
            <text:p>0.000002</text:p>
          </table:table-cell>
          <table:table-cell/>
          <table:table-cell office:value-type="string">
            <text:p>0.524171 / 1.987126 &lt;= 2.000000 / 5.000000</text:p>
          </table:table-cell>
          <table:table-cell/>
        </table:table-row>
        <table:table-row table:style-name="ro1">
          <table:table-cell office:value-type="float" office:value="184.092707">
            <text:p>184.092707</text:p>
          </table:table-cell>
          <table:table-cell table:formula="of:=[.A1072]-[.A$20]" office:value-type="float" office:value="0.209972999999991">
            <text:p>0.209973</text:p>
          </table:table-cell>
          <table:table-cell table:formula="of:=[.B1072]-[.B1071]" office:value-type="float" office:value="0.00000199999999495049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4.092716">
            <text:p>184.092716</text:p>
          </table:table-cell>
          <table:table-cell table:formula="of:=[.A1073]-[.A$20]" office:value-type="float" office:value="0.209981999999997">
            <text:p>0.209982</text:p>
          </table:table-cell>
          <table:table-cell table:formula="of:=[.B1073]-[.B1072]" office:value-type="float" office:value="0.00000900000000569889">
            <text:p>0.000009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4.093239">
            <text:p>184.093239</text:p>
          </table:table-cell>
          <table:table-cell table:formula="of:=[.A1074]-[.A$20]" office:value-type="float" office:value="0.210505000000012">
            <text:p>0.210505</text:p>
          </table:table-cell>
          <table:table-cell table:formula="of:=[.B1074]-[.B1073]" office:value-type="float" office:value="0.000523000000015372">
            <text:p>0.00052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4.093242">
            <text:p>184.093242</text:p>
          </table:table-cell>
          <table:table-cell table:formula="of:=[.A1075]-[.A$20]" office:value-type="float" office:value="0.210508000000004">
            <text:p>0.210508</text:p>
          </table:table-cell>
          <table:table-cell table:formula="of:=[.B1075]-[.B1074]" office:value-type="float" office:value="0.00000299999999242573">
            <text:p>0.000003</text:p>
          </table:table-cell>
          <table:table-cell/>
          <table:table-cell office:value-type="string">
            <text:p>uses up its c_s; 184093.238493-184092.712316=0.526177</text:p>
          </table:table-cell>
          <table:table-cell/>
        </table:table-row>
        <table:table-row table:style-name="ro1">
          <table:table-cell office:value-type="float" office:value="184.093246">
            <text:p>184.093246</text:p>
          </table:table-cell>
          <table:table-cell table:formula="of:=[.A1076]-[.A$20]" office:value-type="float" office:value="0.210511999999994">
            <text:p>0.210512</text:p>
          </table:table-cell>
          <table:table-cell table:formula="of:=[.B1076]-[.B1075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9325">
            <text:p>184.093250</text:p>
          </table:table-cell>
          <table:table-cell table:formula="of:=[.A1077]-[.A$20]" office:value-type="float" office:value="0.210516000000013">
            <text:p>0.210516</text:p>
          </table:table-cell>
          <table:table-cell table:formula="of:=[.B1077]-[.B1076]" office:value-type="float" office:value="0.00000400000001832268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93253">
            <text:p>184.093253</text:p>
          </table:table-cell>
          <table:table-cell table:formula="of:=[.A1078]-[.A$20]" office:value-type="float" office:value="0.210519000000005">
            <text:p>0.210519</text:p>
          </table:table-cell>
          <table:table-cell table:formula="of:=[.B1078]-[.B1077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93256">
            <text:p>184.093256</text:p>
          </table:table-cell>
          <table:table-cell table:formula="of:=[.A1079]-[.A$20]" office:value-type="float" office:value="0.210521999999997">
            <text:p>0.210522</text:p>
          </table:table-cell>
          <table:table-cell table:formula="of:=[.B1079]-[.B1078]" office:value-type="float" office:value="0.00000299999999242573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84.094676">
            <text:p>184.094676</text:p>
          </table:table-cell>
          <table:table-cell table:formula="of:=[.A1080]-[.A$20]" office:value-type="float" office:value="0.211941999999993">
            <text:p>0.211942</text:p>
          </table:table-cell>
          <table:table-cell table:formula="of:=[.B1080]-[.B1079]" office:value-type="float" office:value="0.00141999999999598">
            <text:p>0.00142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094677">
            <text:p>184.094677</text:p>
          </table:table-cell>
          <table:table-cell table:formula="of:=[.A1081]-[.A$20]" office:value-type="float" office:value="0.211942999999991">
            <text:p>0.211943</text:p>
          </table:table-cell>
          <table:table-cell table:formula="of:=[.B1081]-[.B1080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09468">
            <text:p>184.094680</text:p>
          </table:table-cell>
          <table:table-cell table:formula="of:=[.A1082]-[.A$20]" office:value-type="float" office:value="0.211946000000012">
            <text:p>0.211946</text:p>
          </table:table-cell>
          <table:table-cell table:formula="of:=[.B1082]-[.B1081]" office:value-type="float" office:value="0.00000300000002084744">
            <text:p>0.000003</text:p>
          </table:table-cell>
          <table:table-cell office:value-type="string">
            <text:p>d_s is renewed (r + D) to 184096.677425; c_s is fully topped up</text:p>
          </table:table-cell>
          <table:table-cell table:number-columns-repeated="2"/>
        </table:table-row>
        <table:table-row table:style-name="ro1">
          <table:table-cell office:value-type="float" office:value="184.094682">
            <text:p>184.094682</text:p>
          </table:table-cell>
          <table:table-cell table:formula="of:=[.A1083]-[.A$20]" office:value-type="float" office:value="0.211948000000007">
            <text:p>0.211948</text:p>
          </table:table-cell>
          <table:table-cell table:formula="of:=[.B1083]-[.B1082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4.094686">
            <text:p>184.094686</text:p>
          </table:table-cell>
          <table:table-cell table:formula="of:=[.A1084]-[.A$20]" office:value-type="float" office:value="0.211951999999997">
            <text:p>0.211952</text:p>
          </table:table-cell>
          <table:table-cell table:formula="of:=[.B1084]-[.B1083]" office:value-type="float" office:value="0.00000399999998990097">
            <text:p>0.00000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4.094688">
            <text:p>184.094688</text:p>
          </table:table-cell>
          <table:table-cell table:formula="of:=[.A1085]-[.A$20]" office:value-type="float" office:value="0.211953999999992">
            <text:p>0.211954</text:p>
          </table:table-cell>
          <table:table-cell table:formula="of:=[.B1085]-[.B108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09469">
            <text:p>184.094690</text:p>
          </table:table-cell>
          <table:table-cell table:formula="of:=[.A1086]-[.A$20]" office:value-type="float" office:value="0.211956000000015">
            <text:p>0.211956</text:p>
          </table:table-cell>
          <table:table-cell table:formula="of:=[.B1086]-[.B1085]" office:value-type="float" office:value="0.00000200000002337219">
            <text:p>0.000002</text:p>
          </table:table-cell>
          <table:table-cell/>
          <table:table-cell office:value-type="string">
            <text:p>postpones its deadline to 184099.679061; c_s is topped up to 1.997994</text:p>
          </table:table-cell>
          <table:table-cell/>
        </table:table-row>
        <table:table-row table:style-name="ro1">
          <table:table-cell office:value-type="float" office:value="184.094693">
            <text:p>184.094693</text:p>
          </table:table-cell>
          <table:table-cell table:formula="of:=[.A1087]-[.A$20]" office:value-type="float" office:value="0.211959000000007">
            <text:p>0.211959</text:p>
          </table:table-cell>
          <table:table-cell table:formula="of:=[.B1087]-[.B1086]" office:value-type="float" office:value="0.00000299999999242573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4.094696">
            <text:p>184.094696</text:p>
          </table:table-cell>
          <table:table-cell table:formula="of:=[.A1088]-[.A$20]" office:value-type="float" office:value="0.211962">
            <text:p>0.211962</text:p>
          </table:table-cell>
          <table:table-cell table:formula="of:=[.B1088]-[.B1087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094701">
            <text:p>184.094701</text:p>
          </table:table-cell>
          <table:table-cell table:formula="of:=[.A1089]-[.A$20]" office:value-type="float" office:value="0.211966999999987">
            <text:p>0.211967</text:p>
          </table:table-cell>
          <table:table-cell table:formula="of:=[.B1089]-[.B1088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4.095695">
            <text:p>184.095695</text:p>
          </table:table-cell>
          <table:table-cell table:formula="of:=[.A1090]-[.A$20]" office:value-type="float" office:value="0.212961000000007">
            <text:p>0.212961</text:p>
          </table:table-cell>
          <table:table-cell table:formula="of:=[.B1090]-[.B1089]" office:value-type="float" office:value="0.000994000000019923">
            <text:p>0.00099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095698">
            <text:p>184.095698</text:p>
          </table:table-cell>
          <table:table-cell table:formula="of:=[.A1091]-[.A$20]" office:value-type="float" office:value="0.212963999999999">
            <text:p>0.212964</text:p>
          </table:table-cell>
          <table:table-cell table:formula="of:=[.B1091]-[.B1090]" office:value-type="float" office:value="0.00000299999999242573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095702">
            <text:p>184.095702</text:p>
          </table:table-cell>
          <table:table-cell table:formula="of:=[.A1092]-[.A$20]" office:value-type="float" office:value="0.212967999999989">
            <text:p>0.212968</text:p>
          </table:table-cell>
          <table:table-cell table:formula="of:=[.B1092]-[.B1091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4.097133">
            <text:p>184.097133</text:p>
          </table:table-cell>
          <table:table-cell table:formula="of:=[.A1093]-[.A$20]" office:value-type="float" office:value="0.214399000000014">
            <text:p>0.214399</text:p>
          </table:table-cell>
          <table:table-cell table:formula="of:=[.B1093]-[.B1092]" office:value-type="float" office:value="0.00143100000002505">
            <text:p>0.00143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097135">
            <text:p>184.097135</text:p>
          </table:table-cell>
          <table:table-cell table:formula="of:=[.A1094]-[.A$20]" office:value-type="float" office:value="0.214401000000009">
            <text:p>0.214401</text:p>
          </table:table-cell>
          <table:table-cell table:formula="of:=[.B1094]-[.B109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09714">
            <text:p>184.097140</text:p>
          </table:table-cell>
          <table:table-cell table:formula="of:=[.A1095]-[.A$20]" office:value-type="float" office:value="0.214405999999997">
            <text:p>0.214406</text:p>
          </table:table-cell>
          <table:table-cell table:formula="of:=[.B1095]-[.B1094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098667">
            <text:p>184.098667</text:p>
          </table:table-cell>
          <table:table-cell table:formula="of:=[.A1096]-[.A$20]" office:value-type="float" office:value="0.215933000000007">
            <text:p>0.215933</text:p>
          </table:table-cell>
          <table:table-cell table:formula="of:=[.B1096]-[.B1095]" office:value-type="float" office:value="0.00152700000001005">
            <text:p>0.00152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4.09867">
            <text:p>184.098670</text:p>
          </table:table-cell>
          <table:table-cell table:formula="of:=[.A1097]-[.A$20]" office:value-type="float" office:value="0.215935999999999">
            <text:p>0.215936</text:p>
          </table:table-cell>
          <table:table-cell table:formula="of:=[.B1097]-[.B1096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123174">
            <text:p>184.123174</text:p>
          </table:table-cell>
          <table:table-cell table:formula="of:=[.A1098]-[.A$20]" office:value-type="float" office:value="0.240440000000007">
            <text:p>0.240440</text:p>
          </table:table-cell>
          <table:table-cell table:formula="of:=[.B1098]-[.B1097]" office:value-type="float" office:value="0.0245040000000074">
            <text:p>0.0245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4.123177">
            <text:p>184.123177</text:p>
          </table:table-cell>
          <table:table-cell table:formula="of:=[.A1099]-[.A$20]" office:value-type="float" office:value="0.240442999999999">
            <text:p>0.240443</text:p>
          </table:table-cell>
          <table:table-cell table:formula="of:=[.B1099]-[.B1098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4.12318">
            <text:p>184.123180</text:p>
          </table:table-cell>
          <table:table-cell table:formula="of:=[.A1100]-[.A$20]" office:value-type="float" office:value="0.240445999999991">
            <text:p>0.240446</text:p>
          </table:table-cell>
          <table:table-cell table:formula="of:=[.B1100]-[.B1099]" office:value-type="float" office:value="0.00000299999999242573">
            <text:p>0.000003</text:p>
          </table:table-cell>
          <table:table-cell office:value-type="string">
            <text:p>d_s is renewed (r + D) to 184125.177159; c_s is fully topped up</text:p>
          </table:table-cell>
          <table:table-cell table:number-columns-repeated="2"/>
        </table:table-row>
        <table:table-row table:style-name="ro1">
          <table:table-cell office:value-type="float" office:value="184.123183">
            <text:p>184.123183</text:p>
          </table:table-cell>
          <table:table-cell table:formula="of:=[.A1101]-[.A$20]" office:value-type="float" office:value="0.240449000000012">
            <text:p>0.240449</text:p>
          </table:table-cell>
          <table:table-cell table:formula="of:=[.B1101]-[.B1100]" office:value-type="float" office:value="0.00000300000002084744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4.123185">
            <text:p>184.123185</text:p>
          </table:table-cell>
          <table:table-cell table:formula="of:=[.A1102]-[.A$20]" office:value-type="float" office:value="0.240451000000007">
            <text:p>0.240451</text:p>
          </table:table-cell>
          <table:table-cell table:formula="of:=[.B1102]-[.B110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4.123187">
            <text:p>184.123187</text:p>
          </table:table-cell>
          <table:table-cell table:formula="of:=[.A1103]-[.A$20]" office:value-type="float" office:value="0.240453000000002">
            <text:p>0.240453</text:p>
          </table:table-cell>
          <table:table-cell table:formula="of:=[.B1103]-[.B1102]" office:value-type="float" office:value="0.00000199999999495049">
            <text:p>0.000002</text:p>
          </table:table-cell>
          <table:table-cell/>
          <table:table-cell office:value-type="string">
            <text:p>d_s is renewed (r + D) to 184128.184713; c_s is fully topped up</text:p>
          </table:table-cell>
          <table:table-cell/>
        </table:table-row>
        <table:table-row table:style-name="ro1">
          <table:table-cell office:value-type="float" office:value="184.123214">
            <text:p>184.123214</text:p>
          </table:table-cell>
          <table:table-cell table:formula="of:=[.A1104]-[.A$20]" office:value-type="float" office:value="0.240479999999991">
            <text:p>0.240480</text:p>
          </table:table-cell>
          <table:table-cell table:formula="of:=[.B1104]-[.B1103]" office:value-type="float" office:value="0.000026999999988675">
            <text:p>0.000027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84.123239">
            <text:p>184.123239</text:p>
          </table:table-cell>
          <table:table-cell table:formula="of:=[.A1105]-[.A$20]" office:value-type="float" office:value="0.240505000000013">
            <text:p>0.240505</text:p>
          </table:table-cell>
          <table:table-cell table:formula="of:=[.B1105]-[.B1104]" office:value-type="float" office:value="0.0000250000000221462">
            <text:p>0.00002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4.123241">
            <text:p>184.123241</text:p>
          </table:table-cell>
          <table:table-cell table:formula="of:=[.A1106]-[.A$20]" office:value-type="float" office:value="0.240507000000008">
            <text:p>0.240507</text:p>
          </table:table-cell>
          <table:table-cell table:formula="of:=[.B1106]-[.B1105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4.123243">
            <text:p>184.123243</text:p>
          </table:table-cell>
          <table:table-cell table:formula="of:=[.A1107]-[.A$20]" office:value-type="float" office:value="0.240509000000003">
            <text:p>0.240509</text:p>
          </table:table-cell>
          <table:table-cell table:formula="of:=[.B1107]-[.B1106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184130.240655; c_s is fully topped up</text:p>
          </table:table-cell>
        </table:table-row>
        <table:table-row table:style-name="ro1">
          <table:table-cell office:value-type="float" office:value="184.123343">
            <text:p>184.123343</text:p>
          </table:table-cell>
          <table:table-cell table:formula="of:=[.A1108]-[.A$20]" office:value-type="float" office:value="0.240609000000006">
            <text:p>0.240609</text:p>
          </table:table-cell>
          <table:table-cell table:formula="of:=[.B1108]-[.B1107]" office:value-type="float" office:value="0.00010000000000332">
            <text:p>0.00010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4.123345">
            <text:p>184.123345</text:p>
          </table:table-cell>
          <table:table-cell table:formula="of:=[.A1109]-[.A$20]" office:value-type="float" office:value="0.240611000000001">
            <text:p>0.240611</text:p>
          </table:table-cell>
          <table:table-cell table:formula="of:=[.B1109]-[.B1108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4.123349">
            <text:p>184.123349</text:p>
          </table:table-cell>
          <table:table-cell table:formula="of:=[.A1110]-[.A$20]" office:value-type="float" office:value="0.240614999999991">
            <text:p>0.240615</text:p>
          </table:table-cell>
          <table:table-cell table:formula="of:=[.B1110]-[.B1109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4.123352">
            <text:p>184.123352</text:p>
          </table:table-cell>
          <table:table-cell table:formula="of:=[.A1111]-[.A$20]" office:value-type="float" office:value="0.240618000000012">
            <text:p>0.240618</text:p>
          </table:table-cell>
          <table:table-cell table:formula="of:=[.B1111]-[.B1110]" office:value-type="float" office:value="0.00000300000002084744">
            <text:p>0.000003</text:p>
          </table:table-cell>
          <table:table-cell office:value-type="string">
            <text:p>task_dead_dl</text:p>
          </table:table-cell>
          <table:table-cell table:number-columns-repeated="2"/>
        </table:table-row>
        <table:table-row table:style-name="ro1">
          <table:table-cell office:value-type="float" office:value="184.123399">
            <text:p>184.123399</text:p>
          </table:table-cell>
          <table:table-cell table:formula="of:=[.A1112]-[.A$20]" office:value-type="float" office:value="0.240665000000007">
            <text:p>0.240665</text:p>
          </table:table-cell>
          <table:table-cell table:formula="of:=[.B1112]-[.B1111]" office:value-type="float" office:value="0.0000469999999950232">
            <text:p>0.00004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4.123401">
            <text:p>184.123401</text:p>
          </table:table-cell>
          <table:table-cell table:formula="of:=[.A1113]-[.A$20]" office:value-type="float" office:value="0.240667000000002">
            <text:p>0.240667</text:p>
          </table:table-cell>
          <table:table-cell table:formula="of:=[.B1113]-[.B1112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4.123405">
            <text:p>184.123405</text:p>
          </table:table-cell>
          <table:table-cell table:formula="of:=[.A1114]-[.A$20]" office:value-type="float" office:value="0.240670999999992">
            <text:p>0.240671</text:p>
          </table:table-cell>
          <table:table-cell table:formula="of:=[.B1114]-[.B1113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4.123407">
            <text:p>184.123407</text:p>
          </table:table-cell>
          <table:table-cell table:formula="of:=[.A1115]-[.A$20]" office:value-type="float" office:value="0.240672999999987">
            <text:p>0.240673</text:p>
          </table:table-cell>
          <table:table-cell table:formula="of:=[.B1115]-[.B1114]" office:value-type="float" office:value="0.00000199999999495049">
            <text:p>0.000002</text:p>
          </table:table-cell>
          <table:table-cell/>
          <table:table-cell office:value-type="string">
            <text:p>task_dead_dl</text:p>
          </table:table-cell>
          <table:table-cell/>
        </table:table-row>
        <table:table-row table:style-name="ro1">
          <table:table-cell office:value-type="float" office:value="184.123442">
            <text:p>184.123442</text:p>
          </table:table-cell>
          <table:table-cell table:formula="of:=[.A1116]-[.A$20]" office:value-type="float" office:value="0.240708000000012">
            <text:p>0.240708</text:p>
          </table:table-cell>
          <table:table-cell table:formula="of:=[.B1116]-[.B1115]" office:value-type="float" office:value="0.0000350000000253203">
            <text:p>0.00003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4.123444">
            <text:p>184.123444</text:p>
          </table:table-cell>
          <table:table-cell table:formula="of:=[.A1117]-[.A$20]" office:value-type="float" office:value="0.240710000000007">
            <text:p>0.240710</text:p>
          </table:table-cell>
          <table:table-cell table:formula="of:=[.B1117]-[.B1116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4.123448">
            <text:p>184.123448</text:p>
          </table:table-cell>
          <table:table-cell table:formula="of:=[.A1118]-[.A$20]" office:value-type="float" office:value="0.240713999999997">
            <text:p>0.240714</text:p>
          </table:table-cell>
          <table:table-cell table:formula="of:=[.B1118]-[.B1117]" office:value-type="float" office:value="0.00000399999998990097">
            <text:p>0.000004</text:p>
          </table:table-cell>
          <table:table-cell table:number-columns-repeated="2"/>
          <table:table-cell office:value-type="string">
            <text:p>task_dead_dl</text:p>
          </table:table-cell>
        </table:table-row>
        <table:table-row table:style-name="ro1" table:number-rows-repeated="1047457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06/14/2011</text:date>, <text:time>14:3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4T14:33:28</dc:date>
    <dc:creator>Tadeus Prastowo</dc:creator>
    <meta:generator>OpenOffice.org/3.2$Linux OpenOffice.org_project/320m19$Build-9505</meta:generator>
    <meta:editing-duration>PT07H51M44S</meta:editing-duration>
    <meta:editing-cycles>15</meta:editing-cycles>
    <meta:document-statistic meta:table-count="1" meta:cell-count="4438" meta:object-count="0"/>
  </office:meta>
</office:document-meta>
</file>